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135.04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01_5f_reset">
      <style:table-properties table:display="true" style:writing-mode="lr-tb"/>
    </style:style>
    <style:style style:name="ta2" style:family="table" style:master-page-name="PageStyle_5f_b02_5f_reset">
      <style:table-properties table:display="true" style:writing-mode="lr-tb"/>
    </style:style>
    <style:style style:name="ta3" style:family="table" style:master-page-name="PageStyle_5f_b04_5f_reset">
      <style:table-properties table:display="true" style:writing-mode="lr-tb"/>
    </style:style>
    <style:style style:name="ta4" style:family="table" style:master-page-name="PageStyle_5f_b06_5f_reset">
      <style:table-properties table:display="true" style:writing-mode="lr-tb"/>
    </style:style>
    <style:style style:name="ta5" style:family="table" style:master-page-name="PageStyle_5f_b08_5f_reset">
      <style:table-properties table:display="true" style:writing-mode="lr-tb"/>
    </style:style>
    <style:style style:name="ta6" style:family="table" style:master-page-name="PageStyle_5f_b9_5f_reset">
      <style:table-properties table:display="true" style:writing-mode="lr-tb"/>
    </style:style>
    <style:style style:name="ta7" style:family="table" style:master-page-name="PageStyle_5f_b10_5f_reset">
      <style:table-properties table:display="true" style:writing-mode="lr-tb"/>
    </style:style>
    <style:style style:name="ta8" style:family="table" style:master-page-name="PageStyle_5f_b14_5f_reset">
      <style:table-properties table:display="true" style:writing-mode="lr-tb"/>
    </style:style>
    <style:style style:name="ta9" style:family="table" style:master-page-name="PageStyle_5f_completogpio">
      <style:table-properties table:display="true" style:writing-mode="lr-tb"/>
    </style:style>
    <style:style style:name="ta10" style:family="table" style:master-page-name="PageStyle_5f_FSM">
      <style:table-properties table:display="true" style:writing-mode="lr-tb"/>
    </style:style>
    <style:style style:name="ta11" style:family="table" style:master-page-name="PageStyle_5f_MEMORY_5f_INTERFACE">
      <style:table-properties table:display="true" style:writing-mode="lr-tb"/>
    </style:style>
    <style:style style:name="ta12" style:family="table" style:master-page-name="PageStyle_5f_spi_5f_axi_5f_master">
      <style:table-properties table:display="true" style:writing-mode="lr-tb"/>
    </style:style>
    <style:style style:name="ta13" style:family="table" style:master-page-name="PageStyle_5f_UART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ce1" style:family="table-cell" style:parent-style-name="Default">
      <style:map style:condition="cell-content()&gt;1" style:apply-style-name="Good" style:base-cell-address="b01_reset.C1"/>
    </style:style>
    <style:style style:name="ce3" style:family="table-cell" style:parent-style-name="Default">
      <style:map style:condition="cell-content()&gt;1" style:apply-style-name="Good" style:base-cell-address="b01_reset.H2"/>
    </style:style>
    <style:style style:name="ce4" style:family="table-cell" style:parent-style-name="Default">
      <style:map style:condition="cell-content()&gt;1" style:apply-style-name="Good" style:base-cell-address="b02_reset.C1"/>
    </style:style>
    <style:style style:name="ce5" style:family="table-cell" style:parent-style-name="Default">
      <style:map style:condition="cell-content()&gt;1" style:apply-style-name="Good" style:base-cell-address="b02_reset.H2"/>
    </style:style>
    <style:style style:name="ce6" style:family="table-cell" style:parent-style-name="Default">
      <style:map style:condition="cell-content()&gt;1" style:apply-style-name="Good" style:base-cell-address="b04_reset.C1"/>
    </style:style>
    <style:style style:name="ce7" style:family="table-cell" style:parent-style-name="Default">
      <style:map style:condition="cell-content()&gt;1" style:apply-style-name="Good" style:base-cell-address="b04_reset.H2"/>
    </style:style>
    <style:style style:name="ce8" style:family="table-cell" style:parent-style-name="Default">
      <style:map style:condition="cell-content()&gt;1" style:apply-style-name="Good" style:base-cell-address="b06_reset.C1"/>
    </style:style>
    <style:style style:name="ce9" style:family="table-cell" style:parent-style-name="Default">
      <style:map style:condition="cell-content()&gt;1" style:apply-style-name="Good" style:base-cell-address="b06_reset.H2"/>
    </style:style>
    <style:style style:name="ce10" style:family="table-cell" style:parent-style-name="Default">
      <style:map style:condition="cell-content()&gt;1" style:apply-style-name="Good" style:base-cell-address="b08_reset.C1"/>
    </style:style>
    <style:style style:name="ce11" style:family="table-cell" style:parent-style-name="Default">
      <style:map style:condition="cell-content()&gt;1" style:apply-style-name="Good" style:base-cell-address="b08_reset.H2"/>
    </style:style>
    <style:style style:name="ce12" style:family="table-cell" style:parent-style-name="Default">
      <style:map style:condition="cell-content()&gt;1" style:apply-style-name="Good" style:base-cell-address="b9_reset.C1"/>
    </style:style>
    <style:style style:name="ce13" style:family="table-cell" style:parent-style-name="Default">
      <style:map style:condition="cell-content()&gt;1" style:apply-style-name="Good" style:base-cell-address="b9_reset.H2"/>
    </style:style>
    <style:style style:name="ce15" style:family="table-cell" style:parent-style-name="Default">
      <style:map style:condition="cell-content()&gt;1" style:apply-style-name="Good" style:base-cell-address="b10_reset.C1"/>
    </style:style>
    <style:style style:name="ce16" style:family="table-cell" style:parent-style-name="Default">
      <style:map style:condition="cell-content()&gt;1" style:apply-style-name="Good" style:base-cell-address="b10_reset.H2"/>
    </style:style>
    <style:style style:name="ce17" style:family="table-cell" style:parent-style-name="Default">
      <style:map style:condition="cell-content()&gt;1" style:apply-style-name="Good" style:base-cell-address="b14_reset.C1"/>
    </style:style>
    <style:style style:name="ce18" style:family="table-cell" style:parent-style-name="Default">
      <style:map style:condition="cell-content()&gt;1" style:apply-style-name="Good" style:base-cell-address="b14_reset.H2"/>
    </style:style>
    <style:style style:name="ce19" style:family="table-cell" style:parent-style-name="Default">
      <style:map style:condition="cell-content()&gt;1" style:apply-style-name="Good" style:base-cell-address="completogpio.C1"/>
    </style:style>
    <style:style style:name="ce20" style:family="table-cell" style:parent-style-name="Default">
      <style:map style:condition="cell-content()&gt;1" style:apply-style-name="Good" style:base-cell-address="completogpio.H2"/>
    </style:style>
    <style:style style:name="ce21" style:family="table-cell" style:parent-style-name="Default">
      <style:map style:condition="cell-content()&gt;1" style:apply-style-name="Good" style:base-cell-address="FSM.C1"/>
    </style:style>
    <style:style style:name="ce22" style:family="table-cell" style:parent-style-name="Default">
      <style:map style:condition="cell-content()&gt;1" style:apply-style-name="Good" style:base-cell-address="MEMORY_INTERFACE.C1"/>
    </style:style>
    <style:style style:name="ce23" style:family="table-cell" style:parent-style-name="Default">
      <style:map style:condition="cell-content()&gt;1" style:apply-style-name="Good" style:base-cell-address="MEMORY_INTERFACE.H2"/>
    </style:style>
    <style:style style:name="ce24" style:family="table-cell" style:parent-style-name="Default">
      <style:map style:condition="cell-content()&gt;1" style:apply-style-name="Good" style:base-cell-address="spi_axi_master.C1"/>
    </style:style>
    <style:style style:name="ce25" style:family="table-cell" style:parent-style-name="Default">
      <style:map style:condition="cell-content()&gt;1" style:apply-style-name="Good" style:base-cell-address="spi_axi_master.H2"/>
    </style:style>
    <style:style style:name="ce26" style:family="table-cell" style:parent-style-name="Default">
      <style:map style:condition="cell-content()&gt;1" style:apply-style-name="Good" style:base-cell-address="UART.C1"/>
    </style:style>
    <style:style style:name="ce27" style:family="table-cell" style:parent-style-name="Default">
      <style:map style:condition="cell-content()&gt;1" style:apply-style-name="Good" style:base-cell-address="UART.H2"/>
    </style:style>
    <style:style style:name="ce14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01_re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06000089645385" calcext:value-type="float">
            <text:p>0.706000089645385</text:p>
          </table:table-cell>
          <table:table-cell office:value-type="float" office:value="0.980000019073486" calcext:value-type="float">
            <text:p>0.980000019073486</text:p>
          </table:table-cell>
          <table:table-cell table:formula="of:=[.B2]/[.A2]" office:value-type="float" office:value="1.38810183376284" calcext:value-type="float">
            <text:p>1.3881018337628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3" table:formula="of:=SUM([.C2];[.C16];[.C30];[.C44];[.C58])/5" office:value-type="float" office:value="1.36967459832197" calcext:value-type="float">
            <text:p>1.36967459832197</text:p>
          </table:table-cell>
          <table:table-cell table:number-columns-repeated="1016"/>
        </table:table-row>
        <table:table-row table:style-name="ro2">
          <table:table-cell office:value-type="float" office:value="0.689999997615814" calcext:value-type="float">
            <text:p>0.689999997615814</text:p>
          </table:table-cell>
          <table:table-cell/>
          <table:table-cell table:formula="of:=[.B2]/[.A3]" office:value-type="float" office:value="1.42028988762278" calcext:value-type="float">
            <text:p>1.4202898876227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3" table:formula="of:=SUM([.C3];[.C17];[.C31];[.C45];[.C59])/5" office:value-type="float" office:value="1.36557507985485" calcext:value-type="float">
            <text:p>1.36557507985485</text:p>
          </table:table-cell>
          <table:table-cell table:number-columns-repeated="1016"/>
        </table:table-row>
        <table:table-row table:style-name="ro2">
          <table:table-cell office:value-type="float" office:value="0.765999972820282" calcext:value-type="float">
            <text:p>0.765999972820282</text:p>
          </table:table-cell>
          <table:table-cell/>
          <table:table-cell table:formula="of:=[.B2]/[.A4]" office:value-type="float" office:value="1.2793734384419" calcext:value-type="float">
            <text:p>1.279373438441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3" table:formula="of:=SUM([.C4];[.C18];[.C32];[.C46];[.C60])/5" office:value-type="float" office:value="1.3015515846205" calcext:value-type="float">
            <text:p>1.3015515846205</text:p>
          </table:table-cell>
          <table:table-cell table:number-columns-repeated="1016"/>
        </table:table-row>
        <table:table-row table:style-name="ro2">
          <table:table-cell office:value-type="float" office:value="0.740000069141387" calcext:value-type="float">
            <text:p>0.740000069141387</text:p>
          </table:table-cell>
          <table:table-cell/>
          <table:table-cell table:formula="of:=[.B2]/[.A5]" office:value-type="float" office:value="1.32432422636199" calcext:value-type="float">
            <text:p>1.32432422636199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3" table:formula="of:=SUM([.C5];[.C19];[.C33];[.C47];[.C61])/5" office:value-type="float" office:value="1.27117512453869" calcext:value-type="float">
            <text:p>1.27117512453869</text:p>
          </table:table-cell>
          <table:table-cell table:number-columns-repeated="1016"/>
        </table:table-row>
        <table:table-row table:style-name="ro2">
          <table:table-cell office:value-type="float" office:value="0.800000071525573" calcext:value-type="float">
            <text:p>0.800000071525573</text:p>
          </table:table-cell>
          <table:table-cell/>
          <table:table-cell table:formula="of:=[.B2]/[.A6]" office:value-type="float" office:value="1.22499991431833" calcext:value-type="float">
            <text:p>1.2249999143183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3" table:formula="of:=SUM([.C6];[.C20];[.C34];[.C48];[.C62])/5" office:value-type="float" office:value="1.2253164390097" calcext:value-type="float">
            <text:p>1.2253164390097</text:p>
          </table:table-cell>
          <table:table-cell table:number-columns-repeated="1016"/>
        </table:table-row>
        <table:table-row table:style-name="ro2">
          <table:table-cell office:value-type="float" office:value="0.737999975681304" calcext:value-type="float">
            <text:p>0.737999975681304</text:p>
          </table:table-cell>
          <table:table-cell/>
          <table:table-cell table:formula="of:=[.B2]/[.A7]" office:value-type="float" office:value="1.32791334873524" calcext:value-type="float">
            <text:p>1.3279133487352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3" table:formula="of:=SUM([.C7];[.C21];[.C35];[.C49];[.C63])/5" office:value-type="float" office:value="1.32564626671373" calcext:value-type="float">
            <text:p>1.32564626671373</text:p>
          </table:table-cell>
          <table:table-cell table:number-columns-repeated="1016"/>
        </table:table-row>
        <table:table-row table:style-name="ro2">
          <table:table-cell office:value-type="float" office:value="0.786000072956085" calcext:value-type="float">
            <text:p>0.786000072956085</text:p>
          </table:table-cell>
          <table:table-cell/>
          <table:table-cell table:formula="of:=[.B2]/[.A8]" office:value-type="float" office:value="1.24681924695984" calcext:value-type="float">
            <text:p>1.2468192469598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3" table:formula="of:=SUM([.C8];[.C22];[.C36];[.C50];[.C64])/5" office:value-type="float" office:value="1.25033600231034" calcext:value-type="float">
            <text:p>1.25033600231034</text:p>
          </table:table-cell>
          <table:table-cell table:number-columns-repeated="1016"/>
        </table:table-row>
        <table:table-row table:style-name="ro2">
          <table:table-cell office:value-type="float" office:value="0.835999965667724" calcext:value-type="float">
            <text:p>0.835999965667724</text:p>
          </table:table-cell>
          <table:table-cell/>
          <table:table-cell table:formula="of:=[.B2]/[.A9]" office:value-type="float" office:value="1.17224887478404" calcext:value-type="float">
            <text:p>1.17224887478404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3" table:formula="of:=SUM([.C9];[.C23];[.C37];[.C51];[.C65])/5" office:value-type="float" office:value="1.18002781181607" calcext:value-type="float">
            <text:p>1.18002781181607</text:p>
          </table:table-cell>
          <table:table-cell table:number-columns-repeated="1016"/>
        </table:table-row>
        <table:table-row table:style-name="ro2">
          <table:table-cell office:value-type="float" office:value="0.718000054359436" calcext:value-type="float">
            <text:p>0.718000054359436</text:p>
          </table:table-cell>
          <table:table-cell/>
          <table:table-cell table:formula="of:=[.B2]/[.A10]" office:value-type="float" office:value="1.36490243019242" calcext:value-type="float">
            <text:p>1.3649024301924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3" table:formula="of:=SUM([.C10];[.C24];[.C38];[.C52];[.C66])/5" office:value-type="float" office:value="1.35946756684878" calcext:value-type="float">
            <text:p>1.35946756684878</text:p>
          </table:table-cell>
          <table:table-cell table:number-columns-repeated="1016"/>
        </table:table-row>
        <table:table-row table:style-name="ro2">
          <table:table-cell office:value-type="float" office:value="0.805999994277954" calcext:value-type="float">
            <text:p>0.805999994277954</text:p>
          </table:table-cell>
          <table:table-cell/>
          <table:table-cell table:formula="of:=[.B2]/[.A11]" office:value-type="float" office:value="1.21588092559654" calcext:value-type="float">
            <text:p>1.21588092559654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3" table:formula="of:=SUM([.C11];[.C25];[.C39];[.C53];[.C67])/5" office:value-type="float" office:value="1.22960006323109" calcext:value-type="float">
            <text:p>1.22960006323109</text:p>
          </table:table-cell>
          <table:table-cell table:number-columns-repeated="1016"/>
        </table:table-row>
        <table:table-row table:style-name="ro2">
          <table:table-cell office:value-type="float" office:value="0.696000039577484" calcext:value-type="float">
            <text:p>0.696000039577484</text:p>
          </table:table-cell>
          <table:table-cell/>
          <table:table-cell table:formula="of:=[.B2]/[.A12]" office:value-type="float" office:value="1.40804592434852" calcext:value-type="float">
            <text:p>1.4080459243485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3" table:formula="of:=SUM([.C12];[.C26];[.C40];[.C54];[.C68])/5" office:value-type="float" office:value="1.378161249865" calcext:value-type="float">
            <text:p>1.378161249865</text:p>
          </table:table-cell>
          <table:table-cell table:number-columns-repeated="1016"/>
        </table:table-row>
        <table:table-row table:style-name="ro2">
          <table:table-cell office:value-type="float" office:value="0.826000034809112" calcext:value-type="float">
            <text:p>0.826000034809112</text:p>
          </table:table-cell>
          <table:table-cell/>
          <table:table-cell table:formula="of:=[.B2]/[.A13]" office:value-type="float" office:value="1.18644065105877" calcext:value-type="float">
            <text:p>1.18644065105877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3" table:formula="of:=SUM([.C13];[.C27];[.C41];[.C55];[.C69])/5" office:value-type="float" office:value="1.17646055030582" calcext:value-type="float">
            <text:p>1.17646055030582</text:p>
          </table:table-cell>
          <table:table-cell table:number-columns-repeated="1016"/>
        </table:table-row>
        <table:table-row table:style-name="ro2">
          <table:table-cell office:value-type="float" office:value="0.772000074386596" calcext:value-type="float">
            <text:p>0.772000074386596</text:p>
          </table:table-cell>
          <table:table-cell/>
          <table:table-cell table:formula="of:=[.B2]/[.A14]" office:value-type="float" office:value="1.26942995420326" calcext:value-type="float">
            <text:p>1.26942995420326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3" table:formula="of:=SUM([.C14];[.C28];[.C42];[.C56];[.C70])/5" office:value-type="float" office:value="1.25140596596098" calcext:value-type="float">
            <text:p>1.2514059659609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92000150680542" calcext:value-type="float">
            <text:p>0.692000150680542</text:p>
          </table:table-cell>
          <table:table-cell office:value-type="float" office:value="0.966000080108642" calcext:value-type="float">
            <text:p>0.966000080108642</text:p>
          </table:table-cell>
          <table:table-cell table:formula="of:=[.B16]/[.A16]" office:value-type="float" office:value="1.39595356902544" calcext:value-type="float">
            <text:p>1.39595356902544</text:p>
          </table:table-cell>
          <table:table-cell table:number-columns-repeated="1021"/>
        </table:table-row>
        <table:table-row table:style-name="ro1">
          <table:table-cell office:value-type="float" office:value="0.746000051498413" calcext:value-type="float">
            <text:p>0.746000051498413</text:p>
          </table:table-cell>
          <table:table-cell/>
          <table:table-cell table:formula="of:=[.B16]/[.A17]" office:value-type="float" office:value="1.29490618421317" calcext:value-type="float">
            <text:p>1.29490618421317</text:p>
          </table:table-cell>
          <table:table-cell table:number-columns-repeated="1021"/>
        </table:table-row>
        <table:table-row table:style-name="ro1">
          <table:table-cell office:value-type="float" office:value="0.708000004291534" calcext:value-type="float">
            <text:p>0.708000004291534</text:p>
          </table:table-cell>
          <table:table-cell/>
          <table:table-cell table:formula="of:=[.B16]/[.A18]" office:value-type="float" office:value="1.36440688453848" calcext:value-type="float">
            <text:p>1.36440688453848</text:p>
          </table:table-cell>
          <table:table-cell table:number-columns-repeated="1021"/>
        </table:table-row>
        <table:table-row table:style-name="ro1">
          <table:table-cell office:value-type="float" office:value="0.781999945640564" calcext:value-type="float">
            <text:p>0.781999945640564</text:p>
          </table:table-cell>
          <table:table-cell/>
          <table:table-cell table:formula="of:=[.B16]/[.A19]" office:value-type="float" office:value="1.23529430595722" calcext:value-type="float">
            <text:p>1.23529430595722</text:p>
          </table:table-cell>
          <table:table-cell table:number-columns-repeated="1021"/>
        </table:table-row>
        <table:table-row table:style-name="ro1">
          <table:table-cell office:value-type="float" office:value="0.796000063419342" calcext:value-type="float">
            <text:p>0.796000063419342</text:p>
          </table:table-cell>
          <table:table-cell/>
          <table:table-cell table:formula="of:=[.B16]/[.A20]" office:value-type="float" office:value="1.21356784314694" calcext:value-type="float">
            <text:p>1.21356784314694</text:p>
          </table:table-cell>
          <table:table-cell table:number-columns-repeated="1021"/>
        </table:table-row>
        <table:table-row table:style-name="ro1">
          <table:table-cell office:value-type="float" office:value="0.692000031471252" calcext:value-type="float">
            <text:p>0.692000031471252</text:p>
          </table:table-cell>
          <table:table-cell/>
          <table:table-cell table:formula="of:=[.B16]/[.A21]" office:value-type="float" office:value="1.39595380950322" calcext:value-type="float">
            <text:p>1.39595380950322</text:p>
          </table:table-cell>
          <table:table-cell table:number-columns-repeated="1021"/>
        </table:table-row>
        <table:table-row table:style-name="ro1">
          <table:table-cell office:value-type="float" office:value="0.76800000667572" calcext:value-type="float">
            <text:p>0.76800000667572</text:p>
          </table:table-cell>
          <table:table-cell/>
          <table:table-cell table:formula="of:=[.B16]/[.A22]" office:value-type="float" office:value="1.25781259337479" calcext:value-type="float">
            <text:p>1.25781259337479</text:p>
          </table:table-cell>
          <table:table-cell table:number-columns-repeated="1021"/>
        </table:table-row>
        <table:table-row table:style-name="ro1">
          <table:table-cell office:value-type="float" office:value="0.841999948024749" calcext:value-type="float">
            <text:p>0.841999948024749</text:p>
          </table:table-cell>
          <table:table-cell/>
          <table:table-cell table:formula="of:=[.B16]/[.A23]" office:value-type="float" office:value="1.14726857451094" calcext:value-type="float">
            <text:p>1.14726857451094</text:p>
          </table:table-cell>
          <table:table-cell table:number-columns-repeated="1021"/>
        </table:table-row>
        <table:table-row table:style-name="ro1">
          <table:table-cell office:value-type="float" office:value="0.724000096321106" calcext:value-type="float">
            <text:p>0.724000096321106</text:p>
          </table:table-cell>
          <table:table-cell/>
          <table:table-cell table:formula="of:=[.B16]/[.A24]" office:value-type="float" office:value="1.33425407678427" calcext:value-type="float">
            <text:p>1.33425407678427</text:p>
          </table:table-cell>
          <table:table-cell table:number-columns-repeated="1021"/>
        </table:table-row>
        <table:table-row table:style-name="ro1">
          <table:table-cell office:value-type="float" office:value="0.791999995708465" calcext:value-type="float">
            <text:p>0.791999995708465</text:p>
          </table:table-cell>
          <table:table-cell/>
          <table:table-cell table:formula="of:=[.B16]/[.A25]" office:value-type="float" office:value="1.2196970774533" calcext:value-type="float">
            <text:p>1.2196970774533</text:p>
          </table:table-cell>
          <table:table-cell table:number-columns-repeated="1021"/>
        </table:table-row>
        <table:table-row table:style-name="ro1">
          <table:table-cell office:value-type="float" office:value="0.748000025749206" calcext:value-type="float">
            <text:p>0.748000025749206</text:p>
          </table:table-cell>
          <table:table-cell/>
          <table:table-cell table:formula="of:=[.B16]/[.A26]" office:value-type="float" office:value="1.29144391290774" calcext:value-type="float">
            <text:p>1.29144391290774</text:p>
          </table:table-cell>
          <table:table-cell table:number-columns-repeated="1021"/>
        </table:table-row>
        <table:table-row table:style-name="ro1">
          <table:table-cell office:value-type="float" office:value="0.828000009059906" calcext:value-type="float">
            <text:p>0.828000009059906</text:p>
          </table:table-cell>
          <table:table-cell/>
          <table:table-cell table:formula="of:=[.B16]/[.A27]" office:value-type="float" office:value="1.16666675065067" calcext:value-type="float">
            <text:p>1.16666675065067</text:p>
          </table:table-cell>
          <table:table-cell table:number-columns-repeated="1021"/>
        </table:table-row>
        <table:table-row table:style-name="ro1">
          <table:table-cell office:value-type="float" office:value="0.786000072956085" calcext:value-type="float">
            <text:p>0.786000072956085</text:p>
          </table:table-cell>
          <table:table-cell/>
          <table:table-cell table:formula="of:=[.B16]/[.A28]" office:value-type="float" office:value="1.22900762143137" calcext:value-type="float">
            <text:p>1.229007621431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10000097751617" calcext:value-type="float">
            <text:p>0.710000097751617</text:p>
          </table:table-cell>
          <table:table-cell office:value-type="float" office:value="0.980000019073486" calcext:value-type="float">
            <text:p>0.980000019073486</text:p>
          </table:table-cell>
          <table:table-cell table:formula="of:=[.B30]/[.A30]" office:value-type="float" office:value="1.38028152697005" calcext:value-type="float">
            <text:p>1.38028152697005</text:p>
          </table:table-cell>
          <table:table-cell table:number-columns-repeated="1021"/>
        </table:table-row>
        <table:table-row table:style-name="ro1">
          <table:table-cell office:value-type="float" office:value="0.710000097751617" calcext:value-type="float">
            <text:p>0.710000097751617</text:p>
          </table:table-cell>
          <table:table-cell/>
          <table:table-cell table:formula="of:=[.B30]/[.A31]" office:value-type="float" office:value="1.38028152697005" calcext:value-type="float">
            <text:p>1.38028152697005</text:p>
          </table:table-cell>
          <table:table-cell table:number-columns-repeated="1021"/>
        </table:table-row>
        <table:table-row table:style-name="ro1">
          <table:table-cell office:value-type="float" office:value="0.790000081062316" calcext:value-type="float">
            <text:p>0.790000081062316</text:p>
          </table:table-cell>
          <table:table-cell/>
          <table:table-cell table:formula="of:=[.B30]/[.A32]" office:value-type="float" office:value="1.24050622596858" calcext:value-type="float">
            <text:p>1.24050622596858</text:p>
          </table:table-cell>
          <table:table-cell table:number-columns-repeated="1021"/>
        </table:table-row>
        <table:table-row table:style-name="ro1">
          <table:table-cell office:value-type="float" office:value="0.77999997138977" calcext:value-type="float">
            <text:p>0.77999997138977</text:p>
          </table:table-cell>
          <table:table-cell/>
          <table:table-cell table:formula="of:=[.B30]/[.A33]" office:value-type="float" office:value="1.2564103269483" calcext:value-type="float">
            <text:p>1.2564103269483</text:p>
          </table:table-cell>
          <table:table-cell table:number-columns-repeated="1021"/>
        </table:table-row>
        <table:table-row table:style-name="ro1">
          <table:table-cell office:value-type="float" office:value="0.787999927997589" calcext:value-type="float">
            <text:p>0.787999927997589</text:p>
          </table:table-cell>
          <table:table-cell/>
          <table:table-cell table:formula="of:=[.B30]/[.A34]" office:value-type="float" office:value="1.24365496017721" calcext:value-type="float">
            <text:p>1.24365496017721</text:p>
          </table:table-cell>
          <table:table-cell table:number-columns-repeated="1021"/>
        </table:table-row>
        <table:table-row table:style-name="ro1">
          <table:table-cell office:value-type="float" office:value="0.767999947071075" calcext:value-type="float">
            <text:p>0.767999947071075</text:p>
          </table:table-cell>
          <table:table-cell/>
          <table:table-cell table:formula="of:=[.B30]/[.A35]" office:value-type="float" office:value="1.27604177944402" calcext:value-type="float">
            <text:p>1.27604177944402</text:p>
          </table:table-cell>
          <table:table-cell table:number-columns-repeated="1021"/>
        </table:table-row>
        <table:table-row table:style-name="ro1">
          <table:table-cell office:value-type="float" office:value="0.793999910354614" calcext:value-type="float">
            <text:p>0.793999910354614</text:p>
          </table:table-cell>
          <table:table-cell/>
          <table:table-cell table:formula="of:=[.B30]/[.A36]" office:value-type="float" office:value="1.23425709032612" calcext:value-type="float">
            <text:p>1.23425709032612</text:p>
          </table:table-cell>
          <table:table-cell table:number-columns-repeated="1021"/>
        </table:table-row>
        <table:table-row table:style-name="ro1">
          <table:table-cell office:value-type="float" office:value="0.81000006198883" calcext:value-type="float">
            <text:p>0.81000006198883</text:p>
          </table:table-cell>
          <table:table-cell/>
          <table:table-cell table:formula="of:=[.B30]/[.A37]" office:value-type="float" office:value="1.20987647416625" calcext:value-type="float">
            <text:p>1.20987647416625</text:p>
          </table:table-cell>
          <table:table-cell table:number-columns-repeated="1021"/>
        </table:table-row>
        <table:table-row table:style-name="ro1">
          <table:table-cell office:value-type="float" office:value="0.705999970436096" calcext:value-type="float">
            <text:p>0.705999970436096</text:p>
          </table:table-cell>
          <table:table-cell/>
          <table:table-cell table:formula="of:=[.B30]/[.A38]" office:value-type="float" office:value="1.38810206814618" calcext:value-type="float">
            <text:p>1.38810206814618</text:p>
          </table:table-cell>
          <table:table-cell table:number-columns-repeated="1021"/>
        </table:table-row>
        <table:table-row table:style-name="ro1">
          <table:table-cell office:value-type="float" office:value="0.791999995708465" calcext:value-type="float">
            <text:p>0.791999995708465</text:p>
          </table:table-cell>
          <table:table-cell/>
          <table:table-cell table:formula="of:=[.B30]/[.A39]" office:value-type="float" office:value="1.23737376816126" calcext:value-type="float">
            <text:p>1.23737376816126</text:p>
          </table:table-cell>
          <table:table-cell table:number-columns-repeated="1021"/>
        </table:table-row>
        <table:table-row table:style-name="ro1">
          <table:table-cell office:value-type="float" office:value="0.71800011396408" calcext:value-type="float">
            <text:p>0.71800011396408</text:p>
          </table:table-cell>
          <table:table-cell/>
          <table:table-cell table:formula="of:=[.B30]/[.A40]" office:value-type="float" office:value="1.36490231688531" calcext:value-type="float">
            <text:p>1.36490231688531</text:p>
          </table:table-cell>
          <table:table-cell table:number-columns-repeated="1021"/>
        </table:table-row>
        <table:table-row table:style-name="ro1">
          <table:table-cell office:value-type="float" office:value="0.842000126838684" calcext:value-type="float">
            <text:p>0.842000126838684</text:p>
          </table:table-cell>
          <table:table-cell/>
          <table:table-cell table:formula="of:=[.B30]/[.A41]" office:value-type="float" office:value="1.16389533425954" calcext:value-type="float">
            <text:p>1.16389533425954</text:p>
          </table:table-cell>
          <table:table-cell table:number-columns-repeated="1021"/>
        </table:table-row>
        <table:table-row table:style-name="ro1">
          <table:table-cell office:value-type="float" office:value="0.762000024318695" calcext:value-type="float">
            <text:p>0.762000024318695</text:p>
          </table:table-cell>
          <table:table-cell/>
          <table:table-cell table:formula="of:=[.B30]/[.A42]" office:value-type="float" office:value="1.28608922283133" calcext:value-type="float">
            <text:p>1.286089222831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40000009536743" calcext:value-type="float">
            <text:p>0.740000009536743</text:p>
          </table:table-cell>
          <table:table-cell office:value-type="float" office:value="0.988000035285949" calcext:value-type="float">
            <text:p>0.988000035285949</text:p>
          </table:table-cell>
          <table:table-cell table:formula="of:=[.B44]/[.A44]" office:value-type="float" office:value="1.33513516561231" calcext:value-type="float">
            <text:p>1.33513516561231</text:p>
          </table:table-cell>
          <table:table-cell table:number-columns-repeated="1021"/>
        </table:table-row>
        <table:table-row table:style-name="ro1">
          <table:table-cell office:value-type="float" office:value="0.71800011396408" calcext:value-type="float">
            <text:p>0.71800011396408</text:p>
          </table:table-cell>
          <table:table-cell/>
          <table:table-cell table:formula="of:=[.B44]/[.A45]" office:value-type="float" office:value="1.37604439897815" calcext:value-type="float">
            <text:p>1.37604439897815</text:p>
          </table:table-cell>
          <table:table-cell table:number-columns-repeated="1021"/>
        </table:table-row>
        <table:table-row table:style-name="ro1">
          <table:table-cell office:value-type="float" office:value="0.744000077247619" calcext:value-type="float">
            <text:p>0.744000077247619</text:p>
          </table:table-cell>
          <table:table-cell/>
          <table:table-cell table:formula="of:=[.B44]/[.A46]" office:value-type="float" office:value="1.32795689879629" calcext:value-type="float">
            <text:p>1.32795689879629</text:p>
          </table:table-cell>
          <table:table-cell table:number-columns-repeated="1021"/>
        </table:table-row>
        <table:table-row table:style-name="ro1">
          <table:table-cell office:value-type="float" office:value="0.794000029563903" calcext:value-type="float">
            <text:p>0.794000029563903</text:p>
          </table:table-cell>
          <table:table-cell/>
          <table:table-cell table:formula="of:=[.B44]/[.A47]" office:value-type="float" office:value="1.24433249181187" calcext:value-type="float">
            <text:p>1.24433249181187</text:p>
          </table:table-cell>
          <table:table-cell table:number-columns-repeated="1021"/>
        </table:table-row>
        <table:table-row table:style-name="ro1">
          <table:table-cell office:value-type="float" office:value="0.800000071525573" calcext:value-type="float">
            <text:p>0.800000071525573</text:p>
          </table:table-cell>
          <table:table-cell/>
          <table:table-cell table:formula="of:=[.B44]/[.A48]" office:value-type="float" office:value="1.23499993368984" calcext:value-type="float">
            <text:p>1.23499993368984</text:p>
          </table:table-cell>
          <table:table-cell table:number-columns-repeated="1021"/>
        </table:table-row>
        <table:table-row table:style-name="ro1">
          <table:table-cell office:value-type="float" office:value="0.769999980926513" calcext:value-type="float">
            <text:p>0.769999980926513</text:p>
          </table:table-cell>
          <table:table-cell/>
          <table:table-cell table:formula="of:=[.B44]/[.A49]" office:value-type="float" office:value="1.28311696072658" calcext:value-type="float">
            <text:p>1.28311696072658</text:p>
          </table:table-cell>
          <table:table-cell table:number-columns-repeated="1021"/>
        </table:table-row>
        <table:table-row table:style-name="ro1">
          <table:table-cell office:value-type="float" office:value="0.781999945640564" calcext:value-type="float">
            <text:p>0.781999945640564</text:p>
          </table:table-cell>
          <table:table-cell/>
          <table:table-cell table:formula="of:=[.B44]/[.A50]" office:value-type="float" office:value="1.26342724292218" calcext:value-type="float">
            <text:p>1.26342724292218</text:p>
          </table:table-cell>
          <table:table-cell table:number-columns-repeated="1021"/>
        </table:table-row>
        <table:table-row table:style-name="ro1">
          <table:table-cell office:value-type="float" office:value="0.838000059127807" calcext:value-type="float">
            <text:p>0.838000059127807</text:p>
          </table:table-cell>
          <table:table-cell/>
          <table:table-cell table:formula="of:=[.B44]/[.A51]" office:value-type="float" office:value="1.1789975722845" calcext:value-type="float">
            <text:p>1.1789975722845</text:p>
          </table:table-cell>
          <table:table-cell table:number-columns-repeated="1021"/>
        </table:table-row>
        <table:table-row table:style-name="ro1">
          <table:table-cell office:value-type="float" office:value="0.736000001430511" calcext:value-type="float">
            <text:p>0.736000001430511</text:p>
          </table:table-cell>
          <table:table-cell/>
          <table:table-cell table:formula="of:=[.B44]/[.A52]" office:value-type="float" office:value="1.34239134968158" calcext:value-type="float">
            <text:p>1.34239134968158</text:p>
          </table:table-cell>
          <table:table-cell table:number-columns-repeated="1021"/>
        </table:table-row>
        <table:table-row table:style-name="ro1">
          <table:table-cell office:value-type="float" office:value="0.80400002002716" calcext:value-type="float">
            <text:p>0.80400002002716</text:p>
          </table:table-cell>
          <table:table-cell/>
          <table:table-cell table:formula="of:=[.B44]/[.A53]" office:value-type="float" office:value="1.22885573467097" calcext:value-type="float">
            <text:p>1.22885573467097</text:p>
          </table:table-cell>
          <table:table-cell table:number-columns-repeated="1021"/>
        </table:table-row>
        <table:table-row table:style-name="ro1">
          <table:table-cell office:value-type="float" office:value="0.700000047683715" calcext:value-type="float">
            <text:p>0.700000047683715</text:p>
          </table:table-cell>
          <table:table-cell/>
          <table:table-cell table:formula="of:=[.B44]/[.A54]" office:value-type="float" office:value="1.41142852569113" calcext:value-type="float">
            <text:p>1.41142852569113</text:p>
          </table:table-cell>
          <table:table-cell table:number-columns-repeated="1021"/>
        </table:table-row>
        <table:table-row table:style-name="ro1">
          <table:table-cell office:value-type="float" office:value="0.824000000953674" calcext:value-type="float">
            <text:p>0.824000000953674</text:p>
          </table:table-cell>
          <table:table-cell/>
          <table:table-cell table:formula="of:=[.B44]/[.A55]" office:value-type="float" office:value="1.19902916764862" calcext:value-type="float">
            <text:p>1.19902916764862</text:p>
          </table:table-cell>
          <table:table-cell table:number-columns-repeated="1021"/>
        </table:table-row>
        <table:table-row table:style-name="ro1">
          <table:table-cell office:value-type="float" office:value="0.812000095844268" calcext:value-type="float">
            <text:p>0.812000095844268</text:p>
          </table:table-cell>
          <table:table-cell/>
          <table:table-cell table:formula="of:=[.B44]/[.A56]" office:value-type="float" office:value="1.21674866830981" calcext:value-type="float">
            <text:p>1.216748668309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28000104427337" calcext:value-type="float">
            <text:p>0.728000104427337</text:p>
          </table:table-cell>
          <table:table-cell office:value-type="float" office:value="0.981999993324279" calcext:value-type="float">
            <text:p>0.981999993324279</text:p>
          </table:table-cell>
          <table:table-cell table:formula="of:=[.B58]/[.A58]" office:value-type="float" office:value="1.34890089623922" calcext:value-type="float">
            <text:p>1.34890089623922</text:p>
          </table:table-cell>
          <table:table-cell table:number-columns-repeated="1021"/>
        </table:table-row>
        <table:table-row table:style-name="ro1">
          <table:table-cell office:value-type="float" office:value="0.724000096321106" calcext:value-type="float">
            <text:p>0.724000096321106</text:p>
          </table:table-cell>
          <table:table-cell/>
          <table:table-cell table:formula="of:=[.B58]/[.A59]" office:value-type="float" office:value="1.35635340149008" calcext:value-type="float">
            <text:p>1.35635340149008</text:p>
          </table:table-cell>
          <table:table-cell table:number-columns-repeated="1021"/>
        </table:table-row>
        <table:table-row table:style-name="ro1">
          <table:table-cell office:value-type="float" office:value="0.758000016212463" calcext:value-type="float">
            <text:p>0.758000016212463</text:p>
          </table:table-cell>
          <table:table-cell/>
          <table:table-cell table:formula="of:=[.B58]/[.A60]" office:value-type="float" office:value="1.29551447535725" calcext:value-type="float">
            <text:p>1.29551447535725</text:p>
          </table:table-cell>
          <table:table-cell table:number-columns-repeated="1021"/>
        </table:table-row>
        <table:table-row table:style-name="ro1">
          <table:table-cell office:value-type="float" office:value="0.758000135421752" calcext:value-type="float">
            <text:p>0.758000135421752</text:p>
          </table:table-cell>
          <table:table-cell/>
          <table:table-cell table:formula="of:=[.B58]/[.A61]" office:value-type="float" office:value="1.29551427161407" calcext:value-type="float">
            <text:p>1.29551427161407</text:p>
          </table:table-cell>
          <table:table-cell table:number-columns-repeated="1021"/>
        </table:table-row>
        <table:table-row table:style-name="ro1">
          <table:table-cell office:value-type="float" office:value="0.812000036239624" calcext:value-type="float">
            <text:p>0.812000036239624</text:p>
          </table:table-cell>
          <table:table-cell/>
          <table:table-cell table:formula="of:=[.B58]/[.A62]" office:value-type="float" office:value="1.20935954371619" calcext:value-type="float">
            <text:p>1.20935954371619</text:p>
          </table:table-cell>
          <table:table-cell table:number-columns-repeated="1021"/>
        </table:table-row>
        <table:table-row table:style-name="ro1">
          <table:table-cell office:value-type="float" office:value="0.730000019073486" calcext:value-type="float">
            <text:p>0.730000019073486</text:p>
          </table:table-cell>
          <table:table-cell/>
          <table:table-cell table:formula="of:=[.B58]/[.A63]" office:value-type="float" office:value="1.34520543515962" calcext:value-type="float">
            <text:p>1.34520543515962</text:p>
          </table:table-cell>
          <table:table-cell table:number-columns-repeated="1021"/>
        </table:table-row>
        <table:table-row table:style-name="ro1">
          <table:table-cell office:value-type="float" office:value="0.78600001335144" calcext:value-type="float">
            <text:p>0.78600001335144</text:p>
          </table:table-cell>
          <table:table-cell/>
          <table:table-cell table:formula="of:=[.B58]/[.A64]" office:value-type="float" office:value="1.2493638379688" calcext:value-type="float">
            <text:p>1.2493638379688</text:p>
          </table:table-cell>
          <table:table-cell table:number-columns-repeated="1021"/>
        </table:table-row>
        <table:table-row table:style-name="ro1">
          <table:table-cell office:value-type="float" office:value="0.824000000953674" calcext:value-type="float">
            <text:p>0.824000000953674</text:p>
          </table:table-cell>
          <table:table-cell/>
          <table:table-cell table:formula="of:=[.B58]/[.A65]" office:value-type="float" office:value="1.19174756333464" calcext:value-type="float">
            <text:p>1.19174756333464</text:p>
          </table:table-cell>
          <table:table-cell table:number-columns-repeated="1021"/>
        </table:table-row>
        <table:table-row table:style-name="ro1">
          <table:table-cell office:value-type="float" office:value="0.718000054359436" calcext:value-type="float">
            <text:p>0.718000054359436</text:p>
          </table:table-cell>
          <table:table-cell/>
          <table:table-cell table:formula="of:=[.B58]/[.A66]" office:value-type="float" office:value="1.36768790943946" calcext:value-type="float">
            <text:p>1.36768790943946</text:p>
          </table:table-cell>
          <table:table-cell table:number-columns-repeated="1021"/>
        </table:table-row>
        <table:table-row table:style-name="ro1">
          <table:table-cell office:value-type="float" office:value="0.788000047206878" calcext:value-type="float">
            <text:p>0.788000047206878</text:p>
          </table:table-cell>
          <table:table-cell/>
          <table:table-cell table:formula="of:=[.B58]/[.A67]" office:value-type="float" office:value="1.24619281027336" calcext:value-type="float">
            <text:p>1.24619281027336</text:p>
          </table:table-cell>
          <table:table-cell table:number-columns-repeated="1021"/>
        </table:table-row>
        <table:table-row table:style-name="ro1">
          <table:table-cell office:value-type="float" office:value="0.694000005722045" calcext:value-type="float">
            <text:p>0.694000005722045</text:p>
          </table:table-cell>
          <table:table-cell/>
          <table:table-cell table:formula="of:=[.B58]/[.A68]" office:value-type="float" office:value="1.41498556949232" calcext:value-type="float">
            <text:p>1.41498556949232</text:p>
          </table:table-cell>
          <table:table-cell table:number-columns-repeated="1021"/>
        </table:table-row>
        <table:table-row table:style-name="ro1">
          <table:table-cell office:value-type="float" office:value="0.841999948024749" calcext:value-type="float">
            <text:p>0.841999948024749</text:p>
          </table:table-cell>
          <table:table-cell/>
          <table:table-cell table:formula="of:=[.B58]/[.A69]" office:value-type="float" office:value="1.16627084791152" calcext:value-type="float">
            <text:p>1.16627084791152</text:p>
          </table:table-cell>
          <table:table-cell table:number-columns-repeated="1021"/>
        </table:table-row>
        <table:table-row table:style-name="ro1">
          <table:table-cell office:value-type="float" office:value="0.782000064849853" calcext:value-type="float">
            <text:p>0.782000064849853</text:p>
          </table:table-cell>
          <table:table-cell/>
          <table:table-cell table:formula="of:=[.B58]/[.A70]" office:value-type="float" office:value="1.25575436302915" calcext:value-type="float">
            <text:p>1.25575436302915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1_reset.C1:b01_reset.C1048576">
            <calcext:condition calcext:apply-style-name="Good" calcext:value="&gt;1" calcext:base-cell-address="b01_reset.C1"/>
          </calcext:conditional-format>
          <calcext:conditional-format calcext:target-range-address="b01_reset.H2:b01_reset.H14">
            <calcext:condition calcext:apply-style-name="Good" calcext:value="&gt;1" calcext:base-cell-address="b01_reset.H2"/>
          </calcext:conditional-format>
        </calcext:conditional-formats>
      </table:table>
      <table:table table:name="b02_rese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647499978542327" calcext:value-type="float">
            <text:p>0.647499978542327</text:p>
          </table:table-cell>
          <table:table-cell office:value-type="float" office:value="0.90499997138977" calcext:value-type="float">
            <text:p>0.90499997138977</text:p>
          </table:table-cell>
          <table:table-cell table:formula="of:=[.B2]/[.A2]" office:value-type="float" office:value="1.39768339981591" calcext:value-type="float">
            <text:p>1.3976833998159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5" table:formula="of:=SUM([.C2];[.C16];[.C30];[.C44];[.C58])/5" office:value-type="float" office:value="1.38941058815389" calcext:value-type="float">
            <text:p>1.38941058815389</text:p>
          </table:table-cell>
          <table:table-cell table:number-columns-repeated="1016"/>
        </table:table-row>
        <table:table-row table:style-name="ro2">
          <table:table-cell office:value-type="float" office:value="0.452499985694885" calcext:value-type="float">
            <text:p>0.452499985694885</text:p>
          </table:table-cell>
          <table:table-cell/>
          <table:table-cell table:formula="of:=[.B2]/[.A3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5" table:formula="of:=SUM([.C3];[.C17];[.C31];[.C45];[.C59])/5" office:value-type="float" office:value="2.0428795022284" calcext:value-type="float">
            <text:p>2.0428795022284</text:p>
          </table:table-cell>
          <table:table-cell table:number-columns-repeated="1016"/>
        </table:table-row>
        <table:table-row table:style-name="ro2">
          <table:table-cell office:value-type="float" office:value="0.427500009536743" calcext:value-type="float">
            <text:p>0.427500009536743</text:p>
          </table:table-cell>
          <table:table-cell/>
          <table:table-cell table:formula="of:=[.B2]/[.A4]" office:value-type="float" office:value="2.11695895017749" calcext:value-type="float">
            <text:p>2.1169589501774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5" table:formula="of:=SUM([.C4];[.C18];[.C32];[.C46];[.C60])/5" office:value-type="float" office:value="2.10301774880978" calcext:value-type="float">
            <text:p>2.10301774880978</text:p>
          </table:table-cell>
          <table:table-cell table:number-columns-repeated="1016"/>
        </table:table-row>
        <table:table-row table:style-name="ro2">
          <table:table-cell office:value-type="float" office:value="0.472499996423721" calcext:value-type="float">
            <text:p>0.472499996423721</text:p>
          </table:table-cell>
          <table:table-cell/>
          <table:table-cell table:formula="of:=[.B2]/[.A5]" office:value-type="float" office:value="1.9153438692901" calcext:value-type="float">
            <text:p>1.915343869290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5" table:formula="of:=SUM([.C5];[.C19];[.C33];[.C47];[.C61])/5" office:value-type="float" office:value="2.06022709326677" calcext:value-type="float">
            <text:p>2.06022709326677</text:p>
          </table:table-cell>
          <table:table-cell table:number-columns-repeated="1016"/>
        </table:table-row>
        <table:table-row table:style-name="ro2">
          <table:table-cell office:value-type="float" office:value="0.477499991655349" calcext:value-type="float">
            <text:p>0.477499991655349</text:p>
          </table:table-cell>
          <table:table-cell/>
          <table:table-cell table:formula="of:=[.B2]/[.A6]" office:value-type="float" office:value="1.89528793131997" calcext:value-type="float">
            <text:p>1.8952879313199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5" table:formula="of:=SUM([.C6];[.C20];[.C34];[.C48];[.C62])/5" office:value-type="float" office:value="1.98787461303035" calcext:value-type="float">
            <text:p>1.98787461303035</text:p>
          </table:table-cell>
          <table:table-cell table:number-columns-repeated="1016"/>
        </table:table-row>
        <table:table-row table:style-name="ro2">
          <table:table-cell office:value-type="float" office:value="0.422500014305114" calcext:value-type="float">
            <text:p>0.422500014305114</text:p>
          </table:table-cell>
          <table:table-cell/>
          <table:table-cell table:formula="of:=[.B2]/[.A7]" office:value-type="float" office:value="2.14201169407822" calcext:value-type="float">
            <text:p>2.14201169407822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5" table:formula="of:=SUM([.C7];[.C21];[.C35];[.C49];[.C63])/5" office:value-type="float" office:value="2.18705727517779" calcext:value-type="float">
            <text:p>2.18705727517779</text:p>
          </table:table-cell>
          <table:table-cell table:number-columns-repeated="1016"/>
        </table:table-row>
        <table:table-row table:style-name="ro2">
          <table:table-cell office:value-type="float" office:value="0.472499996423721" calcext:value-type="float">
            <text:p>0.472499996423721</text:p>
          </table:table-cell>
          <table:table-cell/>
          <table:table-cell table:formula="of:=[.B2]/[.A8]" office:value-type="float" office:value="1.9153438692901" calcext:value-type="float">
            <text:p>1.915343869290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5" table:formula="of:=SUM([.C8];[.C22];[.C36];[.C50];[.C64])/5" office:value-type="float" office:value="2.00519394486256" calcext:value-type="float">
            <text:p>2.00519394486256</text:p>
          </table:table-cell>
          <table:table-cell table:number-columns-repeated="1016"/>
        </table:table-row>
        <table:table-row table:style-name="ro2">
          <table:table-cell office:value-type="float" office:value="0.537500023841857" calcext:value-type="float">
            <text:p>0.537500023841857</text:p>
          </table:table-cell>
          <table:table-cell/>
          <table:table-cell table:formula="of:=[.B2]/[.A9]" office:value-type="float" office:value="1.68372080231952" calcext:value-type="float">
            <text:p>1.6837208023195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5" table:formula="of:=SUM([.C9];[.C23];[.C37];[.C51];[.C65])/5" office:value-type="float" office:value="1.81353588001001" calcext:value-type="float">
            <text:p>1.81353588001001</text:p>
          </table:table-cell>
          <table:table-cell table:number-columns-repeated="1016"/>
        </table:table-row>
        <table:table-row table:style-name="ro2">
          <table:table-cell office:value-type="float" office:value="0.462500005960464" calcext:value-type="float">
            <text:p>0.462500005960464</text:p>
          </table:table-cell>
          <table:table-cell/>
          <table:table-cell table:formula="of:=[.B2]/[.A10]" office:value-type="float" office:value="1.95675666967912" calcext:value-type="float">
            <text:p>1.9567566696791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5" table:formula="of:=SUM([.C10];[.C24];[.C38];[.C52];[.C66])/5" office:value-type="float" office:value="1.96724748504681" calcext:value-type="float">
            <text:p>1.96724748504681</text:p>
          </table:table-cell>
          <table:table-cell table:number-columns-repeated="1016"/>
        </table:table-row>
        <table:table-row table:style-name="ro2">
          <table:table-cell office:value-type="float" office:value="0.417499989271163" calcext:value-type="float">
            <text:p>0.417499989271163</text:p>
          </table:table-cell>
          <table:table-cell/>
          <table:table-cell table:formula="of:=[.B2]/[.A11]" office:value-type="float" office:value="2.16766465783543" calcext:value-type="float">
            <text:p>2.1676646578354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5" table:formula="of:=SUM([.C11];[.C25];[.C39];[.C53];[.C67])/5" office:value-type="float" office:value="2.13491992967851" calcext:value-type="float">
            <text:p>2.13491992967851</text:p>
          </table:table-cell>
          <table:table-cell table:number-columns-repeated="1016"/>
        </table:table-row>
        <table:table-row table:style-name="ro2">
          <table:table-cell office:value-type="float" office:value="0.447499990463256" calcext:value-type="float">
            <text:p>0.447499990463256</text:p>
          </table:table-cell>
          <table:table-cell/>
          <table:table-cell table:formula="of:=[.B2]/[.A12]" office:value-type="float" office:value="2.02234634788015" calcext:value-type="float">
            <text:p>2.0223463478801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5" table:formula="of:=SUM([.C12];[.C26];[.C40];[.C54];[.C68])/5" office:value-type="float" office:value="2.03802345313595" calcext:value-type="float">
            <text:p>2.03802345313595</text:p>
          </table:table-cell>
          <table:table-cell table:number-columns-repeated="1016"/>
        </table:table-row>
        <table:table-row table:style-name="ro2">
          <table:table-cell office:value-type="float" office:value="0.579999983310699" calcext:value-type="float">
            <text:p>0.579999983310699</text:p>
          </table:table-cell>
          <table:table-cell/>
          <table:table-cell table:formula="of:=[.B2]/[.A13]" office:value-type="float" office:value="1.56034482315661" calcext:value-type="float">
            <text:p>1.56034482315661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5" table:formula="of:=SUM([.C13];[.C27];[.C41];[.C55];[.C69])/5" office:value-type="float" office:value="1.69540484600103" calcext:value-type="float">
            <text:p>1.69540484600103</text:p>
          </table:table-cell>
          <table:table-cell table:number-columns-repeated="1016"/>
        </table:table-row>
        <table:table-row table:style-name="ro2">
          <table:table-cell office:value-type="float" office:value="0.400000005960464" calcext:value-type="float">
            <text:p>0.400000005960464</text:p>
          </table:table-cell>
          <table:table-cell/>
          <table:table-cell table:formula="of:=[.B2]/[.A14]" office:value-type="float" office:value="2.26249989476055" calcext:value-type="float">
            <text:p>2.26249989476055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5" table:formula="of:=SUM([.C14];[.C28];[.C42];[.C56];[.C70])/5" office:value-type="float" office:value="2.17877113364633" calcext:value-type="float">
            <text:p>2.178771133646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00000166893" calcext:value-type="float">
            <text:p>0.6700000166893</text:p>
          </table:table-cell>
          <table:table-cell office:value-type="float" office:value="0.897499978542327" calcext:value-type="float">
            <text:p>0.897499978542327</text:p>
          </table:table-cell>
          <table:table-cell table:formula="of:=[.B16]/[.A16]" office:value-type="float" office:value="1.33955217341215" calcext:value-type="float">
            <text:p>1.33955217341215</text:p>
          </table:table-cell>
          <table:table-cell table:number-columns-repeated="1021"/>
        </table:table-row>
        <table:table-row table:style-name="ro2">
          <table:table-cell office:value-type="float" office:value="0.427500009536743" calcext:value-type="float">
            <text:p>0.427500009536743</text:p>
          </table:table-cell>
          <table:table-cell/>
          <table:table-cell table:formula="of:=[.B16]/[.A17]" office:value-type="float" office:value="2.09941510765086" calcext:value-type="float">
            <text:p>2.09941510765086</text:p>
          </table:table-cell>
          <table:table-cell table:number-columns-repeated="1021"/>
        </table:table-row>
        <table:table-row table:style-name="ro2">
          <table:table-cell office:value-type="float" office:value="0.427500009536743" calcext:value-type="float">
            <text:p>0.427500009536743</text:p>
          </table:table-cell>
          <table:table-cell/>
          <table:table-cell table:formula="of:=[.B16]/[.A18]" office:value-type="float" office:value="2.09941510765086" calcext:value-type="float">
            <text:p>2.09941510765086</text:p>
          </table:table-cell>
          <table:table-cell table:number-columns-repeated="1021"/>
        </table:table-row>
        <table:table-row table:style-name="ro2">
          <table:table-cell office:value-type="float" office:value="0.375" calcext:value-type="float">
            <text:p>0.375</text:p>
          </table:table-cell>
          <table:table-cell/>
          <table:table-cell table:formula="of:=[.B16]/[.A19]" office:value-type="float" office:value="2.39333327611287" calcext:value-type="float">
            <text:p>2.39333327611287</text:p>
          </table:table-cell>
          <table:table-cell table:number-columns-repeated="1021"/>
        </table:table-row>
        <table:table-row table:style-name="ro2">
          <table:table-cell office:value-type="float" office:value="0.442499995231628" calcext:value-type="float">
            <text:p>0.442499995231628</text:p>
          </table:table-cell>
          <table:table-cell/>
          <table:table-cell table:formula="of:=[.B16]/[.A20]" office:value-type="float" office:value="2.02824856093507" calcext:value-type="float">
            <text:p>2.02824856093507</text:p>
          </table:table-cell>
          <table:table-cell table:number-columns-repeated="1021"/>
        </table:table-row>
        <table:table-row table:style-name="ro2">
          <table:table-cell office:value-type="float" office:value="0.457500010728836" calcext:value-type="float">
            <text:p>0.457500010728836</text:p>
          </table:table-cell>
          <table:table-cell/>
          <table:table-cell table:formula="of:=[.B16]/[.A21]" office:value-type="float" office:value="1.96174854097278" calcext:value-type="float">
            <text:p>1.96174854097278</text:p>
          </table:table-cell>
          <table:table-cell table:number-columns-repeated="1021"/>
        </table:table-row>
        <table:table-row table:style-name="ro2">
          <table:table-cell office:value-type="float" office:value="0.442499995231628" calcext:value-type="float">
            <text:p>0.442499995231628</text:p>
          </table:table-cell>
          <table:table-cell/>
          <table:table-cell table:formula="of:=[.B16]/[.A22]" office:value-type="float" office:value="2.02824856093507" calcext:value-type="float">
            <text:p>2.02824856093507</text:p>
          </table:table-cell>
          <table:table-cell table:number-columns-repeated="1021"/>
        </table:table-row>
        <table:table-row table:style-name="ro2">
          <table:table-cell office:value-type="float" office:value="0.512499988079071" calcext:value-type="float">
            <text:p>0.512499988079071</text:p>
          </table:table-cell>
          <table:table-cell/>
          <table:table-cell table:formula="of:=[.B16]/[.A23]" office:value-type="float" office:value="1.75121951106047" calcext:value-type="float">
            <text:p>1.75121951106047</text:p>
          </table:table-cell>
          <table:table-cell table:number-columns-repeated="1021"/>
        </table:table-row>
        <table:table-row table:style-name="ro2">
          <table:table-cell office:value-type="float" office:value="0.469999998807907" calcext:value-type="float">
            <text:p>0.469999998807907</text:p>
          </table:table-cell>
          <table:table-cell/>
          <table:table-cell table:formula="of:=[.B16]/[.A24]" office:value-type="float" office:value="1.90957442727387" calcext:value-type="float">
            <text:p>1.90957442727387</text:p>
          </table:table-cell>
          <table:table-cell table:number-columns-repeated="1021"/>
        </table:table-row>
        <table:table-row table:style-name="ro2">
          <table:table-cell office:value-type="float" office:value="0.452499985694885" calcext:value-type="float">
            <text:p>0.452499985694885</text:p>
          </table:table-cell>
          <table:table-cell/>
          <table:table-cell table:formula="of:=[.B16]/[.A25]" office:value-type="float" office:value="1.98342542964742" calcext:value-type="float">
            <text:p>1.98342542964742</text:p>
          </table:table-cell>
          <table:table-cell table:number-columns-repeated="1021"/>
        </table:table-row>
        <table:table-row table:style-name="ro2">
          <table:table-cell office:value-type="float" office:value="0.462500005960464" calcext:value-type="float">
            <text:p>0.462500005960464</text:p>
          </table:table-cell>
          <table:table-cell/>
          <table:table-cell table:formula="of:=[.B16]/[.A26]" office:value-type="float" office:value="1.94054046913688" calcext:value-type="float">
            <text:p>1.94054046913688</text:p>
          </table:table-cell>
          <table:table-cell table:number-columns-repeated="1021"/>
        </table:table-row>
        <table:table-row table:style-name="ro2">
          <table:table-cell office:value-type="float" office:value="0.522499978542327" calcext:value-type="float">
            <text:p>0.522499978542327</text:p>
          </table:table-cell>
          <table:table-cell/>
          <table:table-cell table:formula="of:=[.B16]/[.A27]" office:value-type="float" office:value="1.71770337875645" calcext:value-type="float">
            <text:p>1.71770337875645</text:p>
          </table:table-cell>
          <table:table-cell table:number-columns-repeated="1021"/>
        </table:table-row>
        <table:table-row table:style-name="ro2">
          <table:table-cell office:value-type="float" office:value="0.442499995231628" calcext:value-type="float">
            <text:p>0.442499995231628</text:p>
          </table:table-cell>
          <table:table-cell/>
          <table:table-cell table:formula="of:=[.B16]/[.A28]" office:value-type="float" office:value="2.02824856093507" calcext:value-type="float">
            <text:p>2.028248560935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37499988079071" calcext:value-type="float">
            <text:p>0.637499988079071</text:p>
          </table:table-cell>
          <table:table-cell office:value-type="float" office:value="0.907500028610229" calcext:value-type="float">
            <text:p>0.907500028610229</text:p>
          </table:table-cell>
          <table:table-cell table:formula="of:=[.B30]/[.A30]" office:value-type="float" office:value="1.42352948326278" calcext:value-type="float">
            <text:p>1.42352948326278</text:p>
          </table:table-cell>
          <table:table-cell table:number-columns-repeated="1021"/>
        </table:table-row>
        <table:table-row table:style-name="ro2">
          <table:table-cell office:value-type="float" office:value="0.46000000834465" calcext:value-type="float">
            <text:p>0.46000000834465</text:p>
          </table:table-cell>
          <table:table-cell/>
          <table:table-cell table:formula="of:=[.B30]/[.A31]" office:value-type="float" office:value="1.97282611336453" calcext:value-type="float">
            <text:p>1.97282611336453</text:p>
          </table:table-cell>
          <table:table-cell table:number-columns-repeated="1021"/>
        </table:table-row>
        <table:table-row table:style-name="ro2">
          <table:table-cell office:value-type="float" office:value="0.417499989271163" calcext:value-type="float">
            <text:p>0.417499989271163</text:p>
          </table:table-cell>
          <table:table-cell/>
          <table:table-cell table:formula="of:=[.B30]/[.A32]" office:value-type="float" office:value="2.1736528189964" calcext:value-type="float">
            <text:p>2.1736528189964</text:p>
          </table:table-cell>
          <table:table-cell table:number-columns-repeated="1021"/>
        </table:table-row>
        <table:table-row table:style-name="ro2">
          <table:table-cell office:value-type="float" office:value="0.469999998807907" calcext:value-type="float">
            <text:p>0.469999998807907</text:p>
          </table:table-cell>
          <table:table-cell/>
          <table:table-cell table:formula="of:=[.B30]/[.A33]" office:value-type="float" office:value="1.93085112959996" calcext:value-type="float">
            <text:p>1.93085112959996</text:p>
          </table:table-cell>
          <table:table-cell table:number-columns-repeated="1021"/>
        </table:table-row>
        <table:table-row table:style-name="ro2">
          <table:table-cell office:value-type="float" office:value="0.474999994039535" calcext:value-type="float">
            <text:p>0.474999994039535</text:p>
          </table:table-cell>
          <table:table-cell/>
          <table:table-cell table:formula="of:=[.B30]/[.A34]" office:value-type="float" office:value="1.91052639999548" calcext:value-type="float">
            <text:p>1.91052639999548</text:p>
          </table:table-cell>
          <table:table-cell table:number-columns-repeated="1021"/>
        </table:table-row>
        <table:table-row table:style-name="ro2">
          <table:table-cell office:value-type="float" office:value="0.407499998807907" calcext:value-type="float">
            <text:p>0.407499998807907</text:p>
          </table:table-cell>
          <table:table-cell/>
          <table:table-cell table:formula="of:=[.B30]/[.A35]" office:value-type="float" office:value="2.22699394175463" calcext:value-type="float">
            <text:p>2.22699394175463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table:formula="of:=[.B30]/[.A36]" office:value-type="float" office:value="1.81500005722046" calcext:value-type="float">
            <text:p>1.81500005722046</text:p>
          </table:table-cell>
          <table:table-cell table:number-columns-repeated="1021"/>
        </table:table-row>
        <table:table-row table:style-name="ro2">
          <table:table-cell office:value-type="float" office:value="0.482499986886978" calcext:value-type="float">
            <text:p>0.482499986886978</text:p>
          </table:table-cell>
          <table:table-cell/>
          <table:table-cell table:formula="of:=[.B30]/[.A37]" office:value-type="float" office:value="1.88082912595561" calcext:value-type="float">
            <text:p>1.88082912595561</text:p>
          </table:table-cell>
          <table:table-cell table:number-columns-repeated="1021"/>
        </table:table-row>
        <table:table-row table:style-name="ro2">
          <table:table-cell office:value-type="float" office:value="0.472499996423721" calcext:value-type="float">
            <text:p>0.472499996423721</text:p>
          </table:table-cell>
          <table:table-cell/>
          <table:table-cell table:formula="of:=[.B30]/[.A38]" office:value-type="float" office:value="1.92063499572266" calcext:value-type="float">
            <text:p>1.92063499572266</text:p>
          </table:table-cell>
          <table:table-cell table:number-columns-repeated="1021"/>
        </table:table-row>
        <table:table-row table:style-name="ro2">
          <table:table-cell office:value-type="float" office:value="0.384999990463256" calcext:value-type="float">
            <text:p>0.384999990463256</text:p>
          </table:table-cell>
          <table:table-cell/>
          <table:table-cell table:formula="of:=[.B30]/[.A39]" office:value-type="float" office:value="2.35714298984337" calcext:value-type="float">
            <text:p>2.35714298984337</text:p>
          </table:table-cell>
          <table:table-cell table:number-columns-repeated="1021"/>
        </table:table-row>
        <table:table-row table:style-name="ro2">
          <table:table-cell office:value-type="float" office:value="0.442499995231628" calcext:value-type="float">
            <text:p>0.442499995231628</text:p>
          </table:table-cell>
          <table:table-cell/>
          <table:table-cell table:formula="of:=[.B30]/[.A40]" office:value-type="float" office:value="2.0508475443829" calcext:value-type="float">
            <text:p>2.0508475443829</text:p>
          </table:table-cell>
          <table:table-cell table:number-columns-repeated="1021"/>
        </table:table-row>
        <table:table-row table:style-name="ro2">
          <table:table-cell office:value-type="float" office:value="0.509999990463256" calcext:value-type="float">
            <text:p>0.509999990463256</text:p>
          </table:table-cell>
          <table:table-cell/>
          <table:table-cell table:formula="of:=[.B30]/[.A41]" office:value-type="float" office:value="1.77941185407848" calcext:value-type="float">
            <text:p>1.77941185407848</text:p>
          </table:table-cell>
          <table:table-cell table:number-columns-repeated="1021"/>
        </table:table-row>
        <table:table-row table:style-name="ro2">
          <table:table-cell office:value-type="float" office:value="0.392500013113021" calcext:value-type="float">
            <text:p>0.392500013113021</text:p>
          </table:table-cell>
          <table:table-cell/>
          <table:table-cell table:formula="of:=[.B30]/[.A42]" office:value-type="float" office:value="2.31210190647538" calcext:value-type="float">
            <text:p>2.3121019064753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5499997138977" calcext:value-type="float">
            <text:p>0.65499997138977</text:p>
          </table:table-cell>
          <table:table-cell office:value-type="float" office:value="0.925000011920929" calcext:value-type="float">
            <text:p>0.925000011920929</text:p>
          </table:table-cell>
          <table:table-cell table:formula="of:=[.B44]/[.A44]" office:value-type="float" office:value="1.41221382034304" calcext:value-type="float">
            <text:p>1.41221382034304</text:p>
          </table:table-cell>
          <table:table-cell table:number-columns-repeated="1021"/>
        </table:table-row>
        <table:table-row table:style-name="ro2">
          <table:table-cell office:value-type="float" office:value="0.485000014305114" calcext:value-type="float">
            <text:p>0.485000014305114</text:p>
          </table:table-cell>
          <table:table-cell/>
          <table:table-cell table:formula="of:=[.B44]/[.A45]" office:value-type="float" office:value="1.90721646317109" calcext:value-type="float">
            <text:p>1.90721646317109</text:p>
          </table:table-cell>
          <table:table-cell table:number-columns-repeated="1021"/>
        </table:table-row>
        <table:table-row table:style-name="ro2">
          <table:table-cell office:value-type="float" office:value="0.469999998807907" calcext:value-type="float">
            <text:p>0.469999998807907</text:p>
          </table:table-cell>
          <table:table-cell/>
          <table:table-cell table:formula="of:=[.B44]/[.A46]" office:value-type="float" office:value="1.96808513673845" calcext:value-type="float">
            <text:p>1.96808513673845</text:p>
          </table:table-cell>
          <table:table-cell table:number-columns-repeated="1021"/>
        </table:table-row>
        <table:table-row table:style-name="ro2">
          <table:table-cell office:value-type="float" office:value="0.482499986886978" calcext:value-type="float">
            <text:p>0.482499986886978</text:p>
          </table:table-cell>
          <table:table-cell/>
          <table:table-cell table:formula="of:=[.B44]/[.A47]" office:value-type="float" office:value="1.9170985224039" calcext:value-type="float">
            <text:p>1.9170985224039</text:p>
          </table:table-cell>
          <table:table-cell table:number-columns-repeated="1021"/>
        </table:table-row>
        <table:table-row table:style-name="ro2">
          <table:table-cell office:value-type="float" office:value="0.452499985694885" calcext:value-type="float">
            <text:p>0.452499985694885</text:p>
          </table:table-cell>
          <table:table-cell/>
          <table:table-cell table:formula="of:=[.B44]/[.A48]" office:value-type="float" office:value="2.04419898599653" calcext:value-type="float">
            <text:p>2.04419898599653</text:p>
          </table:table-cell>
          <table:table-cell table:number-columns-repeated="1021"/>
        </table:table-row>
        <table:table-row table:style-name="ro2">
          <table:table-cell office:value-type="float" office:value="0.427500009536743" calcext:value-type="float">
            <text:p>0.427500009536743</text:p>
          </table:table-cell>
          <table:table-cell/>
          <table:table-cell table:formula="of:=[.B44]/[.A49]" office:value-type="float" office:value="2.16374266967455" calcext:value-type="float">
            <text:p>2.16374266967455</text:p>
          </table:table-cell>
          <table:table-cell table:number-columns-repeated="1021"/>
        </table:table-row>
        <table:table-row table:style-name="ro2">
          <table:table-cell office:value-type="float" office:value="0.414999991655349" calcext:value-type="float">
            <text:p>0.414999991655349</text:p>
          </table:table-cell>
          <table:table-cell/>
          <table:table-cell table:formula="of:=[.B44]/[.A50]" office:value-type="float" office:value="2.22891573619386" calcext:value-type="float">
            <text:p>2.22891573619386</text:p>
          </table:table-cell>
          <table:table-cell table:number-columns-repeated="1021"/>
        </table:table-row>
        <table:table-row table:style-name="ro2">
          <table:table-cell office:value-type="float" office:value="0.492500007152557" calcext:value-type="float">
            <text:p>0.492500007152557</text:p>
          </table:table-cell>
          <table:table-cell/>
          <table:table-cell table:formula="of:=[.B44]/[.A51]" office:value-type="float" office:value="1.8781725857608" calcext:value-type="float">
            <text:p>1.8781725857608</text:p>
          </table:table-cell>
          <table:table-cell table:number-columns-repeated="1021"/>
        </table:table-row>
        <table:table-row table:style-name="ro2">
          <table:table-cell office:value-type="float" office:value="0.455000013113021" calcext:value-type="float">
            <text:p>0.455000013113021</text:p>
          </table:table-cell>
          <table:table-cell/>
          <table:table-cell table:formula="of:=[.B44]/[.A52]" office:value-type="float" office:value="2.03296700057712" calcext:value-type="float">
            <text:p>2.03296700057712</text:p>
          </table:table-cell>
          <table:table-cell table:number-columns-repeated="1021"/>
        </table:table-row>
        <table:table-row table:style-name="ro2">
          <table:table-cell office:value-type="float" office:value="0.457500010728836" calcext:value-type="float">
            <text:p>0.457500010728836</text:p>
          </table:table-cell>
          <table:table-cell/>
          <table:table-cell table:formula="of:=[.B44]/[.A53]" office:value-type="float" office:value="2.02185790213934" calcext:value-type="float">
            <text:p>2.02185790213934</text:p>
          </table:table-cell>
          <table:table-cell table:number-columns-repeated="1021"/>
        </table:table-row>
        <table:table-row table:style-name="ro2">
          <table:table-cell office:value-type="float" office:value="0.452499985694885" calcext:value-type="float">
            <text:p>0.452499985694885</text:p>
          </table:table-cell>
          <table:table-cell/>
          <table:table-cell table:formula="of:=[.B44]/[.A54]" office:value-type="float" office:value="2.04419898599653" calcext:value-type="float">
            <text:p>2.04419898599653</text:p>
          </table:table-cell>
          <table:table-cell table:number-columns-repeated="1021"/>
        </table:table-row>
        <table:table-row table:style-name="ro2">
          <table:table-cell office:value-type="float" office:value="0.5625" calcext:value-type="float">
            <text:p>0.5625</text:p>
          </table:table-cell>
          <table:table-cell/>
          <table:table-cell table:formula="of:=[.B44]/[.A55]" office:value-type="float" office:value="1.64444446563721" calcext:value-type="float">
            <text:p>1.64444446563721</text:p>
          </table:table-cell>
          <table:table-cell table:number-columns-repeated="1021"/>
        </table:table-row>
        <table:table-row table:style-name="ro2">
          <table:table-cell office:value-type="float" office:value="0.472499996423721" calcext:value-type="float">
            <text:p>0.472499996423721</text:p>
          </table:table-cell>
          <table:table-cell/>
          <table:table-cell table:formula="of:=[.B44]/[.A56]" office:value-type="float" office:value="1.95767199771875" calcext:value-type="float">
            <text:p>1.957671997718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5000011920929" calcext:value-type="float">
            <text:p>0.675000011920929</text:p>
          </table:table-cell>
          <table:table-cell office:value-type="float" office:value="0.927500009536743" calcext:value-type="float">
            <text:p>0.927500009536743</text:p>
          </table:table-cell>
          <table:table-cell table:formula="of:=[.B58]/[.A58]" office:value-type="float" office:value="1.37407406393556" calcext:value-type="float">
            <text:p>1.37407406393556</text:p>
          </table:table-cell>
          <table:table-cell table:number-columns-repeated="1021"/>
        </table:table-row>
        <table:table-row table:style-name="ro2">
          <table:table-cell office:value-type="float" office:value="0.414999991655349" calcext:value-type="float">
            <text:p>0.414999991655349</text:p>
          </table:table-cell>
          <table:table-cell/>
          <table:table-cell table:formula="of:=[.B58]/[.A59]" office:value-type="float" office:value="2.23493982695551" calcext:value-type="float">
            <text:p>2.23493982695551</text:p>
          </table:table-cell>
          <table:table-cell table:number-columns-repeated="1021"/>
        </table:table-row>
        <table:table-row table:style-name="ro2">
          <table:table-cell office:value-type="float" office:value="0.430000007152557" calcext:value-type="float">
            <text:p>0.430000007152557</text:p>
          </table:table-cell>
          <table:table-cell/>
          <table:table-cell table:formula="of:=[.B58]/[.A60]" office:value-type="float" office:value="2.15697673048568" calcext:value-type="float">
            <text:p>2.15697673048568</text:p>
          </table:table-cell>
          <table:table-cell table:number-columns-repeated="1021"/>
        </table:table-row>
        <table:table-row table:style-name="ro2">
          <table:table-cell office:value-type="float" office:value="0.432500004768371" calcext:value-type="float">
            <text:p>0.432500004768371</text:p>
          </table:table-cell>
          <table:table-cell/>
          <table:table-cell table:formula="of:=[.B58]/[.A61]" office:value-type="float" office:value="2.14450866892701" calcext:value-type="float">
            <text:p>2.14450866892701</text:p>
          </table:table-cell>
          <table:table-cell table:number-columns-repeated="1021"/>
        </table:table-row>
        <table:table-row table:style-name="ro2">
          <table:table-cell office:value-type="float" office:value="0.449999988079071" calcext:value-type="float">
            <text:p>0.449999988079071</text:p>
          </table:table-cell>
          <table:table-cell/>
          <table:table-cell table:formula="of:=[.B58]/[.A62]" office:value-type="float" office:value="2.06111118690467" calcext:value-type="float">
            <text:p>2.06111118690467</text:p>
          </table:table-cell>
          <table:table-cell table:number-columns-repeated="1021"/>
        </table:table-row>
        <table:table-row table:style-name="ro2">
          <table:table-cell office:value-type="float" office:value="0.379999995231628" calcext:value-type="float">
            <text:p>0.379999995231628</text:p>
          </table:table-cell>
          <table:table-cell/>
          <table:table-cell table:formula="of:=[.B58]/[.A63]" office:value-type="float" office:value="2.44078952940878" calcext:value-type="float">
            <text:p>2.44078952940878</text:p>
          </table:table-cell>
          <table:table-cell table:number-columns-repeated="1021"/>
        </table:table-row>
        <table:table-row table:style-name="ro2">
          <table:table-cell office:value-type="float" office:value="0.455000013113021" calcext:value-type="float">
            <text:p>0.455000013113021</text:p>
          </table:table-cell>
          <table:table-cell/>
          <table:table-cell table:formula="of:=[.B58]/[.A64]" office:value-type="float" office:value="2.03846150067331" calcext:value-type="float">
            <text:p>2.03846150067331</text:p>
          </table:table-cell>
          <table:table-cell table:number-columns-repeated="1021"/>
        </table:table-row>
        <table:table-row table:style-name="ro2">
          <table:table-cell office:value-type="float" office:value="0.495000004768371" calcext:value-type="float">
            <text:p>0.495000004768371</text:p>
          </table:table-cell>
          <table:table-cell/>
          <table:table-cell table:formula="of:=[.B58]/[.A65]" office:value-type="float" office:value="1.87373737495367" calcext:value-type="float">
            <text:p>1.87373737495367</text:p>
          </table:table-cell>
          <table:table-cell table:number-columns-repeated="1021"/>
        </table:table-row>
        <table:table-row table:style-name="ro2">
          <table:table-cell office:value-type="float" office:value="0.46000000834465" calcext:value-type="float">
            <text:p>0.46000000834465</text:p>
          </table:table-cell>
          <table:table-cell/>
          <table:table-cell table:formula="of:=[.B58]/[.A66]" office:value-type="float" office:value="2.01630433198128" calcext:value-type="float">
            <text:p>2.01630433198128</text:p>
          </table:table-cell>
          <table:table-cell table:number-columns-repeated="1021"/>
        </table:table-row>
        <table:table-row table:style-name="ro2">
          <table:table-cell office:value-type="float" office:value="0.432500004768371" calcext:value-type="float">
            <text:p>0.432500004768371</text:p>
          </table:table-cell>
          <table:table-cell/>
          <table:table-cell table:formula="of:=[.B58]/[.A67]" office:value-type="float" office:value="2.14450866892701" calcext:value-type="float">
            <text:p>2.14450866892701</text:p>
          </table:table-cell>
          <table:table-cell table:number-columns-repeated="1021"/>
        </table:table-row>
        <table:table-row table:style-name="ro2">
          <table:table-cell office:value-type="float" office:value="0.435000002384185" calcext:value-type="float">
            <text:p>0.435000002384185</text:p>
          </table:table-cell>
          <table:table-cell/>
          <table:table-cell table:formula="of:=[.B58]/[.A68]" office:value-type="float" office:value="2.13218391828327" calcext:value-type="float">
            <text:p>2.13218391828327</text:p>
          </table:table-cell>
          <table:table-cell table:number-columns-repeated="1021"/>
        </table:table-row>
        <table:table-row table:style-name="ro2">
          <table:table-cell office:value-type="float" office:value="0.522499978542327" calcext:value-type="float">
            <text:p>0.522499978542327</text:p>
          </table:table-cell>
          <table:table-cell/>
          <table:table-cell table:formula="of:=[.B58]/[.A69]" office:value-type="float" office:value="1.77511970837642" calcext:value-type="float">
            <text:p>1.77511970837642</text:p>
          </table:table-cell>
          <table:table-cell table:number-columns-repeated="1021"/>
        </table:table-row>
        <table:table-row table:style-name="ro2">
          <table:table-cell office:value-type="float" office:value="0.39750000834465" calcext:value-type="float">
            <text:p>0.39750000834465</text:p>
          </table:table-cell>
          <table:table-cell/>
          <table:table-cell table:formula="of:=[.B58]/[.A70]" office:value-type="float" office:value="2.33333330834187" calcext:value-type="float">
            <text:p>2.33333330834187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2_reset.C1:b02_reset.C1048576">
            <calcext:condition calcext:apply-style-name="Good" calcext:value="&gt;1" calcext:base-cell-address="b02_reset.C1"/>
          </calcext:conditional-format>
          <calcext:conditional-format calcext:target-range-address="b02_reset.H2:b02_reset.H14">
            <calcext:condition calcext:apply-style-name="Good" calcext:value="&gt;1" calcext:base-cell-address="b02_reset.H2"/>
          </calcext:conditional-format>
        </calcext:conditional-formats>
      </table:table>
      <table:table table:name="b04_reset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71515214443206" calcext:value-type="float">
            <text:p>0.871515214443206</text:p>
          </table:table-cell>
          <table:table-cell office:value-type="float" office:value="0.971969664096832" calcext:value-type="float">
            <text:p>0.971969664096832</text:p>
          </table:table-cell>
          <table:table-cell table:formula="of:=[.B2]/[.A2]" office:value-type="float" office:value="1.11526413766374" calcext:value-type="float">
            <text:p>1.1152641376637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7" table:formula="of:=SUM([.C2];[.C16];[.C30];[.C44];[.C58])/5" office:value-type="float" office:value="1.11170917301975" calcext:value-type="float">
            <text:p>1.11170917301975</text:p>
          </table:table-cell>
          <table:table-cell table:number-columns-repeated="1016"/>
        </table:table-row>
        <table:table-row table:style-name="ro2">
          <table:table-cell office:value-type="float" office:value="0.967121183872222" calcext:value-type="float">
            <text:p>0.967121183872222</text:p>
          </table:table-cell>
          <table:table-cell/>
          <table:table-cell table:formula="of:=[.B2]/[.A3]" office:value-type="float" office:value="1.00501331198764" calcext:value-type="float">
            <text:p>1.0050133119876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7" table:formula="of:=SUM([.C3];[.C17];[.C31];[.C45];[.C59])/5" office:value-type="float" office:value="0.998017966182833" calcext:value-type="float">
            <text:p>0.998017966182833</text:p>
          </table:table-cell>
          <table:table-cell table:number-columns-repeated="1016"/>
        </table:table-row>
        <table:table-row table:style-name="ro2">
          <table:table-cell office:value-type="float" office:value="0.956666588783264" calcext:value-type="float">
            <text:p>0.956666588783264</text:p>
          </table:table-cell>
          <table:table-cell/>
          <table:table-cell table:formula="of:=[.B2]/[.A4]" office:value-type="float" office:value="1.01599624727464" calcext:value-type="float">
            <text:p>1.0159962472746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7" table:formula="of:=SUM([.C4];[.C18];[.C32];[.C46];[.C60])/5" office:value-type="float" office:value="1.01300326981161" calcext:value-type="float">
            <text:p>1.01300326981161</text:p>
          </table:table-cell>
          <table:table-cell table:number-columns-repeated="1016"/>
        </table:table-row>
        <table:table-row table:style-name="ro2">
          <table:table-cell office:value-type="float" office:value="0.982424139976501" calcext:value-type="float">
            <text:p>0.982424139976501</text:p>
          </table:table-cell>
          <table:table-cell/>
          <table:table-cell table:formula="of:=[.B2]/[.A5]" office:value-type="float" office:value="0.989358490437827" calcext:value-type="float">
            <text:p>0.98935849043782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7" table:formula="of:=SUM([.C5];[.C19];[.C33];[.C47];[.C61])/5" office:value-type="float" office:value="0.984034379662974" calcext:value-type="float">
            <text:p>0.984034379662974</text:p>
          </table:table-cell>
          <table:table-cell table:number-columns-repeated="1016"/>
        </table:table-row>
        <table:table-row table:style-name="ro2">
          <table:table-cell office:value-type="float" office:value="0.970908939838409" calcext:value-type="float">
            <text:p>0.970908939838409</text:p>
          </table:table-cell>
          <table:table-cell/>
          <table:table-cell table:formula="of:=[.B2]/[.A6]" office:value-type="float" office:value="1.00109250642867" calcext:value-type="float">
            <text:p>1.0010925064286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7" table:formula="of:=SUM([.C6];[.C20];[.C34];[.C48];[.C62])/5" office:value-type="float" office:value="0.996426333733824" calcext:value-type="float">
            <text:p>0.996426333733824</text:p>
          </table:table-cell>
          <table:table-cell table:number-columns-repeated="1016"/>
        </table:table-row>
        <table:table-row table:style-name="ro2">
          <table:table-cell office:value-type="float" office:value="0.97378784418106" calcext:value-type="float">
            <text:p>0.97378784418106</text:p>
          </table:table-cell>
          <table:table-cell/>
          <table:table-cell table:formula="of:=[.B2]/[.A7]" office:value-type="float" office:value="0.998132878639744" calcext:value-type="float">
            <text:p>0.99813287863974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7" table:formula="of:=SUM([.C7];[.C21];[.C35];[.C49];[.C63])/5" office:value-type="float" office:value="0.998353161467507" calcext:value-type="float">
            <text:p>0.998353161467507</text:p>
          </table:table-cell>
          <table:table-cell table:number-columns-repeated="1016"/>
        </table:table-row>
        <table:table-row table:style-name="ro2">
          <table:table-cell office:value-type="float" office:value="0.96515142917633" calcext:value-type="float">
            <text:p>0.96515142917633</text:p>
          </table:table-cell>
          <table:table-cell/>
          <table:table-cell table:formula="of:=[.B2]/[.A8]" office:value-type="float" office:value="1.00706441985619" calcext:value-type="float">
            <text:p>1.00706441985619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7" table:formula="of:=SUM([.C8];[.C22];[.C36];[.C50];[.C64])/5" office:value-type="float" office:value="1.0007680428313" calcext:value-type="float">
            <text:p>1.0007680428313</text:p>
          </table:table-cell>
          <table:table-cell table:number-columns-repeated="1016"/>
        </table:table-row>
        <table:table-row table:style-name="ro2">
          <table:table-cell office:value-type="float" office:value="0.96742433309555" calcext:value-type="float">
            <text:p>0.96742433309555</text:p>
          </table:table-cell>
          <table:table-cell/>
          <table:table-cell table:formula="of:=[.B2]/[.A9]" office:value-type="float" office:value="1.00469838399323" calcext:value-type="float">
            <text:p>1.0046983839932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7" table:formula="of:=SUM([.C9];[.C23];[.C37];[.C51];[.C65])/5" office:value-type="float" office:value="1.00720883388315" calcext:value-type="float">
            <text:p>1.00720883388315</text:p>
          </table:table-cell>
          <table:table-cell table:number-columns-repeated="1016"/>
        </table:table-row>
        <table:table-row table:style-name="ro2">
          <table:table-cell office:value-type="float" office:value="0.978181779384613" calcext:value-type="float">
            <text:p>0.978181779384613</text:p>
          </table:table-cell>
          <table:table-cell/>
          <table:table-cell table:formula="of:=[.B2]/[.A10]" office:value-type="float" office:value="0.993649324268042" calcext:value-type="float">
            <text:p>0.99364932426804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7" table:formula="of:=SUM([.C10];[.C24];[.C38];[.C52];[.C66])/5" office:value-type="float" office:value="0.996438826423507" calcext:value-type="float">
            <text:p>0.996438826423507</text:p>
          </table:table-cell>
          <table:table-cell table:number-columns-repeated="1016"/>
        </table:table-row>
        <table:table-row table:style-name="ro2">
          <table:table-cell office:value-type="float" office:value="0.968787789344787" calcext:value-type="float">
            <text:p>0.968787789344787</text:p>
          </table:table-cell>
          <table:table-cell/>
          <table:table-cell table:formula="of:=[.B2]/[.A11]" office:value-type="float" office:value="1.00328438775451" calcext:value-type="float">
            <text:p>1.0032843877545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7" table:formula="of:=SUM([.C11];[.C25];[.C39];[.C53];[.C67])/5" office:value-type="float" office:value="0.997368321033961" calcext:value-type="float">
            <text:p>0.997368321033961</text:p>
          </table:table-cell>
          <table:table-cell table:number-columns-repeated="1016"/>
        </table:table-row>
        <table:table-row table:style-name="ro2">
          <table:table-cell office:value-type="float" office:value="0.9713636636734" calcext:value-type="float">
            <text:p>0.9713636636734</text:p>
          </table:table-cell>
          <table:table-cell/>
          <table:table-cell table:formula="of:=[.B2]/[.A12]" office:value-type="float" office:value="1.00062386565001" calcext:value-type="float">
            <text:p>1.0006238656500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7" table:formula="of:=SUM([.C12];[.C26];[.C40];[.C54];[.C68])/5" office:value-type="float" office:value="1.00007075183085" calcext:value-type="float">
            <text:p>1.00007075183085</text:p>
          </table:table-cell>
          <table:table-cell table:number-columns-repeated="1016"/>
        </table:table-row>
        <table:table-row table:style-name="ro2">
          <table:table-cell office:value-type="float" office:value="0.799393892288208" calcext:value-type="float">
            <text:p>0.799393892288208</text:p>
          </table:table-cell>
          <table:table-cell/>
          <table:table-cell table:formula="of:=[.B2]/[.A13]" office:value-type="float" office:value="1.21588327540837" calcext:value-type="float">
            <text:p>1.21588327540837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7" table:formula="of:=SUM([.C13];[.C27];[.C41];[.C55];[.C69])/5" office:value-type="float" office:value="1.20741077022246" calcext:value-type="float">
            <text:p>1.20741077022246</text:p>
          </table:table-cell>
          <table:table-cell table:number-columns-repeated="1016"/>
        </table:table-row>
        <table:table-row table:style-name="ro2">
          <table:table-cell office:value-type="float" office:value="0.984545469284057" calcext:value-type="float">
            <text:p>0.984545469284057</text:p>
          </table:table-cell>
          <table:table-cell/>
          <table:table-cell table:formula="of:=[.B2]/[.A14]" office:value-type="float" office:value="0.987226790859776" calcext:value-type="float">
            <text:p>0.987226790859776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7" table:formula="of:=SUM([.C14];[.C28];[.C42];[.C56];[.C70])/5" office:value-type="float" office:value="0.985667080634893" calcext:value-type="float">
            <text:p>0.98566708063489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6969754695892" calcext:value-type="float">
            <text:p>0.876969754695892</text:p>
          </table:table-cell>
          <table:table-cell office:value-type="float" office:value="0.967575669288635" calcext:value-type="float">
            <text:p>0.967575669288635</text:p>
          </table:table-cell>
          <table:table-cell table:formula="of:=[.B16]/[.A16]" office:value-type="float" office:value="1.10331703471822" calcext:value-type="float">
            <text:p>1.10331703471822</text:p>
          </table:table-cell>
          <table:table-cell table:number-columns-repeated="1021"/>
        </table:table-row>
        <table:table-row table:style-name="ro2">
          <table:table-cell office:value-type="float" office:value="0.972575783729553" calcext:value-type="float">
            <text:p>0.972575783729553</text:p>
          </table:table-cell>
          <table:table-cell/>
          <table:table-cell table:formula="of:=[.B16]/[.A17]" office:value-type="float" office:value="0.994858894777594" calcext:value-type="float">
            <text:p>0.994858894777594</text:p>
          </table:table-cell>
          <table:table-cell table:number-columns-repeated="1021"/>
        </table:table-row>
        <table:table-row table:style-name="ro2">
          <table:table-cell office:value-type="float" office:value="0.958787739276886" calcext:value-type="float">
            <text:p>0.958787739276886</text:p>
          </table:table-cell>
          <table:table-cell/>
          <table:table-cell table:formula="of:=[.B16]/[.A18]" office:value-type="float" office:value="1.00916566790724" calcext:value-type="float">
            <text:p>1.00916566790724</text:p>
          </table:table-cell>
          <table:table-cell table:number-columns-repeated="1021"/>
        </table:table-row>
        <table:table-row table:style-name="ro2">
          <table:table-cell office:value-type="float" office:value="0.985000014305114" calcext:value-type="float">
            <text:p>0.985000014305114</text:p>
          </table:table-cell>
          <table:table-cell/>
          <table:table-cell table:formula="of:=[.B16]/[.A19]" office:value-type="float" office:value="0.982310309884847" calcext:value-type="float">
            <text:p>0.982310309884847</text:p>
          </table:table-cell>
          <table:table-cell table:number-columns-repeated="1021"/>
        </table:table-row>
        <table:table-row table:style-name="ro2">
          <table:table-cell office:value-type="float" office:value="0.974848508834838" calcext:value-type="float">
            <text:p>0.974848508834838</text:p>
          </table:table-cell>
          <table:table-cell/>
          <table:table-cell table:formula="of:=[.B16]/[.A20]" office:value-type="float" office:value="0.992539518212019" calcext:value-type="float">
            <text:p>0.992539518212019</text:p>
          </table:table-cell>
          <table:table-cell table:number-columns-repeated="1021"/>
        </table:table-row>
        <table:table-row table:style-name="ro2">
          <table:table-cell office:value-type="float" office:value="0.974696934223175" calcext:value-type="float">
            <text:p>0.974696934223175</text:p>
          </table:table-cell>
          <table:table-cell/>
          <table:table-cell table:formula="of:=[.B16]/[.A21]" office:value-type="float" office:value="0.992693867514608" calcext:value-type="float">
            <text:p>0.992693867514608</text:p>
          </table:table-cell>
          <table:table-cell table:number-columns-repeated="1021"/>
        </table:table-row>
        <table:table-row table:style-name="ro2">
          <table:table-cell office:value-type="float" office:value="0.96348488330841" calcext:value-type="float">
            <text:p>0.96348488330841</text:p>
          </table:table-cell>
          <table:table-cell/>
          <table:table-cell table:formula="of:=[.B16]/[.A22]" office:value-type="float" office:value="1.00424582269125" calcext:value-type="float">
            <text:p>1.00424582269125</text:p>
          </table:table-cell>
          <table:table-cell table:number-columns-repeated="1021"/>
        </table:table-row>
        <table:table-row table:style-name="ro2">
          <table:table-cell office:value-type="float" office:value="0.963636338710784" calcext:value-type="float">
            <text:p>0.963636338710784</text:p>
          </table:table-cell>
          <table:table-cell/>
          <table:table-cell table:formula="of:=[.B16]/[.A23]" office:value-type="float" office:value="1.00408798466766" calcext:value-type="float">
            <text:p>1.00408798466766</text:p>
          </table:table-cell>
          <table:table-cell table:number-columns-repeated="1021"/>
        </table:table-row>
        <table:table-row table:style-name="ro2">
          <table:table-cell office:value-type="float" office:value="0.971666634082794" calcext:value-type="float">
            <text:p>0.971666634082794</text:p>
          </table:table-cell>
          <table:table-cell/>
          <table:table-cell table:formula="of:=[.B16]/[.A24]" office:value-type="float" office:value="0.995789744496042" calcext:value-type="float">
            <text:p>0.995789744496042</text:p>
          </table:table-cell>
          <table:table-cell table:number-columns-repeated="1021"/>
        </table:table-row>
        <table:table-row table:style-name="ro2">
          <table:table-cell office:value-type="float" office:value="0.967272639274597" calcext:value-type="float">
            <text:p>0.967272639274597</text:p>
          </table:table-cell>
          <table:table-cell/>
          <table:table-cell table:formula="of:=[.B16]/[.A25]" office:value-type="float" office:value="1.00031328293775" calcext:value-type="float">
            <text:p>1.00031328293775</text:p>
          </table:table-cell>
          <table:table-cell table:number-columns-repeated="1021"/>
        </table:table-row>
        <table:table-row table:style-name="ro2">
          <table:table-cell office:value-type="float" office:value="0.962272703647613" calcext:value-type="float">
            <text:p>0.962272703647613</text:p>
          </table:table-cell>
          <table:table-cell/>
          <table:table-cell table:formula="of:=[.B16]/[.A26]" office:value-type="float" office:value="1.00551087609668" calcext:value-type="float">
            <text:p>1.00551087609668</text:p>
          </table:table-cell>
          <table:table-cell table:number-columns-repeated="1021"/>
        </table:table-row>
        <table:table-row table:style-name="ro2">
          <table:table-cell office:value-type="float" office:value="0.805454492568969" calcext:value-type="float">
            <text:p>0.805454492568969</text:p>
          </table:table-cell>
          <table:table-cell/>
          <table:table-cell table:formula="of:=[.B16]/[.A27]" office:value-type="float" office:value="1.20127912652469" calcext:value-type="float">
            <text:p>1.20127912652469</text:p>
          </table:table-cell>
          <table:table-cell table:number-columns-repeated="1021"/>
        </table:table-row>
        <table:table-row table:style-name="ro2">
          <table:table-cell office:value-type="float" office:value="0.982121229171752" calcext:value-type="float">
            <text:p>0.982121229171752</text:p>
          </table:table-cell>
          <table:table-cell/>
          <table:table-cell table:formula="of:=[.B16]/[.A28]" office:value-type="float" office:value="0.985189649249937" calcext:value-type="float">
            <text:p>0.9851896492499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2575759887695" calcext:value-type="float">
            <text:p>0.872575759887695</text:p>
          </table:table-cell>
          <table:table-cell office:value-type="float" office:value="0.972424149513244" calcext:value-type="float">
            <text:p>0.972424149513244</text:p>
          </table:table-cell>
          <table:table-cell table:formula="of:=[.B30]/[.A30]" office:value-type="float" office:value="1.11442947903847" calcext:value-type="float">
            <text:p>1.11442947903847</text:p>
          </table:table-cell>
          <table:table-cell table:number-columns-repeated="1021"/>
        </table:table-row>
        <table:table-row table:style-name="ro2">
          <table:table-cell office:value-type="float" office:value="0.968939363956451" calcext:value-type="float">
            <text:p>0.968939363956451</text:p>
          </table:table-cell>
          <table:table-cell/>
          <table:table-cell table:formula="of:=[.B30]/[.A31]" office:value-type="float" office:value="1.00359649497835" calcext:value-type="float">
            <text:p>1.00359649497835</text:p>
          </table:table-cell>
          <table:table-cell table:number-columns-repeated="1021"/>
        </table:table-row>
        <table:table-row table:style-name="ro2">
          <table:table-cell office:value-type="float" office:value="0.951515138149261" calcext:value-type="float">
            <text:p>0.951515138149261</text:p>
          </table:table-cell>
          <table:table-cell/>
          <table:table-cell table:formula="of:=[.B30]/[.A32]" office:value-type="float" office:value="1.02197443900331" calcext:value-type="float">
            <text:p>1.02197443900331</text:p>
          </table:table-cell>
          <table:table-cell table:number-columns-repeated="1021"/>
        </table:table-row>
        <table:table-row table:style-name="ro2">
          <table:table-cell office:value-type="float" office:value="0.984545350074768" calcext:value-type="float">
            <text:p>0.984545350074768</text:p>
          </table:table-cell>
          <table:table-cell/>
          <table:table-cell table:formula="of:=[.B30]/[.A33]" office:value-type="float" office:value="0.98768852997924" calcext:value-type="float">
            <text:p>0.98768852997924</text:p>
          </table:table-cell>
          <table:table-cell table:number-columns-repeated="1021"/>
        </table:table-row>
        <table:table-row table:style-name="ro2">
          <table:table-cell office:value-type="float" office:value="0.969848453998565" calcext:value-type="float">
            <text:p>0.969848453998565</text:p>
          </table:table-cell>
          <table:table-cell/>
          <table:table-cell table:formula="of:=[.B30]/[.A34]" office:value-type="float" office:value="1.00265577111977" calcext:value-type="float">
            <text:p>1.00265577111977</text:p>
          </table:table-cell>
          <table:table-cell table:number-columns-repeated="1021"/>
        </table:table-row>
        <table:table-row table:style-name="ro2">
          <table:table-cell office:value-type="float" office:value="0.969696938991546" calcext:value-type="float">
            <text:p>0.969696938991546</text:p>
          </table:table-cell>
          <table:table-cell/>
          <table:table-cell table:formula="of:=[.B30]/[.A35]" office:value-type="float" office:value="1.00281243593956" calcext:value-type="float">
            <text:p>1.00281243593956</text:p>
          </table:table-cell>
          <table:table-cell table:number-columns-repeated="1021"/>
        </table:table-row>
        <table:table-row table:style-name="ro2">
          <table:table-cell office:value-type="float" office:value="0.969242393970489" calcext:value-type="float">
            <text:p>0.969242393970489</text:p>
          </table:table-cell>
          <table:table-cell/>
          <table:table-cell table:formula="of:=[.B30]/[.A36]" office:value-type="float" office:value="1.00328272428295" calcext:value-type="float">
            <text:p>1.00328272428295</text:p>
          </table:table-cell>
          <table:table-cell table:number-columns-repeated="1021"/>
        </table:table-row>
        <table:table-row table:style-name="ro2">
          <table:table-cell office:value-type="float" office:value="0.959848463535308" calcext:value-type="float">
            <text:p>0.959848463535308</text:p>
          </table:table-cell>
          <table:table-cell/>
          <table:table-cell table:formula="of:=[.B30]/[.A37]" office:value-type="float" office:value="1.01310174100984" calcext:value-type="float">
            <text:p>1.01310174100984</text:p>
          </table:table-cell>
          <table:table-cell table:number-columns-repeated="1021"/>
        </table:table-row>
        <table:table-row table:style-name="ro2">
          <table:table-cell office:value-type="float" office:value="0.976515054702758" calcext:value-type="float">
            <text:p>0.976515054702758</text:p>
          </table:table-cell>
          <table:table-cell/>
          <table:table-cell table:formula="of:=[.B30]/[.A38]" office:value-type="float" office:value="0.995810709553516" calcext:value-type="float">
            <text:p>0.995810709553516</text:p>
          </table:table-cell>
          <table:table-cell table:number-columns-repeated="1021"/>
        </table:table-row>
        <table:table-row table:style-name="ro2">
          <table:table-cell office:value-type="float" office:value="0.970909059047699" calcext:value-type="float">
            <text:p>0.970909059047699</text:p>
          </table:table-cell>
          <table:table-cell/>
          <table:table-cell table:formula="of:=[.B30]/[.A39]" office:value-type="float" office:value="1.00156048648576" calcext:value-type="float">
            <text:p>1.00156048648576</text:p>
          </table:table-cell>
          <table:table-cell table:number-columns-repeated="1021"/>
        </table:table-row>
        <table:table-row table:style-name="ro2">
          <table:table-cell office:value-type="float" office:value="0.966060638427734" calcext:value-type="float">
            <text:p>0.966060638427734</text:p>
          </table:table-cell>
          <table:table-cell/>
          <table:table-cell table:formula="of:=[.B30]/[.A40]" office:value-type="float" office:value="1.00658707210747" calcext:value-type="float">
            <text:p>1.00658707210747</text:p>
          </table:table-cell>
          <table:table-cell table:number-columns-repeated="1021"/>
        </table:table-row>
        <table:table-row table:style-name="ro2">
          <table:table-cell office:value-type="float" office:value="0.805757701396942" calcext:value-type="float">
            <text:p>0.805757701396942</text:p>
          </table:table-cell>
          <table:table-cell/>
          <table:table-cell table:formula="of:=[.B30]/[.A41]" office:value-type="float" office:value="1.20684437496204" calcext:value-type="float">
            <text:p>1.20684437496204</text:p>
          </table:table-cell>
          <table:table-cell table:number-columns-repeated="1021"/>
        </table:table-row>
        <table:table-row table:style-name="ro2">
          <table:table-cell office:value-type="float" office:value="0.983787775039672" calcext:value-type="float">
            <text:p>0.983787775039672</text:p>
          </table:table-cell>
          <table:table-cell/>
          <table:table-cell table:formula="of:=[.B30]/[.A42]" office:value-type="float" office:value="0.988449108827389" calcext:value-type="float">
            <text:p>0.98844910882738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65909099578857" calcext:value-type="float">
            <text:p>0.865909099578857</text:p>
          </table:table-cell>
          <table:table-cell office:value-type="float" office:value="0.966060638427734" calcext:value-type="float">
            <text:p>0.966060638427734</text:p>
          </table:table-cell>
          <table:table-cell table:formula="of:=[.B44]/[.A44]" office:value-type="float" office:value="1.1156605686412" calcext:value-type="float">
            <text:p>1.1156605686412</text:p>
          </table:table-cell>
          <table:table-cell table:number-columns-repeated="1021"/>
        </table:table-row>
        <table:table-row table:style-name="ro2">
          <table:table-cell office:value-type="float" office:value="0.970606088638305" calcext:value-type="float">
            <text:p>0.970606088638305</text:p>
          </table:table-cell>
          <table:table-cell/>
          <table:table-cell table:formula="of:=[.B44]/[.A45]" office:value-type="float" office:value="0.995316895016651" calcext:value-type="float">
            <text:p>0.995316895016651</text:p>
          </table:table-cell>
          <table:table-cell table:number-columns-repeated="1021"/>
        </table:table-row>
        <table:table-row table:style-name="ro2">
          <table:table-cell office:value-type="float" office:value="0.949090898036956" calcext:value-type="float">
            <text:p>0.949090898036956</text:p>
          </table:table-cell>
          <table:table-cell/>
          <table:table-cell table:formula="of:=[.B44]/[.A46]" office:value-type="float" office:value="1.01787999487286" calcext:value-type="float">
            <text:p>1.01787999487286</text:p>
          </table:table-cell>
          <table:table-cell table:number-columns-repeated="1021"/>
        </table:table-row>
        <table:table-row table:style-name="ro2">
          <table:table-cell office:value-type="float" office:value="0.985302984714508" calcext:value-type="float">
            <text:p>0.985302984714508</text:p>
          </table:table-cell>
          <table:table-cell/>
          <table:table-cell table:formula="of:=[.B44]/[.A47]" office:value-type="float" office:value="0.980470630267755" calcext:value-type="float">
            <text:p>0.980470630267755</text:p>
          </table:table-cell>
          <table:table-cell table:number-columns-repeated="1021"/>
        </table:table-row>
        <table:table-row table:style-name="ro2">
          <table:table-cell office:value-type="float" office:value="0.975000023841857" calcext:value-type="float">
            <text:p>0.975000023841857</text:p>
          </table:table-cell>
          <table:table-cell/>
          <table:table-cell table:formula="of:=[.B44]/[.A48]" office:value-type="float" office:value="0.99083139979946" calcext:value-type="float">
            <text:p>0.99083139979946</text:p>
          </table:table-cell>
          <table:table-cell table:number-columns-repeated="1021"/>
        </table:table-row>
        <table:table-row table:style-name="ro2">
          <table:table-cell office:value-type="float" office:value="0.968939363956451" calcext:value-type="float">
            <text:p>0.968939363956451</text:p>
          </table:table-cell>
          <table:table-cell/>
          <table:table-cell table:formula="of:=[.B44]/[.A49]" office:value-type="float" office:value="0.997028993107513" calcext:value-type="float">
            <text:p>0.997028993107513</text:p>
          </table:table-cell>
          <table:table-cell table:number-columns-repeated="1021"/>
        </table:table-row>
        <table:table-row table:style-name="ro2">
          <table:table-cell office:value-type="float" office:value="0.973030269145965" calcext:value-type="float">
            <text:p>0.973030269145965</text:p>
          </table:table-cell>
          <table:table-cell/>
          <table:table-cell table:formula="of:=[.B44]/[.A50]" office:value-type="float" office:value="0.992837190230117" calcext:value-type="float">
            <text:p>0.992837190230117</text:p>
          </table:table-cell>
          <table:table-cell table:number-columns-repeated="1021"/>
        </table:table-row>
        <table:table-row table:style-name="ro2">
          <table:table-cell office:value-type="float" office:value="0.952575743198394" calcext:value-type="float">
            <text:p>0.952575743198394</text:p>
          </table:table-cell>
          <table:table-cell/>
          <table:table-cell table:formula="of:=[.B44]/[.A51]" office:value-type="float" office:value="1.01415624460902" calcext:value-type="float">
            <text:p>1.01415624460902</text:p>
          </table:table-cell>
          <table:table-cell table:number-columns-repeated="1021"/>
        </table:table-row>
        <table:table-row table:style-name="ro2">
          <table:table-cell office:value-type="float" office:value="0.96196961402893" calcext:value-type="float">
            <text:p>0.96196961402893</text:p>
          </table:table-cell>
          <table:table-cell/>
          <table:table-cell table:formula="of:=[.B44]/[.A52]" office:value-type="float" office:value="1.00425275844387" calcext:value-type="float">
            <text:p>1.00425275844387</text:p>
          </table:table-cell>
          <table:table-cell table:number-columns-repeated="1021"/>
        </table:table-row>
        <table:table-row table:style-name="ro2">
          <table:table-cell office:value-type="float" office:value="0.977424144744873" calcext:value-type="float">
            <text:p>0.977424144744873</text:p>
          </table:table-cell>
          <table:table-cell/>
          <table:table-cell table:formula="of:=[.B44]/[.A53]" office:value-type="float" office:value="0.988374027408434" calcext:value-type="float">
            <text:p>0.988374027408434</text:p>
          </table:table-cell>
          <table:table-cell table:number-columns-repeated="1021"/>
        </table:table-row>
        <table:table-row table:style-name="ro2">
          <table:table-cell office:value-type="float" office:value="0.965757608413696" calcext:value-type="float">
            <text:p>0.965757608413696</text:p>
          </table:table-cell>
          <table:table-cell/>
          <table:table-cell table:formula="of:=[.B44]/[.A54]" office:value-type="float" office:value="1.00031377439991" calcext:value-type="float">
            <text:p>1.00031377439991</text:p>
          </table:table-cell>
          <table:table-cell table:number-columns-repeated="1021"/>
        </table:table-row>
        <table:table-row table:style-name="ro2">
          <table:table-cell office:value-type="float" office:value="0.804090857505798" calcext:value-type="float">
            <text:p>0.804090857505798</text:p>
          </table:table-cell>
          <table:table-cell/>
          <table:table-cell table:formula="of:=[.B44]/[.A55]" office:value-type="float" office:value="1.20143218817877" calcext:value-type="float">
            <text:p>1.20143218817877</text:p>
          </table:table-cell>
          <table:table-cell table:number-columns-repeated="1021"/>
        </table:table-row>
        <table:table-row table:style-name="ro2">
          <table:table-cell office:value-type="float" office:value="0.9809091091156" calcext:value-type="float">
            <text:p>0.9809091091156</text:p>
          </table:table-cell>
          <table:table-cell/>
          <table:table-cell table:formula="of:=[.B44]/[.A56]" office:value-type="float" office:value="0.984862541748385" calcext:value-type="float">
            <text:p>0.98486254174838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1515214443206" calcext:value-type="float">
            <text:p>0.871515214443206</text:p>
          </table:table-cell>
          <table:table-cell office:value-type="float" office:value="0.967272639274597" calcext:value-type="float">
            <text:p>0.967272639274597</text:p>
          </table:table-cell>
          <table:table-cell table:formula="of:=[.B58]/[.A58]" office:value-type="float" office:value="1.10987464503711" calcext:value-type="float">
            <text:p>1.10987464503711</text:p>
          </table:table-cell>
          <table:table-cell table:number-columns-repeated="1021"/>
        </table:table-row>
        <table:table-row table:style-name="ro2">
          <table:table-cell office:value-type="float" office:value="0.975757598876953" calcext:value-type="float">
            <text:p>0.975757598876953</text:p>
          </table:table-cell>
          <table:table-cell/>
          <table:table-cell table:formula="of:=[.B58]/[.A59]" office:value-type="float" office:value="0.991304234153931" calcext:value-type="float">
            <text:p>0.991304234153931</text:p>
          </table:table-cell>
          <table:table-cell table:number-columns-repeated="1021"/>
        </table:table-row>
        <table:table-row table:style-name="ro2">
          <table:table-cell office:value-type="float" office:value="0.967272639274597" calcext:value-type="float">
            <text:p>0.967272639274597</text:p>
          </table:table-cell>
          <table:table-cell/>
          <table:table-cell table:formula="of:=[.B58]/[.A60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.986666619777679" calcext:value-type="float">
            <text:p>0.986666619777679</text:p>
          </table:table-cell>
          <table:table-cell/>
          <table:table-cell table:formula="of:=[.B58]/[.A61]" office:value-type="float" office:value="0.980343937745201" calcext:value-type="float">
            <text:p>0.980343937745201</text:p>
          </table:table-cell>
          <table:table-cell table:number-columns-repeated="1021"/>
        </table:table-row>
        <table:table-row table:style-name="ro2">
          <table:table-cell office:value-type="float" office:value="0.972121119499206" calcext:value-type="float">
            <text:p>0.972121119499206</text:p>
          </table:table-cell>
          <table:table-cell/>
          <table:table-cell table:formula="of:=[.B58]/[.A62]" office:value-type="float" office:value="0.995012473109208" calcext:value-type="float">
            <text:p>0.995012473109208</text:p>
          </table:table-cell>
          <table:table-cell table:number-columns-repeated="1021"/>
        </table:table-row>
        <table:table-row table:style-name="ro2">
          <table:table-cell office:value-type="float" office:value="0.966212093830108" calcext:value-type="float">
            <text:p>0.966212093830108</text:p>
          </table:table-cell>
          <table:table-cell/>
          <table:table-cell table:formula="of:=[.B58]/[.A63]" office:value-type="float" office:value="1.00109763213611" calcext:value-type="float">
            <text:p>1.00109763213611</text:p>
          </table:table-cell>
          <table:table-cell table:number-columns-repeated="1021"/>
        </table:table-row>
        <table:table-row table:style-name="ro2">
          <table:table-cell office:value-type="float" office:value="0.970757603645324" calcext:value-type="float">
            <text:p>0.970757603645324</text:p>
          </table:table-cell>
          <table:table-cell/>
          <table:table-cell table:formula="of:=[.B58]/[.A64]" office:value-type="float" office:value="0.996410057095983" calcext:value-type="float">
            <text:p>0.996410057095983</text:p>
          </table:table-cell>
          <table:table-cell table:number-columns-repeated="1021"/>
        </table:table-row>
        <table:table-row table:style-name="ro2">
          <table:table-cell office:value-type="float" office:value="0.967272818088531" calcext:value-type="float">
            <text:p>0.967272818088531</text:p>
          </table:table-cell>
          <table:table-cell/>
          <table:table-cell table:formula="of:=[.B58]/[.A65]" office:value-type="float" office:value="0.999999815135988" calcext:value-type="float">
            <text:p>0.999999815135988</text:p>
          </table:table-cell>
          <table:table-cell table:number-columns-repeated="1021"/>
        </table:table-row>
        <table:table-row table:style-name="ro2">
          <table:table-cell office:value-type="float" office:value="0.974393904209137" calcext:value-type="float">
            <text:p>0.974393904209137</text:p>
          </table:table-cell>
          <table:table-cell/>
          <table:table-cell table:formula="of:=[.B58]/[.A66]" office:value-type="float" office:value="0.992691595356069" calcext:value-type="float">
            <text:p>0.992691595356069</text:p>
          </table:table-cell>
          <table:table-cell table:number-columns-repeated="1021"/>
        </table:table-row>
        <table:table-row table:style-name="ro2">
          <table:table-cell office:value-type="float" office:value="0.97378784418106" calcext:value-type="float">
            <text:p>0.97378784418106</text:p>
          </table:table-cell>
          <table:table-cell/>
          <table:table-cell table:formula="of:=[.B58]/[.A67]" office:value-type="float" office:value="0.993309420583349" calcext:value-type="float">
            <text:p>0.993309420583349</text:p>
          </table:table-cell>
          <table:table-cell table:number-columns-repeated="1021"/>
        </table:table-row>
        <table:table-row table:style-name="ro2">
          <table:table-cell office:value-type="float" office:value="0.979696989059448" calcext:value-type="float">
            <text:p>0.979696989059448</text:p>
          </table:table-cell>
          <table:table-cell/>
          <table:table-cell table:formula="of:=[.B58]/[.A68]" office:value-type="float" office:value="0.987318170900189" calcext:value-type="float">
            <text:p>0.987318170900189</text:p>
          </table:table-cell>
          <table:table-cell table:number-columns-repeated="1021"/>
        </table:table-row>
        <table:table-row table:style-name="ro2">
          <table:table-cell office:value-type="float" office:value="0.798333406448364" calcext:value-type="float">
            <text:p>0.798333406448364</text:p>
          </table:table-cell>
          <table:table-cell/>
          <table:table-cell table:formula="of:=[.B58]/[.A69]" office:value-type="float" office:value="1.21161488603842" calcext:value-type="float">
            <text:p>1.21161488603842</text:p>
          </table:table-cell>
          <table:table-cell table:number-columns-repeated="1021"/>
        </table:table-row>
        <table:table-row table:style-name="ro2">
          <table:table-cell office:value-type="float" office:value="0.984393894672393" calcext:value-type="float">
            <text:p>0.984393894672393</text:p>
          </table:table-cell>
          <table:table-cell/>
          <table:table-cell table:formula="of:=[.B58]/[.A70]" office:value-type="float" office:value="0.982607312488977" calcext:value-type="float">
            <text:p>0.982607312488977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4_reset.C1:b04_reset.C1048576">
            <calcext:condition calcext:apply-style-name="Good" calcext:value="&gt;1" calcext:base-cell-address="b04_reset.C1"/>
          </calcext:conditional-format>
          <calcext:conditional-format calcext:target-range-address="b04_reset.H2:b04_reset.H14">
            <calcext:condition calcext:apply-style-name="Good" calcext:value="&gt;1" calcext:base-cell-address="b04_reset.H2"/>
          </calcext:conditional-format>
        </calcext:conditional-formats>
      </table:table>
      <table:table table:name="b06_reset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18749988079071" calcext:value-type="float">
            <text:p>0.918749988079071</text:p>
          </table:table-cell>
          <table:table-cell office:value-type="float" office:value="0.993749976158142" calcext:value-type="float">
            <text:p>0.993749976158142</text:p>
          </table:table-cell>
          <table:table-cell table:formula="of:=[.B2]/[.A2]" office:value-type="float" office:value="1.08163264114526" calcext:value-type="float">
            <text:p>1.0816326411452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9" table:formula="of:=SUM([.C2];[.C16];[.C30];[.C44];[.C58])/5" office:value-type="float" office:value="1.06201752513516" calcext:value-type="float">
            <text:p>1.06201752513516</text:p>
          </table:table-cell>
          <table:table-cell table:number-columns-repeated="1016"/>
        </table:table-row>
        <table:table-row table:style-name="ro2">
          <table:table-cell office:value-type="float" office:value="0.851249992847442" calcext:value-type="float">
            <text:p>0.851249992847442</text:p>
          </table:table-cell>
          <table:table-cell/>
          <table:table-cell table:formula="of:=[.B2]/[.A3]" office:value-type="float" office:value="1.1674008628582" calcext:value-type="float">
            <text:p>1.167400862858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9" table:formula="of:=SUM([.C3];[.C17];[.C31];[.C45];[.C59])/5" office:value-type="float" office:value="1.17457852404577" calcext:value-type="float">
            <text:p>1.17457852404577</text:p>
          </table:table-cell>
          <table:table-cell table:number-columns-repeated="1016"/>
        </table:table-row>
        <table:table-row table:style-name="ro2">
          <table:table-cell office:value-type="float" office:value="0.839999973773956" calcext:value-type="float">
            <text:p>0.839999973773956</text:p>
          </table:table-cell>
          <table:table-cell/>
          <table:table-cell table:formula="of:=[.B2]/[.A4]" office:value-type="float" office:value="1.18303572283868" calcext:value-type="float">
            <text:p>1.18303572283868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9" table:formula="of:=SUM([.C4];[.C18];[.C32];[.C46];[.C60])/5" office:value-type="float" office:value="1.17470339928987" calcext:value-type="float">
            <text:p>1.17470339928987</text:p>
          </table:table-cell>
          <table:table-cell table:number-columns-repeated="1016"/>
        </table:table-row>
        <table:table-row table:style-name="ro2">
          <table:table-cell office:value-type="float" office:value="0.884999990463256" calcext:value-type="float">
            <text:p>0.884999990463256</text:p>
          </table:table-cell>
          <table:table-cell/>
          <table:table-cell table:formula="of:=[.B2]/[.A5]" office:value-type="float" office:value="1.1228813410924" calcext:value-type="float">
            <text:p>1.122881341092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9" table:formula="of:=SUM([.C5];[.C19];[.C33];[.C47];[.C61])/5" office:value-type="float" office:value="1.15866811926059" calcext:value-type="float">
            <text:p>1.15866811926059</text:p>
          </table:table-cell>
          <table:table-cell table:number-columns-repeated="1016"/>
        </table:table-row>
        <table:table-row table:style-name="ro2">
          <table:table-cell office:value-type="float" office:value="0.867500007152557" calcext:value-type="float">
            <text:p>0.867500007152557</text:p>
          </table:table-cell>
          <table:table-cell/>
          <table:table-cell table:formula="of:=[.B2]/[.A6]" office:value-type="float" office:value="1.14553310428202" calcext:value-type="float">
            <text:p>1.1455331042820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9" table:formula="of:=SUM([.C6];[.C20];[.C34];[.C48];[.C62])/5" office:value-type="float" office:value="1.13612304271678" calcext:value-type="float">
            <text:p>1.13612304271678</text:p>
          </table:table-cell>
          <table:table-cell table:number-columns-repeated="1016"/>
        </table:table-row>
        <table:table-row table:style-name="ro2">
          <table:table-cell office:value-type="float" office:value="0.800000011920929" calcext:value-type="float">
            <text:p>0.800000011920929</text:p>
          </table:table-cell>
          <table:table-cell/>
          <table:table-cell table:formula="of:=[.B2]/[.A7]" office:value-type="float" office:value="1.24218745168764" calcext:value-type="float">
            <text:p>1.2421874516876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9" table:formula="of:=SUM([.C7];[.C21];[.C35];[.C49];[.C63])/5" office:value-type="float" office:value="1.2654627252974" calcext:value-type="float">
            <text:p>1.2654627252974</text:p>
          </table:table-cell>
          <table:table-cell table:number-columns-repeated="1016"/>
        </table:table-row>
        <table:table-row table:style-name="ro2">
          <table:table-cell office:value-type="float" office:value="0.886250019073486" calcext:value-type="float">
            <text:p>0.886250019073486</text:p>
          </table:table-cell>
          <table:table-cell/>
          <table:table-cell table:formula="of:=[.B2]/[.A8]" office:value-type="float" office:value="1.12129755122267" calcext:value-type="float">
            <text:p>1.1212975512226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9" table:formula="of:=SUM([.C8];[.C22];[.C36];[.C50];[.C64])/5" office:value-type="float" office:value="1.13004389670257" calcext:value-type="float">
            <text:p>1.13004389670257</text:p>
          </table:table-cell>
          <table:table-cell table:number-columns-repeated="1016"/>
        </table:table-row>
        <table:table-row table:style-name="ro2">
          <table:table-cell office:value-type="float" office:value="0.886250019073486" calcext:value-type="float">
            <text:p>0.886250019073486</text:p>
          </table:table-cell>
          <table:table-cell/>
          <table:table-cell table:formula="of:=[.B2]/[.A9]" office:value-type="float" office:value="1.12129755122267" calcext:value-type="float">
            <text:p>1.1212975512226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9" table:formula="of:=SUM([.C9];[.C23];[.C37];[.C51];[.C65])/5" office:value-type="float" office:value="1.11673150461738" calcext:value-type="float">
            <text:p>1.11673150461738</text:p>
          </table:table-cell>
          <table:table-cell table:number-columns-repeated="1016"/>
        </table:table-row>
        <table:table-row table:style-name="ro2">
          <table:table-cell office:value-type="float" office:value="0.870000004768371" calcext:value-type="float">
            <text:p>0.870000004768371</text:p>
          </table:table-cell>
          <table:table-cell/>
          <table:table-cell table:formula="of:=[.B2]/[.A10]" office:value-type="float" office:value="1.14224134564542" calcext:value-type="float">
            <text:p>1.1422413456454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9" table:formula="of:=SUM([.C10];[.C24];[.C38];[.C52];[.C66])/5" office:value-type="float" office:value="1.18526245989755" calcext:value-type="float">
            <text:p>1.18526245989755</text:p>
          </table:table-cell>
          <table:table-cell table:number-columns-repeated="1016"/>
        </table:table-row>
        <table:table-row table:style-name="ro2">
          <table:table-cell office:value-type="float" office:value="0.876250028610229" calcext:value-type="float">
            <text:p>0.876250028610229</text:p>
          </table:table-cell>
          <table:table-cell/>
          <table:table-cell table:formula="of:=[.B2]/[.A11]" office:value-type="float" office:value="1.13409408697455" calcext:value-type="float">
            <text:p>1.1340940869745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9" table:formula="of:=SUM([.C11];[.C25];[.C39];[.C53];[.C67])/5" office:value-type="float" office:value="1.13648254568546" calcext:value-type="float">
            <text:p>1.13648254568546</text:p>
          </table:table-cell>
          <table:table-cell table:number-columns-repeated="1016"/>
        </table:table-row>
        <table:table-row table:style-name="ro2">
          <table:table-cell office:value-type="float" office:value="0.8125" calcext:value-type="float">
            <text:p>0.8125</text:p>
          </table:table-cell>
          <table:table-cell/>
          <table:table-cell table:formula="of:=[.B2]/[.A12]" office:value-type="float" office:value="1.2230768937331" calcext:value-type="float">
            <text:p>1.223076893733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9" table:formula="of:=SUM([.C12];[.C26];[.C40];[.C54];[.C68])/5" office:value-type="float" office:value="1.20741522181889" calcext:value-type="float">
            <text:p>1.20741522181889</text:p>
          </table:table-cell>
          <table:table-cell table:number-columns-repeated="1016"/>
        </table:table-row>
        <table:table-row table:style-name="ro2">
          <table:table-cell office:value-type="float" office:value="0.910000026226043" calcext:value-type="float">
            <text:p>0.910000026226043</text:p>
          </table:table-cell>
          <table:table-cell/>
          <table:table-cell table:formula="of:=[.B2]/[.A13]" office:value-type="float" office:value="1.09203290936092" calcext:value-type="float">
            <text:p>1.09203290936092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9" table:formula="of:=SUM([.C13];[.C27];[.C41];[.C55];[.C69])/5" office:value-type="float" office:value="1.08475075444426" calcext:value-type="float">
            <text:p>1.08475075444426</text:p>
          </table:table-cell>
          <table:table-cell table:number-columns-repeated="1016"/>
        </table:table-row>
        <table:table-row table:style-name="ro2">
          <table:table-cell office:value-type="float" office:value="0.886250019073486" calcext:value-type="float">
            <text:p>0.886250019073486</text:p>
          </table:table-cell>
          <table:table-cell/>
          <table:table-cell table:formula="of:=[.B2]/[.A14]" office:value-type="float" office:value="1.12129755122267" calcext:value-type="float">
            <text:p>1.12129755122267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9" table:formula="of:=SUM([.C14];[.C28];[.C42];[.C56];[.C70])/5" office:value-type="float" office:value="1.11787515193277" calcext:value-type="float">
            <text:p>1.1178751519327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32500004768371" calcext:value-type="float">
            <text:p>0.932500004768371</text:p>
          </table:table-cell>
          <table:table-cell office:value-type="float" office:value="0.990000009536743" calcext:value-type="float">
            <text:p>0.990000009536743</text:p>
          </table:table-cell>
          <table:table-cell table:formula="of:=[.B16]/[.A16]" office:value-type="float" office:value="1.06166220318964" calcext:value-type="float">
            <text:p>1.06166220318964</text:p>
          </table:table-cell>
          <table:table-cell table:number-columns-repeated="1021"/>
        </table:table-row>
        <table:table-row table:style-name="ro2">
          <table:table-cell office:value-type="float" office:value="0.838750004768371" calcext:value-type="float">
            <text:p>0.838750004768371</text:p>
          </table:table-cell>
          <table:table-cell/>
          <table:table-cell table:formula="of:=[.B16]/[.A17]" office:value-type="float" office:value="1.18032787351237" calcext:value-type="float">
            <text:p>1.18032787351237</text:p>
          </table:table-cell>
          <table:table-cell table:number-columns-repeated="1021"/>
        </table:table-row>
        <table:table-row table:style-name="ro2">
          <table:table-cell office:value-type="float" office:value="0.822499990463256" calcext:value-type="float">
            <text:p>0.822499990463256</text:p>
          </table:table-cell>
          <table:table-cell/>
          <table:table-cell table:formula="of:=[.B16]/[.A18]" office:value-type="float" office:value="1.20364744196428" calcext:value-type="float">
            <text:p>1.20364744196428</text:p>
          </table:table-cell>
          <table:table-cell table:number-columns-repeated="1021"/>
        </table:table-row>
        <table:table-row table:style-name="ro2">
          <table:table-cell office:value-type="float" office:value="0.836250007152557" calcext:value-type="float">
            <text:p>0.836250007152557</text:p>
          </table:table-cell>
          <table:table-cell/>
          <table:table-cell table:formula="of:=[.B16]/[.A19]" office:value-type="float" office:value="1.18385650352065" calcext:value-type="float">
            <text:p>1.18385650352065</text:p>
          </table:table-cell>
          <table:table-cell table:number-columns-repeated="1021"/>
        </table:table-row>
        <table:table-row table:style-name="ro2">
          <table:table-cell office:value-type="float" office:value="0.871249973773956" calcext:value-type="float">
            <text:p>0.871249973773956</text:p>
          </table:table-cell>
          <table:table-cell/>
          <table:table-cell table:formula="of:=[.B16]/[.A20]" office:value-type="float" office:value="1.13629846695823" calcext:value-type="float">
            <text:p>1.13629846695823</text:p>
          </table:table-cell>
          <table:table-cell table:number-columns-repeated="1021"/>
        </table:table-row>
        <table:table-row table:style-name="ro2">
          <table:table-cell office:value-type="float" office:value="0.77999997138977" calcext:value-type="float">
            <text:p>0.77999997138977</text:p>
          </table:table-cell>
          <table:table-cell/>
          <table:table-cell table:formula="of:=[.B16]/[.A21]" office:value-type="float" office:value="1.26923082801247" calcext:value-type="float">
            <text:p>1.26923082801247</text:p>
          </table:table-cell>
          <table:table-cell table:number-columns-repeated="1021"/>
        </table:table-row>
        <table:table-row table:style-name="ro2">
          <table:table-cell office:value-type="float" office:value="0.865000009536743" calcext:value-type="float">
            <text:p>0.865000009536743</text:p>
          </table:table-cell>
          <table:table-cell/>
          <table:table-cell table:formula="of:=[.B16]/[.A22]" office:value-type="float" office:value="1.144508668927" calcext:value-type="float">
            <text:p>1.144508668927</text:p>
          </table:table-cell>
          <table:table-cell table:number-columns-repeated="1021"/>
        </table:table-row>
        <table:table-row table:style-name="ro2">
          <table:table-cell office:value-type="float" office:value="0.877499997615814" calcext:value-type="float">
            <text:p>0.877499997615814</text:p>
          </table:table-cell>
          <table:table-cell/>
          <table:table-cell table:formula="of:=[.B16]/[.A23]" office:value-type="float" office:value="1.12820514213857" calcext:value-type="float">
            <text:p>1.12820514213857</text:p>
          </table:table-cell>
          <table:table-cell table:number-columns-repeated="1021"/>
        </table:table-row>
        <table:table-row table:style-name="ro2">
          <table:table-cell office:value-type="float" office:value="0.824999988079071" calcext:value-type="float">
            <text:p>0.824999988079071</text:p>
          </table:table-cell>
          <table:table-cell/>
          <table:table-cell table:formula="of:=[.B16]/[.A24]" office:value-type="float" office:value="1.20000002889922" calcext:value-type="float">
            <text:p>1.20000002889922</text:p>
          </table:table-cell>
          <table:table-cell table:number-columns-repeated="1021"/>
        </table:table-row>
        <table:table-row table:style-name="ro2">
          <table:table-cell office:value-type="float" office:value="0.862500011920929" calcext:value-type="float">
            <text:p>0.862500011920929</text:p>
          </table:table-cell>
          <table:table-cell/>
          <table:table-cell table:formula="of:=[.B16]/[.A25]" office:value-type="float" office:value="1.14782608214909" calcext:value-type="float">
            <text:p>1.14782608214909</text:p>
          </table:table-cell>
          <table:table-cell table:number-columns-repeated="1021"/>
        </table:table-row>
        <table:table-row table:style-name="ro2">
          <table:table-cell office:value-type="float" office:value="0.851249992847442" calcext:value-type="float">
            <text:p>0.851249992847442</text:p>
          </table:table-cell>
          <table:table-cell/>
          <table:table-cell table:formula="of:=[.B16]/[.A26]" office:value-type="float" office:value="1.16299561568885" calcext:value-type="float">
            <text:p>1.16299561568885</text:p>
          </table:table-cell>
          <table:table-cell table:number-columns-repeated="1021"/>
        </table:table-row>
        <table:table-row table:style-name="ro2">
          <table:table-cell office:value-type="float" office:value="0.916249990463256" calcext:value-type="float">
            <text:p>0.916249990463256</text:p>
          </table:table-cell>
          <table:table-cell/>
          <table:table-cell table:formula="of:=[.B16]/[.A27]" office:value-type="float" office:value="1.08049115398757" calcext:value-type="float">
            <text:p>1.08049115398757</text:p>
          </table:table-cell>
          <table:table-cell table:number-columns-repeated="1021"/>
        </table:table-row>
        <table:table-row table:style-name="ro2">
          <table:table-cell office:value-type="float" office:value="0.902499973773956" calcext:value-type="float">
            <text:p>0.902499973773956</text:p>
          </table:table-cell>
          <table:table-cell/>
          <table:table-cell table:formula="of:=[.B16]/[.A28]" office:value-type="float" office:value="1.096952951031" calcext:value-type="float">
            <text:p>1.0969529510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33749973773956" calcext:value-type="float">
            <text:p>0.933749973773956</text:p>
          </table:table-cell>
          <table:table-cell office:value-type="float" office:value="0.996249973773956" calcext:value-type="float">
            <text:p>0.996249973773956</text:p>
          </table:table-cell>
          <table:table-cell table:formula="of:=[.B30]/[.A30]" office:value-type="float" office:value="1.06693440616377" calcext:value-type="float">
            <text:p>1.06693440616377</text:p>
          </table:table-cell>
          <table:table-cell table:number-columns-repeated="1021"/>
        </table:table-row>
        <table:table-row table:style-name="ro2">
          <table:table-cell office:value-type="float" office:value="0.866249978542327" calcext:value-type="float">
            <text:p>0.866249978542327</text:p>
          </table:table-cell>
          <table:table-cell/>
          <table:table-cell table:formula="of:=[.B30]/[.A31]" office:value-type="float" office:value="1.15007214828494" calcext:value-type="float">
            <text:p>1.15007214828494</text:p>
          </table:table-cell>
          <table:table-cell table:number-columns-repeated="1021"/>
        </table:table-row>
        <table:table-row table:style-name="ro2">
          <table:table-cell office:value-type="float" office:value="0.856249988079071" calcext:value-type="float">
            <text:p>0.856249988079071</text:p>
          </table:table-cell>
          <table:table-cell/>
          <table:table-cell table:formula="of:=[.B30]/[.A32]" office:value-type="float" office:value="1.16350363520467" calcext:value-type="float">
            <text:p>1.16350363520467</text:p>
          </table:table-cell>
          <table:table-cell table:number-columns-repeated="1021"/>
        </table:table-row>
        <table:table-row table:style-name="ro2">
          <table:table-cell office:value-type="float" office:value="0.850000023841857" calcext:value-type="float">
            <text:p>0.850000023841857</text:p>
          </table:table-cell>
          <table:table-cell/>
          <table:table-cell table:formula="of:=[.B30]/[.A33]" office:value-type="float" office:value="1.17205875979988" calcext:value-type="float">
            <text:p>1.17205875979988</text:p>
          </table:table-cell>
          <table:table-cell table:number-columns-repeated="1021"/>
        </table:table-row>
        <table:table-row table:style-name="ro2">
          <table:table-cell office:value-type="float" office:value="0.883750021457672" calcext:value-type="float">
            <text:p>0.883750021457672</text:p>
          </table:table-cell>
          <table:table-cell/>
          <table:table-cell table:formula="of:=[.B30]/[.A34]" office:value-type="float" office:value="1.12729838708318" calcext:value-type="float">
            <text:p>1.12729838708318</text:p>
          </table:table-cell>
          <table:table-cell table:number-columns-repeated="1021"/>
        </table:table-row>
        <table:table-row table:style-name="ro2">
          <table:table-cell office:value-type="float" office:value="0.768750011920929" calcext:value-type="float">
            <text:p>0.768750011920929</text:p>
          </table:table-cell>
          <table:table-cell/>
          <table:table-cell table:formula="of:=[.B30]/[.A35]" office:value-type="float" office:value="1.29593490513848" calcext:value-type="float">
            <text:p>1.29593490513848</text:p>
          </table:table-cell>
          <table:table-cell table:number-columns-repeated="1021"/>
        </table:table-row>
        <table:table-row table:style-name="ro2">
          <table:table-cell office:value-type="float" office:value="0.896250009536743" calcext:value-type="float">
            <text:p>0.896250009536743</text:p>
          </table:table-cell>
          <table:table-cell/>
          <table:table-cell table:formula="of:=[.B30]/[.A36]" office:value-type="float" office:value="1.11157597006766" calcext:value-type="float">
            <text:p>1.11157597006766</text:p>
          </table:table-cell>
          <table:table-cell table:number-columns-repeated="1021"/>
        </table:table-row>
        <table:table-row table:style-name="ro2">
          <table:table-cell office:value-type="float" office:value="0.903750002384185" calcext:value-type="float">
            <text:p>0.903750002384185</text:p>
          </table:table-cell>
          <table:table-cell/>
          <table:table-cell table:formula="of:=[.B30]/[.A37]" office:value-type="float" office:value="1.10235128204232" calcext:value-type="float">
            <text:p>1.10235128204232</text:p>
          </table:table-cell>
          <table:table-cell table:number-columns-repeated="1021"/>
        </table:table-row>
        <table:table-row table:style-name="ro2">
          <table:table-cell office:value-type="float" office:value="0.832499980926513" calcext:value-type="float">
            <text:p>0.832499980926513</text:p>
          </table:table-cell>
          <table:table-cell/>
          <table:table-cell table:formula="of:=[.B30]/[.A38]" office:value-type="float" office:value="1.19669669261157" calcext:value-type="float">
            <text:p>1.19669669261157</text:p>
          </table:table-cell>
          <table:table-cell table:number-columns-repeated="1021"/>
        </table:table-row>
        <table:table-row table:style-name="ro2">
          <table:table-cell office:value-type="float" office:value="0.862500011920929" calcext:value-type="float">
            <text:p>0.862500011920929</text:p>
          </table:table-cell>
          <table:table-cell/>
          <table:table-cell table:formula="of:=[.B30]/[.A39]" office:value-type="float" office:value="1.15507241739643" calcext:value-type="float">
            <text:p>1.15507241739643</text:p>
          </table:table-cell>
          <table:table-cell table:number-columns-repeated="1021"/>
        </table:table-row>
        <table:table-row table:style-name="ro2">
          <table:table-cell office:value-type="float" office:value="0.816250026226043" calcext:value-type="float">
            <text:p>0.816250026226043</text:p>
          </table:table-cell>
          <table:table-cell/>
          <table:table-cell table:formula="of:=[.B30]/[.A40]" office:value-type="float" office:value="1.22052060246803" calcext:value-type="float">
            <text:p>1.22052060246803</text:p>
          </table:table-cell>
          <table:table-cell table:number-columns-repeated="1021"/>
        </table:table-row>
        <table:table-row table:style-name="ro2">
          <table:table-cell office:value-type="float" office:value="0.923749983310699" calcext:value-type="float">
            <text:p>0.923749983310699</text:p>
          </table:table-cell>
          <table:table-cell/>
          <table:table-cell table:formula="of:=[.B30]/[.A41]" office:value-type="float" office:value="1.07848442952434" calcext:value-type="float">
            <text:p>1.07848442952434</text:p>
          </table:table-cell>
          <table:table-cell table:number-columns-repeated="1021"/>
        </table:table-row>
        <table:table-row table:style-name="ro2">
          <table:table-cell office:value-type="float" office:value="0.887499988079071" calcext:value-type="float">
            <text:p>0.887499988079071</text:p>
          </table:table-cell>
          <table:table-cell/>
          <table:table-cell table:formula="of:=[.B30]/[.A42]" office:value-type="float" office:value="1.12253519679506" calcext:value-type="float">
            <text:p>1.122535196795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56250011920929" calcext:value-type="float">
            <text:p>0.956250011920929</text:p>
          </table:table-cell>
          <table:table-cell office:value-type="float" office:value="0.991249978542327" calcext:value-type="float">
            <text:p>0.991249978542327</text:p>
          </table:table-cell>
          <table:table-cell table:formula="of:=[.B44]/[.A44]" office:value-type="float" office:value="1.03660127182753" calcext:value-type="float">
            <text:p>1.03660127182753</text:p>
          </table:table-cell>
          <table:table-cell table:number-columns-repeated="1021"/>
        </table:table-row>
        <table:table-row table:style-name="ro2">
          <table:table-cell office:value-type="float" office:value="0.833750009536743" calcext:value-type="float">
            <text:p>0.833750009536743</text:p>
          </table:table-cell>
          <table:table-cell/>
          <table:table-cell table:formula="of:=[.B44]/[.A45]" office:value-type="float" office:value="1.1889055078909" calcext:value-type="float">
            <text:p>1.1889055078909</text:p>
          </table:table-cell>
          <table:table-cell table:number-columns-repeated="1021"/>
        </table:table-row>
        <table:table-row table:style-name="ro2">
          <table:table-cell office:value-type="float" office:value="0.839999973773956" calcext:value-type="float">
            <text:p>0.839999973773956</text:p>
          </table:table-cell>
          <table:table-cell/>
          <table:table-cell table:formula="of:=[.B44]/[.A46]" office:value-type="float" office:value="1.18005953510788" calcext:value-type="float">
            <text:p>1.18005953510788</text:p>
          </table:table-cell>
          <table:table-cell table:number-columns-repeated="1021"/>
        </table:table-row>
        <table:table-row table:style-name="ro2">
          <table:table-cell office:value-type="float" office:value="0.847500026226043" calcext:value-type="float">
            <text:p>0.847500026226043</text:p>
          </table:table-cell>
          <table:table-cell/>
          <table:table-cell table:formula="of:=[.B44]/[.A47]" office:value-type="float" office:value="1.16961645766126" calcext:value-type="float">
            <text:p>1.16961645766126</text:p>
          </table:table-cell>
          <table:table-cell table:number-columns-repeated="1021"/>
        </table:table-row>
        <table:table-row table:style-name="ro2">
          <table:table-cell office:value-type="float" office:value="0.882499992847442" calcext:value-type="float">
            <text:p>0.882499992847442</text:p>
          </table:table-cell>
          <table:table-cell/>
          <table:table-cell table:formula="of:=[.B44]/[.A48]" office:value-type="float" office:value="1.12322944654537" calcext:value-type="float">
            <text:p>1.12322944654537</text:p>
          </table:table-cell>
          <table:table-cell table:number-columns-repeated="1021"/>
        </table:table-row>
        <table:table-row table:style-name="ro2">
          <table:table-cell office:value-type="float" office:value="0.768750011920929" calcext:value-type="float">
            <text:p>0.768750011920929</text:p>
          </table:table-cell>
          <table:table-cell/>
          <table:table-cell table:formula="of:=[.B44]/[.A49]" office:value-type="float" office:value="1.28943084640145" calcext:value-type="float">
            <text:p>1.28943084640145</text:p>
          </table:table-cell>
          <table:table-cell table:number-columns-repeated="1021"/>
        </table:table-row>
        <table:table-row table:style-name="ro2">
          <table:table-cell office:value-type="float" office:value="0.867500007152557" calcext:value-type="float">
            <text:p>0.867500007152557</text:p>
          </table:table-cell>
          <table:table-cell/>
          <table:table-cell table:formula="of:=[.B44]/[.A50]" office:value-type="float" office:value="1.14265126267372" calcext:value-type="float">
            <text:p>1.14265126267372</text:p>
          </table:table-cell>
          <table:table-cell table:number-columns-repeated="1021"/>
        </table:table-row>
        <table:table-row table:style-name="ro2">
          <table:table-cell office:value-type="float" office:value="0.872500002384185" calcext:value-type="float">
            <text:p>0.872500002384185</text:p>
          </table:table-cell>
          <table:table-cell/>
          <table:table-cell table:formula="of:=[.B44]/[.A51]" office:value-type="float" office:value="1.13610312416464" calcext:value-type="float">
            <text:p>1.13610312416464</text:p>
          </table:table-cell>
          <table:table-cell table:number-columns-repeated="1021"/>
        </table:table-row>
        <table:table-row table:style-name="ro2">
          <table:table-cell office:value-type="float" office:value="0.851249992847442" calcext:value-type="float">
            <text:p>0.851249992847442</text:p>
          </table:table-cell>
          <table:table-cell/>
          <table:table-cell table:formula="of:=[.B44]/[.A52]" office:value-type="float" office:value="1.16446400807192" calcext:value-type="float">
            <text:p>1.16446400807192</text:p>
          </table:table-cell>
          <table:table-cell table:number-columns-repeated="1021"/>
        </table:table-row>
        <table:table-row table:style-name="ro2">
          <table:table-cell office:value-type="float" office:value="0.878750026226043" calcext:value-type="float">
            <text:p>0.878750026226043</text:p>
          </table:table-cell>
          <table:table-cell/>
          <table:table-cell table:formula="of:=[.B44]/[.A53]" office:value-type="float" office:value="1.12802270151779" calcext:value-type="float">
            <text:p>1.12802270151779</text:p>
          </table:table-cell>
          <table:table-cell table:number-columns-repeated="1021"/>
        </table:table-row>
        <table:table-row table:style-name="ro2">
          <table:table-cell office:value-type="float" office:value="0.801249980926513" calcext:value-type="float">
            <text:p>0.801249980926513</text:p>
          </table:table-cell>
          <table:table-cell/>
          <table:table-cell table:formula="of:=[.B44]/[.A54]" office:value-type="float" office:value="1.23712948784861" calcext:value-type="float">
            <text:p>1.23712948784861</text:p>
          </table:table-cell>
          <table:table-cell table:number-columns-repeated="1021"/>
        </table:table-row>
        <table:table-row table:style-name="ro2">
          <table:table-cell office:value-type="float" office:value="0.889999985694885" calcext:value-type="float">
            <text:p>0.889999985694885</text:p>
          </table:table-cell>
          <table:table-cell/>
          <table:table-cell table:formula="of:=[.B44]/[.A55]" office:value-type="float" office:value="1.11376403873579" calcext:value-type="float">
            <text:p>1.11376403873579</text:p>
          </table:table-cell>
          <table:table-cell table:number-columns-repeated="1021"/>
        </table:table-row>
        <table:table-row table:style-name="ro2">
          <table:table-cell office:value-type="float" office:value="0.878750026226043" calcext:value-type="float">
            <text:p>0.878750026226043</text:p>
          </table:table-cell>
          <table:table-cell/>
          <table:table-cell table:formula="of:=[.B44]/[.A56]" office:value-type="float" office:value="1.12802270151779" calcext:value-type="float">
            <text:p>1.128022701517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28749978542327" calcext:value-type="float">
            <text:p>0.928749978542327</text:p>
          </table:table-cell>
          <table:table-cell office:value-type="float" office:value="0.987500011920929" calcext:value-type="float">
            <text:p>0.987500011920929</text:p>
          </table:table-cell>
          <table:table-cell table:formula="of:=[.B58]/[.A58]" office:value-type="float" office:value="1.06325710334961" calcext:value-type="float">
            <text:p>1.06325710334961</text:p>
          </table:table-cell>
          <table:table-cell table:number-columns-repeated="1021"/>
        </table:table-row>
        <table:table-row table:style-name="ro2">
          <table:table-cell office:value-type="float" office:value="0.832499980926513" calcext:value-type="float">
            <text:p>0.832499980926513</text:p>
          </table:table-cell>
          <table:table-cell/>
          <table:table-cell table:formula="of:=[.B58]/[.A59]" office:value-type="float" office:value="1.18618622768245" calcext:value-type="float">
            <text:p>1.18618622768245</text:p>
          </table:table-cell>
          <table:table-cell table:number-columns-repeated="1021"/>
        </table:table-row>
        <table:table-row table:style-name="ro2">
          <table:table-cell office:value-type="float" office:value="0.863749980926513" calcext:value-type="float">
            <text:p>0.863749980926513</text:p>
          </table:table-cell>
          <table:table-cell/>
          <table:table-cell table:formula="of:=[.B58]/[.A60]" office:value-type="float" office:value="1.14327066133382" calcext:value-type="float">
            <text:p>1.14327066133382</text:p>
          </table:table-cell>
          <table:table-cell table:number-columns-repeated="1021"/>
        </table:table-row>
        <table:table-row table:style-name="ro2">
          <table:table-cell office:value-type="float" office:value="0.862500011920929" calcext:value-type="float">
            <text:p>0.862500011920929</text:p>
          </table:table-cell>
          <table:table-cell/>
          <table:table-cell table:formula="of:=[.B58]/[.A61]" office:value-type="float" office:value="1.14492753422879" calcext:value-type="float">
            <text:p>1.14492753422879</text:p>
          </table:table-cell>
          <table:table-cell table:number-columns-repeated="1021"/>
        </table:table-row>
        <table:table-row table:style-name="ro2">
          <table:table-cell office:value-type="float" office:value="0.860000014305114" calcext:value-type="float">
            <text:p>0.860000014305114</text:p>
          </table:table-cell>
          <table:table-cell/>
          <table:table-cell table:formula="of:=[.B58]/[.A62]" office:value-type="float" office:value="1.14825580871512" calcext:value-type="float">
            <text:p>1.14825580871512</text:p>
          </table:table-cell>
          <table:table-cell table:number-columns-repeated="1021"/>
        </table:table-row>
        <table:table-row table:style-name="ro2">
          <table:table-cell office:value-type="float" office:value="0.802500009536743" calcext:value-type="float">
            <text:p>0.802500009536743</text:p>
          </table:table-cell>
          <table:table-cell/>
          <table:table-cell table:formula="of:=[.B58]/[.A63]" office:value-type="float" office:value="1.23052959524696" calcext:value-type="float">
            <text:p>1.23052959524696</text:p>
          </table:table-cell>
          <table:table-cell table:number-columns-repeated="1021"/>
        </table:table-row>
        <table:table-row table:style-name="ro2">
          <table:table-cell office:value-type="float" office:value="0.87374997138977" calcext:value-type="float">
            <text:p>0.87374997138977</text:p>
          </table:table-cell>
          <table:table-cell/>
          <table:table-cell table:formula="of:=[.B58]/[.A64]" office:value-type="float" office:value="1.13018603062182" calcext:value-type="float">
            <text:p>1.13018603062182</text:p>
          </table:table-cell>
          <table:table-cell table:number-columns-repeated="1021"/>
        </table:table-row>
        <table:table-row table:style-name="ro2">
          <table:table-cell office:value-type="float" office:value="0.901250004768371" calcext:value-type="float">
            <text:p>0.901250004768371</text:p>
          </table:table-cell>
          <table:table-cell/>
          <table:table-cell table:formula="of:=[.B58]/[.A65]" office:value-type="float" office:value="1.09570042351869" calcext:value-type="float">
            <text:p>1.09570042351869</text:p>
          </table:table-cell>
          <table:table-cell table:number-columns-repeated="1021"/>
        </table:table-row>
        <table:table-row table:style-name="ro2">
          <table:table-cell office:value-type="float" office:value="0.807500004768371" calcext:value-type="float">
            <text:p>0.807500004768371</text:p>
          </table:table-cell>
          <table:table-cell/>
          <table:table-cell table:formula="of:=[.B58]/[.A66]" office:value-type="float" office:value="1.22291022425962" calcext:value-type="float">
            <text:p>1.22291022425962</text:p>
          </table:table-cell>
          <table:table-cell table:number-columns-repeated="1021"/>
        </table:table-row>
        <table:table-row table:style-name="ro2">
          <table:table-cell office:value-type="float" office:value="0.883750021457672" calcext:value-type="float">
            <text:p>0.883750021457672</text:p>
          </table:table-cell>
          <table:table-cell/>
          <table:table-cell table:formula="of:=[.B58]/[.A67]" office:value-type="float" office:value="1.11739744038946" calcext:value-type="float">
            <text:p>1.11739744038946</text:p>
          </table:table-cell>
          <table:table-cell table:number-columns-repeated="1021"/>
        </table:table-row>
        <table:table-row table:style-name="ro2">
          <table:table-cell office:value-type="float" office:value="0.827499985694885" calcext:value-type="float">
            <text:p>0.827499985694885</text:p>
          </table:table-cell>
          <table:table-cell/>
          <table:table-cell table:formula="of:=[.B58]/[.A68]" office:value-type="float" office:value="1.19335350935588" calcext:value-type="float">
            <text:p>1.19335350935588</text:p>
          </table:table-cell>
          <table:table-cell table:number-columns-repeated="1021"/>
        </table:table-row>
        <table:table-row table:style-name="ro2">
          <table:table-cell office:value-type="float" office:value="0.932500004768371" calcext:value-type="float">
            <text:p>0.932500004768371</text:p>
          </table:table-cell>
          <table:table-cell/>
          <table:table-cell table:formula="of:=[.B58]/[.A69]" office:value-type="float" office:value="1.05898124061267" calcext:value-type="float">
            <text:p>1.05898124061267</text:p>
          </table:table-cell>
          <table:table-cell table:number-columns-repeated="1021"/>
        </table:table-row>
        <table:table-row table:style-name="ro2">
          <table:table-cell office:value-type="float" office:value="0.881250023841857" calcext:value-type="float">
            <text:p>0.881250023841857</text:p>
          </table:table-cell>
          <table:table-cell/>
          <table:table-cell table:formula="of:=[.B58]/[.A70]" office:value-type="float" office:value="1.12056735909733" calcext:value-type="float">
            <text:p>1.12056735909733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6_reset.C1:b06_reset.C1048576">
            <calcext:condition calcext:apply-style-name="Good" calcext:value="&gt;1" calcext:base-cell-address="b06_reset.C1"/>
          </calcext:conditional-format>
          <calcext:conditional-format calcext:target-range-address="b06_reset.H2:b06_reset.H14">
            <calcext:condition calcext:apply-style-name="Good" calcext:value="&gt;1" calcext:base-cell-address="b06_reset.H2"/>
          </calcext:conditional-format>
        </calcext:conditional-formats>
      </table:table>
      <table:table table:name="b08_reset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59523713588714" calcext:value-type="float">
            <text:p>0.859523713588714</text:p>
          </table:table-cell>
          <table:table-cell office:value-type="float" office:value="0.898571491241455" calcext:value-type="float">
            <text:p>0.898571491241455</text:p>
          </table:table-cell>
          <table:table-cell table:formula="of:=[.B2]/[.A2]" office:value-type="float" office:value="1.04542955247821" calcext:value-type="float">
            <text:p>1.0454295524782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1" table:formula="of:=SUM([.C2];[.C16];[.C30];[.C44];[.C58])/5" office:value-type="float" office:value="1.05167902564598" calcext:value-type="float">
            <text:p>1.05167902564598</text:p>
          </table:table-cell>
          <table:table-cell table:number-columns-repeated="1016"/>
        </table:table-row>
        <table:table-row table:style-name="ro2">
          <table:table-cell office:value-type="float" office:value="0.916666746139526" calcext:value-type="float">
            <text:p>0.916666746139526</text:p>
          </table:table-cell>
          <table:table-cell/>
          <table:table-cell table:formula="of:=[.B2]/[.A3]" office:value-type="float" office:value="0.980259723640813" calcext:value-type="float">
            <text:p>0.980259723640813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1" table:formula="of:=SUM([.C3];[.C17];[.C31];[.C45];[.C59])/5" office:value-type="float" office:value="0.988249365933107" calcext:value-type="float">
            <text:p>0.988249365933107</text:p>
          </table:table-cell>
          <table:table-cell table:number-columns-repeated="1016"/>
        </table:table-row>
        <table:table-row table:style-name="ro2">
          <table:table-cell office:value-type="float" office:value="0.9200000166893" calcext:value-type="float">
            <text:p>0.9200000166893</text:p>
          </table:table-cell>
          <table:table-cell/>
          <table:table-cell table:formula="of:=[.B2]/[.A4]" office:value-type="float" office:value="0.976708124935739" calcext:value-type="float">
            <text:p>0.97670812493573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1" table:formula="of:=SUM([.C4];[.C18];[.C32];[.C46];[.C60])/5" office:value-type="float" office:value="1.00247056669303" calcext:value-type="float">
            <text:p>1.00247056669303</text:p>
          </table:table-cell>
          <table:table-cell table:number-columns-repeated="1016"/>
        </table:table-row>
        <table:table-row table:style-name="ro2">
          <table:table-cell office:value-type="float" office:value="0.92809522151947" calcext:value-type="float">
            <text:p>0.92809522151947</text:p>
          </table:table-cell>
          <table:table-cell/>
          <table:table-cell table:formula="of:=[.B2]/[.A5]" office:value-type="float" office:value="0.968188899594075" calcext:value-type="float">
            <text:p>0.968188899594075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1" table:formula="of:=SUM([.C5];[.C19];[.C33];[.C47];[.C61])/5" office:value-type="float" office:value="0.98362853291117" calcext:value-type="float">
            <text:p>0.98362853291117</text:p>
          </table:table-cell>
          <table:table-cell table:number-columns-repeated="1016"/>
        </table:table-row>
        <table:table-row table:style-name="ro2">
          <table:table-cell office:value-type="float" office:value="0.904285728931427" calcext:value-type="float">
            <text:p>0.904285728931427</text:p>
          </table:table-cell>
          <table:table-cell/>
          <table:table-cell table:formula="of:=[.B2]/[.A6]" office:value-type="float" office:value="0.993680937885944" calcext:value-type="float">
            <text:p>0.993680937885944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1" table:formula="of:=SUM([.C6];[.C20];[.C34];[.C48];[.C62])/5" office:value-type="float" office:value="0.996986915622367" calcext:value-type="float">
            <text:p>0.996986915622367</text:p>
          </table:table-cell>
          <table:table-cell table:number-columns-repeated="1016"/>
        </table:table-row>
        <table:table-row table:style-name="ro2">
          <table:table-cell office:value-type="float" office:value="0.920476138591766" calcext:value-type="float">
            <text:p>0.920476138591766</text:p>
          </table:table-cell>
          <table:table-cell/>
          <table:table-cell table:formula="of:=[.B2]/[.A7]" office:value-type="float" office:value="0.976202916695024" calcext:value-type="float">
            <text:p>0.97620291669502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1" table:formula="of:=SUM([.C7];[.C21];[.C35];[.C49];[.C63])/5" office:value-type="float" office:value="0.980600542789981" calcext:value-type="float">
            <text:p>0.980600542789981</text:p>
          </table:table-cell>
          <table:table-cell table:number-columns-repeated="1016"/>
        </table:table-row>
        <table:table-row table:style-name="ro2">
          <table:table-cell office:value-type="float" office:value="0.922857046127319" calcext:value-type="float">
            <text:p>0.922857046127319</text:p>
          </table:table-cell>
          <table:table-cell/>
          <table:table-cell table:formula="of:=[.B2]/[.A8]" office:value-type="float" office:value="0.973684380492324" calcext:value-type="float">
            <text:p>0.97368438049232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1" table:formula="of:=SUM([.C8];[.C22];[.C36];[.C50];[.C64])/5" office:value-type="float" office:value="0.984599580812434" calcext:value-type="float">
            <text:p>0.984599580812434</text:p>
          </table:table-cell>
          <table:table-cell table:number-columns-repeated="1016"/>
        </table:table-row>
        <table:table-row table:style-name="ro2">
          <table:table-cell office:value-type="float" office:value="0.916190385818481" calcext:value-type="float">
            <text:p>0.916190385818481</text:p>
          </table:table-cell>
          <table:table-cell/>
          <table:table-cell table:formula="of:=[.B2]/[.A9]" office:value-type="float" office:value="0.980769395914053" calcext:value-type="float">
            <text:p>0.98076939591405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1" table:formula="of:=SUM([.C9];[.C23];[.C37];[.C51];[.C65])/5" office:value-type="float" office:value="0.979306049368" calcext:value-type="float">
            <text:p>0.979306049368</text:p>
          </table:table-cell>
          <table:table-cell table:number-columns-repeated="1016"/>
        </table:table-row>
        <table:table-row table:style-name="ro2">
          <table:table-cell office:value-type="float" office:value="0.917142808437347" calcext:value-type="float">
            <text:p>0.917142808437347</text:p>
          </table:table-cell>
          <table:table-cell/>
          <table:table-cell table:formula="of:=[.B2]/[.A10]" office:value-type="float" office:value="0.979750899178358" calcext:value-type="float">
            <text:p>0.97975089917835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1" table:formula="of:=SUM([.C10];[.C24];[.C38];[.C52];[.C66])/5" office:value-type="float" office:value="0.988874853202946" calcext:value-type="float">
            <text:p>0.988874853202946</text:p>
          </table:table-cell>
          <table:table-cell table:number-columns-repeated="1016"/>
        </table:table-row>
        <table:table-row table:style-name="ro2">
          <table:table-cell office:value-type="float" office:value="0.896666586399078" calcext:value-type="float">
            <text:p>0.896666586399078</text:p>
          </table:table-cell>
          <table:table-cell/>
          <table:table-cell table:formula="of:=[.B2]/[.A11]" office:value-type="float" office:value="1.00212442938242" calcext:value-type="float">
            <text:p>1.00212442938242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1" table:formula="of:=SUM([.C11];[.C25];[.C39];[.C53];[.C67])/5" office:value-type="float" office:value="0.994517566155063" calcext:value-type="float">
            <text:p>0.994517566155063</text:p>
          </table:table-cell>
          <table:table-cell table:number-columns-repeated="1016"/>
        </table:table-row>
        <table:table-row table:style-name="ro2">
          <table:table-cell office:value-type="float" office:value="0.892380893230438" calcext:value-type="float">
            <text:p>0.892380893230438</text:p>
          </table:table-cell>
          <table:table-cell/>
          <table:table-cell table:formula="of:=[.B2]/[.A12]" office:value-type="float" office:value="1.00693717005595" calcext:value-type="float">
            <text:p>1.0069371700559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1" table:formula="of:=SUM([.C12];[.C26];[.C40];[.C54];[.C68])/5" office:value-type="float" office:value="1.00962912762604" calcext:value-type="float">
            <text:p>1.00962912762604</text:p>
          </table:table-cell>
          <table:table-cell table:number-columns-repeated="1016"/>
        </table:table-row>
        <table:table-row table:style-name="ro2">
          <table:table-cell office:value-type="float" office:value="0.886666536331176" calcext:value-type="float">
            <text:p>0.886666536331176</text:p>
          </table:table-cell>
          <table:table-cell/>
          <table:table-cell table:formula="of:=[.B2]/[.A13]" office:value-type="float" office:value="1.0134266428499" calcext:value-type="float">
            <text:p>1.0134266428499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1" table:formula="of:=SUM([.C13];[.C27];[.C41];[.C55];[.C69])/5" office:value-type="float" office:value="1.01392246354258" calcext:value-type="float">
            <text:p>1.01392246354258</text:p>
          </table:table-cell>
          <table:table-cell table:number-columns-repeated="1016"/>
        </table:table-row>
        <table:table-row table:style-name="ro2">
          <table:table-cell office:value-type="float" office:value="0.866666734218597" calcext:value-type="float">
            <text:p>0.866666734218597</text:p>
          </table:table-cell>
          <table:table-cell/>
          <table:table-cell table:formula="of:=[.B2]/[.A14]" office:value-type="float" office:value="1.03681317831083" calcext:value-type="float">
            <text:p>1.03681317831083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1" table:formula="of:=SUM([.C14];[.C28];[.C42];[.C56];[.C70])/5" office:value-type="float" office:value="1.03770263750351" calcext:value-type="float">
            <text:p>1.0377026375035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62380921840667" calcext:value-type="float">
            <text:p>0.862380921840667</text:p>
          </table:table-cell>
          <table:table-cell office:value-type="float" office:value="0.909047544002533" calcext:value-type="float">
            <text:p>0.909047544002533</text:p>
          </table:table-cell>
          <table:table-cell table:formula="of:=[.B16]/[.A16]" office:value-type="float" office:value="1.05411369961926" calcext:value-type="float">
            <text:p>1.05411369961926</text:p>
          </table:table-cell>
          <table:table-cell table:number-columns-repeated="1021"/>
        </table:table-row>
        <table:table-row table:style-name="ro2">
          <table:table-cell office:value-type="float" office:value="0.918571412563324" calcext:value-type="float">
            <text:p>0.918571412563324</text:p>
          </table:table-cell>
          <table:table-cell/>
          <table:table-cell table:formula="of:=[.B16]/[.A17]" office:value-type="float" office:value="0.989631869193257" calcext:value-type="float">
            <text:p>0.989631869193257</text:p>
          </table:table-cell>
          <table:table-cell table:number-columns-repeated="1021"/>
        </table:table-row>
        <table:table-row table:style-name="ro2">
          <table:table-cell office:value-type="float" office:value="0.906190395355224" calcext:value-type="float">
            <text:p>0.906190395355224</text:p>
          </table:table-cell>
          <table:table-cell/>
          <table:table-cell table:formula="of:=[.B16]/[.A18]" office:value-type="float" office:value="1.00315292311853" calcext:value-type="float">
            <text:p>1.00315292311853</text:p>
          </table:table-cell>
          <table:table-cell table:number-columns-repeated="1021"/>
        </table:table-row>
        <table:table-row table:style-name="ro2">
          <table:table-cell office:value-type="float" office:value="0.918571412563324" calcext:value-type="float">
            <text:p>0.918571412563324</text:p>
          </table:table-cell>
          <table:table-cell/>
          <table:table-cell table:formula="of:=[.B16]/[.A19]" office:value-type="float" office:value="0.989631869193257" calcext:value-type="float">
            <text:p>0.989631869193257</text:p>
          </table:table-cell>
          <table:table-cell table:number-columns-repeated="1021"/>
        </table:table-row>
        <table:table-row table:style-name="ro2">
          <table:table-cell office:value-type="float" office:value="0.914761900901794" calcext:value-type="float">
            <text:p>0.914761900901794</text:p>
          </table:table-cell>
          <table:table-cell/>
          <table:table-cell table:formula="of:=[.B16]/[.A20]" office:value-type="float" office:value="0.993753175669398" calcext:value-type="float">
            <text:p>0.993753175669398</text:p>
          </table:table-cell>
          <table:table-cell table:number-columns-repeated="1021"/>
        </table:table-row>
        <table:table-row table:style-name="ro2">
          <table:table-cell office:value-type="float" office:value="0.921904683113098" calcext:value-type="float">
            <text:p>0.921904683113098</text:p>
          </table:table-cell>
          <table:table-cell/>
          <table:table-cell table:formula="of:=[.B16]/[.A21]" office:value-type="float" office:value="0.986053721880283" calcext:value-type="float">
            <text:p>0.986053721880283</text:p>
          </table:table-cell>
          <table:table-cell table:number-columns-repeated="1021"/>
        </table:table-row>
        <table:table-row table:style-name="ro2">
          <table:table-cell office:value-type="float" office:value="0.920476138591766" calcext:value-type="float">
            <text:p>0.920476138591766</text:p>
          </table:table-cell>
          <table:table-cell/>
          <table:table-cell table:formula="of:=[.B16]/[.A22]" office:value-type="float" office:value="0.987584040356855" calcext:value-type="float">
            <text:p>0.987584040356855</text:p>
          </table:table-cell>
          <table:table-cell table:number-columns-repeated="1021"/>
        </table:table-row>
        <table:table-row table:style-name="ro2">
          <table:table-cell office:value-type="float" office:value="0.932857155799865" calcext:value-type="float">
            <text:p>0.932857155799865</text:p>
          </table:table-cell>
          <table:table-cell/>
          <table:table-cell table:formula="of:=[.B16]/[.A23]" office:value-type="float" office:value="0.97447667989756" calcext:value-type="float">
            <text:p>0.97447667989756</text:p>
          </table:table-cell>
          <table:table-cell table:number-columns-repeated="1021"/>
        </table:table-row>
        <table:table-row table:style-name="ro2">
          <table:table-cell office:value-type="float" office:value="0.899523794651031" calcext:value-type="float">
            <text:p>0.899523794651031</text:p>
          </table:table-cell>
          <table:table-cell/>
          <table:table-cell table:formula="of:=[.B16]/[.A24]" office:value-type="float" office:value="1.01058754577493" calcext:value-type="float">
            <text:p>1.01058754577493</text:p>
          </table:table-cell>
          <table:table-cell table:number-columns-repeated="1021"/>
        </table:table-row>
        <table:table-row table:style-name="ro2">
          <table:table-cell office:value-type="float" office:value="0.90666663646698" calcext:value-type="float">
            <text:p>0.90666663646698</text:p>
          </table:table-cell>
          <table:table-cell/>
          <table:table-cell table:formula="of:=[.B16]/[.A25]" office:value-type="float" office:value="1.0026260010458" calcext:value-type="float">
            <text:p>1.0026260010458</text:p>
          </table:table-cell>
          <table:table-cell table:number-columns-repeated="1021"/>
        </table:table-row>
        <table:table-row table:style-name="ro2">
          <table:table-cell office:value-type="float" office:value="0.908571302890777" calcext:value-type="float">
            <text:p>0.908571302890777</text:p>
          </table:table-cell>
          <table:table-cell/>
          <table:table-cell table:formula="of:=[.B16]/[.A26]" office:value-type="float" office:value="1.00052416481815" calcext:value-type="float">
            <text:p>1.00052416481815</text:p>
          </table:table-cell>
          <table:table-cell table:number-columns-repeated="1021"/>
        </table:table-row>
        <table:table-row table:style-name="ro2">
          <table:table-cell office:value-type="float" office:value="0.878571391105651" calcext:value-type="float">
            <text:p>0.878571391105651</text:p>
          </table:table-cell>
          <table:table-cell/>
          <table:table-cell table:formula="of:=[.B16]/[.A27]" office:value-type="float" office:value="1.03468830558952" calcext:value-type="float">
            <text:p>1.03468830558952</text:p>
          </table:table-cell>
          <table:table-cell table:number-columns-repeated="1021"/>
        </table:table-row>
        <table:table-row table:style-name="ro2">
          <table:table-cell office:value-type="float" office:value="0.868095159530639" calcext:value-type="float">
            <text:p>0.868095159530639</text:p>
          </table:table-cell>
          <table:table-cell/>
          <table:table-cell table:formula="of:=[.B16]/[.A28]" office:value-type="float" office:value="1.04717499461008" calcext:value-type="float">
            <text:p>1.047174994610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60000014305114" calcext:value-type="float">
            <text:p>0.860000014305114</text:p>
          </table:table-cell>
          <table:table-cell office:value-type="float" office:value="0.908571422100067" calcext:value-type="float">
            <text:p>0.908571422100067</text:p>
          </table:table-cell>
          <table:table-cell table:formula="of:=[.B30]/[.A30]" office:value-type="float" office:value="1.05647838021747" calcext:value-type="float">
            <text:p>1.05647838021747</text:p>
          </table:table-cell>
          <table:table-cell table:number-columns-repeated="1021"/>
        </table:table-row>
        <table:table-row table:style-name="ro2">
          <table:table-cell office:value-type="float" office:value="0.916190505027771" calcext:value-type="float">
            <text:p>0.916190505027771</text:p>
          </table:table-cell>
          <table:table-cell/>
          <table:table-cell table:formula="of:=[.B30]/[.A31]" office:value-type="float" office:value="0.991683953407187" calcext:value-type="float">
            <text:p>0.991683953407187</text:p>
          </table:table-cell>
          <table:table-cell table:number-columns-repeated="1021"/>
        </table:table-row>
        <table:table-row table:style-name="ro2">
          <table:table-cell office:value-type="float" office:value="0.896190404891967" calcext:value-type="float">
            <text:p>0.896190404891967</text:p>
          </table:table-cell>
          <table:table-cell/>
          <table:table-cell table:formula="of:=[.B30]/[.A32]" office:value-type="float" office:value="1.01381516376488" calcext:value-type="float">
            <text:p>1.01381516376488</text:p>
          </table:table-cell>
          <table:table-cell table:number-columns-repeated="1021"/>
        </table:table-row>
        <table:table-row table:style-name="ro2">
          <table:table-cell office:value-type="float" office:value="0.920952379703521" calcext:value-type="float">
            <text:p>0.920952379703521</text:p>
          </table:table-cell>
          <table:table-cell/>
          <table:table-cell table:formula="of:=[.B30]/[.A33]" office:value-type="float" office:value="0.986556354186913" calcext:value-type="float">
            <text:p>0.986556354186913</text:p>
          </table:table-cell>
          <table:table-cell table:number-columns-repeated="1021"/>
        </table:table-row>
        <table:table-row table:style-name="ro2">
          <table:table-cell office:value-type="float" office:value="0.899999856948852" calcext:value-type="float">
            <text:p>0.899999856948852</text:p>
          </table:table-cell>
          <table:table-cell/>
          <table:table-cell table:formula="of:=[.B30]/[.A34]" office:value-type="float" office:value="1.00952396279292" calcext:value-type="float">
            <text:p>1.00952396279292</text:p>
          </table:table-cell>
          <table:table-cell table:number-columns-repeated="1021"/>
        </table:table-row>
        <table:table-row table:style-name="ro2">
          <table:table-cell office:value-type="float" office:value="0.926190495491027" calcext:value-type="float">
            <text:p>0.926190495491027</text:p>
          </table:table-cell>
          <table:table-cell/>
          <table:table-cell table:formula="of:=[.B30]/[.A35]" office:value-type="float" office:value="0.980976836323915" calcext:value-type="float">
            <text:p>0.980976836323915</text:p>
          </table:table-cell>
          <table:table-cell table:number-columns-repeated="1021"/>
        </table:table-row>
        <table:table-row table:style-name="ro2">
          <table:table-cell office:value-type="float" office:value="0.910476088523864" calcext:value-type="float">
            <text:p>0.910476088523864</text:p>
          </table:table-cell>
          <table:table-cell/>
          <table:table-cell table:formula="of:=[.B30]/[.A36]" office:value-type="float" office:value="0.997908054425806" calcext:value-type="float">
            <text:p>0.997908054425806</text:p>
          </table:table-cell>
          <table:table-cell table:number-columns-repeated="1021"/>
        </table:table-row>
        <table:table-row table:style-name="ro2">
          <table:table-cell office:value-type="float" office:value="0.930476307868957" calcext:value-type="float">
            <text:p>0.930476307868957</text:p>
          </table:table-cell>
          <table:table-cell/>
          <table:table-cell table:formula="of:=[.B30]/[.A37]" office:value-type="float" office:value="0.976458416422167" calcext:value-type="float">
            <text:p>0.976458416422167</text:p>
          </table:table-cell>
          <table:table-cell table:number-columns-repeated="1021"/>
        </table:table-row>
        <table:table-row table:style-name="ro2">
          <table:table-cell office:value-type="float" office:value="0.915238142013549" calcext:value-type="float">
            <text:p>0.915238142013549</text:p>
          </table:table-cell>
          <table:table-cell/>
          <table:table-cell table:formula="of:=[.B30]/[.A38]" office:value-type="float" office:value="0.992715863109884" calcext:value-type="float">
            <text:p>0.992715863109884</text:p>
          </table:table-cell>
          <table:table-cell table:number-columns-repeated="1021"/>
        </table:table-row>
        <table:table-row table:style-name="ro2">
          <table:table-cell office:value-type="float" office:value="0.910952389240264" calcext:value-type="float">
            <text:p>0.910952389240264</text:p>
          </table:table-cell>
          <table:table-cell/>
          <table:table-cell table:formula="of:=[.B30]/[.A39]" office:value-type="float" office:value="0.997386288055973" calcext:value-type="float">
            <text:p>0.997386288055973</text:p>
          </table:table-cell>
          <table:table-cell table:number-columns-repeated="1021"/>
        </table:table-row>
        <table:table-row table:style-name="ro2">
          <table:table-cell office:value-type="float" office:value="0.897619009017944" calcext:value-type="float">
            <text:p>0.897619009017944</text:p>
          </table:table-cell>
          <table:table-cell/>
          <table:table-cell table:formula="of:=[.B30]/[.A40]" office:value-type="float" office:value="1.01220162783106" calcext:value-type="float">
            <text:p>1.01220162783106</text:p>
          </table:table-cell>
          <table:table-cell table:number-columns-repeated="1021"/>
        </table:table-row>
        <table:table-row table:style-name="ro2">
          <table:table-cell office:value-type="float" office:value="0.888571321964263" calcext:value-type="float">
            <text:p>0.888571321964263</text:p>
          </table:table-cell>
          <table:table-cell/>
          <table:table-cell table:formula="of:=[.B30]/[.A41]" office:value-type="float" office:value="1.02250815397867" calcext:value-type="float">
            <text:p>1.02250815397867</text:p>
          </table:table-cell>
          <table:table-cell table:number-columns-repeated="1021"/>
        </table:table-row>
        <table:table-row table:style-name="ro2">
          <table:table-cell office:value-type="float" office:value="0.871428608894348" calcext:value-type="float">
            <text:p>0.871428608894348</text:p>
          </table:table-cell>
          <table:table-cell/>
          <table:table-cell table:formula="of:=[.B30]/[.A42]" office:value-type="float" office:value="1.0426228985675" calcext:value-type="float">
            <text:p>1.04262289856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61904740333557" calcext:value-type="float">
            <text:p>0.861904740333557</text:p>
          </table:table-cell>
          <table:table-cell office:value-type="float" office:value="0.90761911869049" calcext:value-type="float">
            <text:p>0.90761911869049</text:p>
          </table:table-cell>
          <table:table-cell table:formula="of:=[.B44]/[.A44]" office:value-type="float" office:value="1.05303878284651" calcext:value-type="float">
            <text:p>1.05303878284651</text:p>
          </table:table-cell>
          <table:table-cell table:number-columns-repeated="1021"/>
        </table:table-row>
        <table:table-row table:style-name="ro2">
          <table:table-cell office:value-type="float" office:value="0.915238142013549" calcext:value-type="float">
            <text:p>0.915238142013549</text:p>
          </table:table-cell>
          <table:table-cell/>
          <table:table-cell table:formula="of:=[.B44]/[.A45]" office:value-type="float" office:value="0.991675365160922" calcext:value-type="float">
            <text:p>0.991675365160922</text:p>
          </table:table-cell>
          <table:table-cell table:number-columns-repeated="1021"/>
        </table:table-row>
        <table:table-row table:style-name="ro2">
          <table:table-cell office:value-type="float" office:value="0.891904592514038" calcext:value-type="float">
            <text:p>0.891904592514038</text:p>
          </table:table-cell>
          <table:table-cell/>
          <table:table-cell table:formula="of:=[.B44]/[.A46]" office:value-type="float" office:value="1.01761906633103" calcext:value-type="float">
            <text:p>1.01761906633103</text:p>
          </table:table-cell>
          <table:table-cell table:number-columns-repeated="1021"/>
        </table:table-row>
        <table:table-row table:style-name="ro2">
          <table:table-cell office:value-type="float" office:value="0.907618999481201" calcext:value-type="float">
            <text:p>0.907618999481201</text:p>
          </table:table-cell>
          <table:table-cell/>
          <table:table-cell table:formula="of:=[.B44]/[.A47]" office:value-type="float" office:value="1.00000013134288" calcext:value-type="float">
            <text:p>1.00000013134288</text:p>
          </table:table-cell>
          <table:table-cell table:number-columns-repeated="1021"/>
        </table:table-row>
        <table:table-row table:style-name="ro2">
          <table:table-cell office:value-type="float" office:value="0.914285719394683" calcext:value-type="float">
            <text:p>0.914285719394683</text:p>
          </table:table-cell>
          <table:table-cell/>
          <table:table-cell table:formula="of:=[.B44]/[.A48]" office:value-type="float" office:value="0.992708405520534" calcext:value-type="float">
            <text:p>0.992708405520534</text:p>
          </table:table-cell>
          <table:table-cell table:number-columns-repeated="1021"/>
        </table:table-row>
        <table:table-row table:style-name="ro2">
          <table:table-cell office:value-type="float" office:value="0.922380924224853" calcext:value-type="float">
            <text:p>0.922380924224853</text:p>
          </table:table-cell>
          <table:table-cell/>
          <table:table-cell table:formula="of:=[.B44]/[.A49]" office:value-type="float" office:value="0.983995976990994" calcext:value-type="float">
            <text:p>0.983995976990994</text:p>
          </table:table-cell>
          <table:table-cell table:number-columns-repeated="1021"/>
        </table:table-row>
        <table:table-row table:style-name="ro2">
          <table:table-cell office:value-type="float" office:value="0.920476138591766" calcext:value-type="float">
            <text:p>0.920476138591766</text:p>
          </table:table-cell>
          <table:table-cell/>
          <table:table-cell table:formula="of:=[.B44]/[.A50]" office:value-type="float" office:value="0.986032207286822" calcext:value-type="float">
            <text:p>0.986032207286822</text:p>
          </table:table-cell>
          <table:table-cell table:number-columns-repeated="1021"/>
        </table:table-row>
        <table:table-row table:style-name="ro2">
          <table:table-cell office:value-type="float" office:value="0.922857046127319" calcext:value-type="float">
            <text:p>0.922857046127319</text:p>
          </table:table-cell>
          <table:table-cell/>
          <table:table-cell table:formula="of:=[.B44]/[.A51]" office:value-type="float" office:value="0.983488312192258" calcext:value-type="float">
            <text:p>0.983488312192258</text:p>
          </table:table-cell>
          <table:table-cell table:number-columns-repeated="1021"/>
        </table:table-row>
        <table:table-row table:style-name="ro2">
          <table:table-cell office:value-type="float" office:value="0.919523775577545" calcext:value-type="float">
            <text:p>0.919523775577545</text:p>
          </table:table-cell>
          <table:table-cell/>
          <table:table-cell table:formula="of:=[.B44]/[.A52]" office:value-type="float" office:value="0.987053453969064" calcext:value-type="float">
            <text:p>0.987053453969064</text:p>
          </table:table-cell>
          <table:table-cell table:number-columns-repeated="1021"/>
        </table:table-row>
        <table:table-row table:style-name="ro2">
          <table:table-cell office:value-type="float" office:value="0.916666626930236" calcext:value-type="float">
            <text:p>0.916666626930236</text:p>
          </table:table-cell>
          <table:table-cell/>
          <table:table-cell table:formula="of:=[.B44]/[.A53]" office:value-type="float" office:value="0.990129990583333" calcext:value-type="float">
            <text:p>0.990129990583333</text:p>
          </table:table-cell>
          <table:table-cell table:number-columns-repeated="1021"/>
        </table:table-row>
        <table:table-row table:style-name="ro2">
          <table:table-cell office:value-type="float" office:value="0.884761810302734" calcext:value-type="float">
            <text:p>0.884761810302734</text:p>
          </table:table-cell>
          <table:table-cell/>
          <table:table-cell table:formula="of:=[.B44]/[.A54]" office:value-type="float" office:value="1.02583442020394" calcext:value-type="float">
            <text:p>1.02583442020394</text:p>
          </table:table-cell>
          <table:table-cell table:number-columns-repeated="1021"/>
        </table:table-row>
        <table:table-row table:style-name="ro2">
          <table:table-cell office:value-type="float" office:value="0.91095232963562" calcext:value-type="float">
            <text:p>0.91095232963562</text:p>
          </table:table-cell>
          <table:table-cell/>
          <table:table-cell table:formula="of:=[.B44]/[.A55]" office:value-type="float" office:value="0.996340960073659" calcext:value-type="float">
            <text:p>0.996340960073659</text:p>
          </table:table-cell>
          <table:table-cell table:number-columns-repeated="1021"/>
        </table:table-row>
        <table:table-row table:style-name="ro2">
          <table:table-cell office:value-type="float" office:value="0.875238060951232" calcext:value-type="float">
            <text:p>0.875238060951232</text:p>
          </table:table-cell>
          <table:table-cell/>
          <table:table-cell table:formula="of:=[.B44]/[.A56]" office:value-type="float" office:value="1.03699685740822" calcext:value-type="float">
            <text:p>1.036996857408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59047651290893" calcext:value-type="float">
            <text:p>0.859047651290893</text:p>
          </table:table-cell>
          <table:table-cell office:value-type="float" office:value="0.901428520679473" calcext:value-type="float">
            <text:p>0.901428520679473</text:p>
          </table:table-cell>
          <table:table-cell table:formula="of:=[.B58]/[.A58]" office:value-type="float" office:value="1.04933471306847" calcext:value-type="float">
            <text:p>1.04933471306847</text:p>
          </table:table-cell>
          <table:table-cell table:number-columns-repeated="1021"/>
        </table:table-row>
        <table:table-row table:style-name="ro2">
          <table:table-cell office:value-type="float" office:value="0.912380814552307" calcext:value-type="float">
            <text:p>0.912380814552307</text:p>
          </table:table-cell>
          <table:table-cell/>
          <table:table-cell table:formula="of:=[.B58]/[.A59]" office:value-type="float" office:value="0.987995918263354" calcext:value-type="float">
            <text:p>0.987995918263354</text:p>
          </table:table-cell>
          <table:table-cell table:number-columns-repeated="1021"/>
        </table:table-row>
        <table:table-row table:style-name="ro2">
          <table:table-cell office:value-type="float" office:value="0.900476217269897" calcext:value-type="float">
            <text:p>0.900476217269897</text:p>
          </table:table-cell>
          <table:table-cell/>
          <table:table-cell table:formula="of:=[.B58]/[.A60]" office:value-type="float" office:value="1.00105755531497" calcext:value-type="float">
            <text:p>1.00105755531497</text:p>
          </table:table-cell>
          <table:table-cell table:number-columns-repeated="1021"/>
        </table:table-row>
        <table:table-row table:style-name="ro2">
          <table:table-cell office:value-type="float" office:value="0.925714254379272" calcext:value-type="float">
            <text:p>0.925714254379272</text:p>
          </table:table-cell>
          <table:table-cell/>
          <table:table-cell table:formula="of:=[.B58]/[.A61]" office:value-type="float" office:value="0.973765410238731" calcext:value-type="float">
            <text:p>0.973765410238731</text:p>
          </table:table-cell>
          <table:table-cell table:number-columns-repeated="1021"/>
        </table:table-row>
        <table:table-row table:style-name="ro2">
          <table:table-cell office:value-type="float" office:value="0.905714273452758" calcext:value-type="float">
            <text:p>0.905714273452758</text:p>
          </table:table-cell>
          <table:table-cell/>
          <table:table-cell table:formula="of:=[.B58]/[.A62]" office:value-type="float" office:value="0.995268096243038" calcext:value-type="float">
            <text:p>0.995268096243038</text:p>
          </table:table-cell>
          <table:table-cell table:number-columns-repeated="1021"/>
        </table:table-row>
        <table:table-row table:style-name="ro2">
          <table:table-cell office:value-type="float" office:value="0.92380940914154" calcext:value-type="float">
            <text:p>0.92380940914154</text:p>
          </table:table-cell>
          <table:table-cell/>
          <table:table-cell table:formula="of:=[.B58]/[.A63]" office:value-type="float" office:value="0.975773262059688" calcext:value-type="float">
            <text:p>0.975773262059688</text:p>
          </table:table-cell>
          <table:table-cell table:number-columns-repeated="1021"/>
        </table:table-row>
        <table:table-row table:style-name="ro2">
          <table:table-cell office:value-type="float" office:value="0.921904742717742" calcext:value-type="float">
            <text:p>0.921904742717742</text:p>
          </table:table-cell>
          <table:table-cell/>
          <table:table-cell table:formula="of:=[.B58]/[.A64]" office:value-type="float" office:value="0.977789221500363" calcext:value-type="float">
            <text:p>0.977789221500363</text:p>
          </table:table-cell>
          <table:table-cell table:number-columns-repeated="1021"/>
        </table:table-row>
        <table:table-row table:style-name="ro2">
          <table:table-cell office:value-type="float" office:value="0.918571412563324" calcext:value-type="float">
            <text:p>0.918571412563324</text:p>
          </table:table-cell>
          <table:table-cell/>
          <table:table-cell table:formula="of:=[.B58]/[.A65]" office:value-type="float" office:value="0.981337442413962" calcext:value-type="float">
            <text:p>0.981337442413962</text:p>
          </table:table-cell>
          <table:table-cell table:number-columns-repeated="1021"/>
        </table:table-row>
        <table:table-row table:style-name="ro2">
          <table:table-cell office:value-type="float" office:value="0.925238132476806" calcext:value-type="float">
            <text:p>0.925238132476806</text:p>
          </table:table-cell>
          <table:table-cell/>
          <table:table-cell table:formula="of:=[.B58]/[.A66]" office:value-type="float" office:value="0.974266503982498" calcext:value-type="float">
            <text:p>0.974266503982498</text:p>
          </table:table-cell>
          <table:table-cell table:number-columns-repeated="1021"/>
        </table:table-row>
        <table:table-row table:style-name="ro2">
          <table:table-cell office:value-type="float" office:value="0.9195237159729" calcext:value-type="float">
            <text:p>0.9195237159729</text:p>
          </table:table-cell>
          <table:table-cell/>
          <table:table-cell table:formula="of:=[.B58]/[.A67]" office:value-type="float" office:value="0.980321121707795" calcext:value-type="float">
            <text:p>0.980321121707795</text:p>
          </table:table-cell>
          <table:table-cell table:number-columns-repeated="1021"/>
        </table:table-row>
        <table:table-row table:style-name="ro2">
          <table:table-cell office:value-type="float" office:value="0.89904761314392" calcext:value-type="float">
            <text:p>0.89904761314392</text:p>
          </table:table-cell>
          <table:table-cell/>
          <table:table-cell table:formula="of:=[.B58]/[.A68]" office:value-type="float" office:value="1.00264825522113" calcext:value-type="float">
            <text:p>1.00264825522113</text:p>
          </table:table-cell>
          <table:table-cell table:number-columns-repeated="1021"/>
        </table:table-row>
        <table:table-row table:style-name="ro2">
          <table:table-cell office:value-type="float" office:value="0.89904761314392" calcext:value-type="float">
            <text:p>0.89904761314392</text:p>
          </table:table-cell>
          <table:table-cell/>
          <table:table-cell table:formula="of:=[.B58]/[.A69]" office:value-type="float" office:value="1.00264825522113" calcext:value-type="float">
            <text:p>1.00264825522113</text:p>
          </table:table-cell>
          <table:table-cell table:number-columns-repeated="1021"/>
        </table:table-row>
        <table:table-row table:style-name="ro2">
          <table:table-cell office:value-type="float" office:value="0.879523754119873" calcext:value-type="float">
            <text:p>0.879523754119873</text:p>
          </table:table-cell>
          <table:table-cell/>
          <table:table-cell table:formula="of:=[.B58]/[.A70]" office:value-type="float" office:value="1.02490525862092" calcext:value-type="float">
            <text:p>1.02490525862092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8_reset.C1:b08_reset.C1048576">
            <calcext:condition calcext:apply-style-name="Good" calcext:value="&gt;1" calcext:base-cell-address="b08_reset.C1"/>
          </calcext:conditional-format>
          <calcext:conditional-format calcext:target-range-address="b08_reset.H2:b08_reset.H14">
            <calcext:condition calcext:apply-style-name="Good" calcext:value="&gt;1" calcext:base-cell-address="b08_reset.H2"/>
          </calcext:conditional-format>
        </calcext:conditional-formats>
      </table:table>
      <table:table table:name="b9_reset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433928519487381" calcext:value-type="float">
            <text:p>0.433928519487381</text:p>
          </table:table-cell>
          <table:table-cell office:value-type="float" office:value="0.583928525447845" calcext:value-type="float">
            <text:p>0.583928525447845</text:p>
          </table:table-cell>
          <table:table-cell table:formula="of:=[.B2]/[.A2]" office:value-type="float" office:value="1.34567906745946" calcext:value-type="float">
            <text:p>1.3456790674594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3" table:formula="of:=SUM([.C2];[.C16];[.C30];[.C44];[.C58])/5" office:value-type="float" office:value="1.35213492893018" calcext:value-type="float">
            <text:p>1.35213492893018</text:p>
          </table:table-cell>
          <table:table-cell table:number-columns-repeated="1016"/>
        </table:table-row>
        <table:table-row table:style-name="ro2">
          <table:table-cell office:value-type="float" office:value="0.621071457862854" calcext:value-type="float">
            <text:p>0.621071457862854</text:p>
          </table:table-cell>
          <table:table-cell/>
          <table:table-cell table:formula="of:=[.B2]/[.A3]" office:value-type="float" office:value="0.940195396286894" calcext:value-type="float">
            <text:p>0.94019539628689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3" table:formula="of:=SUM([.C3];[.C17];[.C31];[.C45];[.C59])/5" office:value-type="float" office:value="0.984109566347194" calcext:value-type="float">
            <text:p>0.984109566347194</text:p>
          </table:table-cell>
          <table:table-cell table:number-columns-repeated="1016"/>
        </table:table-row>
        <table:table-row table:style-name="ro2">
          <table:table-cell office:value-type="float" office:value="0.607857108116149" calcext:value-type="float">
            <text:p>0.607857108116149</text:p>
          </table:table-cell>
          <table:table-cell/>
          <table:table-cell table:formula="of:=[.B2]/[.A4]" office:value-type="float" office:value="0.960634526850459" calcext:value-type="float">
            <text:p>0.96063452685045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3" table:formula="of:=SUM([.C4];[.C18];[.C32];[.C46];[.C60])/5" office:value-type="float" office:value="0.964782277438864" calcext:value-type="float">
            <text:p>0.964782277438864</text:p>
          </table:table-cell>
          <table:table-cell table:number-columns-repeated="1016"/>
        </table:table-row>
        <table:table-row table:style-name="ro2">
          <table:table-cell office:value-type="float" office:value="0.647142767906189" calcext:value-type="float">
            <text:p>0.647142767906189</text:p>
          </table:table-cell>
          <table:table-cell/>
          <table:table-cell table:formula="of:=[.B2]/[.A5]" office:value-type="float" office:value="0.90231793416641" calcext:value-type="float">
            <text:p>0.9023179341664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3" table:formula="of:=SUM([.C5];[.C19];[.C33];[.C47];[.C61])/5" office:value-type="float" office:value="0.915499869078932" calcext:value-type="float">
            <text:p>0.915499869078932</text:p>
          </table:table-cell>
          <table:table-cell table:number-columns-repeated="1016"/>
        </table:table-row>
        <table:table-row table:style-name="ro2">
          <table:table-cell office:value-type="float" office:value="0.583214282989502" calcext:value-type="float">
            <text:p>0.583214282989502</text:p>
          </table:table-cell>
          <table:table-cell/>
          <table:table-cell table:formula="of:=[.B2]/[.A6]" office:value-type="float" office:value="1.00122466558035" calcext:value-type="float">
            <text:p>1.0012246655803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3" table:formula="of:=SUM([.C6];[.C20];[.C34];[.C48];[.C62])/5" office:value-type="float" office:value="0.987352485817533" calcext:value-type="float">
            <text:p>0.987352485817533</text:p>
          </table:table-cell>
          <table:table-cell table:number-columns-repeated="1016"/>
        </table:table-row>
        <table:table-row table:style-name="ro2">
          <table:table-cell office:value-type="float" office:value="0.583214223384857" calcext:value-type="float">
            <text:p>0.583214223384857</text:p>
          </table:table-cell>
          <table:table-cell/>
          <table:table-cell table:formula="of:=[.B2]/[.A7]" office:value-type="float" office:value="1.00122476790577" calcext:value-type="float">
            <text:p>1.0012247679057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3" table:formula="of:=SUM([.C7];[.C21];[.C35];[.C49];[.C63])/5" office:value-type="float" office:value="1.00745560980975" calcext:value-type="float">
            <text:p>1.00745560980975</text:p>
          </table:table-cell>
          <table:table-cell table:number-columns-repeated="1016"/>
        </table:table-row>
        <table:table-row table:style-name="ro2">
          <table:table-cell office:value-type="float" office:value="0.591071367263794" calcext:value-type="float">
            <text:p>0.591071367263794</text:p>
          </table:table-cell>
          <table:table-cell/>
          <table:table-cell table:formula="of:=[.B2]/[.A8]" office:value-type="float" office:value="0.987915432532259" calcext:value-type="float">
            <text:p>0.987915432532259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3" table:formula="of:=SUM([.C8];[.C22];[.C36];[.C50];[.C64])/5" office:value-type="float" office:value="0.954969896590298" calcext:value-type="float">
            <text:p>0.954969896590298</text:p>
          </table:table-cell>
          <table:table-cell table:number-columns-repeated="1016"/>
        </table:table-row>
        <table:table-row table:style-name="ro2">
          <table:table-cell office:value-type="float" office:value="0.526785671710968" calcext:value-type="float">
            <text:p>0.526785671710968</text:p>
          </table:table-cell>
          <table:table-cell/>
          <table:table-cell table:formula="of:=[.B2]/[.A9]" office:value-type="float" office:value="1.1084745785725" calcext:value-type="float">
            <text:p>1.1084745785725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3" table:formula="of:=SUM([.C9];[.C23];[.C37];[.C51];[.C65])/5" office:value-type="float" office:value="1.1033484386828" calcext:value-type="float">
            <text:p>1.1033484386828</text:p>
          </table:table-cell>
          <table:table-cell table:number-columns-repeated="1016"/>
        </table:table-row>
        <table:table-row table:style-name="ro2">
          <table:table-cell office:value-type="float" office:value="0.586785614490509" calcext:value-type="float">
            <text:p>0.586785614490509</text:p>
          </table:table-cell>
          <table:table-cell/>
          <table:table-cell table:formula="of:=[.B2]/[.A10]" office:value-type="float" office:value="0.995130949068776" calcext:value-type="float">
            <text:p>0.995130949068776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3" table:formula="of:=SUM([.C10];[.C24];[.C38];[.C52];[.C66])/5" office:value-type="float" office:value="0.985161346197762" calcext:value-type="float">
            <text:p>0.985161346197762</text:p>
          </table:table-cell>
          <table:table-cell table:number-columns-repeated="1016"/>
        </table:table-row>
        <table:table-row table:style-name="ro2">
          <table:table-cell office:value-type="float" office:value="0.588928520679473" calcext:value-type="float">
            <text:p>0.588928520679473</text:p>
          </table:table-cell>
          <table:table-cell/>
          <table:table-cell table:formula="of:=[.B2]/[.A11]" office:value-type="float" office:value="0.991510013429373" calcext:value-type="float">
            <text:p>0.99151001342937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3" table:formula="of:=SUM([.C11];[.C25];[.C39];[.C53];[.C67])/5" office:value-type="float" office:value="0.988184435974683" calcext:value-type="float">
            <text:p>0.988184435974683</text:p>
          </table:table-cell>
          <table:table-cell table:number-columns-repeated="1016"/>
        </table:table-row>
        <table:table-row table:style-name="ro2">
          <table:table-cell office:value-type="float" office:value="0.751785814762115" calcext:value-type="float">
            <text:p>0.751785814762115</text:p>
          </table:table-cell>
          <table:table-cell/>
          <table:table-cell table:formula="of:=[.B2]/[.A12]" office:value-type="float" office:value="0.776721925290138" calcext:value-type="float">
            <text:p>0.77672192529013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3" table:formula="of:=SUM([.C12];[.C26];[.C40];[.C54];[.C68])/5" office:value-type="float" office:value="0.78373616731391" calcext:value-type="float">
            <text:p>0.78373616731391</text:p>
          </table:table-cell>
          <table:table-cell table:number-columns-repeated="1016"/>
        </table:table-row>
        <table:table-row table:style-name="ro2">
          <table:table-cell office:value-type="float" office:value="0.455357044935226" calcext:value-type="float">
            <text:p>0.455357044935226</text:p>
          </table:table-cell>
          <table:table-cell/>
          <table:table-cell table:formula="of:=[.B2]/[.A13]" office:value-type="float" office:value="1.2823531159618" calcext:value-type="float">
            <text:p>1.2823531159618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3" table:formula="of:=SUM([.C13];[.C27];[.C41];[.C55];[.C69])/5" office:value-type="float" office:value="1.2506377026449" calcext:value-type="float">
            <text:p>1.2506377026449</text:p>
          </table:table-cell>
          <table:table-cell table:number-columns-repeated="1016"/>
        </table:table-row>
        <table:table-row table:style-name="ro2">
          <table:table-cell office:value-type="float" office:value="0.66357147693634" calcext:value-type="float">
            <text:p>0.66357147693634</text:p>
          </table:table-cell>
          <table:table-cell/>
          <table:table-cell table:formula="of:=[.B2]/[.A14]" office:value-type="float" office:value="0.879978338044003" calcext:value-type="float">
            <text:p>0.879978338044003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3" table:formula="of:=SUM([.C14];[.C28];[.C42];[.C56];[.C70])/5" office:value-type="float" office:value="0.89000159104133" calcext:value-type="float">
            <text:p>0.890001591041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442857086658477" calcext:value-type="float">
            <text:p>0.442857086658477</text:p>
          </table:table-cell>
          <table:table-cell office:value-type="float" office:value="0.588928461074829" calcext:value-type="float">
            <text:p>0.588928461074829</text:p>
          </table:table-cell>
          <table:table-cell table:formula="of:=[.B16]/[.A16]" office:value-type="float" office:value="1.32983862924835" calcext:value-type="float">
            <text:p>1.32983862924835</text:p>
          </table:table-cell>
          <table:table-cell table:number-columns-repeated="1021"/>
        </table:table-row>
        <table:table-row table:style-name="ro2">
          <table:table-cell office:value-type="float" office:value="0.595714211463928" calcext:value-type="float">
            <text:p>0.595714211463928</text:p>
          </table:table-cell>
          <table:table-cell/>
          <table:table-cell table:formula="of:=[.B16]/[.A17]" office:value-type="float" office:value="0.988609050684852" calcext:value-type="float">
            <text:p>0.988609050684852</text:p>
          </table:table-cell>
          <table:table-cell table:number-columns-repeated="1021"/>
        </table:table-row>
        <table:table-row table:style-name="ro2">
          <table:table-cell office:value-type="float" office:value="0.605714201927185" calcext:value-type="float">
            <text:p>0.605714201927185</text:p>
          </table:table-cell>
          <table:table-cell/>
          <table:table-cell table:formula="of:=[.B16]/[.A18]" office:value-type="float" office:value="0.972287688155653" calcext:value-type="float">
            <text:p>0.972287688155653</text:p>
          </table:table-cell>
          <table:table-cell table:number-columns-repeated="1021"/>
        </table:table-row>
        <table:table-row table:style-name="ro2">
          <table:table-cell office:value-type="float" office:value="0.647499978542327" calcext:value-type="float">
            <text:p>0.647499978542327</text:p>
          </table:table-cell>
          <table:table-cell/>
          <table:table-cell table:formula="of:=[.B16]/[.A19]" office:value-type="float" office:value="0.909542054967544" calcext:value-type="float">
            <text:p>0.909542054967544</text:p>
          </table:table-cell>
          <table:table-cell table:number-columns-repeated="1021"/>
        </table:table-row>
        <table:table-row table:style-name="ro2">
          <table:table-cell office:value-type="float" office:value="0.584999918937683" calcext:value-type="float">
            <text:p>0.584999918937683</text:p>
          </table:table-cell>
          <table:table-cell/>
          <table:table-cell table:formula="of:=[.B16]/[.A20]" office:value-type="float" office:value="1.00671545757524" calcext:value-type="float">
            <text:p>1.00671545757524</text:p>
          </table:table-cell>
          <table:table-cell table:number-columns-repeated="1021"/>
        </table:table-row>
        <table:table-row table:style-name="ro2">
          <table:table-cell office:value-type="float" office:value="0.572499930858612" calcext:value-type="float">
            <text:p>0.572499930858612</text:p>
          </table:table-cell>
          <table:table-cell/>
          <table:table-cell table:formula="of:=[.B16]/[.A21]" office:value-type="float" office:value="1.02869612611407" calcext:value-type="float">
            <text:p>1.02869612611407</text:p>
          </table:table-cell>
          <table:table-cell table:number-columns-repeated="1021"/>
        </table:table-row>
        <table:table-row table:style-name="ro2">
          <table:table-cell office:value-type="float" office:value="0.607499897480011" calcext:value-type="float">
            <text:p>0.607499897480011</text:p>
          </table:table-cell>
          <table:table-cell/>
          <table:table-cell table:formula="of:=[.B16]/[.A22]" office:value-type="float" office:value="0.969429729153505" calcext:value-type="float">
            <text:p>0.969429729153505</text:p>
          </table:table-cell>
          <table:table-cell table:number-columns-repeated="1021"/>
        </table:table-row>
        <table:table-row table:style-name="ro2">
          <table:table-cell office:value-type="float" office:value="0.562499940395355" calcext:value-type="float">
            <text:p>0.562499940395355</text:p>
          </table:table-cell>
          <table:table-cell/>
          <table:table-cell table:formula="of:=[.B16]/[.A23]" office:value-type="float" office:value="1.04698404174212" calcext:value-type="float">
            <text:p>1.04698404174212</text:p>
          </table:table-cell>
          <table:table-cell table:number-columns-repeated="1021"/>
        </table:table-row>
        <table:table-row table:style-name="ro2">
          <table:table-cell office:value-type="float" office:value="0.607499897480011" calcext:value-type="float">
            <text:p>0.607499897480011</text:p>
          </table:table-cell>
          <table:table-cell/>
          <table:table-cell table:formula="of:=[.B16]/[.A24]" office:value-type="float" office:value="0.969429729153505" calcext:value-type="float">
            <text:p>0.969429729153505</text:p>
          </table:table-cell>
          <table:table-cell table:number-columns-repeated="1021"/>
        </table:table-row>
        <table:table-row table:style-name="ro2">
          <table:table-cell office:value-type="float" office:value="0.576428532600402" calcext:value-type="float">
            <text:p>0.576428532600402</text:p>
          </table:table-cell>
          <table:table-cell/>
          <table:table-cell table:formula="of:=[.B16]/[.A25]" office:value-type="float" office:value="1.02168513140395" calcext:value-type="float">
            <text:p>1.02168513140395</text:p>
          </table:table-cell>
          <table:table-cell table:number-columns-repeated="1021"/>
        </table:table-row>
        <table:table-row table:style-name="ro2">
          <table:table-cell office:value-type="float" office:value="0.716428518295288" calcext:value-type="float">
            <text:p>0.716428518295288</text:p>
          </table:table-cell>
          <table:table-cell/>
          <table:table-cell table:formula="of:=[.B16]/[.A26]" office:value-type="float" office:value="0.822033805237346" calcext:value-type="float">
            <text:p>0.822033805237346</text:p>
          </table:table-cell>
          <table:table-cell table:number-columns-repeated="1021"/>
        </table:table-row>
        <table:table-row table:style-name="ro2">
          <table:table-cell office:value-type="float" office:value="0.473571360111236" calcext:value-type="float">
            <text:p>0.473571360111236</text:p>
          </table:table-cell>
          <table:table-cell/>
          <table:table-cell table:formula="of:=[.B16]/[.A27]" office:value-type="float" office:value="1.24358969034043" calcext:value-type="float">
            <text:p>1.24358969034043</text:p>
          </table:table-cell>
          <table:table-cell table:number-columns-repeated="1021"/>
        </table:table-row>
        <table:table-row table:style-name="ro2">
          <table:table-cell office:value-type="float" office:value="0.655714333057403" calcext:value-type="float">
            <text:p>0.655714333057403</text:p>
          </table:table-cell>
          <table:table-cell/>
          <table:table-cell table:formula="of:=[.B16]/[.A28]" office:value-type="float" office:value="0.898147915005653" calcext:value-type="float">
            <text:p>0.89814791500565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424642860889434" calcext:value-type="float">
            <text:p>0.424642860889434</text:p>
          </table:table-cell>
          <table:table-cell office:value-type="float" office:value="0.590357065200805" calcext:value-type="float">
            <text:p>0.590357065200805</text:p>
          </table:table-cell>
          <table:table-cell table:formula="of:=[.B30]/[.A30]" office:value-type="float" office:value="1.39024370729859" calcext:value-type="float">
            <text:p>1.39024370729859</text:p>
          </table:table-cell>
          <table:table-cell table:number-columns-repeated="1021"/>
        </table:table-row>
        <table:table-row table:style-name="ro2">
          <table:table-cell office:value-type="float" office:value="0.567857086658477" calcext:value-type="float">
            <text:p>0.567857086658477</text:p>
          </table:table-cell>
          <table:table-cell/>
          <table:table-cell table:formula="of:=[.B30]/[.A31]" office:value-type="float" office:value="1.03962260764364" calcext:value-type="float">
            <text:p>1.03962260764364</text:p>
          </table:table-cell>
          <table:table-cell table:number-columns-repeated="1021"/>
        </table:table-row>
        <table:table-row table:style-name="ro2">
          <table:table-cell office:value-type="float" office:value="0.624285638332366" calcext:value-type="float">
            <text:p>0.624285638332366</text:p>
          </table:table-cell>
          <table:table-cell/>
          <table:table-cell table:formula="of:=[.B30]/[.A32]" office:value-type="float" office:value="0.945652164572945" calcext:value-type="float">
            <text:p>0.945652164572945</text:p>
          </table:table-cell>
          <table:table-cell table:number-columns-repeated="1021"/>
        </table:table-row>
        <table:table-row table:style-name="ro2">
          <table:table-cell office:value-type="float" office:value="0.627857089042663" calcext:value-type="float">
            <text:p>0.627857089042663</text:p>
          </table:table-cell>
          <table:table-cell/>
          <table:table-cell table:formula="of:=[.B30]/[.A33]" office:value-type="float" office:value="0.94027299445" calcext:value-type="float">
            <text:p>0.94027299445</text:p>
          </table:table-cell>
          <table:table-cell table:number-columns-repeated="1021"/>
        </table:table-row>
        <table:table-row table:style-name="ro2">
          <table:table-cell office:value-type="float" office:value="0.60999995470047" calcext:value-type="float">
            <text:p>0.60999995470047</text:p>
          </table:table-cell>
          <table:table-cell/>
          <table:table-cell table:formula="of:=[.B30]/[.A34]" office:value-type="float" office:value="0.967798539412498" calcext:value-type="float">
            <text:p>0.967798539412498</text:p>
          </table:table-cell>
          <table:table-cell table:number-columns-repeated="1021"/>
        </table:table-row>
        <table:table-row table:style-name="ro2">
          <table:table-cell office:value-type="float" office:value="0.581785678863525" calcext:value-type="float">
            <text:p>0.581785678863525</text:p>
          </table:table-cell>
          <table:table-cell/>
          <table:table-cell table:formula="of:=[.B30]/[.A35]" office:value-type="float" office:value="1.01473289331223" calcext:value-type="float">
            <text:p>1.01473289331223</text:p>
          </table:table-cell>
          <table:table-cell table:number-columns-repeated="1021"/>
        </table:table-row>
        <table:table-row table:style-name="ro2">
          <table:table-cell office:value-type="float" office:value="0.628928542137146" calcext:value-type="float">
            <text:p>0.628928542137146</text:p>
          </table:table-cell>
          <table:table-cell/>
          <table:table-cell table:formula="of:=[.B30]/[.A36]" office:value-type="float" office:value="0.938671129783246" calcext:value-type="float">
            <text:p>0.938671129783246</text:p>
          </table:table-cell>
          <table:table-cell table:number-columns-repeated="1021"/>
        </table:table-row>
        <table:table-row table:style-name="ro2">
          <table:table-cell office:value-type="float" office:value="0.505357086658477" calcext:value-type="float">
            <text:p>0.505357086658477</text:p>
          </table:table-cell>
          <table:table-cell/>
          <table:table-cell table:formula="of:=[.B30]/[.A37]" office:value-type="float" office:value="1.16819785610283" calcext:value-type="float">
            <text:p>1.16819785610283</text:p>
          </table:table-cell>
          <table:table-cell table:number-columns-repeated="1021"/>
        </table:table-row>
        <table:table-row table:style-name="ro2">
          <table:table-cell office:value-type="float" office:value="0.610714197158813" calcext:value-type="float">
            <text:p>0.610714197158813</text:p>
          </table:table-cell>
          <table:table-cell/>
          <table:table-cell table:formula="of:=[.B30]/[.A38]" office:value-type="float" office:value="0.966666679679768" calcext:value-type="float">
            <text:p>0.966666679679768</text:p>
          </table:table-cell>
          <table:table-cell table:number-columns-repeated="1021"/>
        </table:table-row>
        <table:table-row table:style-name="ro2">
          <table:table-cell office:value-type="float" office:value="0.601785719394683" calcext:value-type="float">
            <text:p>0.601785719394683</text:p>
          </table:table-cell>
          <table:table-cell/>
          <table:table-cell table:formula="of:=[.B30]/[.A39]" office:value-type="float" office:value="0.981008764705527" calcext:value-type="float">
            <text:p>0.981008764705527</text:p>
          </table:table-cell>
          <table:table-cell table:number-columns-repeated="1021"/>
        </table:table-row>
        <table:table-row table:style-name="ro2">
          <table:table-cell office:value-type="float" office:value="0.760000050067901" calcext:value-type="float">
            <text:p>0.760000050067901</text:p>
          </table:table-cell>
          <table:table-cell/>
          <table:table-cell table:formula="of:=[.B30]/[.A40]" office:value-type="float" office:value="0.776785560932608" calcext:value-type="float">
            <text:p>0.776785560932608</text:p>
          </table:table-cell>
          <table:table-cell table:number-columns-repeated="1021"/>
        </table:table-row>
        <table:table-row table:style-name="ro2">
          <table:table-cell office:value-type="float" office:value="0.47499993443489" calcext:value-type="float">
            <text:p>0.47499993443489</text:p>
          </table:table-cell>
          <table:table-cell/>
          <table:table-cell table:formula="of:=[.B30]/[.A41]" office:value-type="float" office:value="1.24285715092394" calcext:value-type="float">
            <text:p>1.24285715092394</text:p>
          </table:table-cell>
          <table:table-cell table:number-columns-repeated="1021"/>
        </table:table-row>
        <table:table-row table:style-name="ro2">
          <table:table-cell office:value-type="float" office:value="0.654285728931427" calcext:value-type="float">
            <text:p>0.654285728931427</text:p>
          </table:table-cell>
          <table:table-cell/>
          <table:table-cell table:formula="of:=[.B30]/[.A42]" office:value-type="float" office:value="0.902292437533324" calcext:value-type="float">
            <text:p>0.9022924375333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44357144832611" calcext:value-type="float">
            <text:p>0.44357144832611</text:p>
          </table:table-cell>
          <table:table-cell office:value-type="float" office:value="0.581785678863525" calcext:value-type="float">
            <text:p>0.581785678863525</text:p>
          </table:table-cell>
          <table:table-cell table:formula="of:=[.B44]/[.A44]" office:value-type="float" office:value="1.31159406462925" calcext:value-type="float">
            <text:p>1.31159406462925</text:p>
          </table:table-cell>
          <table:table-cell table:number-columns-repeated="1021"/>
        </table:table-row>
        <table:table-row table:style-name="ro2">
          <table:table-cell office:value-type="float" office:value="0.58821427822113" calcext:value-type="float">
            <text:p>0.58821427822113</text:p>
          </table:table-cell>
          <table:table-cell/>
          <table:table-cell table:formula="of:=[.B44]/[.A45]" office:value-type="float" office:value="0.989070990631091" calcext:value-type="float">
            <text:p>0.989070990631091</text:p>
          </table:table-cell>
          <table:table-cell table:number-columns-repeated="1021"/>
        </table:table-row>
        <table:table-row table:style-name="ro2">
          <table:table-cell office:value-type="float" office:value="0.596071362495422" calcext:value-type="float">
            <text:p>0.596071362495422</text:p>
          </table:table-cell>
          <table:table-cell/>
          <table:table-cell table:formula="of:=[.B44]/[.A46]" office:value-type="float" office:value="0.976033601795445" calcext:value-type="float">
            <text:p>0.976033601795445</text:p>
          </table:table-cell>
          <table:table-cell table:number-columns-repeated="1021"/>
        </table:table-row>
        <table:table-row table:style-name="ro2">
          <table:table-cell office:value-type="float" office:value="0.649999976158142" calcext:value-type="float">
            <text:p>0.649999976158142</text:p>
          </table:table-cell>
          <table:table-cell/>
          <table:table-cell table:formula="of:=[.B44]/[.A47]" office:value-type="float" office:value="0.895054923389688" calcext:value-type="float">
            <text:p>0.895054923389688</text:p>
          </table:table-cell>
          <table:table-cell table:number-columns-repeated="1021"/>
        </table:table-row>
        <table:table-row table:style-name="ro2">
          <table:table-cell office:value-type="float" office:value="0.594285607337951" calcext:value-type="float">
            <text:p>0.594285607337951</text:p>
          </table:table-cell>
          <table:table-cell/>
          <table:table-cell table:formula="of:=[.B44]/[.A48]" office:value-type="float" office:value="0.97896646272418" calcext:value-type="float">
            <text:p>0.97896646272418</text:p>
          </table:table-cell>
          <table:table-cell table:number-columns-repeated="1021"/>
        </table:table-row>
        <table:table-row table:style-name="ro2">
          <table:table-cell office:value-type="float" office:value="0.594999909400939" calcext:value-type="float">
            <text:p>0.594999909400939</text:p>
          </table:table-cell>
          <table:table-cell/>
          <table:table-cell table:formula="of:=[.B44]/[.A49]" office:value-type="float" office:value="0.977791205799143" calcext:value-type="float">
            <text:p>0.977791205799143</text:p>
          </table:table-cell>
          <table:table-cell table:number-columns-repeated="1021"/>
        </table:table-row>
        <table:table-row table:style-name="ro2">
          <table:table-cell office:value-type="float" office:value="0.617857038974762" calcext:value-type="float">
            <text:p>0.617857038974762</text:p>
          </table:table-cell>
          <table:table-cell/>
          <table:table-cell table:formula="of:=[.B44]/[.A50]" office:value-type="float" office:value="0.941618598096589" calcext:value-type="float">
            <text:p>0.941618598096589</text:p>
          </table:table-cell>
          <table:table-cell table:number-columns-repeated="1021"/>
        </table:table-row>
        <table:table-row table:style-name="ro2">
          <table:table-cell office:value-type="float" office:value="0.531785666942596" calcext:value-type="float">
            <text:p>0.531785666942596</text:p>
          </table:table-cell>
          <table:table-cell/>
          <table:table-cell table:formula="of:=[.B44]/[.A51]" office:value-type="float" office:value="1.09402286490419" calcext:value-type="float">
            <text:p>1.09402286490419</text:p>
          </table:table-cell>
          <table:table-cell table:number-columns-repeated="1021"/>
        </table:table-row>
        <table:table-row table:style-name="ro2">
          <table:table-cell office:value-type="float" office:value="0.569999933242797" calcext:value-type="float">
            <text:p>0.569999933242797</text:p>
          </table:table-cell>
          <table:table-cell/>
          <table:table-cell table:formula="of:=[.B44]/[.A52]" office:value-type="float" office:value="1.02067674912465" calcext:value-type="float">
            <text:p>1.02067674912465</text:p>
          </table:table-cell>
          <table:table-cell table:number-columns-repeated="1021"/>
        </table:table-row>
        <table:table-row table:style-name="ro2">
          <table:table-cell office:value-type="float" office:value="0.611785650253295" calcext:value-type="float">
            <text:p>0.611785650253295</text:p>
          </table:table-cell>
          <table:table-cell/>
          <table:table-cell table:formula="of:=[.B44]/[.A53]" office:value-type="float" office:value="0.95096326404951" calcext:value-type="float">
            <text:p>0.95096326404951</text:p>
          </table:table-cell>
          <table:table-cell table:number-columns-repeated="1021"/>
        </table:table-row>
        <table:table-row table:style-name="ro2">
          <table:table-cell office:value-type="float" office:value="0.74107140302658" calcext:value-type="float">
            <text:p>0.74107140302658</text:p>
          </table:table-cell>
          <table:table-cell/>
          <table:table-cell table:formula="of:=[.B44]/[.A54]" office:value-type="float" office:value="0.785060220226388" calcext:value-type="float">
            <text:p>0.785060220226388</text:p>
          </table:table-cell>
          <table:table-cell table:number-columns-repeated="1021"/>
        </table:table-row>
        <table:table-row table:style-name="ro2">
          <table:table-cell office:value-type="float" office:value="0.481785655021667" calcext:value-type="float">
            <text:p>0.481785655021667</text:p>
          </table:table-cell>
          <table:table-cell/>
          <table:table-cell table:formula="of:=[.B44]/[.A55]" office:value-type="float" office:value="1.20756123143052" calcext:value-type="float">
            <text:p>1.20756123143052</text:p>
          </table:table-cell>
          <table:table-cell table:number-columns-repeated="1021"/>
        </table:table-row>
        <table:table-row table:style-name="ro2">
          <table:table-cell office:value-type="float" office:value="0.662500023841857" calcext:value-type="float">
            <text:p>0.662500023841857</text:p>
          </table:table-cell>
          <table:table-cell/>
          <table:table-cell table:formula="of:=[.B44]/[.A56]" office:value-type="float" office:value="0.87816703083229" calcext:value-type="float">
            <text:p>0.8781670308322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423928529024124" calcext:value-type="float">
            <text:p>0.423928529024124</text:p>
          </table:table-cell>
          <table:table-cell office:value-type="float" office:value="0.586428463459014" calcext:value-type="float">
            <text:p>0.586428463459014</text:p>
          </table:table-cell>
          <table:table-cell table:formula="of:=[.B58]/[.A58]" office:value-type="float" office:value="1.38331917601526" calcext:value-type="float">
            <text:p>1.38331917601526</text:p>
          </table:table-cell>
          <table:table-cell table:number-columns-repeated="1021"/>
        </table:table-row>
        <table:table-row table:style-name="ro2">
          <table:table-cell office:value-type="float" office:value="0.608928501605987" calcext:value-type="float">
            <text:p>0.608928501605987</text:p>
          </table:table-cell>
          <table:table-cell/>
          <table:table-cell table:formula="of:=[.B58]/[.A59]" office:value-type="float" office:value="0.963049786489495" calcext:value-type="float">
            <text:p>0.963049786489495</text:p>
          </table:table-cell>
          <table:table-cell table:number-columns-repeated="1021"/>
        </table:table-row>
        <table:table-row table:style-name="ro2">
          <table:table-cell office:value-type="float" office:value="0.604999899864196" calcext:value-type="float">
            <text:p>0.604999899864196</text:p>
          </table:table-cell>
          <table:table-cell/>
          <table:table-cell table:formula="of:=[.B58]/[.A60]" office:value-type="float" office:value="0.969303405819818" calcext:value-type="float">
            <text:p>0.969303405819818</text:p>
          </table:table-cell>
          <table:table-cell table:number-columns-repeated="1021"/>
        </table:table-row>
        <table:table-row table:style-name="ro2">
          <table:table-cell office:value-type="float" office:value="0.630357146263122" calcext:value-type="float">
            <text:p>0.630357146263122</text:p>
          </table:table-cell>
          <table:table-cell/>
          <table:table-cell table:formula="of:=[.B58]/[.A61]" office:value-type="float" office:value="0.93031143842102" calcext:value-type="float">
            <text:p>0.93031143842102</text:p>
          </table:table-cell>
          <table:table-cell table:number-columns-repeated="1021"/>
        </table:table-row>
        <table:table-row table:style-name="ro2">
          <table:table-cell office:value-type="float" office:value="0.597142815589904" calcext:value-type="float">
            <text:p>0.597142815589904</text:p>
          </table:table-cell>
          <table:table-cell/>
          <table:table-cell table:formula="of:=[.B58]/[.A62]" office:value-type="float" office:value="0.982057303795398" calcext:value-type="float">
            <text:p>0.982057303795398</text:p>
          </table:table-cell>
          <table:table-cell table:number-columns-repeated="1021"/>
        </table:table-row>
        <table:table-row table:style-name="ro2">
          <table:table-cell office:value-type="float" office:value="0.577857077121734" calcext:value-type="float">
            <text:p>0.577857077121734</text:p>
          </table:table-cell>
          <table:table-cell/>
          <table:table-cell table:formula="of:=[.B58]/[.A63]" office:value-type="float" office:value="1.01483305591752" calcext:value-type="float">
            <text:p>1.01483305591752</text:p>
          </table:table-cell>
          <table:table-cell table:number-columns-repeated="1021"/>
        </table:table-row>
        <table:table-row table:style-name="ro2">
          <table:table-cell office:value-type="float" office:value="0.625714182853698" calcext:value-type="float">
            <text:p>0.625714182853698</text:p>
          </table:table-cell>
          <table:table-cell/>
          <table:table-cell table:formula="of:=[.B58]/[.A64]" office:value-type="float" office:value="0.937214593385892" calcext:value-type="float">
            <text:p>0.937214593385892</text:p>
          </table:table-cell>
          <table:table-cell table:number-columns-repeated="1021"/>
        </table:table-row>
        <table:table-row table:style-name="ro2">
          <table:table-cell office:value-type="float" office:value="0.533571362495422" calcext:value-type="float">
            <text:p>0.533571362495422</text:p>
          </table:table-cell>
          <table:table-cell/>
          <table:table-cell table:formula="of:=[.B58]/[.A65]" office:value-type="float" office:value="1.09906285209234" calcext:value-type="float">
            <text:p>1.09906285209234</text:p>
          </table:table-cell>
          <table:table-cell table:number-columns-repeated="1021"/>
        </table:table-row>
        <table:table-row table:style-name="ro2">
          <table:table-cell office:value-type="float" office:value="0.602142810821533" calcext:value-type="float">
            <text:p>0.602142810821533</text:p>
          </table:table-cell>
          <table:table-cell/>
          <table:table-cell table:formula="of:=[.B58]/[.A66]" office:value-type="float" office:value="0.973902623962114" calcext:value-type="float">
            <text:p>0.973902623962114</text:p>
          </table:table-cell>
          <table:table-cell table:number-columns-repeated="1021"/>
        </table:table-row>
        <table:table-row table:style-name="ro2">
          <table:table-cell office:value-type="float" office:value="0.588928461074829" calcext:value-type="float">
            <text:p>0.588928461074829</text:p>
          </table:table-cell>
          <table:table-cell/>
          <table:table-cell table:formula="of:=[.B58]/[.A67]" office:value-type="float" office:value="0.995755006285055" calcext:value-type="float">
            <text:p>0.995755006285055</text:p>
          </table:table-cell>
          <table:table-cell table:number-columns-repeated="1021"/>
        </table:table-row>
        <table:table-row table:style-name="ro2">
          <table:table-cell office:value-type="float" office:value="0.773571372032165" calcext:value-type="float">
            <text:p>0.773571372032165</text:p>
          </table:table-cell>
          <table:table-cell/>
          <table:table-cell table:formula="of:=[.B58]/[.A68]" office:value-type="float" office:value="0.75807932488307" calcext:value-type="float">
            <text:p>0.75807932488307</text:p>
          </table:table-cell>
          <table:table-cell table:number-columns-repeated="1021"/>
        </table:table-row>
        <table:table-row table:style-name="ro2">
          <table:table-cell office:value-type="float" office:value="0.459285646677017" calcext:value-type="float">
            <text:p>0.459285646677017</text:p>
          </table:table-cell>
          <table:table-cell/>
          <table:table-cell table:formula="of:=[.B58]/[.A69]" office:value-type="float" office:value="1.27682732456781" calcext:value-type="float">
            <text:p>1.27682732456781</text:p>
          </table:table-cell>
          <table:table-cell table:number-columns-repeated="1021"/>
        </table:table-row>
        <table:table-row table:style-name="ro2">
          <table:table-cell office:value-type="float" office:value="0.657857120037078" calcext:value-type="float">
            <text:p>0.657857120037078</text:p>
          </table:table-cell>
          <table:table-cell/>
          <table:table-cell table:formula="of:=[.B58]/[.A70]" office:value-type="float" office:value="0.891422233791377" calcext:value-type="float">
            <text:p>0.891422233791377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9_reset.C1:b9_reset.C1048576">
            <calcext:condition calcext:apply-style-name="Good" calcext:value="&gt;1" calcext:base-cell-address="b9_reset.C1"/>
          </calcext:conditional-format>
          <calcext:conditional-format calcext:target-range-address="b9_reset.H2:b9_reset.H14">
            <calcext:condition calcext:apply-style-name="Good" calcext:value="&gt;1" calcext:base-cell-address="b9_reset.H2"/>
          </calcext:conditional-format>
        </calcext:conditional-formats>
      </table:table>
      <table:table table:name="b10_reset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674117684364318" calcext:value-type="float">
            <text:p>0.674117684364318</text:p>
          </table:table-cell>
          <table:table-cell office:value-type="float" office:value="0.750588178634643" calcext:value-type="float">
            <text:p>0.750588178634643</text:p>
          </table:table-cell>
          <table:table-cell table:formula="of:=[.B2]/[.A2]" office:value-type="float" office:value="1.11343789970802" calcext:value-type="float">
            <text:p>1.11343789970802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6" table:formula="of:=SUM([.C2];[.C16];[.C30];[.C44];[.C58])/5" office:value-type="float" office:value="1.14826384081138" calcext:value-type="float">
            <text:p>1.14826384081138</text:p>
          </table:table-cell>
          <table:table-cell table:number-columns-repeated="1016"/>
        </table:table-row>
        <table:table-row table:style-name="ro2">
          <table:table-cell office:value-type="float" office:value="0.788235306739807" calcext:value-type="float">
            <text:p>0.788235306739807</text:p>
          </table:table-cell>
          <table:table-cell/>
          <table:table-cell table:formula="of:=[.B2]/[.A3]" office:value-type="float" office:value="0.952238718840349" calcext:value-type="float">
            <text:p>0.952238718840349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6" table:formula="of:=SUM([.C3];[.C17];[.C31];[.C45];[.C59])/5" office:value-type="float" office:value="0.967707221327231" calcext:value-type="float">
            <text:p>0.967707221327231</text:p>
          </table:table-cell>
          <table:table-cell table:number-columns-repeated="1016"/>
        </table:table-row>
        <table:table-row table:style-name="ro2">
          <table:table-cell office:value-type="float" office:value="0.767647087574005" calcext:value-type="float">
            <text:p>0.767647087574005</text:p>
          </table:table-cell>
          <table:table-cell/>
          <table:table-cell table:formula="of:=[.B2]/[.A4]" office:value-type="float" office:value="0.977777667348061" calcext:value-type="float">
            <text:p>0.977777667348061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6" table:formula="of:=SUM([.C4];[.C18];[.C32];[.C46];[.C60])/5" office:value-type="float" office:value="0.991740507182181" calcext:value-type="float">
            <text:p>0.991740507182181</text:p>
          </table:table-cell>
          <table:table-cell table:number-columns-repeated="1016"/>
        </table:table-row>
        <table:table-row table:style-name="ro2">
          <table:table-cell office:value-type="float" office:value="0.783529341220855" calcext:value-type="float">
            <text:p>0.783529341220855</text:p>
          </table:table-cell>
          <table:table-cell/>
          <table:table-cell table:formula="of:=[.B2]/[.A5]" office:value-type="float" office:value="0.95795797189307" calcext:value-type="float">
            <text:p>0.9579579718930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6" table:formula="of:=SUM([.C5];[.C19];[.C33];[.C47];[.C61])/5" office:value-type="float" office:value="0.974639604505975" calcext:value-type="float">
            <text:p>0.974639604505975</text:p>
          </table:table-cell>
          <table:table-cell table:number-columns-repeated="1016"/>
        </table:table-row>
        <table:table-row table:style-name="ro2">
          <table:table-cell office:value-type="float" office:value="0.784705877304077" calcext:value-type="float">
            <text:p>0.784705877304077</text:p>
          </table:table-cell>
          <table:table-cell/>
          <table:table-cell table:formula="of:=[.B2]/[.A6]" office:value-type="float" office:value="0.956521673080049" calcext:value-type="float">
            <text:p>0.95652167308004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6" table:formula="of:=SUM([.C6];[.C20];[.C34];[.C48];[.C62])/5" office:value-type="float" office:value="0.974291156859494" calcext:value-type="float">
            <text:p>0.974291156859494</text:p>
          </table:table-cell>
          <table:table-cell table:number-columns-repeated="1016"/>
        </table:table-row>
        <table:table-row table:style-name="ro2">
          <table:table-cell office:value-type="float" office:value="0.764117658138275" calcext:value-type="float">
            <text:p>0.764117658138275</text:p>
          </table:table-cell>
          <table:table-cell/>
          <table:table-cell table:formula="of:=[.B2]/[.A7]" office:value-type="float" office:value="0.982293983970223" calcext:value-type="float">
            <text:p>0.98229398397022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6" table:formula="of:=SUM([.C7];[.C21];[.C35];[.C49];[.C63])/5" office:value-type="float" office:value="1.00821834965144" calcext:value-type="float">
            <text:p>1.00821834965144</text:p>
          </table:table-cell>
          <table:table-cell table:number-columns-repeated="1016"/>
        </table:table-row>
        <table:table-row table:style-name="ro2">
          <table:table-cell office:value-type="float" office:value="0.756470501422882" calcext:value-type="float">
            <text:p>0.756470501422882</text:p>
          </table:table-cell>
          <table:table-cell/>
          <table:table-cell table:formula="of:=[.B2]/[.A8]" office:value-type="float" office:value="0.992223989200934" calcext:value-type="float">
            <text:p>0.99222398920093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6" table:formula="of:=SUM([.C8];[.C22];[.C36];[.C50];[.C64])/5" office:value-type="float" office:value="0.99132820392462" calcext:value-type="float">
            <text:p>0.99132820392462</text:p>
          </table:table-cell>
          <table:table-cell table:number-columns-repeated="1016"/>
        </table:table-row>
        <table:table-row table:style-name="ro2">
          <table:table-cell office:value-type="float" office:value="0.787647008895874" calcext:value-type="float">
            <text:p>0.787647008895874</text:p>
          </table:table-cell>
          <table:table-cell/>
          <table:table-cell table:formula="of:=[.B2]/[.A9]" office:value-type="float" office:value="0.952949951129529" calcext:value-type="float">
            <text:p>0.95294995112952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6" table:formula="of:=SUM([.C9];[.C23];[.C37];[.C51];[.C65])/5" office:value-type="float" office:value="0.966250846385224" calcext:value-type="float">
            <text:p>0.966250846385224</text:p>
          </table:table-cell>
          <table:table-cell table:number-columns-repeated="1016"/>
        </table:table-row>
        <table:table-row table:style-name="ro2">
          <table:table-cell office:value-type="float" office:value="0.802352964878082" calcext:value-type="float">
            <text:p>0.802352964878082</text:p>
          </table:table-cell>
          <table:table-cell/>
          <table:table-cell table:formula="of:=[.B2]/[.A10]" office:value-type="float" office:value="0.935483772716781" calcext:value-type="float">
            <text:p>0.93548377271678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6" table:formula="of:=SUM([.C10];[.C24];[.C38];[.C52];[.C66])/5" office:value-type="float" office:value="0.95887774751685" calcext:value-type="float">
            <text:p>0.95887774751685</text:p>
          </table:table-cell>
          <table:table-cell table:number-columns-repeated="1016"/>
        </table:table-row>
        <table:table-row table:style-name="ro2">
          <table:table-cell office:value-type="float" office:value="0.795882284641265" calcext:value-type="float">
            <text:p>0.795882284641265</text:p>
          </table:table-cell>
          <table:table-cell/>
          <table:table-cell table:formula="of:=[.B2]/[.A11]" office:value-type="float" office:value="0.943089440636265" calcext:value-type="float">
            <text:p>0.94308944063626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6" table:formula="of:=SUM([.C11];[.C25];[.C39];[.C53];[.C67])/5" office:value-type="float" office:value="0.967948287097922" calcext:value-type="float">
            <text:p>0.967948287097922</text:p>
          </table:table-cell>
          <table:table-cell table:number-columns-repeated="1016"/>
        </table:table-row>
        <table:table-row table:style-name="ro2">
          <table:table-cell office:value-type="float" office:value="0.796470642089843" calcext:value-type="float">
            <text:p>0.796470642089843</text:p>
          </table:table-cell>
          <table:table-cell/>
          <table:table-cell table:formula="of:=[.B2]/[.A12]" office:value-type="float" office:value="0.942392775037119" calcext:value-type="float">
            <text:p>0.942392775037119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6" table:formula="of:=SUM([.C12];[.C26];[.C40];[.C54];[.C68])/5" office:value-type="float" office:value="0.962199141619734" calcext:value-type="float">
            <text:p>0.962199141619734</text:p>
          </table:table-cell>
          <table:table-cell table:number-columns-repeated="1016"/>
        </table:table-row>
        <table:table-row table:style-name="ro2">
          <table:table-cell office:value-type="float" office:value="0.729411780834198" calcext:value-type="float">
            <text:p>0.729411780834198</text:p>
          </table:table-cell>
          <table:table-cell/>
          <table:table-cell table:formula="of:=[.B2]/[.A13]" office:value-type="float" office:value="1.02903215763286" calcext:value-type="float">
            <text:p>1.02903215763286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6" table:formula="of:=SUM([.C13];[.C27];[.C41];[.C55];[.C69])/5" office:value-type="float" office:value="1.0356902364054" calcext:value-type="float">
            <text:p>1.0356902364054</text:p>
          </table:table-cell>
          <table:table-cell table:number-columns-repeated="1016"/>
        </table:table-row>
        <table:table-row table:style-name="ro2">
          <table:table-cell office:value-type="float" office:value="0.747647047042846" calcext:value-type="float">
            <text:p>0.747647047042846</text:p>
          </table:table-cell>
          <table:table-cell/>
          <table:table-cell table:formula="of:=[.B2]/[.A14]" office:value-type="float" office:value="1.00393385034212" calcext:value-type="float">
            <text:p>1.00393385034212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6" table:formula="of:=SUM([.C14];[.C28];[.C42];[.C56];[.C70])/5" office:value-type="float" office:value="1.00196997934638" calcext:value-type="float">
            <text:p>1.0019699793463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65294110774993" calcext:value-type="float">
            <text:p>0.665294110774993</text:p>
          </table:table-cell>
          <table:table-cell office:value-type="float" office:value="0.761764705181121" calcext:value-type="float">
            <text:p>0.761764705181121</text:p>
          </table:table-cell>
          <table:table-cell table:formula="of:=[.B16]/[.A16]" office:value-type="float" office:value="1.14500443163964" calcext:value-type="float">
            <text:p>1.14500443163964</text:p>
          </table:table-cell>
          <table:table-cell table:number-columns-repeated="1021"/>
        </table:table-row>
        <table:table-row table:style-name="ro2">
          <table:table-cell office:value-type="float" office:value="0.784705936908721" calcext:value-type="float">
            <text:p>0.784705936908721</text:p>
          </table:table-cell>
          <table:table-cell/>
          <table:table-cell table:formula="of:=[.B16]/[.A17]" office:value-type="float" office:value="0.970764549306234" calcext:value-type="float">
            <text:p>0.970764549306234</text:p>
          </table:table-cell>
          <table:table-cell table:number-columns-repeated="1021"/>
        </table:table-row>
        <table:table-row table:style-name="ro2">
          <table:table-cell office:value-type="float" office:value="0.77470588684082" calcext:value-type="float">
            <text:p>0.77470588684082</text:p>
          </table:table-cell>
          <table:table-cell/>
          <table:table-cell table:formula="of:=[.B16]/[.A18]" office:value-type="float" office:value="0.983295361659801" calcext:value-type="float">
            <text:p>0.983295361659801</text:p>
          </table:table-cell>
          <table:table-cell table:number-columns-repeated="1021"/>
        </table:table-row>
        <table:table-row table:style-name="ro2">
          <table:table-cell office:value-type="float" office:value="0.780588150024414" calcext:value-type="float">
            <text:p>0.780588150024414</text:p>
          </table:table-cell>
          <table:table-cell/>
          <table:table-cell table:formula="of:=[.B16]/[.A19]" office:value-type="float" office:value="0.975885561620806" calcext:value-type="float">
            <text:p>0.975885561620806</text:p>
          </table:table-cell>
          <table:table-cell table:number-columns-repeated="1021"/>
        </table:table-row>
        <table:table-row table:style-name="ro2">
          <table:table-cell office:value-type="float" office:value="0.78352952003479" calcext:value-type="float">
            <text:p>0.78352952003479</text:p>
          </table:table-cell>
          <table:table-cell/>
          <table:table-cell table:formula="of:=[.B16]/[.A20]" office:value-type="float" office:value="0.972222086983139" calcext:value-type="float">
            <text:p>0.972222086983139</text:p>
          </table:table-cell>
          <table:table-cell table:number-columns-repeated="1021"/>
        </table:table-row>
        <table:table-row table:style-name="ro2">
          <table:table-cell office:value-type="float" office:value="0.748823523521423" calcext:value-type="float">
            <text:p>0.748823523521423</text:p>
          </table:table-cell>
          <table:table-cell/>
          <table:table-cell table:formula="of:=[.B16]/[.A21]" office:value-type="float" office:value="1.01728201806327" calcext:value-type="float">
            <text:p>1.01728201806327</text:p>
          </table:table-cell>
          <table:table-cell table:number-columns-repeated="1021"/>
        </table:table-row>
        <table:table-row table:style-name="ro2">
          <table:table-cell office:value-type="float" office:value="0.770588278770446" calcext:value-type="float">
            <text:p>0.770588278770446</text:p>
          </table:table-cell>
          <table:table-cell/>
          <table:table-cell table:formula="of:=[.B16]/[.A22]" office:value-type="float" office:value="0.988549561636982" calcext:value-type="float">
            <text:p>0.988549561636982</text:p>
          </table:table-cell>
          <table:table-cell table:number-columns-repeated="1021"/>
        </table:table-row>
        <table:table-row table:style-name="ro2">
          <table:table-cell office:value-type="float" office:value="0.79235303401947" calcext:value-type="float">
            <text:p>0.79235303401947</text:p>
          </table:table-cell>
          <table:table-cell/>
          <table:table-cell table:formula="of:=[.B16]/[.A23]" office:value-type="float" office:value="0.961395580599749" calcext:value-type="float">
            <text:p>0.961395580599749</text:p>
          </table:table-cell>
          <table:table-cell table:number-columns-repeated="1021"/>
        </table:table-row>
        <table:table-row table:style-name="ro2">
          <table:table-cell office:value-type="float" office:value="0.796470642089843" calcext:value-type="float">
            <text:p>0.796470642089843</text:p>
          </table:table-cell>
          <table:table-cell/>
          <table:table-cell table:formula="of:=[.B16]/[.A24]" office:value-type="float" office:value="0.956425340653288" calcext:value-type="float">
            <text:p>0.956425340653288</text:p>
          </table:table-cell>
          <table:table-cell table:number-columns-repeated="1021"/>
        </table:table-row>
        <table:table-row table:style-name="ro2">
          <table:table-cell office:value-type="float" office:value="0.782353043556213" calcext:value-type="float">
            <text:p>0.782353043556213</text:p>
          </table:table-cell>
          <table:table-cell/>
          <table:table-cell table:formula="of:=[.B16]/[.A25]" office:value-type="float" office:value="0.973684082212415" calcext:value-type="float">
            <text:p>0.973684082212415</text:p>
          </table:table-cell>
          <table:table-cell table:number-columns-repeated="1021"/>
        </table:table-row>
        <table:table-row table:style-name="ro2">
          <table:table-cell office:value-type="float" office:value="0.784705817699432" calcext:value-type="float">
            <text:p>0.784705817699432</text:p>
          </table:table-cell>
          <table:table-cell/>
          <table:table-cell table:formula="of:=[.B16]/[.A26]" office:value-type="float" office:value="0.970764696780803" calcext:value-type="float">
            <text:p>0.970764696780803</text:p>
          </table:table-cell>
          <table:table-cell table:number-columns-repeated="1021"/>
        </table:table-row>
        <table:table-row table:style-name="ro2">
          <table:table-cell office:value-type="float" office:value="0.742352962493896" calcext:value-type="float">
            <text:p>0.742352962493896</text:p>
          </table:table-cell>
          <table:table-cell/>
          <table:table-cell table:formula="of:=[.B16]/[.A27]" office:value-type="float" office:value="1.02614893947754" calcext:value-type="float">
            <text:p>1.02614893947754</text:p>
          </table:table-cell>
          <table:table-cell table:number-columns-repeated="1021"/>
        </table:table-row>
        <table:table-row table:style-name="ro2">
          <table:table-cell office:value-type="float" office:value="0.766470670700073" calcext:value-type="float">
            <text:p>0.766470670700073</text:p>
          </table:table-cell>
          <table:table-cell/>
          <table:table-cell table:formula="of:=[.B16]/[.A28]" office:value-type="float" office:value="0.993860214488503" calcext:value-type="float">
            <text:p>0.99386021448850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5235298871994" calcext:value-type="float">
            <text:p>0.65235298871994</text:p>
          </table:table-cell>
          <table:table-cell office:value-type="float" office:value="0.760588228702545" calcext:value-type="float">
            <text:p>0.760588228702545</text:p>
          </table:table-cell>
          <table:table-cell table:formula="of:=[.B30]/[.A30]" office:value-type="float" office:value="1.16591514387784" calcext:value-type="float">
            <text:p>1.16591514387784</text:p>
          </table:table-cell>
          <table:table-cell table:number-columns-repeated="1021"/>
        </table:table-row>
        <table:table-row table:style-name="ro2">
          <table:table-cell office:value-type="float" office:value="0.78882360458374" calcext:value-type="float">
            <text:p>0.78882360458374</text:p>
          </table:table-cell>
          <table:table-cell/>
          <table:table-cell table:formula="of:=[.B30]/[.A31]" office:value-type="float" office:value="0.964205716313352" calcext:value-type="float">
            <text:p>0.964205716313352</text:p>
          </table:table-cell>
          <table:table-cell table:number-columns-repeated="1021"/>
        </table:table-row>
        <table:table-row table:style-name="ro2">
          <table:table-cell office:value-type="float" office:value="0.758235335350036" calcext:value-type="float">
            <text:p>0.758235335350036</text:p>
          </table:table-cell>
          <table:table-cell/>
          <table:table-cell table:formula="of:=[.B30]/[.A32]" office:value-type="float" office:value="1.00310311751881" calcext:value-type="float">
            <text:p>1.00310311751881</text:p>
          </table:table-cell>
          <table:table-cell table:number-columns-repeated="1021"/>
        </table:table-row>
        <table:table-row table:style-name="ro2">
          <table:table-cell office:value-type="float" office:value="0.765882432460784" calcext:value-type="float">
            <text:p>0.765882432460784</text:p>
          </table:table-cell>
          <table:table-cell/>
          <table:table-cell table:formula="of:=[.B30]/[.A33]" office:value-type="float" office:value="0.993087445887447" calcext:value-type="float">
            <text:p>0.993087445887447</text:p>
          </table:table-cell>
          <table:table-cell table:number-columns-repeated="1021"/>
        </table:table-row>
        <table:table-row table:style-name="ro2">
          <table:table-cell office:value-type="float" office:value="0.784117758274078" calcext:value-type="float">
            <text:p>0.784117758274078</text:p>
          </table:table-cell>
          <table:table-cell/>
          <table:table-cell table:formula="of:=[.B30]/[.A34]" office:value-type="float" office:value="0.969992352139398" calcext:value-type="float">
            <text:p>0.969992352139398</text:p>
          </table:table-cell>
          <table:table-cell table:number-columns-repeated="1021"/>
        </table:table-row>
        <table:table-row table:style-name="ro2">
          <table:table-cell office:value-type="float" office:value="0.759411871433258" calcext:value-type="float">
            <text:p>0.759411871433258</text:p>
          </table:table-cell>
          <table:table-cell/>
          <table:table-cell table:formula="of:=[.B30]/[.A35]" office:value-type="float" office:value="1.00154903723992" calcext:value-type="float">
            <text:p>1.00154903723992</text:p>
          </table:table-cell>
          <table:table-cell table:number-columns-repeated="1021"/>
        </table:table-row>
        <table:table-row table:style-name="ro2">
          <table:table-cell office:value-type="float" office:value="0.761176526546478" calcext:value-type="float">
            <text:p>0.761176526546478</text:p>
          </table:table-cell>
          <table:table-cell/>
          <table:table-cell table:formula="of:=[.B30]/[.A36]" office:value-type="float" office:value="0.999227120354588" calcext:value-type="float">
            <text:p>0.999227120354588</text:p>
          </table:table-cell>
          <table:table-cell table:number-columns-repeated="1021"/>
        </table:table-row>
        <table:table-row table:style-name="ro2">
          <table:table-cell office:value-type="float" office:value="0.787058889865875" calcext:value-type="float">
            <text:p>0.787058889865875</text:p>
          </table:table-cell>
          <table:table-cell/>
          <table:table-cell table:formula="of:=[.B30]/[.A37]" office:value-type="float" office:value="0.966367623180216" calcext:value-type="float">
            <text:p>0.966367623180216</text:p>
          </table:table-cell>
          <table:table-cell table:number-columns-repeated="1021"/>
        </table:table-row>
        <table:table-row table:style-name="ro2">
          <table:table-cell office:value-type="float" office:value="0.788235425949096" calcext:value-type="float">
            <text:p>0.788235425949096</text:p>
          </table:table-cell>
          <table:table-cell/>
          <table:table-cell table:formula="of:=[.B30]/[.A38]" office:value-type="float" office:value="0.964925203389252" calcext:value-type="float">
            <text:p>0.964925203389252</text:p>
          </table:table-cell>
          <table:table-cell table:number-columns-repeated="1021"/>
        </table:table-row>
        <table:table-row table:style-name="ro2">
          <table:table-cell office:value-type="float" office:value="0.791764736175537" calcext:value-type="float">
            <text:p>0.791764736175537</text:p>
          </table:table-cell>
          <table:table-cell/>
          <table:table-cell table:formula="of:=[.B30]/[.A39]" office:value-type="float" office:value="0.960624026243472" calcext:value-type="float">
            <text:p>0.960624026243472</text:p>
          </table:table-cell>
          <table:table-cell table:number-columns-repeated="1021"/>
        </table:table-row>
        <table:table-row table:style-name="ro2">
          <table:table-cell office:value-type="float" office:value="0.786470651626586" calcext:value-type="float">
            <text:p>0.786470651626586</text:p>
          </table:table-cell>
          <table:table-cell/>
          <table:table-cell table:formula="of:=[.B30]/[.A40]" office:value-type="float" office:value="0.967090414791053" calcext:value-type="float">
            <text:p>0.967090414791053</text:p>
          </table:table-cell>
          <table:table-cell table:number-columns-repeated="1021"/>
        </table:table-row>
        <table:table-row table:style-name="ro2">
          <table:table-cell office:value-type="float" office:value="0.743529379367828" calcext:value-type="float">
            <text:p>0.743529379367828</text:p>
          </table:table-cell>
          <table:table-cell/>
          <table:table-cell table:formula="of:=[.B30]/[.A41]" office:value-type="float" office:value="1.02294307368086" calcext:value-type="float">
            <text:p>1.02294307368086</text:p>
          </table:table-cell>
          <table:table-cell table:number-columns-repeated="1021"/>
        </table:table-row>
        <table:table-row table:style-name="ro2">
          <table:table-cell office:value-type="float" office:value="0.747058808803558" calcext:value-type="float">
            <text:p>0.747058808803558</text:p>
          </table:table-cell>
          <table:table-cell/>
          <table:table-cell table:formula="of:=[.B30]/[.A42]" office:value-type="float" office:value="1.01811024746587" calcext:value-type="float">
            <text:p>1.0181102474658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5764707326889" calcext:value-type="float">
            <text:p>0.65764707326889</text:p>
          </table:table-cell>
          <table:table-cell office:value-type="float" office:value="0.768235385417938" calcext:value-type="float">
            <text:p>0.768235385417938</text:p>
          </table:table-cell>
          <table:table-cell table:formula="of:=[.B44]/[.A44]" office:value-type="float" office:value="1.16815753714125" calcext:value-type="float">
            <text:p>1.16815753714125</text:p>
          </table:table-cell>
          <table:table-cell table:number-columns-repeated="1021"/>
        </table:table-row>
        <table:table-row table:style-name="ro2">
          <table:table-cell office:value-type="float" office:value="0.78176474571228" calcext:value-type="float">
            <text:p>0.78176474571228</text:p>
          </table:table-cell>
          <table:table-cell/>
          <table:table-cell table:formula="of:=[.B44]/[.A45]" office:value-type="float" office:value="0.982693821423202" calcext:value-type="float">
            <text:p>0.982693821423202</text:p>
          </table:table-cell>
          <table:table-cell table:number-columns-repeated="1021"/>
        </table:table-row>
        <table:table-row table:style-name="ro2">
          <table:table-cell office:value-type="float" office:value="0.755294203758239" calcext:value-type="float">
            <text:p>0.755294203758239</text:p>
          </table:table-cell>
          <table:table-cell/>
          <table:table-cell table:formula="of:=[.B44]/[.A46]" office:value-type="float" office:value="1.01713396130317" calcext:value-type="float">
            <text:p>1.01713396130317</text:p>
          </table:table-cell>
          <table:table-cell table:number-columns-repeated="1021"/>
        </table:table-row>
        <table:table-row table:style-name="ro2">
          <table:table-cell office:value-type="float" office:value="0.782352983951568" calcext:value-type="float">
            <text:p>0.782352983951568</text:p>
          </table:table-cell>
          <table:table-cell/>
          <table:table-cell table:formula="of:=[.B44]/[.A47]" office:value-type="float" office:value="0.98195495022934" calcext:value-type="float">
            <text:p>0.98195495022934</text:p>
          </table:table-cell>
          <table:table-cell table:number-columns-repeated="1021"/>
        </table:table-row>
        <table:table-row table:style-name="ro2">
          <table:table-cell office:value-type="float" office:value="0.775882422924041" calcext:value-type="float">
            <text:p>0.775882422924041</text:p>
          </table:table-cell>
          <table:table-cell/>
          <table:table-cell table:formula="of:=[.B44]/[.A48]" office:value-type="float" office:value="0.990144076885665" calcext:value-type="float">
            <text:p>0.990144076885665</text:p>
          </table:table-cell>
          <table:table-cell table:number-columns-repeated="1021"/>
        </table:table-row>
        <table:table-row table:style-name="ro2">
          <table:table-cell office:value-type="float" office:value="0.752941071987152" calcext:value-type="float">
            <text:p>0.752941071987152</text:p>
          </table:table-cell>
          <table:table-cell/>
          <table:table-cell table:formula="of:=[.B44]/[.A49]" office:value-type="float" office:value="1.02031276284401" calcext:value-type="float">
            <text:p>1.02031276284401</text:p>
          </table:table-cell>
          <table:table-cell table:number-columns-repeated="1021"/>
        </table:table-row>
        <table:table-row table:style-name="ro2">
          <table:table-cell office:value-type="float" office:value="0.783529460430145" calcext:value-type="float">
            <text:p>0.783529460430145</text:p>
          </table:table-cell>
          <table:table-cell/>
          <table:table-cell table:formula="of:=[.B44]/[.A50]" office:value-type="float" office:value="0.980480536106695" calcext:value-type="float">
            <text:p>0.980480536106695</text:p>
          </table:table-cell>
          <table:table-cell table:number-columns-repeated="1021"/>
        </table:table-row>
        <table:table-row table:style-name="ro2">
          <table:table-cell office:value-type="float" office:value="0.78529417514801" calcext:value-type="float">
            <text:p>0.78529417514801</text:p>
          </table:table-cell>
          <table:table-cell/>
          <table:table-cell table:formula="of:=[.B44]/[.A51]" office:value-type="float" office:value="0.978277198189001" calcext:value-type="float">
            <text:p>0.978277198189001</text:p>
          </table:table-cell>
          <table:table-cell table:number-columns-repeated="1021"/>
        </table:table-row>
        <table:table-row table:style-name="ro2">
          <table:table-cell office:value-type="float" office:value="0.786470651626586" calcext:value-type="float">
            <text:p>0.786470651626586</text:p>
          </table:table-cell>
          <table:table-cell/>
          <table:table-cell table:formula="of:=[.B44]/[.A52]" office:value-type="float" office:value="0.976813799509322" calcext:value-type="float">
            <text:p>0.976813799509322</text:p>
          </table:table-cell>
          <table:table-cell table:number-columns-repeated="1021"/>
        </table:table-row>
        <table:table-row table:style-name="ro2">
          <table:table-cell office:value-type="float" office:value="0.78529417514801" calcext:value-type="float">
            <text:p>0.78529417514801</text:p>
          </table:table-cell>
          <table:table-cell/>
          <table:table-cell table:formula="of:=[.B44]/[.A53]" office:value-type="float" office:value="0.978277198189001" calcext:value-type="float">
            <text:p>0.978277198189001</text:p>
          </table:table-cell>
          <table:table-cell table:number-columns-repeated="1021"/>
        </table:table-row>
        <table:table-row table:style-name="ro2">
          <table:table-cell office:value-type="float" office:value="0.782352983951568" calcext:value-type="float">
            <text:p>0.782352983951568</text:p>
          </table:table-cell>
          <table:table-cell/>
          <table:table-cell table:formula="of:=[.B44]/[.A54]" office:value-type="float" office:value="0.98195495022934" calcext:value-type="float">
            <text:p>0.98195495022934</text:p>
          </table:table-cell>
          <table:table-cell table:number-columns-repeated="1021"/>
        </table:table-row>
        <table:table-row table:style-name="ro2">
          <table:table-cell office:value-type="float" office:value="0.721764743328094" calcext:value-type="float">
            <text:p>0.721764743328094</text:p>
          </table:table-cell>
          <table:table-cell/>
          <table:table-cell table:formula="of:=[.B44]/[.A55]" office:value-type="float" office:value="1.06438474935138" calcext:value-type="float">
            <text:p>1.06438474935138</text:p>
          </table:table-cell>
          <table:table-cell table:number-columns-repeated="1021"/>
        </table:table-row>
        <table:table-row table:style-name="ro2">
          <table:table-cell office:value-type="float" office:value="0.774117648601532" calcext:value-type="float">
            <text:p>0.774117648601532</text:p>
          </table:table-cell>
          <table:table-cell/>
          <table:table-cell table:formula="of:=[.B44]/[.A56]" office:value-type="float" office:value="0.992401331768859" calcext:value-type="float">
            <text:p>0.99240133176885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64117634296417" calcext:value-type="float">
            <text:p>0.664117634296417</text:p>
          </table:table-cell>
          <table:table-cell office:value-type="float" office:value="0.762941122055053" calcext:value-type="float">
            <text:p>0.762941122055053</text:p>
          </table:table-cell>
          <table:table-cell table:formula="of:=[.B58]/[.A58]" office:value-type="float" office:value="1.14880419169012" calcext:value-type="float">
            <text:p>1.14880419169012</text:p>
          </table:table-cell>
          <table:table-cell table:number-columns-repeated="1021"/>
        </table:table-row>
        <table:table-row table:style-name="ro2">
          <table:table-cell office:value-type="float" office:value="0.787647008895874" calcext:value-type="float">
            <text:p>0.787647008895874</text:p>
          </table:table-cell>
          <table:table-cell/>
          <table:table-cell table:formula="of:=[.B58]/[.A59]" office:value-type="float" office:value="0.968633300753019" calcext:value-type="float">
            <text:p>0.968633300753019</text:p>
          </table:table-cell>
          <table:table-cell table:number-columns-repeated="1021"/>
        </table:table-row>
        <table:table-row table:style-name="ro2">
          <table:table-cell office:value-type="float" office:value="0.780588328838348" calcext:value-type="float">
            <text:p>0.780588328838348</text:p>
          </table:table-cell>
          <table:table-cell/>
          <table:table-cell table:formula="of:=[.B58]/[.A60]" office:value-type="float" office:value="0.977392428081064" calcext:value-type="float">
            <text:p>0.977392428081064</text:p>
          </table:table-cell>
          <table:table-cell table:number-columns-repeated="1021"/>
        </table:table-row>
        <table:table-row table:style-name="ro2">
          <table:table-cell office:value-type="float" office:value="0.791176557540893" calcext:value-type="float">
            <text:p>0.791176557540893</text:p>
          </table:table-cell>
          <table:table-cell/>
          <table:table-cell table:formula="of:=[.B58]/[.A61]" office:value-type="float" office:value="0.964312092899213" calcext:value-type="float">
            <text:p>0.964312092899213</text:p>
          </table:table-cell>
          <table:table-cell table:number-columns-repeated="1021"/>
        </table:table-row>
        <table:table-row table:style-name="ro2">
          <table:table-cell office:value-type="float" office:value="0.77647066116333" calcext:value-type="float">
            <text:p>0.77647066116333</text:p>
          </table:table-cell>
          <table:table-cell/>
          <table:table-cell table:formula="of:=[.B58]/[.A62]" office:value-type="float" office:value="0.982575595209217" calcext:value-type="float">
            <text:p>0.982575595209217</text:p>
          </table:table-cell>
          <table:table-cell table:number-columns-repeated="1021"/>
        </table:table-row>
        <table:table-row table:style-name="ro2">
          <table:table-cell office:value-type="float" office:value="0.748235344886779" calcext:value-type="float">
            <text:p>0.748235344886779</text:p>
          </table:table-cell>
          <table:table-cell/>
          <table:table-cell table:formula="of:=[.B58]/[.A63]" office:value-type="float" office:value="1.01965394613977" calcext:value-type="float">
            <text:p>1.01965394613977</text:p>
          </table:table-cell>
          <table:table-cell table:number-columns-repeated="1021"/>
        </table:table-row>
        <table:table-row table:style-name="ro2">
          <table:table-cell office:value-type="float" office:value="0.76588225364685" calcext:value-type="float">
            <text:p>0.76588225364685</text:p>
          </table:table-cell>
          <table:table-cell/>
          <table:table-cell table:formula="of:=[.B58]/[.A64]" office:value-type="float" office:value="0.996159812323902" calcext:value-type="float">
            <text:p>0.996159812323902</text:p>
          </table:table-cell>
          <table:table-cell table:number-columns-repeated="1021"/>
        </table:table-row>
        <table:table-row table:style-name="ro2">
          <table:table-cell office:value-type="float" office:value="0.784705817699432" calcext:value-type="float">
            <text:p>0.784705817699432</text:p>
          </table:table-cell>
          <table:table-cell/>
          <table:table-cell table:formula="of:=[.B58]/[.A65]" office:value-type="float" office:value="0.972263878827625" calcext:value-type="float">
            <text:p>0.972263878827625</text:p>
          </table:table-cell>
          <table:table-cell table:number-columns-repeated="1021"/>
        </table:table-row>
        <table:table-row table:style-name="ro2">
          <table:table-cell office:value-type="float" office:value="0.79411768913269" calcext:value-type="float">
            <text:p>0.79411768913269</text:p>
          </table:table-cell>
          <table:table-cell/>
          <table:table-cell table:formula="of:=[.B58]/[.A66]" office:value-type="float" office:value="0.960740621315605" calcext:value-type="float">
            <text:p>0.960740621315605</text:p>
          </table:table-cell>
          <table:table-cell table:number-columns-repeated="1021"/>
        </table:table-row>
        <table:table-row table:style-name="ro2">
          <table:table-cell office:value-type="float" office:value="0.775294125080108" calcext:value-type="float">
            <text:p>0.775294125080108</text:p>
          </table:table-cell>
          <table:table-cell/>
          <table:table-cell table:formula="of:=[.B58]/[.A67]" office:value-type="float" office:value="0.984066688208454" calcext:value-type="float">
            <text:p>0.984066688208454</text:p>
          </table:table-cell>
          <table:table-cell table:number-columns-repeated="1021"/>
        </table:table-row>
        <table:table-row table:style-name="ro2">
          <table:table-cell office:value-type="float" office:value="0.804117679595947" calcext:value-type="float">
            <text:p>0.804117679595947</text:p>
          </table:table-cell>
          <table:table-cell/>
          <table:table-cell table:formula="of:=[.B58]/[.A68]" office:value-type="float" office:value="0.948792871260355" calcext:value-type="float">
            <text:p>0.948792871260355</text:p>
          </table:table-cell>
          <table:table-cell table:number-columns-repeated="1021"/>
        </table:table-row>
        <table:table-row table:style-name="ro2">
          <table:table-cell office:value-type="float" office:value="0.736470699310302" calcext:value-type="float">
            <text:p>0.736470699310302</text:p>
          </table:table-cell>
          <table:table-cell/>
          <table:table-cell table:formula="of:=[.B58]/[.A69]" office:value-type="float" office:value="1.03594226188434" calcext:value-type="float">
            <text:p>1.03594226188434</text:p>
          </table:table-cell>
          <table:table-cell table:number-columns-repeated="1021"/>
        </table:table-row>
        <table:table-row table:style-name="ro2">
          <table:table-cell office:value-type="float" office:value="0.761764764785766" calcext:value-type="float">
            <text:p>0.761764764785766</text:p>
          </table:table-cell>
          <table:table-cell/>
          <table:table-cell table:formula="of:=[.B58]/[.A70]" office:value-type="float" office:value="1.00154425266653" calcext:value-type="float">
            <text:p>1.00154425266653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0_reset.C1:b10_reset.C1048576">
            <calcext:condition calcext:apply-style-name="Good" calcext:value="&gt;1" calcext:base-cell-address="b10_reset.C1"/>
          </calcext:conditional-format>
          <calcext:conditional-format calcext:target-range-address="b10_reset.H2:b10_reset.H14">
            <calcext:condition calcext:apply-style-name="Good" calcext:value="&gt;1" calcext:base-cell-address="b10_reset.H2"/>
          </calcext:conditional-format>
        </calcext:conditional-formats>
      </table:table>
      <table:table table:name="b14_reset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30367362499237" calcext:value-type="float">
            <text:p>0.730367362499237</text:p>
          </table:table-cell>
          <table:table-cell office:value-type="float" office:value="0.604979574680328" calcext:value-type="float">
            <text:p>0.604979574680328</text:p>
          </table:table-cell>
          <table:table-cell table:formula="of:=[.B2]/[.A2]" office:value-type="float" office:value="0.828322301547203" calcext:value-type="float">
            <text:p>0.828322301547203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8" table:formula="of:=SUM([.C2];[.C16];[.C30];[.C44];[.C58])/5" office:value-type="float" office:value="0.811001935794023" calcext:value-type="float">
            <text:p>0.811001935794023</text:p>
          </table:table-cell>
          <table:table-cell table:number-columns-repeated="1016"/>
        </table:table-row>
        <table:table-row table:style-name="ro2">
          <table:table-cell office:value-type="float" office:value="0.597795963287353" calcext:value-type="float">
            <text:p>0.597795963287353</text:p>
          </table:table-cell>
          <table:table-cell/>
          <table:table-cell table:formula="of:=[.B2]/[.A3]" office:value-type="float" office:value="1.01201682820585" calcext:value-type="float">
            <text:p>1.01201682820585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8" table:formula="of:=SUM([.C3];[.C17];[.C31];[.C45];[.C59])/5" office:value-type="float" office:value="1.00390994617049" calcext:value-type="float">
            <text:p>1.00390994617049</text:p>
          </table:table-cell>
          <table:table-cell table:number-columns-repeated="1016"/>
        </table:table-row>
        <table:table-row table:style-name="ro2">
          <table:table-cell office:value-type="float" office:value="0.603591859340667" calcext:value-type="float">
            <text:p>0.603591859340667</text:p>
          </table:table-cell>
          <table:table-cell/>
          <table:table-cell table:formula="of:=[.B2]/[.A4]" office:value-type="float" office:value="1.0022990955199" calcext:value-type="float">
            <text:p>1.002299095519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8" table:formula="of:=SUM([.C4];[.C18];[.C32];[.C46];[.C60])/5" office:value-type="float" office:value="0.997341231553425" calcext:value-type="float">
            <text:p>0.997341231553425</text:p>
          </table:table-cell>
          <table:table-cell table:number-columns-repeated="1016"/>
        </table:table-row>
        <table:table-row table:style-name="ro2">
          <table:table-cell office:value-type="float" office:value="0.593795955181121" calcext:value-type="float">
            <text:p>0.593795955181121</text:p>
          </table:table-cell>
          <table:table-cell/>
          <table:table-cell table:formula="of:=[.B2]/[.A5]" office:value-type="float" office:value="1.01883411195652" calcext:value-type="float">
            <text:p>1.01883411195652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8" table:formula="of:=SUM([.C5];[.C19];[.C33];[.C47];[.C61])/5" office:value-type="float" office:value="1.03321863157808" calcext:value-type="float">
            <text:p>1.03321863157808</text:p>
          </table:table-cell>
          <table:table-cell table:number-columns-repeated="1016"/>
        </table:table-row>
        <table:table-row table:style-name="ro2">
          <table:table-cell office:value-type="float" office:value="0.600000023841857" calcext:value-type="float">
            <text:p>0.600000023841857</text:p>
          </table:table-cell>
          <table:table-cell/>
          <table:table-cell table:formula="of:=[.B2]/[.A6]" office:value-type="float" office:value="1.00829925106767" calcext:value-type="float">
            <text:p>1.0082992510676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8" table:formula="of:=SUM([.C6];[.C20];[.C34];[.C48];[.C62])/5" office:value-type="float" office:value="1.00904235089729" calcext:value-type="float">
            <text:p>1.00904235089729</text:p>
          </table:table-cell>
          <table:table-cell table:number-columns-repeated="1016"/>
        </table:table-row>
        <table:table-row table:style-name="ro2">
          <table:table-cell office:value-type="float" office:value="0.604122459888458" calcext:value-type="float">
            <text:p>0.604122459888458</text:p>
          </table:table-cell>
          <table:table-cell/>
          <table:table-cell table:formula="of:=[.B2]/[.A7]" office:value-type="float" office:value="1.00141877657061" calcext:value-type="float">
            <text:p>1.0014187765706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8" table:formula="of:=SUM([.C7];[.C21];[.C35];[.C49];[.C63])/5" office:value-type="float" office:value="1.01673957073295" calcext:value-type="float">
            <text:p>1.01673957073295</text:p>
          </table:table-cell>
          <table:table-cell table:number-columns-repeated="1016"/>
        </table:table-row>
        <table:table-row table:style-name="ro2">
          <table:table-cell office:value-type="float" office:value="0.59648984670639" calcext:value-type="float">
            <text:p>0.59648984670639</text:p>
          </table:table-cell>
          <table:table-cell/>
          <table:table-cell table:formula="of:=[.B2]/[.A8]" office:value-type="float" office:value="1.014232812211" calcext:value-type="float">
            <text:p>1.01423281221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8" table:formula="of:=SUM([.C8];[.C22];[.C36];[.C50];[.C64])/5" office:value-type="float" office:value="1.01561018900089" calcext:value-type="float">
            <text:p>1.01561018900089</text:p>
          </table:table-cell>
          <table:table-cell table:number-columns-repeated="1016"/>
        </table:table-row>
        <table:table-row table:style-name="ro2">
          <table:table-cell office:value-type="float" office:value="0.56187754869461" calcext:value-type="float">
            <text:p>0.56187754869461</text:p>
          </table:table-cell>
          <table:table-cell/>
          <table:table-cell table:formula="of:=[.B2]/[.A9]" office:value-type="float" office:value="1.07671071052021" calcext:value-type="float">
            <text:p>1.0767107105202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8" table:formula="of:=SUM([.C9];[.C23];[.C37];[.C51];[.C65])/5" office:value-type="float" office:value="1.10086060267239" calcext:value-type="float">
            <text:p>1.10086060267239</text:p>
          </table:table-cell>
          <table:table-cell table:number-columns-repeated="1016"/>
        </table:table-row>
        <table:table-row table:style-name="ro2">
          <table:table-cell office:value-type="float" office:value="0.612612247467041" calcext:value-type="float">
            <text:p>0.612612247467041</text:p>
          </table:table-cell>
          <table:table-cell/>
          <table:table-cell table:formula="of:=[.B2]/[.A10]" office:value-type="float" office:value="0.987540776701296" calcext:value-type="float">
            <text:p>0.987540776701296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8" table:formula="of:=SUM([.C10];[.C24];[.C38];[.C52];[.C66])/5" office:value-type="float" office:value="0.995680121352934" calcext:value-type="float">
            <text:p>0.995680121352934</text:p>
          </table:table-cell>
          <table:table-cell table:number-columns-repeated="1016"/>
        </table:table-row>
        <table:table-row table:style-name="ro2">
          <table:table-cell office:value-type="float" office:value="0.579142808914184" calcext:value-type="float">
            <text:p>0.579142808914184</text:p>
          </table:table-cell>
          <table:table-cell/>
          <table:table-cell table:formula="of:=[.B2]/[.A11]" office:value-type="float" office:value="1.04461208076568" calcext:value-type="float">
            <text:p>1.0446120807656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8" table:formula="of:=SUM([.C11];[.C25];[.C39];[.C53];[.C67])/5" office:value-type="float" office:value="1.02746196964774" calcext:value-type="float">
            <text:p>1.02746196964774</text:p>
          </table:table-cell>
          <table:table-cell table:number-columns-repeated="1016"/>
        </table:table-row>
        <table:table-row table:style-name="ro2">
          <table:table-cell office:value-type="float" office:value="0.61106127500534" calcext:value-type="float">
            <text:p>0.61106127500534</text:p>
          </table:table-cell>
          <table:table-cell/>
          <table:table-cell table:formula="of:=[.B2]/[.A12]" office:value-type="float" office:value="0.990047315099523" calcext:value-type="float">
            <text:p>0.99004731509952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8" table:formula="of:=SUM([.C12];[.C26];[.C40];[.C54];[.C68])/5" office:value-type="float" office:value="0.991084490878657" calcext:value-type="float">
            <text:p>0.991084490878657</text:p>
          </table:table-cell>
          <table:table-cell table:number-columns-repeated="1016"/>
        </table:table-row>
        <table:table-row table:style-name="ro2">
          <table:table-cell office:value-type="float" office:value="0.585387766361236" calcext:value-type="float">
            <text:p>0.585387766361236</text:p>
          </table:table-cell>
          <table:table-cell/>
          <table:table-cell table:formula="of:=[.B2]/[.A13]" office:value-type="float" office:value="1.03346808636073" calcext:value-type="float">
            <text:p>1.03346808636073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8" table:formula="of:=SUM([.C13];[.C27];[.C41];[.C55];[.C69])/5" office:value-type="float" office:value="1.06639398380311" calcext:value-type="float">
            <text:p>1.06639398380311</text:p>
          </table:table-cell>
          <table:table-cell table:number-columns-repeated="1016"/>
        </table:table-row>
        <table:table-row table:style-name="ro2">
          <table:table-cell office:value-type="float" office:value="0.626448988914489" calcext:value-type="float">
            <text:p>0.626448988914489</text:p>
          </table:table-cell>
          <table:table-cell/>
          <table:table-cell table:formula="of:=[.B2]/[.A14]" office:value-type="float" office:value="0.96572839191366" calcext:value-type="float">
            <text:p>0.96572839191366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8" table:formula="of:=SUM([.C14];[.C28];[.C42];[.C56];[.C70])/5" office:value-type="float" office:value="0.956203796188872" calcext:value-type="float">
            <text:p>0.95620379618887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30489790439605" calcext:value-type="float">
            <text:p>0.730489790439605</text:p>
          </table:table-cell>
          <table:table-cell office:value-type="float" office:value="0.609142780303955" calcext:value-type="float">
            <text:p>0.609142780303955</text:p>
          </table:table-cell>
          <table:table-cell table:formula="of:=[.B16]/[.A16]" office:value-type="float" office:value="0.833882674715243" calcext:value-type="float">
            <text:p>0.833882674715243</text:p>
          </table:table-cell>
          <table:table-cell table:number-columns-repeated="1021"/>
        </table:table-row>
        <table:table-row table:style-name="ro2">
          <table:table-cell office:value-type="float" office:value="0.606040894985199" calcext:value-type="float">
            <text:p>0.606040894985199</text:p>
          </table:table-cell>
          <table:table-cell/>
          <table:table-cell table:formula="of:=[.B16]/[.A17]" office:value-type="float" office:value="1.00511827723908" calcext:value-type="float">
            <text:p>1.00511827723908</text:p>
          </table:table-cell>
          <table:table-cell table:number-columns-repeated="1021"/>
        </table:table-row>
        <table:table-row table:style-name="ro2">
          <table:table-cell office:value-type="float" office:value="0.609224557876586" calcext:value-type="float">
            <text:p>0.609224557876586</text:p>
          </table:table-cell>
          <table:table-cell/>
          <table:table-cell table:formula="of:=[.B16]/[.A18]" office:value-type="float" office:value="0.999865767767281" calcext:value-type="float">
            <text:p>0.999865767767281</text:p>
          </table:table-cell>
          <table:table-cell table:number-columns-repeated="1021"/>
        </table:table-row>
        <table:table-row table:style-name="ro2">
          <table:table-cell office:value-type="float" office:value="0.601265370845794" calcext:value-type="float">
            <text:p>0.601265370845794</text:p>
          </table:table-cell>
          <table:table-cell/>
          <table:table-cell table:formula="of:=[.B16]/[.A19]" office:value-type="float" office:value="1.01310138557802" calcext:value-type="float">
            <text:p>1.01310138557802</text:p>
          </table:table-cell>
          <table:table-cell table:number-columns-repeated="1021"/>
        </table:table-row>
        <table:table-row table:style-name="ro2">
          <table:table-cell office:value-type="float" office:value="0.588204145431518" calcext:value-type="float">
            <text:p>0.588204145431518</text:p>
          </table:table-cell>
          <table:table-cell/>
          <table:table-cell table:formula="of:=[.B16]/[.A20]" office:value-type="float" office:value="1.03559756427265" calcext:value-type="float">
            <text:p>1.03559756427265</text:p>
          </table:table-cell>
          <table:table-cell table:number-columns-repeated="1021"/>
        </table:table-row>
        <table:table-row table:style-name="ro2">
          <table:table-cell office:value-type="float" office:value="0.588816344738006" calcext:value-type="float">
            <text:p>0.588816344738006</text:p>
          </table:table-cell>
          <table:table-cell/>
          <table:table-cell table:formula="of:=[.B16]/[.A21]" office:value-type="float" office:value="1.03452084125653" calcext:value-type="float">
            <text:p>1.03452084125653</text:p>
          </table:table-cell>
          <table:table-cell table:number-columns-repeated="1021"/>
        </table:table-row>
        <table:table-row table:style-name="ro2">
          <table:table-cell office:value-type="float" office:value="0.599387764930725" calcext:value-type="float">
            <text:p>0.599387764930725</text:p>
          </table:table-cell>
          <table:table-cell/>
          <table:table-cell table:formula="of:=[.B16]/[.A22]" office:value-type="float" office:value="1.01627496579674" calcext:value-type="float">
            <text:p>1.01627496579674</text:p>
          </table:table-cell>
          <table:table-cell table:number-columns-repeated="1021"/>
        </table:table-row>
        <table:table-row table:style-name="ro2">
          <table:table-cell office:value-type="float" office:value="0.548530638217926" calcext:value-type="float">
            <text:p>0.548530638217926</text:p>
          </table:table-cell>
          <table:table-cell/>
          <table:table-cell table:formula="of:=[.B16]/[.A23]" office:value-type="float" office:value="1.11049910043849" calcext:value-type="float">
            <text:p>1.11049910043849</text:p>
          </table:table-cell>
          <table:table-cell table:number-columns-repeated="1021"/>
        </table:table-row>
        <table:table-row table:style-name="ro2">
          <table:table-cell office:value-type="float" office:value="0.601836681365966" calcext:value-type="float">
            <text:p>0.601836681365966</text:p>
          </table:table-cell>
          <table:table-cell/>
          <table:table-cell table:formula="of:=[.B16]/[.A24]" office:value-type="float" office:value="1.012139670386" calcext:value-type="float">
            <text:p>1.012139670386</text:p>
          </table:table-cell>
          <table:table-cell table:number-columns-repeated="1021"/>
        </table:table-row>
        <table:table-row table:style-name="ro2">
          <table:table-cell office:value-type="float" office:value="0.588979601860046" calcext:value-type="float">
            <text:p>0.588979601860046</text:p>
          </table:table-cell>
          <table:table-cell/>
          <table:table-cell table:formula="of:=[.B16]/[.A25]" office:value-type="float" office:value="1.03423408617248" calcext:value-type="float">
            <text:p>1.03423408617248</text:p>
          </table:table-cell>
          <table:table-cell table:number-columns-repeated="1021"/>
        </table:table-row>
        <table:table-row table:style-name="ro2">
          <table:table-cell office:value-type="float" office:value="0.615061223506927" calcext:value-type="float">
            <text:p>0.615061223506927</text:p>
          </table:table-cell>
          <table:table-cell/>
          <table:table-cell table:formula="of:=[.B16]/[.A26]" office:value-type="float" office:value="0.990377473043697" calcext:value-type="float">
            <text:p>0.990377473043697</text:p>
          </table:table-cell>
          <table:table-cell table:number-columns-repeated="1021"/>
        </table:table-row>
        <table:table-row table:style-name="ro2">
          <table:table-cell office:value-type="float" office:value="0.561510205268859" calcext:value-type="float">
            <text:p>0.561510205268859</text:p>
          </table:table-cell>
          <table:table-cell/>
          <table:table-cell table:formula="of:=[.B16]/[.A27]" office:value-type="float" office:value="1.08482940218743" calcext:value-type="float">
            <text:p>1.08482940218743</text:p>
          </table:table-cell>
          <table:table-cell table:number-columns-repeated="1021"/>
        </table:table-row>
        <table:table-row table:style-name="ro2">
          <table:table-cell office:value-type="float" office:value="0.633142828941345" calcext:value-type="float">
            <text:p>0.633142828941345</text:p>
          </table:table-cell>
          <table:table-cell/>
          <table:table-cell table:formula="of:=[.B16]/[.A28]" office:value-type="float" office:value="0.962093784308479" calcext:value-type="float">
            <text:p>0.9620937843084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50449001789093" calcext:value-type="float">
            <text:p>0.750449001789093</text:p>
          </table:table-cell>
          <table:table-cell office:value-type="float" office:value="0.606448948383331" calcext:value-type="float">
            <text:p>0.606448948383331</text:p>
          </table:table-cell>
          <table:table-cell table:formula="of:=[.B30]/[.A30]" office:value-type="float" office:value="0.808114804520412" calcext:value-type="float">
            <text:p>0.808114804520412</text:p>
          </table:table-cell>
          <table:table-cell table:number-columns-repeated="1021"/>
        </table:table-row>
        <table:table-row table:style-name="ro2">
          <table:table-cell office:value-type="float" office:value="0.602857112884521" calcext:value-type="float">
            <text:p>0.602857112884521</text:p>
          </table:table-cell>
          <table:table-cell/>
          <table:table-cell table:formula="of:=[.B30]/[.A31]" office:value-type="float" office:value="1.00595802126581" calcext:value-type="float">
            <text:p>1.00595802126581</text:p>
          </table:table-cell>
          <table:table-cell table:number-columns-repeated="1021"/>
        </table:table-row>
        <table:table-row table:style-name="ro2">
          <table:table-cell office:value-type="float" office:value="0.603306114673614" calcext:value-type="float">
            <text:p>0.603306114673614</text:p>
          </table:table-cell>
          <table:table-cell/>
          <table:table-cell table:formula="of:=[.B30]/[.A32]" office:value-type="float" office:value="1.00520935165959" calcext:value-type="float">
            <text:p>1.00520935165959</text:p>
          </table:table-cell>
          <table:table-cell table:number-columns-repeated="1021"/>
        </table:table-row>
        <table:table-row table:style-name="ro2">
          <table:table-cell office:value-type="float" office:value="0.571551084518432" calcext:value-type="float">
            <text:p>0.571551084518432</text:p>
          </table:table-cell>
          <table:table-cell/>
          <table:table-cell table:formula="of:=[.B30]/[.A33]" office:value-type="float" office:value="1.06105817101949" calcext:value-type="float">
            <text:p>1.06105817101949</text:p>
          </table:table-cell>
          <table:table-cell table:number-columns-repeated="1021"/>
        </table:table-row>
        <table:table-row table:style-name="ro2">
          <table:table-cell office:value-type="float" office:value="0.594326555728912" calcext:value-type="float">
            <text:p>0.594326555728912</text:p>
          </table:table-cell>
          <table:table-cell/>
          <table:table-cell table:formula="of:=[.B30]/[.A34]" office:value-type="float" office:value="1.02039685512546" calcext:value-type="float">
            <text:p>1.02039685512546</text:p>
          </table:table-cell>
          <table:table-cell table:number-columns-repeated="1021"/>
        </table:table-row>
        <table:table-row table:style-name="ro2">
          <table:table-cell office:value-type="float" office:value="0.598408162593841" calcext:value-type="float">
            <text:p>0.598408162593841</text:p>
          </table:table-cell>
          <table:table-cell/>
          <table:table-cell table:formula="of:=[.B30]/[.A35]" office:value-type="float" office:value="1.01343695873839" calcext:value-type="float">
            <text:p>1.01343695873839</text:p>
          </table:table-cell>
          <table:table-cell table:number-columns-repeated="1021"/>
        </table:table-row>
        <table:table-row table:style-name="ro2">
          <table:table-cell office:value-type="float" office:value="0.580163240432739" calcext:value-type="float">
            <text:p>0.580163240432739</text:p>
          </table:table-cell>
          <table:table-cell/>
          <table:table-cell table:formula="of:=[.B30]/[.A36]" office:value-type="float" office:value="1.04530743438861" calcext:value-type="float">
            <text:p>1.04530743438861</text:p>
          </table:table-cell>
          <table:table-cell table:number-columns-repeated="1021"/>
        </table:table-row>
        <table:table-row table:style-name="ro2">
          <table:table-cell office:value-type="float" office:value="0.546000063419342" calcext:value-type="float">
            <text:p>0.546000063419342</text:p>
          </table:table-cell>
          <table:table-cell/>
          <table:table-cell table:formula="of:=[.B30]/[.A37]" office:value-type="float" office:value="1.11071223066427" calcext:value-type="float">
            <text:p>1.11071223066427</text:p>
          </table:table-cell>
          <table:table-cell table:number-columns-repeated="1021"/>
        </table:table-row>
        <table:table-row table:style-name="ro2">
          <table:table-cell office:value-type="float" office:value="0.607142865657806" calcext:value-type="float">
            <text:p>0.607142865657806</text:p>
          </table:table-cell>
          <table:table-cell/>
          <table:table-cell table:formula="of:=[.B30]/[.A38]" office:value-type="float" office:value="0.998857077446306" calcext:value-type="float">
            <text:p>0.998857077446306</text:p>
          </table:table-cell>
          <table:table-cell table:number-columns-repeated="1021"/>
        </table:table-row>
        <table:table-row table:style-name="ro2">
          <table:table-cell office:value-type="float" office:value="0.593224465847015" calcext:value-type="float">
            <text:p>0.593224465847015</text:p>
          </table:table-cell>
          <table:table-cell/>
          <table:table-cell table:formula="of:=[.B30]/[.A39]" office:value-type="float" office:value="1.0222925440498" calcext:value-type="float">
            <text:p>1.0222925440498</text:p>
          </table:table-cell>
          <table:table-cell table:number-columns-repeated="1021"/>
        </table:table-row>
        <table:table-row table:style-name="ro2">
          <table:table-cell office:value-type="float" office:value="0.622857153415679" calcext:value-type="float">
            <text:p>0.622857153415679</text:p>
          </table:table-cell>
          <table:table-cell/>
          <table:table-cell table:formula="of:=[.B30]/[.A40]" office:value-type="float" office:value="0.973656552000138" calcext:value-type="float">
            <text:p>0.973656552000138</text:p>
          </table:table-cell>
          <table:table-cell table:number-columns-repeated="1021"/>
        </table:table-row>
        <table:table-row table:style-name="ro2">
          <table:table-cell office:value-type="float" office:value="0.566897988319397" calcext:value-type="float">
            <text:p>0.566897988319397</text:p>
          </table:table-cell>
          <table:table-cell/>
          <table:table-cell table:formula="of:=[.B30]/[.A41]" office:value-type="float" office:value="1.0697673318284" calcext:value-type="float">
            <text:p>1.0697673318284</text:p>
          </table:table-cell>
          <table:table-cell table:number-columns-repeated="1021"/>
        </table:table-row>
        <table:table-row table:style-name="ro2">
          <table:table-cell office:value-type="float" office:value="0.631632626056671" calcext:value-type="float">
            <text:p>0.631632626056671</text:p>
          </table:table-cell>
          <table:table-cell/>
          <table:table-cell table:formula="of:=[.B30]/[.A42]" office:value-type="float" office:value="0.960129232350514" calcext:value-type="float">
            <text:p>0.9601292323505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64449000358581" calcext:value-type="float">
            <text:p>0.764449000358581</text:p>
          </table:table-cell>
          <table:table-cell office:value-type="float" office:value="0.604449033737182" calcext:value-type="float">
            <text:p>0.604449033737182</text:p>
          </table:table-cell>
          <table:table-cell table:formula="of:=[.B44]/[.A44]" office:value-type="float" office:value="0.790698965468792" calcext:value-type="float">
            <text:p>0.790698965468792</text:p>
          </table:table-cell>
          <table:table-cell table:number-columns-repeated="1021"/>
        </table:table-row>
        <table:table-row table:style-name="ro2">
          <table:table-cell office:value-type="float" office:value="0.611591815948486" calcext:value-type="float">
            <text:p>0.611591815948486</text:p>
          </table:table-cell>
          <table:table-cell/>
          <table:table-cell table:formula="of:=[.B44]/[.A45]" office:value-type="float" office:value="0.988320997722596" calcext:value-type="float">
            <text:p>0.988320997722596</text:p>
          </table:table-cell>
          <table:table-cell table:number-columns-repeated="1021"/>
        </table:table-row>
        <table:table-row table:style-name="ro2">
          <table:table-cell office:value-type="float" office:value="0.600653052330017" calcext:value-type="float">
            <text:p>0.600653052330017</text:p>
          </table:table-cell>
          <table:table-cell/>
          <table:table-cell table:formula="of:=[.B44]/[.A46]" office:value-type="float" office:value="1.00631975712508" calcext:value-type="float">
            <text:p>1.00631975712508</text:p>
          </table:table-cell>
          <table:table-cell table:number-columns-repeated="1021"/>
        </table:table-row>
        <table:table-row table:style-name="ro2">
          <table:table-cell office:value-type="float" office:value="0.593714356422424" calcext:value-type="float">
            <text:p>0.593714356422424</text:p>
          </table:table-cell>
          <table:table-cell/>
          <table:table-cell table:formula="of:=[.B44]/[.A47]" office:value-type="float" office:value="1.01808054192835" calcext:value-type="float">
            <text:p>1.01808054192835</text:p>
          </table:table-cell>
          <table:table-cell table:number-columns-repeated="1021"/>
        </table:table-row>
        <table:table-row table:style-name="ro2">
          <table:table-cell office:value-type="float" office:value="0.607591867446899" calcext:value-type="float">
            <text:p>0.607591867446899</text:p>
          </table:table-cell>
          <table:table-cell/>
          <table:table-cell table:formula="of:=[.B44]/[.A48]" office:value-type="float" office:value="0.994827393390035" calcext:value-type="float">
            <text:p>0.994827393390035</text:p>
          </table:table-cell>
          <table:table-cell table:number-columns-repeated="1021"/>
        </table:table-row>
        <table:table-row table:style-name="ro2">
          <table:table-cell office:value-type="float" office:value="0.587999999523162" calcext:value-type="float">
            <text:p>0.587999999523162</text:p>
          </table:table-cell>
          <table:table-cell/>
          <table:table-cell table:formula="of:=[.B44]/[.A49]" office:value-type="float" office:value="1.02797454800571" calcext:value-type="float">
            <text:p>1.02797454800571</text:p>
          </table:table-cell>
          <table:table-cell table:number-columns-repeated="1021"/>
        </table:table-row>
        <table:table-row table:style-name="ro2">
          <table:table-cell office:value-type="float" office:value="0.602449059486389" calcext:value-type="float">
            <text:p>0.602449059486389</text:p>
          </table:table-cell>
          <table:table-cell/>
          <table:table-cell table:formula="of:=[.B44]/[.A50]" office:value-type="float" office:value="1.00331974001669" calcext:value-type="float">
            <text:p>1.00331974001669</text:p>
          </table:table-cell>
          <table:table-cell table:number-columns-repeated="1021"/>
        </table:table-row>
        <table:table-row table:style-name="ro2">
          <table:table-cell office:value-type="float" office:value="0.542040824890136" calcext:value-type="float">
            <text:p>0.542040824890136</text:p>
          </table:table-cell>
          <table:table-cell/>
          <table:table-cell table:formula="of:=[.B44]/[.A51]" office:value-type="float" office:value="1.11513562444249" calcext:value-type="float">
            <text:p>1.11513562444249</text:p>
          </table:table-cell>
          <table:table-cell table:number-columns-repeated="1021"/>
        </table:table-row>
        <table:table-row table:style-name="ro2">
          <table:table-cell office:value-type="float" office:value="0.60763269662857" calcext:value-type="float">
            <text:p>0.60763269662857</text:p>
          </table:table-cell>
          <table:table-cell/>
          <table:table-cell table:formula="of:=[.B44]/[.A52]" office:value-type="float" office:value="0.994760547105098" calcext:value-type="float">
            <text:p>0.994760547105098</text:p>
          </table:table-cell>
          <table:table-cell table:number-columns-repeated="1021"/>
        </table:table-row>
        <table:table-row table:style-name="ro2">
          <table:table-cell office:value-type="float" office:value="0.592244923114776" calcext:value-type="float">
            <text:p>0.592244923114776</text:p>
          </table:table-cell>
          <table:table-cell/>
          <table:table-cell table:formula="of:=[.B44]/[.A53]" office:value-type="float" office:value="1.0206065263645" calcext:value-type="float">
            <text:p>1.0206065263645</text:p>
          </table:table-cell>
          <table:table-cell table:number-columns-repeated="1021"/>
        </table:table-row>
        <table:table-row table:style-name="ro2">
          <table:table-cell office:value-type="float" office:value="0.594367325305938" calcext:value-type="float">
            <text:p>0.594367325305938</text:p>
          </table:table-cell>
          <table:table-cell/>
          <table:table-cell table:formula="of:=[.B44]/[.A54]" office:value-type="float" office:value="1.01696208388652" calcext:value-type="float">
            <text:p>1.01696208388652</text:p>
          </table:table-cell>
          <table:table-cell table:number-columns-repeated="1021"/>
        </table:table-row>
        <table:table-row table:style-name="ro2">
          <table:table-cell office:value-type="float" office:value="0.571591854095459" calcext:value-type="float">
            <text:p>0.571591854095459</text:p>
          </table:table-cell>
          <table:table-cell/>
          <table:table-cell table:formula="of:=[.B44]/[.A55]" office:value-type="float" office:value="1.05748363872981" calcext:value-type="float">
            <text:p>1.05748363872981</text:p>
          </table:table-cell>
          <table:table-cell table:number-columns-repeated="1021"/>
        </table:table-row>
        <table:table-row table:style-name="ro2">
          <table:table-cell office:value-type="float" office:value="0.630285680294036" calcext:value-type="float">
            <text:p>0.630285680294036</text:p>
          </table:table-cell>
          <table:table-cell/>
          <table:table-cell table:formula="of:=[.B44]/[.A56]" office:value-type="float" office:value="0.959008038156918" calcext:value-type="float">
            <text:p>0.95900803815691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58040785789489" calcext:value-type="float">
            <text:p>0.758040785789489</text:p>
          </table:table-cell>
          <table:table-cell office:value-type="float" office:value="0.601877510547637" calcext:value-type="float">
            <text:p>0.601877510547637</text:p>
          </table:table-cell>
          <table:table-cell table:formula="of:=[.B58]/[.A58]" office:value-type="float" office:value="0.793990932718468" calcext:value-type="float">
            <text:p>0.793990932718468</text:p>
          </table:table-cell>
          <table:table-cell table:number-columns-repeated="1021"/>
        </table:table-row>
        <table:table-row table:style-name="ro2">
          <table:table-cell office:value-type="float" office:value="0.597020387649536" calcext:value-type="float">
            <text:p>0.597020387649536</text:p>
          </table:table-cell>
          <table:table-cell/>
          <table:table-cell table:formula="of:=[.B58]/[.A59]" office:value-type="float" office:value="1.00813560641911" calcext:value-type="float">
            <text:p>1.00813560641911</text:p>
          </table:table-cell>
          <table:table-cell table:number-columns-repeated="1021"/>
        </table:table-row>
        <table:table-row table:style-name="ro2">
          <table:table-cell office:value-type="float" office:value="0.618571400642395" calcext:value-type="float">
            <text:p>0.618571400642395</text:p>
          </table:table-cell>
          <table:table-cell/>
          <table:table-cell table:formula="of:=[.B58]/[.A60]" office:value-type="float" office:value="0.973012185695263" calcext:value-type="float">
            <text:p>0.973012185695263</text:p>
          </table:table-cell>
          <table:table-cell table:number-columns-repeated="1021"/>
        </table:table-row>
        <table:table-row table:style-name="ro2">
          <table:table-cell office:value-type="float" office:value="0.570489764213562" calcext:value-type="float">
            <text:p>0.570489764213562</text:p>
          </table:table-cell>
          <table:table-cell/>
          <table:table-cell table:formula="of:=[.B58]/[.A61]" office:value-type="float" office:value="1.05501894740801" calcext:value-type="float">
            <text:p>1.05501894740801</text:p>
          </table:table-cell>
          <table:table-cell table:number-columns-repeated="1021"/>
        </table:table-row>
        <table:table-row table:style-name="ro2">
          <table:table-cell office:value-type="float" office:value="0.61036729812622" calcext:value-type="float">
            <text:p>0.61036729812622</text:p>
          </table:table-cell>
          <table:table-cell/>
          <table:table-cell table:formula="of:=[.B58]/[.A62]" office:value-type="float" office:value="0.986090690630632" calcext:value-type="float">
            <text:p>0.986090690630632</text:p>
          </table:table-cell>
          <table:table-cell table:number-columns-repeated="1021"/>
        </table:table-row>
        <table:table-row table:style-name="ro2">
          <table:table-cell office:value-type="float" office:value="0.598081648349762" calcext:value-type="float">
            <text:p>0.598081648349762</text:p>
          </table:table-cell>
          <table:table-cell/>
          <table:table-cell table:formula="of:=[.B58]/[.A63]" office:value-type="float" office:value="1.00634672909351" calcext:value-type="float">
            <text:p>1.00634672909351</text:p>
          </table:table-cell>
          <table:table-cell table:number-columns-repeated="1021"/>
        </table:table-row>
        <table:table-row table:style-name="ro2">
          <table:table-cell office:value-type="float" office:value="0.602530658245086" calcext:value-type="float">
            <text:p>0.602530658245086</text:p>
          </table:table-cell>
          <table:table-cell/>
          <table:table-cell table:formula="of:=[.B58]/[.A64]" office:value-type="float" office:value="0.998915992591396" calcext:value-type="float">
            <text:p>0.998915992591396</text:p>
          </table:table-cell>
          <table:table-cell table:number-columns-repeated="1021"/>
        </table:table-row>
        <table:table-row table:style-name="ro2">
          <table:table-cell office:value-type="float" office:value="0.551551043987274" calcext:value-type="float">
            <text:p>0.551551043987274</text:p>
          </table:table-cell>
          <table:table-cell/>
          <table:table-cell table:formula="of:=[.B58]/[.A65]" office:value-type="float" office:value="1.09124534729649" calcext:value-type="float">
            <text:p>1.09124534729649</text:p>
          </table:table-cell>
          <table:table-cell table:number-columns-repeated="1021"/>
        </table:table-row>
        <table:table-row table:style-name="ro2">
          <table:table-cell office:value-type="float" office:value="0.610979557037353" calcext:value-type="float">
            <text:p>0.610979557037353</text:p>
          </table:table-cell>
          <table:table-cell/>
          <table:table-cell table:formula="of:=[.B58]/[.A66]" office:value-type="float" office:value="0.985102535125967" calcext:value-type="float">
            <text:p>0.985102535125967</text:p>
          </table:table-cell>
          <table:table-cell table:number-columns-repeated="1021"/>
        </table:table-row>
        <table:table-row table:style-name="ro2">
          <table:table-cell office:value-type="float" office:value="0.592653095722198" calcext:value-type="float">
            <text:p>0.592653095722198</text:p>
          </table:table-cell>
          <table:table-cell/>
          <table:table-cell table:formula="of:=[.B58]/[.A67]" office:value-type="float" office:value="1.01556461088624" calcext:value-type="float">
            <text:p>1.01556461088624</text:p>
          </table:table-cell>
          <table:table-cell table:number-columns-repeated="1021"/>
        </table:table-row>
        <table:table-row table:style-name="ro2">
          <table:table-cell office:value-type="float" office:value="0.611428618431091" calcext:value-type="float">
            <text:p>0.611428618431091</text:p>
          </table:table-cell>
          <table:table-cell/>
          <table:table-cell table:formula="of:=[.B58]/[.A68]" office:value-type="float" office:value="0.98437903036341" calcext:value-type="float">
            <text:p>0.98437903036341</text:p>
          </table:table-cell>
          <table:table-cell table:number-columns-repeated="1021"/>
        </table:table-row>
        <table:table-row table:style-name="ro2">
          <table:table-cell office:value-type="float" office:value="0.55400002002716" calcext:value-type="float">
            <text:p>0.55400002002716</text:p>
          </table:table-cell>
          <table:table-cell/>
          <table:table-cell table:formula="of:=[.B58]/[.A69]" office:value-type="float" office:value="1.08642145990921" calcext:value-type="float">
            <text:p>1.08642145990921</text:p>
          </table:table-cell>
          <table:table-cell table:number-columns-repeated="1021"/>
        </table:table-row>
        <table:table-row table:style-name="ro2">
          <table:table-cell office:value-type="float" office:value="0.644367396831512" calcext:value-type="float">
            <text:p>0.644367396831512</text:p>
          </table:table-cell>
          <table:table-cell/>
          <table:table-cell table:formula="of:=[.B58]/[.A70]" office:value-type="float" office:value="0.934059534214787" calcext:value-type="float">
            <text:p>0.934059534214787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4_reset.C1:b14_reset.C1048576">
            <calcext:condition calcext:apply-style-name="Good" calcext:value="&gt;1" calcext:base-cell-address="b14_reset.C1"/>
          </calcext:conditional-format>
          <calcext:conditional-format calcext:target-range-address="b14_reset.H2:b14_reset.H14">
            <calcext:condition calcext:apply-style-name="Good" calcext:value="&gt;1" calcext:base-cell-address="b14_reset.H2"/>
          </calcext:conditional-format>
        </calcext:conditional-formats>
      </table:table>
      <table:table table:name="completogpio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90000164508819" calcext:value-type="float">
            <text:p>0.890000164508819</text:p>
          </table:table-cell>
          <table:table-cell office:value-type="float" office:value="0.86294138431549" calcext:value-type="float">
            <text:p>0.86294138431549</text:p>
          </table:table-cell>
          <table:table-cell table:formula="of:=[.B2]/[.A2]" office:value-type="float" office:value="0.969596881807025" calcext:value-type="float">
            <text:p>0.96959688180702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0" table:formula="of:=SUM([.C2];[.C16];[.C30];[.C44];[.C58])/5" office:value-type="float" office:value="0.966771054871339" calcext:value-type="float">
            <text:p>0.966771054871339</text:p>
          </table:table-cell>
          <table:table-cell table:number-columns-repeated="1016"/>
        </table:table-row>
        <table:table-row table:style-name="ro2">
          <table:table-cell office:value-type="float" office:value="0.886274635791778" calcext:value-type="float">
            <text:p>0.886274635791778</text:p>
          </table:table-cell>
          <table:table-cell/>
          <table:table-cell table:formula="of:=[.B2]/[.A3]" office:value-type="float" office:value="0.973672662475055" calcext:value-type="float">
            <text:p>0.973672662475055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0" table:formula="of:=SUM([.C3];[.C17];[.C31];[.C45];[.C59])/5" office:value-type="float" office:value="0.971023146636441" calcext:value-type="float">
            <text:p>0.971023146636441</text:p>
          </table:table-cell>
          <table:table-cell table:number-columns-repeated="1016"/>
        </table:table-row>
        <table:table-row table:style-name="ro2">
          <table:table-cell office:value-type="float" office:value="0.922156810760498" calcext:value-type="float">
            <text:p>0.922156810760498</text:p>
          </table:table-cell>
          <table:table-cell/>
          <table:table-cell table:formula="of:=[.B2]/[.A4]" office:value-type="float" office:value="0.935785946864966" calcext:value-type="float">
            <text:p>0.935785946864966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0" table:formula="of:=SUM([.C4];[.C18];[.C32];[.C46];[.C60])/5" office:value-type="float" office:value="0.93591963296759" calcext:value-type="float">
            <text:p>0.93591963296759</text:p>
          </table:table-cell>
          <table:table-cell table:number-columns-repeated="1016"/>
        </table:table-row>
        <table:table-row table:style-name="ro2">
          <table:table-cell office:value-type="float" office:value="0.881568729877471" calcext:value-type="float">
            <text:p>0.881568729877471</text:p>
          </table:table-cell>
          <table:table-cell/>
          <table:table-cell table:formula="of:=[.B2]/[.A5]" office:value-type="float" office:value="0.978870228797056" calcext:value-type="float">
            <text:p>0.97887022879705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0" table:formula="of:=SUM([.C5];[.C19];[.C33];[.C47];[.C61])/5" office:value-type="float" office:value="0.97853068549865" calcext:value-type="float">
            <text:p>0.97853068549865</text:p>
          </table:table-cell>
          <table:table-cell table:number-columns-repeated="1016"/>
        </table:table-row>
        <table:table-row table:style-name="ro2">
          <table:table-cell office:value-type="float" office:value="0.897843182086944" calcext:value-type="float">
            <text:p>0.897843182086944</text:p>
          </table:table-cell>
          <table:table-cell/>
          <table:table-cell table:formula="of:=[.B2]/[.A6]" office:value-type="float" office:value="0.961127067100595" calcext:value-type="float">
            <text:p>0.96112706710059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0" table:formula="of:=SUM([.C6];[.C20];[.C34];[.C48];[.C62])/5" office:value-type="float" office:value="0.964469855551982" calcext:value-type="float">
            <text:p>0.964469855551982</text:p>
          </table:table-cell>
          <table:table-cell table:number-columns-repeated="1016"/>
        </table:table-row>
        <table:table-row table:style-name="ro2">
          <table:table-cell office:value-type="float" office:value="0.892156958580017" calcext:value-type="float">
            <text:p>0.892156958580017</text:p>
          </table:table-cell>
          <table:table-cell/>
          <table:table-cell table:formula="of:=[.B2]/[.A7]" office:value-type="float" office:value="0.967252876320073" calcext:value-type="float">
            <text:p>0.96725287632007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0" table:formula="of:=SUM([.C7];[.C21];[.C35];[.C49];[.C63])/5" office:value-type="float" office:value="0.971947812346053" calcext:value-type="float">
            <text:p>0.971947812346053</text:p>
          </table:table-cell>
          <table:table-cell table:number-columns-repeated="1016"/>
        </table:table-row>
        <table:table-row table:style-name="ro2">
          <table:table-cell office:value-type="float" office:value="0.891176521778106" calcext:value-type="float">
            <text:p>0.891176521778106</text:p>
          </table:table-cell>
          <table:table-cell/>
          <table:table-cell table:formula="of:=[.B2]/[.A8]" office:value-type="float" office:value="0.968317009287587" calcext:value-type="float">
            <text:p>0.96831700928758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0" table:formula="of:=SUM([.C8];[.C22];[.C36];[.C50];[.C64])/5" office:value-type="float" office:value="0.970763576162982" calcext:value-type="float">
            <text:p>0.970763576162982</text:p>
          </table:table-cell>
          <table:table-cell table:number-columns-repeated="1016"/>
        </table:table-row>
        <table:table-row table:style-name="ro2">
          <table:table-cell office:value-type="float" office:value="0.881176590919494" calcext:value-type="float">
            <text:p>0.881176590919494</text:p>
          </table:table-cell>
          <table:table-cell/>
          <table:table-cell table:formula="of:=[.B2]/[.A9]" office:value-type="float" office:value="0.979305843128474" calcext:value-type="float">
            <text:p>0.979305843128474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0" table:formula="of:=SUM([.C9];[.C23];[.C37];[.C51];[.C65])/5" office:value-type="float" office:value="0.98365684533922" calcext:value-type="float">
            <text:p>0.98365684533922</text:p>
          </table:table-cell>
          <table:table-cell table:number-columns-repeated="1016"/>
        </table:table-row>
        <table:table-row table:style-name="ro2">
          <table:table-cell office:value-type="float" office:value="0.880980432033538" calcext:value-type="float">
            <text:p>0.880980432033538</text:p>
          </table:table-cell>
          <table:table-cell/>
          <table:table-cell table:formula="of:=[.B2]/[.A10]" office:value-type="float" office:value="0.979523895126241" calcext:value-type="float">
            <text:p>0.97952389512624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0" table:formula="of:=SUM([.C10];[.C24];[.C38];[.C52];[.C66])/5" office:value-type="float" office:value="0.974638218536609" calcext:value-type="float">
            <text:p>0.974638218536609</text:p>
          </table:table-cell>
          <table:table-cell table:number-columns-repeated="1016"/>
        </table:table-row>
        <table:table-row table:style-name="ro2">
          <table:table-cell office:value-type="float" office:value="0.893529534339904" calcext:value-type="float">
            <text:p>0.893529534339904</text:p>
          </table:table-cell>
          <table:table-cell/>
          <table:table-cell table:formula="of:=[.B2]/[.A11]" office:value-type="float" office:value="0.965767052068389" calcext:value-type="float">
            <text:p>0.96576705206838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0" table:formula="of:=SUM([.C11];[.C25];[.C39];[.C53];[.C67])/5" office:value-type="float" office:value="0.966967480249333" calcext:value-type="float">
            <text:p>0.966967480249333</text:p>
          </table:table-cell>
          <table:table-cell table:number-columns-repeated="1016"/>
        </table:table-row>
        <table:table-row table:style-name="ro2">
          <table:table-cell office:value-type="float" office:value="0.895098090171814" calcext:value-type="float">
            <text:p>0.895098090171814</text:p>
          </table:table-cell>
          <table:table-cell/>
          <table:table-cell table:formula="of:=[.B2]/[.A12]" office:value-type="float" office:value="0.964074657057807" calcext:value-type="float">
            <text:p>0.964074657057807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0" table:formula="of:=SUM([.C12];[.C26];[.C40];[.C54];[.C68])/5" office:value-type="float" office:value="0.966976774827681" calcext:value-type="float">
            <text:p>0.966976774827681</text:p>
          </table:table-cell>
          <table:table-cell table:number-columns-repeated="1016"/>
        </table:table-row>
        <table:table-row table:style-name="ro2">
          <table:table-cell office:value-type="float" office:value="0.894705891609191" calcext:value-type="float">
            <text:p>0.894705891609191</text:p>
          </table:table-cell>
          <table:table-cell/>
          <table:table-cell table:formula="of:=[.B2]/[.A13]" office:value-type="float" office:value="0.964497263747118" calcext:value-type="float">
            <text:p>0.964497263747118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0" table:formula="of:=SUM([.C13];[.C27];[.C41];[.C55];[.C69])/5" office:value-type="float" office:value="0.964814184192058" calcext:value-type="float">
            <text:p>0.964814184192058</text:p>
          </table:table-cell>
          <table:table-cell table:number-columns-repeated="1016"/>
        </table:table-row>
        <table:table-row table:style-name="ro2">
          <table:table-cell office:value-type="float" office:value="0.872353076934814" calcext:value-type="float">
            <text:p>0.872353076934814</text:p>
          </table:table-cell>
          <table:table-cell/>
          <table:table-cell table:formula="of:=[.B2]/[.A14]" office:value-type="float" office:value="0.98921114297849" calcext:value-type="float">
            <text:p>0.98921114297849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0" table:formula="of:=SUM([.C14];[.C28];[.C42];[.C56];[.C70])/5" office:value-type="float" office:value="0.992743462886433" calcext:value-type="float">
            <text:p>0.9927434628864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3137335777282" calcext:value-type="float">
            <text:p>0.893137335777282</text:p>
          </table:table-cell>
          <table:table-cell office:value-type="float" office:value="0.862941265106201" calcext:value-type="float">
            <text:p>0.862941265106201</text:p>
          </table:table-cell>
          <table:table-cell table:formula="of:=[.B16]/[.A16]" office:value-type="float" office:value="0.966191010652576" calcext:value-type="float">
            <text:p>0.966191010652576</text:p>
          </table:table-cell>
          <table:table-cell table:number-columns-repeated="1021"/>
        </table:table-row>
        <table:table-row table:style-name="ro2">
          <table:table-cell office:value-type="float" office:value="0.887843191623687" calcext:value-type="float">
            <text:p>0.887843191623687</text:p>
          </table:table-cell>
          <table:table-cell/>
          <table:table-cell table:formula="of:=[.B16]/[.A17]" office:value-type="float" office:value="0.971952337132928" calcext:value-type="float">
            <text:p>0.971952337132928</text:p>
          </table:table-cell>
          <table:table-cell table:number-columns-repeated="1021"/>
        </table:table-row>
        <table:table-row table:style-name="ro2">
          <table:table-cell office:value-type="float" office:value="0.923333346843719" calcext:value-type="float">
            <text:p>0.923333346843719</text:p>
          </table:table-cell>
          <table:table-cell/>
          <table:table-cell table:formula="of:=[.B16]/[.A18]" office:value-type="float" office:value="0.934593414237708" calcext:value-type="float">
            <text:p>0.934593414237708</text:p>
          </table:table-cell>
          <table:table-cell table:number-columns-repeated="1021"/>
        </table:table-row>
        <table:table-row table:style-name="ro2">
          <table:table-cell office:value-type="float" office:value="0.882941305637359" calcext:value-type="float">
            <text:p>0.882941305637359</text:p>
          </table:table-cell>
          <table:table-cell/>
          <table:table-cell table:formula="of:=[.B16]/[.A19]" office:value-type="float" office:value="0.97734839178611" calcext:value-type="float">
            <text:p>0.97734839178611</text:p>
          </table:table-cell>
          <table:table-cell table:number-columns-repeated="1021"/>
        </table:table-row>
        <table:table-row table:style-name="ro2">
          <table:table-cell office:value-type="float" office:value="0.893725574016571" calcext:value-type="float">
            <text:p>0.893725574016571</text:p>
          </table:table-cell>
          <table:table-cell/>
          <table:table-cell table:formula="of:=[.B16]/[.A20]" office:value-type="float" office:value="0.965555076630492" calcext:value-type="float">
            <text:p>0.965555076630492</text:p>
          </table:table-cell>
          <table:table-cell table:number-columns-repeated="1021"/>
        </table:table-row>
        <table:table-row table:style-name="ro2">
          <table:table-cell office:value-type="float" office:value="0.887647092342376" calcext:value-type="float">
            <text:p>0.887647092342376</text:p>
          </table:table-cell>
          <table:table-cell/>
          <table:table-cell table:formula="of:=[.B16]/[.A21]" office:value-type="float" office:value="0.97216706115605" calcext:value-type="float">
            <text:p>0.97216706115605</text:p>
          </table:table-cell>
          <table:table-cell table:number-columns-repeated="1021"/>
        </table:table-row>
        <table:table-row table:style-name="ro2">
          <table:table-cell office:value-type="float" office:value="0.891176521778106" calcext:value-type="float">
            <text:p>0.891176521778106</text:p>
          </table:table-cell>
          <table:table-cell/>
          <table:table-cell table:formula="of:=[.B16]/[.A22]" office:value-type="float" office:value="0.968316875521396" calcext:value-type="float">
            <text:p>0.968316875521396</text:p>
          </table:table-cell>
          <table:table-cell table:number-columns-repeated="1021"/>
        </table:table-row>
        <table:table-row table:style-name="ro2">
          <table:table-cell office:value-type="float" office:value="0.871960878372192" calcext:value-type="float">
            <text:p>0.871960878372192</text:p>
          </table:table-cell>
          <table:table-cell/>
          <table:table-cell table:formula="of:=[.B16]/[.A23]" office:value-type="float" office:value="0.989655942726663" calcext:value-type="float">
            <text:p>0.989655942726663</text:p>
          </table:table-cell>
          <table:table-cell table:number-columns-repeated="1021"/>
        </table:table-row>
        <table:table-row table:style-name="ro2">
          <table:table-cell office:value-type="float" office:value="0.888823628425598" calcext:value-type="float">
            <text:p>0.888823628425598</text:p>
          </table:table-cell>
          <table:table-cell/>
          <table:table-cell table:formula="of:=[.B16]/[.A24]" office:value-type="float" office:value="0.97088020334783" calcext:value-type="float">
            <text:p>0.97088020334783</text:p>
          </table:table-cell>
          <table:table-cell table:number-columns-repeated="1021"/>
        </table:table-row>
        <table:table-row table:style-name="ro2">
          <table:table-cell office:value-type="float" office:value="0.890588402748107" calcext:value-type="float">
            <text:p>0.890588402748107</text:p>
          </table:table-cell>
          <table:table-cell/>
          <table:table-cell table:formula="of:=[.B16]/[.A25]" office:value-type="float" office:value="0.968956324204768" calcext:value-type="float">
            <text:p>0.968956324204768</text:p>
          </table:table-cell>
          <table:table-cell table:number-columns-repeated="1021"/>
        </table:table-row>
        <table:table-row table:style-name="ro2">
          <table:table-cell office:value-type="float" office:value="0.888627469539642" calcext:value-type="float">
            <text:p>0.888627469539642</text:p>
          </table:table-cell>
          <table:table-cell/>
          <table:table-cell table:formula="of:=[.B16]/[.A26]" office:value-type="float" office:value="0.971094519003843" calcext:value-type="float">
            <text:p>0.971094519003843</text:p>
          </table:table-cell>
          <table:table-cell table:number-columns-repeated="1021"/>
        </table:table-row>
        <table:table-row table:style-name="ro2">
          <table:table-cell office:value-type="float" office:value="0.89803922176361" calcext:value-type="float">
            <text:p>0.89803922176361</text:p>
          </table:table-cell>
          <table:table-cell/>
          <table:table-cell table:formula="of:=[.B16]/[.A27]" office:value-type="float" office:value="0.960917122763879" calcext:value-type="float">
            <text:p>0.960917122763879</text:p>
          </table:table-cell>
          <table:table-cell table:number-columns-repeated="1021"/>
        </table:table-row>
        <table:table-row table:style-name="ro2">
          <table:table-cell office:value-type="float" office:value="0.868627548217773" calcext:value-type="float">
            <text:p>0.868627548217773</text:p>
          </table:table-cell>
          <table:table-cell/>
          <table:table-cell table:formula="of:=[.B16]/[.A28]" office:value-type="float" office:value="0.993453715435069" calcext:value-type="float">
            <text:p>0.9934537154350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980399608612" calcext:value-type="float">
            <text:p>0.89980399608612</text:p>
          </table:table-cell>
          <table:table-cell office:value-type="float" office:value="0.862745285034179" calcext:value-type="float">
            <text:p>0.862745285034179</text:p>
          </table:table-cell>
          <table:table-cell table:formula="of:=[.B30]/[.A30]" office:value-type="float" office:value="0.958814684961241" calcext:value-type="float">
            <text:p>0.958814684961241</text:p>
          </table:table-cell>
          <table:table-cell table:number-columns-repeated="1021"/>
        </table:table-row>
        <table:table-row table:style-name="ro2">
          <table:table-cell office:value-type="float" office:value="0.893137335777282" calcext:value-type="float">
            <text:p>0.893137335777282</text:p>
          </table:table-cell>
          <table:table-cell/>
          <table:table-cell table:formula="of:=[.B30]/[.A31]" office:value-type="float" office:value="0.965971581832201" calcext:value-type="float">
            <text:p>0.965971581832201</text:p>
          </table:table-cell>
          <table:table-cell table:number-columns-repeated="1021"/>
        </table:table-row>
        <table:table-row table:style-name="ro2">
          <table:table-cell office:value-type="float" office:value="0.923529505729675" calcext:value-type="float">
            <text:p>0.923529505729675</text:p>
          </table:table-cell>
          <table:table-cell/>
          <table:table-cell table:formula="of:=[.B30]/[.A32]" office:value-type="float" office:value="0.934182697663275" calcext:value-type="float">
            <text:p>0.934182697663275</text:p>
          </table:table-cell>
          <table:table-cell table:number-columns-repeated="1021"/>
        </table:table-row>
        <table:table-row table:style-name="ro2">
          <table:table-cell office:value-type="float" office:value="0.879411876201629" calcext:value-type="float">
            <text:p>0.879411876201629</text:p>
          </table:table-cell>
          <table:table-cell/>
          <table:table-cell table:formula="of:=[.B30]/[.A33]" office:value-type="float" office:value="0.981048025824444" calcext:value-type="float">
            <text:p>0.981048025824444</text:p>
          </table:table-cell>
          <table:table-cell table:number-columns-repeated="1021"/>
        </table:table-row>
        <table:table-row table:style-name="ro2">
          <table:table-cell office:value-type="float" office:value="0.891372680664062" calcext:value-type="float">
            <text:p>0.891372680664062</text:p>
          </table:table-cell>
          <table:table-cell/>
          <table:table-cell table:formula="of:=[.B30]/[.A34]" office:value-type="float" office:value="0.967883920776486" calcext:value-type="float">
            <text:p>0.967883920776486</text:p>
          </table:table-cell>
          <table:table-cell table:number-columns-repeated="1021"/>
        </table:table-row>
        <table:table-row table:style-name="ro2">
          <table:table-cell office:value-type="float" office:value="0.894313812255859" calcext:value-type="float">
            <text:p>0.894313812255859</text:p>
          </table:table-cell>
          <table:table-cell/>
          <table:table-cell table:formula="of:=[.B30]/[.A35]" office:value-type="float" office:value="0.964700839024223" calcext:value-type="float">
            <text:p>0.964700839024223</text:p>
          </table:table-cell>
          <table:table-cell table:number-columns-repeated="1021"/>
        </table:table-row>
        <table:table-row table:style-name="ro2">
          <table:table-cell office:value-type="float" office:value="0.888039231300354" calcext:value-type="float">
            <text:p>0.888039231300354</text:p>
          </table:table-cell>
          <table:table-cell/>
          <table:table-cell table:formula="of:=[.B30]/[.A36]" office:value-type="float" office:value="0.971517084634721" calcext:value-type="float">
            <text:p>0.971517084634721</text:p>
          </table:table-cell>
          <table:table-cell table:number-columns-repeated="1021"/>
        </table:table-row>
        <table:table-row table:style-name="ro2">
          <table:table-cell office:value-type="float" office:value="0.879215836524963" calcext:value-type="float">
            <text:p>0.879215836524963</text:p>
          </table:table-cell>
          <table:table-cell/>
          <table:table-cell table:formula="of:=[.B30]/[.A37]" office:value-type="float" office:value="0.981266771131099" calcext:value-type="float">
            <text:p>0.981266771131099</text:p>
          </table:table-cell>
          <table:table-cell table:number-columns-repeated="1021"/>
        </table:table-row>
        <table:table-row table:style-name="ro2">
          <table:table-cell office:value-type="float" office:value="0.884902119636535" calcext:value-type="float">
            <text:p>0.884902119636535</text:p>
          </table:table-cell>
          <table:table-cell/>
          <table:table-cell table:formula="of:=[.B30]/[.A38]" office:value-type="float" office:value="0.974961259431205" calcext:value-type="float">
            <text:p>0.974961259431205</text:p>
          </table:table-cell>
          <table:table-cell table:number-columns-repeated="1021"/>
        </table:table-row>
        <table:table-row table:style-name="ro2">
          <table:table-cell office:value-type="float" office:value="0.894902050495147" calcext:value-type="float">
            <text:p>0.894902050495147</text:p>
          </table:table-cell>
          <table:table-cell/>
          <table:table-cell table:formula="of:=[.B30]/[.A39]" office:value-type="float" office:value="0.964066720549835" calcext:value-type="float">
            <text:p>0.964066720549835</text:p>
          </table:table-cell>
          <table:table-cell table:number-columns-repeated="1021"/>
        </table:table-row>
        <table:table-row table:style-name="ro2">
          <table:table-cell office:value-type="float" office:value="0.888431370258331" calcext:value-type="float">
            <text:p>0.888431370258331</text:p>
          </table:table-cell>
          <table:table-cell/>
          <table:table-cell table:formula="of:=[.B30]/[.A40]" office:value-type="float" office:value="0.971088273012373" calcext:value-type="float">
            <text:p>0.971088273012373</text:p>
          </table:table-cell>
          <table:table-cell table:number-columns-repeated="1021"/>
        </table:table-row>
        <table:table-row table:style-name="ro2">
          <table:table-cell office:value-type="float" office:value="0.895490288734436" calcext:value-type="float">
            <text:p>0.895490288734436</text:p>
          </table:table-cell>
          <table:table-cell/>
          <table:table-cell table:formula="of:=[.B30]/[.A41]" office:value-type="float" office:value="0.963433435167081" calcext:value-type="float">
            <text:p>0.963433435167081</text:p>
          </table:table-cell>
          <table:table-cell table:number-columns-repeated="1021"/>
        </table:table-row>
        <table:table-row table:style-name="ro2">
          <table:table-cell office:value-type="float" office:value="0.867058873176574" calcext:value-type="float">
            <text:p>0.867058873176574</text:p>
          </table:table-cell>
          <table:table-cell/>
          <table:table-cell table:formula="of:=[.B30]/[.A42]" office:value-type="float" office:value="0.995025034313308" calcext:value-type="float">
            <text:p>0.9950250343133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88627469539642" calcext:value-type="float">
            <text:p>0.888627469539642</text:p>
          </table:table-cell>
          <table:table-cell office:value-type="float" office:value="0.863921761512756" calcext:value-type="float">
            <text:p>0.863921761512756</text:p>
          </table:table-cell>
          <table:table-cell table:formula="of:=[.B44]/[.A44]" office:value-type="float" office:value="0.972197901962579" calcext:value-type="float">
            <text:p>0.972197901962579</text:p>
          </table:table-cell>
          <table:table-cell table:number-columns-repeated="1021"/>
        </table:table-row>
        <table:table-row table:style-name="ro2">
          <table:table-cell office:value-type="float" office:value="0.888823568820953" calcext:value-type="float">
            <text:p>0.888823568820953</text:p>
          </table:table-cell>
          <table:table-cell/>
          <table:table-cell table:formula="of:=[.B44]/[.A45]" office:value-type="float" office:value="0.971983407976872" calcext:value-type="float">
            <text:p>0.971983407976872</text:p>
          </table:table-cell>
          <table:table-cell table:number-columns-repeated="1021"/>
        </table:table-row>
        <table:table-row table:style-name="ro2">
          <table:table-cell office:value-type="float" office:value="0.912352979183197" calcext:value-type="float">
            <text:p>0.912352979183197</text:p>
          </table:table-cell>
          <table:table-cell/>
          <table:table-cell table:formula="of:=[.B44]/[.A46]" office:value-type="float" office:value="0.946916140161235" calcext:value-type="float">
            <text:p>0.946916140161235</text:p>
          </table:table-cell>
          <table:table-cell table:number-columns-repeated="1021"/>
        </table:table-row>
        <table:table-row table:style-name="ro2">
          <table:table-cell office:value-type="float" office:value="0.884705960750579" calcext:value-type="float">
            <text:p>0.884705960750579</text:p>
          </table:table-cell>
          <table:table-cell/>
          <table:table-cell table:formula="of:=[.B44]/[.A47]" office:value-type="float" office:value="0.976507223687981" calcext:value-type="float">
            <text:p>0.976507223687981</text:p>
          </table:table-cell>
          <table:table-cell table:number-columns-repeated="1021"/>
        </table:table-row>
        <table:table-row table:style-name="ro2">
          <table:table-cell office:value-type="float" office:value="0.895490288734436" calcext:value-type="float">
            <text:p>0.895490288734436</text:p>
          </table:table-cell>
          <table:table-cell/>
          <table:table-cell table:formula="of:=[.B44]/[.A48]" office:value-type="float" office:value="0.96474721432625" calcext:value-type="float">
            <text:p>0.96474721432625</text:p>
          </table:table-cell>
          <table:table-cell table:number-columns-repeated="1021"/>
        </table:table-row>
        <table:table-row table:style-name="ro2">
          <table:table-cell office:value-type="float" office:value="0.886078476905822" calcext:value-type="float">
            <text:p>0.886078476905822</text:p>
          </table:table-cell>
          <table:table-cell/>
          <table:table-cell table:formula="of:=[.B44]/[.A49]" office:value-type="float" office:value="0.974994635384399" calcext:value-type="float">
            <text:p>0.974994635384399</text:p>
          </table:table-cell>
          <table:table-cell table:number-columns-repeated="1021"/>
        </table:table-row>
        <table:table-row table:style-name="ro2">
          <table:table-cell office:value-type="float" office:value="0.888627529144287" calcext:value-type="float">
            <text:p>0.888627529144287</text:p>
          </table:table-cell>
          <table:table-cell/>
          <table:table-cell table:formula="of:=[.B44]/[.A50]" office:value-type="float" office:value="0.972197836752456" calcext:value-type="float">
            <text:p>0.972197836752456</text:p>
          </table:table-cell>
          <table:table-cell table:number-columns-repeated="1021"/>
        </table:table-row>
        <table:table-row table:style-name="ro2">
          <table:table-cell office:value-type="float" office:value="0.879019796848297" calcext:value-type="float">
            <text:p>0.879019796848297</text:p>
          </table:table-cell>
          <table:table-cell/>
          <table:table-cell table:formula="of:=[.B44]/[.A51]" office:value-type="float" office:value="0.982824009891842" calcext:value-type="float">
            <text:p>0.982824009891842</text:p>
          </table:table-cell>
          <table:table-cell table:number-columns-repeated="1021"/>
        </table:table-row>
        <table:table-row table:style-name="ro2">
          <table:table-cell office:value-type="float" office:value="0.888823568820953" calcext:value-type="float">
            <text:p>0.888823568820953</text:p>
          </table:table-cell>
          <table:table-cell/>
          <table:table-cell table:formula="of:=[.B44]/[.A52]" office:value-type="float" office:value="0.971983407976872" calcext:value-type="float">
            <text:p>0.971983407976872</text:p>
          </table:table-cell>
          <table:table-cell table:number-columns-repeated="1021"/>
        </table:table-row>
        <table:table-row table:style-name="ro2">
          <table:table-cell office:value-type="float" office:value="0.891176521778106" calcext:value-type="float">
            <text:p>0.891176521778106</text:p>
          </table:table-cell>
          <table:table-cell/>
          <table:table-cell table:formula="of:=[.B44]/[.A53]" office:value-type="float" office:value="0.969417102449052" calcext:value-type="float">
            <text:p>0.969417102449052</text:p>
          </table:table-cell>
          <table:table-cell table:number-columns-repeated="1021"/>
        </table:table-row>
        <table:table-row table:style-name="ro2">
          <table:table-cell office:value-type="float" office:value="0.895882427692413" calcext:value-type="float">
            <text:p>0.895882427692413</text:p>
          </table:table-cell>
          <table:table-cell/>
          <table:table-cell table:formula="of:=[.B44]/[.A54]" office:value-type="float" office:value="0.964324932388751" calcext:value-type="float">
            <text:p>0.964324932388751</text:p>
          </table:table-cell>
          <table:table-cell table:number-columns-repeated="1021"/>
        </table:table-row>
        <table:table-row table:style-name="ro2">
          <table:table-cell office:value-type="float" office:value="0.88921570777893" calcext:value-type="float">
            <text:p>0.88921570777893</text:p>
          </table:table-cell>
          <table:table-cell/>
          <table:table-cell table:formula="of:=[.B44]/[.A55]" office:value-type="float" office:value="0.97155476894425" calcext:value-type="float">
            <text:p>0.97155476894425</text:p>
          </table:table-cell>
          <table:table-cell table:number-columns-repeated="1021"/>
        </table:table-row>
        <table:table-row table:style-name="ro2">
          <table:table-cell office:value-type="float" office:value="0.868431448936462" calcext:value-type="float">
            <text:p>0.868431448936462</text:p>
          </table:table-cell>
          <table:table-cell/>
          <table:table-cell table:formula="of:=[.B44]/[.A56]" office:value-type="float" office:value="0.994807088769955" calcext:value-type="float">
            <text:p>0.9948070887699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2745196819305" calcext:value-type="float">
            <text:p>0.892745196819305</text:p>
          </table:table-cell>
          <table:table-cell office:value-type="float" office:value="0.863333523273468" calcext:value-type="float">
            <text:p>0.863333523273468</text:p>
          </table:table-cell>
          <table:table-cell table:formula="of:=[.B58]/[.A58]" office:value-type="float" office:value="0.967054794973274" calcext:value-type="float">
            <text:p>0.967054794973274</text:p>
          </table:table-cell>
          <table:table-cell table:number-columns-repeated="1021"/>
        </table:table-row>
        <table:table-row table:style-name="ro2">
          <table:table-cell office:value-type="float" office:value="0.888627648353576" calcext:value-type="float">
            <text:p>0.888627648353576</text:p>
          </table:table-cell>
          <table:table-cell/>
          <table:table-cell table:formula="of:=[.B58]/[.A59]" office:value-type="float" office:value="0.97153574376515" calcext:value-type="float">
            <text:p>0.97153574376515</text:p>
          </table:table-cell>
          <table:table-cell table:number-columns-repeated="1021"/>
        </table:table-row>
        <table:table-row table:style-name="ro2">
          <table:table-cell office:value-type="float" office:value="0.930196046829223" calcext:value-type="float">
            <text:p>0.930196046829223</text:p>
          </table:table-cell>
          <table:table-cell/>
          <table:table-cell table:formula="of:=[.B58]/[.A60]" office:value-type="float" office:value="0.928119965910766" calcext:value-type="float">
            <text:p>0.928119965910766</text:p>
          </table:table-cell>
          <table:table-cell table:number-columns-repeated="1021"/>
        </table:table-row>
        <table:table-row table:style-name="ro2">
          <table:table-cell office:value-type="float" office:value="0.881960928440094" calcext:value-type="float">
            <text:p>0.881960928440094</text:p>
          </table:table-cell>
          <table:table-cell/>
          <table:table-cell table:formula="of:=[.B58]/[.A61]" office:value-type="float" office:value="0.978879557397659" calcext:value-type="float">
            <text:p>0.978879557397659</text:p>
          </table:table-cell>
          <table:table-cell table:number-columns-repeated="1021"/>
        </table:table-row>
        <table:table-row table:style-name="ro2">
          <table:table-cell office:value-type="float" office:value="0.896470665931701" calcext:value-type="float">
            <text:p>0.896470665931701</text:p>
          </table:table-cell>
          <table:table-cell/>
          <table:table-cell table:formula="of:=[.B58]/[.A62]" office:value-type="float" office:value="0.963035998926085" calcext:value-type="float">
            <text:p>0.963035998926085</text:p>
          </table:table-cell>
          <table:table-cell table:number-columns-repeated="1021"/>
        </table:table-row>
        <table:table-row table:style-name="ro2">
          <table:table-cell office:value-type="float" office:value="0.88039231300354" calcext:value-type="float">
            <text:p>0.88039231300354</text:p>
          </table:table-cell>
          <table:table-cell/>
          <table:table-cell table:formula="of:=[.B58]/[.A63]" office:value-type="float" office:value="0.980623649845517" calcext:value-type="float">
            <text:p>0.980623649845517</text:p>
          </table:table-cell>
          <table:table-cell table:number-columns-repeated="1021"/>
        </table:table-row>
        <table:table-row table:style-name="ro2">
          <table:table-cell office:value-type="float" office:value="0.886862814426422" calcext:value-type="float">
            <text:p>0.886862814426422</text:p>
          </table:table-cell>
          <table:table-cell/>
          <table:table-cell table:formula="of:=[.B58]/[.A64]" office:value-type="float" office:value="0.973469074618749" calcext:value-type="float">
            <text:p>0.973469074618749</text:p>
          </table:table-cell>
          <table:table-cell table:number-columns-repeated="1021"/>
        </table:table-row>
        <table:table-row table:style-name="ro2">
          <table:table-cell office:value-type="float" office:value="0.876274645328521" calcext:value-type="float">
            <text:p>0.876274645328521</text:p>
          </table:table-cell>
          <table:table-cell/>
          <table:table-cell table:formula="of:=[.B58]/[.A65]" office:value-type="float" office:value="0.985231659818023" calcext:value-type="float">
            <text:p>0.985231659818023</text:p>
          </table:table-cell>
          <table:table-cell table:number-columns-repeated="1021"/>
        </table:table-row>
        <table:table-row table:style-name="ro2">
          <table:table-cell office:value-type="float" office:value="0.884705960750579" calcext:value-type="float">
            <text:p>0.884705960750579</text:p>
          </table:table-cell>
          <table:table-cell/>
          <table:table-cell table:formula="of:=[.B58]/[.A66]" office:value-type="float" office:value="0.975842326800897" calcext:value-type="float">
            <text:p>0.975842326800897</text:p>
          </table:table-cell>
          <table:table-cell table:number-columns-repeated="1021"/>
        </table:table-row>
        <table:table-row table:style-name="ro2">
          <table:table-cell office:value-type="float" office:value="0.893137335777282" calcext:value-type="float">
            <text:p>0.893137335777282</text:p>
          </table:table-cell>
          <table:table-cell/>
          <table:table-cell table:formula="of:=[.B58]/[.A67]" office:value-type="float" office:value="0.96663020197462" calcext:value-type="float">
            <text:p>0.96663020197462</text:p>
          </table:table-cell>
          <table:table-cell table:number-columns-repeated="1021"/>
        </table:table-row>
        <table:table-row table:style-name="ro2">
          <table:table-cell office:value-type="float" office:value="0.895294189453125" calcext:value-type="float">
            <text:p>0.895294189453125</text:p>
          </table:table-cell>
          <table:table-cell/>
          <table:table-cell table:formula="of:=[.B58]/[.A68]" office:value-type="float" office:value="0.964301492675631" calcext:value-type="float">
            <text:p>0.964301492675631</text:p>
          </table:table-cell>
          <table:table-cell table:number-columns-repeated="1021"/>
        </table:table-row>
        <table:table-row table:style-name="ro2">
          <table:table-cell office:value-type="float" office:value="0.895882427692413" calcext:value-type="float">
            <text:p>0.895882427692413</text:p>
          </table:table-cell>
          <table:table-cell/>
          <table:table-cell table:formula="of:=[.B58]/[.A69]" office:value-type="float" office:value="0.963668330337962" calcext:value-type="float">
            <text:p>0.963668330337962</text:p>
          </table:table-cell>
          <table:table-cell table:number-columns-repeated="1021"/>
        </table:table-row>
        <table:table-row table:style-name="ro2">
          <table:table-cell office:value-type="float" office:value="0.870980441570282" calcext:value-type="float">
            <text:p>0.870980441570282</text:p>
          </table:table-cell>
          <table:table-cell/>
          <table:table-cell table:formula="of:=[.B58]/[.A70]" office:value-type="float" office:value="0.991220332935344" calcext:value-type="float">
            <text:p>0.991220332935344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pletogpio.C1:completogpio.C1048576">
            <calcext:condition calcext:apply-style-name="Good" calcext:value="&gt;1" calcext:base-cell-address="completogpio.C1"/>
          </calcext:conditional-format>
          <calcext:conditional-format calcext:target-range-address="completogpio.H2:completogpio.H14">
            <calcext:condition calcext:apply-style-name="Good" calcext:value="&gt;1" calcext:base-cell-address="completogpio.H2"/>
          </calcext:conditional-format>
        </calcext:conditional-formats>
      </table:table>
      <table:table table:name="FSM" table:style-name="ta10"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18666672706604" calcext:value-type="float">
            <text:p>0.718666672706604</text:p>
          </table:table-cell>
          <table:table-cell office:value-type="float" office:value="0.725999891757965" calcext:value-type="float">
            <text:p>0.725999891757965</text:p>
          </table:table-cell>
          <table:table-cell table:formula="of:=[.B2]/[.A2]" office:value-type="float" office:value="1.01020392252745" calcext:value-type="float">
            <text:p>1.0102039225274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formula="of:=SUM([.C2];[.C16];[.C30];[.C44];[.C58])/5" office:value-type="float" office:value="1.05057070361083" calcext:value-type="float">
            <text:p>1.05057070361083</text:p>
          </table:table-cell>
          <table:table-cell table:number-columns-repeated="1016"/>
        </table:table-row>
        <table:table-row table:style-name="ro2">
          <table:table-cell office:value-type="float" office:value="0.804666757583618" calcext:value-type="float">
            <text:p>0.804666757583618</text:p>
          </table:table-cell>
          <table:table-cell/>
          <table:table-cell table:formula="of:=[.B2]/[.A3]" office:value-type="float" office:value="0.902236714659511" calcext:value-type="float">
            <text:p>0.90223671465951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formula="of:=SUM([.C3];[.C17];[.C31];[.C45];[.C59])/5" office:value-type="float" office:value="0.911485384521364" calcext:value-type="float">
            <text:p>0.911485384521364</text:p>
          </table:table-cell>
          <table:table-cell table:number-columns-repeated="1016"/>
        </table:table-row>
        <table:table-row table:style-name="ro2">
          <table:table-cell office:value-type="float" office:value="0.749333262443542" calcext:value-type="float">
            <text:p>0.749333262443542</text:p>
          </table:table-cell>
          <table:table-cell/>
          <table:table-cell table:formula="of:=[.B2]/[.A4]" office:value-type="float" office:value="0.968861157171259" calcext:value-type="float">
            <text:p>0.96886115717125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formula="of:=SUM([.C4];[.C18];[.C32];[.C46];[.C60])/5" office:value-type="float" office:value="0.978470055603594" calcext:value-type="float">
            <text:p>0.978470055603594</text:p>
          </table:table-cell>
          <table:table-cell table:number-columns-repeated="1016"/>
        </table:table-row>
        <table:table-row table:style-name="ro2">
          <table:table-cell office:value-type="float" office:value="0.766666710376739" calcext:value-type="float">
            <text:p>0.766666710376739</text:p>
          </table:table-cell>
          <table:table-cell/>
          <table:table-cell table:formula="of:=[.B2]/[.A5]" office:value-type="float" office:value="0.946956326564916" calcext:value-type="float">
            <text:p>0.94695632656491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formula="of:=SUM([.C5];[.C19];[.C33];[.C47];[.C61])/5" office:value-type="float" office:value="0.977905712076911" calcext:value-type="float">
            <text:p>0.977905712076911</text:p>
          </table:table-cell>
          <table:table-cell table:number-columns-repeated="1016"/>
        </table:table-row>
        <table:table-row table:style-name="ro2">
          <table:table-cell office:value-type="float" office:value="0.746000051498413" calcext:value-type="float">
            <text:p>0.746000051498413</text:p>
          </table:table-cell>
          <table:table-cell/>
          <table:table-cell table:formula="of:=[.B2]/[.A6]" office:value-type="float" office:value="0.97319013624694" calcext:value-type="float">
            <text:p>0.97319013624694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formula="of:=SUM([.C6];[.C20];[.C34];[.C48];[.C62])/5" office:value-type="float" office:value="0.982105551331442" calcext:value-type="float">
            <text:p>0.982105551331442</text:p>
          </table:table-cell>
          <table:table-cell table:number-columns-repeated="1016"/>
        </table:table-row>
        <table:table-row table:style-name="ro2">
          <table:table-cell office:value-type="float" office:value="0.754666805267334" calcext:value-type="float">
            <text:p>0.754666805267334</text:p>
          </table:table-cell>
          <table:table-cell/>
          <table:table-cell table:formula="of:=[.B2]/[.A7]" office:value-type="float" office:value="0.962013814163704" calcext:value-type="float">
            <text:p>0.96201381416370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formula="of:=SUM([.C7];[.C21];[.C35];[.C49];[.C63])/5" office:value-type="float" office:value="0.951260777864871" calcext:value-type="float">
            <text:p>0.951260777864871</text:p>
          </table:table-cell>
          <table:table-cell table:number-columns-repeated="1016"/>
        </table:table-row>
        <table:table-row table:style-name="ro2">
          <table:table-cell office:value-type="float" office:value="0.741999983787536" calcext:value-type="float">
            <text:p>0.741999983787536</text:p>
          </table:table-cell>
          <table:table-cell/>
          <table:table-cell table:formula="of:=[.B2]/[.A8]" office:value-type="float" office:value="0.978436533181714" calcext:value-type="float">
            <text:p>0.97843653318171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formula="of:=SUM([.C8];[.C22];[.C36];[.C50];[.C64])/5" office:value-type="float" office:value="0.992260576503541" calcext:value-type="float">
            <text:p>0.992260576503541</text:p>
          </table:table-cell>
          <table:table-cell table:number-columns-repeated="1016"/>
        </table:table-row>
        <table:table-row table:style-name="ro2">
          <table:table-cell office:value-type="float" office:value="0.818666756153106" calcext:value-type="float">
            <text:p>0.818666756153106</text:p>
          </table:table-cell>
          <table:table-cell/>
          <table:table-cell table:formula="of:=[.B2]/[.A9]" office:value-type="float" office:value="0.886807588437351" calcext:value-type="float">
            <text:p>0.88680758843735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formula="of:=SUM([.C9];[.C23];[.C37];[.C51];[.C65])/5" office:value-type="float" office:value="0.886034893656958" calcext:value-type="float">
            <text:p>0.886034893656958</text:p>
          </table:table-cell>
          <table:table-cell table:number-columns-repeated="1016"/>
        </table:table-row>
        <table:table-row table:style-name="ro2">
          <table:table-cell office:value-type="float" office:value="0.801333367824554" calcext:value-type="float">
            <text:p>0.801333367824554</text:p>
          </table:table-cell>
          <table:table-cell/>
          <table:table-cell table:formula="of:=[.B2]/[.A10]" office:value-type="float" office:value="0.905989842565644" calcext:value-type="float">
            <text:p>0.905989842565644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formula="of:=SUM([.C10];[.C24];[.C38];[.C52];[.C66])/5" office:value-type="float" office:value="0.914534154669175" calcext:value-type="float">
            <text:p>0.914534154669175</text:p>
          </table:table-cell>
          <table:table-cell table:number-columns-repeated="1016"/>
        </table:table-row>
        <table:table-row table:style-name="ro2">
          <table:table-cell office:value-type="float" office:value="0.756666779518127" calcext:value-type="float">
            <text:p>0.756666779518127</text:p>
          </table:table-cell>
          <table:table-cell/>
          <table:table-cell table:formula="of:=[.B2]/[.A11]" office:value-type="float" office:value="0.95947107948932" calcext:value-type="float">
            <text:p>0.95947107948932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formula="of:=SUM([.C11];[.C25];[.C39];[.C53];[.C67])/5" office:value-type="float" office:value="0.963082550714836" calcext:value-type="float">
            <text:p>0.963082550714836</text:p>
          </table:table-cell>
          <table:table-cell table:number-columns-repeated="1016"/>
        </table:table-row>
        <table:table-row table:style-name="ro2">
          <table:table-cell office:value-type="float" office:value="0.780666708946228" calcext:value-type="float">
            <text:p>0.780666708946228</text:p>
          </table:table-cell>
          <table:table-cell/>
          <table:table-cell table:formula="of:=[.B2]/[.A12]" office:value-type="float" office:value="0.929974191851918" calcext:value-type="float">
            <text:p>0.92997419185191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formula="of:=SUM([.C12];[.C26];[.C40];[.C54];[.C68])/5" office:value-type="float" office:value="0.93760200353675" calcext:value-type="float">
            <text:p>0.93760200353675</text:p>
          </table:table-cell>
          <table:table-cell table:number-columns-repeated="1016"/>
        </table:table-row>
        <table:table-row table:style-name="ro2">
          <table:table-cell office:value-type="float" office:value="0.751999974250793" calcext:value-type="float">
            <text:p>0.751999974250793</text:p>
          </table:table-cell>
          <table:table-cell/>
          <table:table-cell table:formula="of:=[.B2]/[.A13]" office:value-type="float" office:value="0.965425421033117" calcext:value-type="float">
            <text:p>0.965425421033117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formula="of:=SUM([.C13];[.C27];[.C41];[.C55];[.C69])/5" office:value-type="float" office:value="0.974926122815255" calcext:value-type="float">
            <text:p>0.974926122815255</text:p>
          </table:table-cell>
          <table:table-cell table:number-columns-repeated="1016"/>
        </table:table-row>
        <table:table-row table:style-name="ro2">
          <table:table-cell office:value-type="float" office:value="0.675333380699157" calcext:value-type="float">
            <text:p>0.675333380699157</text:p>
          </table:table-cell>
          <table:table-cell/>
          <table:table-cell table:formula="of:=[.B2]/[.A14]" office:value-type="float" office:value="1.07502444349242" calcext:value-type="float">
            <text:p>1.07502444349242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formula="of:=SUM([.C14];[.C28];[.C42];[.C56];[.C70])/5" office:value-type="float" office:value="1.08147305852075" calcext:value-type="float">
            <text:p>1.081473058520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9733327627182" calcext:value-type="float">
            <text:p>0.69733327627182</text:p>
          </table:table-cell>
          <table:table-cell office:value-type="float" office:value="0.739999949932098" calcext:value-type="float">
            <text:p>0.739999949932098</text:p>
          </table:table-cell>
          <table:table-cell table:formula="of:=[.B16]/[.A16]" office:value-type="float" office:value="1.06118548348702" calcext:value-type="float">
            <text:p>1.06118548348702</text:p>
          </table:table-cell>
          <table:table-cell table:number-columns-repeated="1021"/>
        </table:table-row>
        <table:table-row table:style-name="ro2">
          <table:table-cell office:value-type="float" office:value="0.798666715621948" calcext:value-type="float">
            <text:p>0.798666715621948</text:p>
          </table:table-cell>
          <table:table-cell/>
          <table:table-cell table:formula="of:=[.B16]/[.A17]" office:value-type="float" office:value="0.926544120917617" calcext:value-type="float">
            <text:p>0.926544120917617</text:p>
          </table:table-cell>
          <table:table-cell table:number-columns-repeated="1021"/>
        </table:table-row>
        <table:table-row table:style-name="ro2">
          <table:table-cell office:value-type="float" office:value="0.75" calcext:value-type="float">
            <text:p>0.75</text:p>
          </table:table-cell>
          <table:table-cell/>
          <table:table-cell table:formula="of:=[.B16]/[.A18]" office:value-type="float" office:value="0.986666599909464" calcext:value-type="float">
            <text:p>0.986666599909464</text:p>
          </table:table-cell>
          <table:table-cell table:number-columns-repeated="1021"/>
        </table:table-row>
        <table:table-row table:style-name="ro2">
          <table:table-cell office:value-type="float" office:value="0.743333280086517" calcext:value-type="float">
            <text:p>0.743333280086517</text:p>
          </table:table-cell>
          <table:table-cell/>
          <table:table-cell table:formula="of:=[.B16]/[.A19]" office:value-type="float" office:value="0.995515699022609" calcext:value-type="float">
            <text:p>0.995515699022609</text:p>
          </table:table-cell>
          <table:table-cell table:number-columns-repeated="1021"/>
        </table:table-row>
        <table:table-row table:style-name="ro2">
          <table:table-cell office:value-type="float" office:value="0.747333347797393" calcext:value-type="float">
            <text:p>0.747333347797393</text:p>
          </table:table-cell>
          <table:table-cell/>
          <table:table-cell table:formula="of:=[.B16]/[.A20]" office:value-type="float" office:value="0.990187246578908" calcext:value-type="float">
            <text:p>0.990187246578908</text:p>
          </table:table-cell>
          <table:table-cell table:number-columns-repeated="1021"/>
        </table:table-row>
        <table:table-row table:style-name="ro2">
          <table:table-cell office:value-type="float" office:value="0.771333336830139" calcext:value-type="float">
            <text:p>0.771333336830139</text:p>
          </table:table-cell>
          <table:table-cell/>
          <table:table-cell table:formula="of:=[.B16]/[.A21]" office:value-type="float" office:value="0.959377631690589" calcext:value-type="float">
            <text:p>0.959377631690589</text:p>
          </table:table-cell>
          <table:table-cell table:number-columns-repeated="1021"/>
        </table:table-row>
        <table:table-row table:style-name="ro2">
          <table:table-cell office:value-type="float" office:value="0.731333255767822" calcext:value-type="float">
            <text:p>0.731333255767822</text:p>
          </table:table-cell>
          <table:table-cell/>
          <table:table-cell table:formula="of:=[.B16]/[.A22]" office:value-type="float" office:value="1.01185054022352" calcext:value-type="float">
            <text:p>1.01185054022352</text:p>
          </table:table-cell>
          <table:table-cell table:number-columns-repeated="1021"/>
        </table:table-row>
        <table:table-row table:style-name="ro2">
          <table:table-cell office:value-type="float" office:value="0.821999967098236" calcext:value-type="float">
            <text:p>0.821999967098236</text:p>
          </table:table-cell>
          <table:table-cell/>
          <table:table-cell table:formula="of:=[.B16]/[.A23]" office:value-type="float" office:value="0.900243284126144" calcext:value-type="float">
            <text:p>0.900243284126144</text:p>
          </table:table-cell>
          <table:table-cell table:number-columns-repeated="1021"/>
        </table:table-row>
        <table:table-row table:style-name="ro2">
          <table:table-cell office:value-type="float" office:value="0.789333522319793" calcext:value-type="float">
            <text:p>0.789333522319793</text:p>
          </table:table-cell>
          <table:table-cell/>
          <table:table-cell table:formula="of:=[.B16]/[.A24]" office:value-type="float" office:value="0.937499712108125" calcext:value-type="float">
            <text:p>0.937499712108125</text:p>
          </table:table-cell>
          <table:table-cell table:number-columns-repeated="1021"/>
        </table:table-row>
        <table:table-row table:style-name="ro2">
          <table:table-cell office:value-type="float" office:value="0.756000041961669" calcext:value-type="float">
            <text:p>0.756000041961669</text:p>
          </table:table-cell>
          <table:table-cell/>
          <table:table-cell table:formula="of:=[.B16]/[.A25]" office:value-type="float" office:value="0.978835858278455" calcext:value-type="float">
            <text:p>0.978835858278455</text:p>
          </table:table-cell>
          <table:table-cell table:number-columns-repeated="1021"/>
        </table:table-row>
        <table:table-row table:style-name="ro2">
          <table:table-cell office:value-type="float" office:value="0.777333378791809" calcext:value-type="float">
            <text:p>0.777333378791809</text:p>
          </table:table-cell>
          <table:table-cell/>
          <table:table-cell table:formula="of:=[.B16]/[.A26]" office:value-type="float" office:value="0.951972435664943" calcext:value-type="float">
            <text:p>0.951972435664943</text:p>
          </table:table-cell>
          <table:table-cell table:number-columns-repeated="1021"/>
        </table:table-row>
        <table:table-row table:style-name="ro2">
          <table:table-cell office:value-type="float" office:value="0.746666729450225" calcext:value-type="float">
            <text:p>0.746666729450225</text:p>
          </table:table-cell>
          <table:table-cell/>
          <table:table-cell table:formula="of:=[.B16]/[.A27]" office:value-type="float" office:value="0.991071278181853" calcext:value-type="float">
            <text:p>0.991071278181853</text:p>
          </table:table-cell>
          <table:table-cell table:number-columns-repeated="1021"/>
        </table:table-row>
        <table:table-row table:style-name="ro2">
          <table:table-cell office:value-type="float" office:value="0.673999965190887" calcext:value-type="float">
            <text:p>0.673999965190887</text:p>
          </table:table-cell>
          <table:table-cell/>
          <table:table-cell table:formula="of:=[.B16]/[.A28]" office:value-type="float" office:value="1.09792283108282" calcext:value-type="float">
            <text:p>1.097922831082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88666582107544" calcext:value-type="float">
            <text:p>0.688666582107544</text:p>
          </table:table-cell>
          <table:table-cell office:value-type="float" office:value="0.736666619777679" calcext:value-type="float">
            <text:p>0.736666619777679</text:p>
          </table:table-cell>
          <table:table-cell table:formula="of:=[.B30]/[.A30]" office:value-type="float" office:value="1.06969996645291" calcext:value-type="float">
            <text:p>1.06969996645291</text:p>
          </table:table-cell>
          <table:table-cell table:number-columns-repeated="1021"/>
        </table:table-row>
        <table:table-row table:style-name="ro2">
          <table:table-cell office:value-type="float" office:value="0.806000232696533" calcext:value-type="float">
            <text:p>0.806000232696533</text:p>
          </table:table-cell>
          <table:table-cell/>
          <table:table-cell table:formula="of:=[.B30]/[.A31]" office:value-type="float" office:value="0.913978172578321" calcext:value-type="float">
            <text:p>0.913978172578321</text:p>
          </table:table-cell>
          <table:table-cell table:number-columns-repeated="1021"/>
        </table:table-row>
        <table:table-row table:style-name="ro2">
          <table:table-cell office:value-type="float" office:value="0.736666619777679" calcext:value-type="float">
            <text:p>0.736666619777679</text:p>
          </table:table-cell>
          <table:table-cell/>
          <table:table-cell table:formula="of:=[.B30]/[.A32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.729999899864196" calcext:value-type="float">
            <text:p>0.729999899864196</text:p>
          </table:table-cell>
          <table:table-cell/>
          <table:table-cell table:formula="of:=[.B30]/[.A33]" office:value-type="float" office:value="1.00913249428489" calcext:value-type="float">
            <text:p>1.00913249428489</text:p>
          </table:table-cell>
          <table:table-cell table:number-columns-repeated="1021"/>
        </table:table-row>
        <table:table-row table:style-name="ro2">
          <table:table-cell office:value-type="float" office:value="0.735999882221221" calcext:value-type="float">
            <text:p>0.735999882221221</text:p>
          </table:table-cell>
          <table:table-cell/>
          <table:table-cell table:formula="of:=[.B30]/[.A34]" office:value-type="float" office:value="1.00090589356407" calcext:value-type="float">
            <text:p>1.00090589356407</text:p>
          </table:table-cell>
          <table:table-cell table:number-columns-repeated="1021"/>
        </table:table-row>
        <table:table-row table:style-name="ro2">
          <table:table-cell office:value-type="float" office:value="0.78133338689804" calcext:value-type="float">
            <text:p>0.78133338689804</text:p>
          </table:table-cell>
          <table:table-cell/>
          <table:table-cell table:formula="of:=[.B30]/[.A35]" office:value-type="float" office:value="0.942832639857242" calcext:value-type="float">
            <text:p>0.942832639857242</text:p>
          </table:table-cell>
          <table:table-cell table:number-columns-repeated="1021"/>
        </table:table-row>
        <table:table-row table:style-name="ro2">
          <table:table-cell office:value-type="float" office:value="0.738666713237762" calcext:value-type="float">
            <text:p>0.738666713237762</text:p>
          </table:table-cell>
          <table:table-cell/>
          <table:table-cell table:formula="of:=[.B30]/[.A36]" office:value-type="float" office:value="0.997292292417894" calcext:value-type="float">
            <text:p>0.997292292417894</text:p>
          </table:table-cell>
          <table:table-cell table:number-columns-repeated="1021"/>
        </table:table-row>
        <table:table-row table:style-name="ro2">
          <table:table-cell office:value-type="float" office:value="0.816666722297668" calcext:value-type="float">
            <text:p>0.816666722297668</text:p>
          </table:table-cell>
          <table:table-cell/>
          <table:table-cell table:formula="of:=[.B30]/[.A37]" office:value-type="float" office:value="0.902040697464798" calcext:value-type="float">
            <text:p>0.902040697464798</text:p>
          </table:table-cell>
          <table:table-cell table:number-columns-repeated="1021"/>
        </table:table-row>
        <table:table-row table:style-name="ro2">
          <table:table-cell office:value-type="float" office:value="0.790000021457672" calcext:value-type="float">
            <text:p>0.790000021457672</text:p>
          </table:table-cell>
          <table:table-cell/>
          <table:table-cell table:formula="of:=[.B30]/[.A38]" office:value-type="float" office:value="0.932489366795732" calcext:value-type="float">
            <text:p>0.932489366795732</text:p>
          </table:table-cell>
          <table:table-cell table:number-columns-repeated="1021"/>
        </table:table-row>
        <table:table-row table:style-name="ro2">
          <table:table-cell office:value-type="float" office:value="0.764000117778778" calcext:value-type="float">
            <text:p>0.764000117778778</text:p>
          </table:table-cell>
          <table:table-cell/>
          <table:table-cell table:formula="of:=[.B30]/[.A39]" office:value-type="float" office:value="0.96422317567101" calcext:value-type="float">
            <text:p>0.96422317567101</text:p>
          </table:table-cell>
          <table:table-cell table:number-columns-repeated="1021"/>
        </table:table-row>
        <table:table-row table:style-name="ro2">
          <table:table-cell office:value-type="float" office:value="0.778666734695434" calcext:value-type="float">
            <text:p>0.778666734695434</text:p>
          </table:table-cell>
          <table:table-cell/>
          <table:table-cell table:formula="of:=[.B30]/[.A40]" office:value-type="float" office:value="0.946061500965259" calcext:value-type="float">
            <text:p>0.946061500965259</text:p>
          </table:table-cell>
          <table:table-cell table:number-columns-repeated="1021"/>
        </table:table-row>
        <table:table-row table:style-name="ro2">
          <table:table-cell office:value-type="float" office:value="0.752000093460083" calcext:value-type="float">
            <text:p>0.752000093460083</text:p>
          </table:table-cell>
          <table:table-cell/>
          <table:table-cell table:formula="of:=[.B30]/[.A41]" office:value-type="float" office:value="0.979609744977754" calcext:value-type="float">
            <text:p>0.979609744977754</text:p>
          </table:table-cell>
          <table:table-cell table:number-columns-repeated="1021"/>
        </table:table-row>
        <table:table-row table:style-name="ro2">
          <table:table-cell office:value-type="float" office:value="0.679333209991455" calcext:value-type="float">
            <text:p>0.679333209991455</text:p>
          </table:table-cell>
          <table:table-cell/>
          <table:table-cell table:formula="of:=[.B30]/[.A42]" office:value-type="float" office:value="1.084396594989" calcext:value-type="float">
            <text:p>1.08439659498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87999963760376" calcext:value-type="float">
            <text:p>0.687999963760376</text:p>
          </table:table-cell>
          <table:table-cell office:value-type="float" office:value="0.717999935150146" calcext:value-type="float">
            <text:p>0.717999935150146</text:p>
          </table:table-cell>
          <table:table-cell table:formula="of:=[.B44]/[.A44]" office:value-type="float" office:value="1.04360461187498" calcext:value-type="float">
            <text:p>1.04360461187498</text:p>
          </table:table-cell>
          <table:table-cell table:number-columns-repeated="1021"/>
        </table:table-row>
        <table:table-row table:style-name="ro2">
          <table:table-cell office:value-type="float" office:value="0.797333478927612" calcext:value-type="float">
            <text:p>0.797333478927612</text:p>
          </table:table-cell>
          <table:table-cell/>
          <table:table-cell table:formula="of:=[.B44]/[.A45]" office:value-type="float" office:value="0.900501426474444" calcext:value-type="float">
            <text:p>0.900501426474444</text:p>
          </table:table-cell>
          <table:table-cell table:number-columns-repeated="1021"/>
        </table:table-row>
        <table:table-row table:style-name="ro2">
          <table:table-cell office:value-type="float" office:value="0.750666677951812" calcext:value-type="float">
            <text:p>0.750666677951812</text:p>
          </table:table-cell>
          <table:table-cell/>
          <table:table-cell table:formula="of:=[.B44]/[.A46]" office:value-type="float" office:value="0.956483025341158" calcext:value-type="float">
            <text:p>0.956483025341158</text:p>
          </table:table-cell>
          <table:table-cell table:number-columns-repeated="1021"/>
        </table:table-row>
        <table:table-row table:style-name="ro2">
          <table:table-cell office:value-type="float" office:value="0.754666686058044" calcext:value-type="float">
            <text:p>0.754666686058044</text:p>
          </table:table-cell>
          <table:table-cell/>
          <table:table-cell table:formula="of:=[.B44]/[.A47]" office:value-type="float" office:value="0.951413317183213" calcext:value-type="float">
            <text:p>0.951413317183213</text:p>
          </table:table-cell>
          <table:table-cell table:number-columns-repeated="1021"/>
        </table:table-row>
        <table:table-row table:style-name="ro2">
          <table:table-cell office:value-type="float" office:value="0.740666627883911" calcext:value-type="float">
            <text:p>0.740666627883911</text:p>
          </table:table-cell>
          <table:table-cell/>
          <table:table-cell table:formula="of:=[.B44]/[.A48]" office:value-type="float" office:value="0.969396902897429" calcext:value-type="float">
            <text:p>0.969396902897429</text:p>
          </table:table-cell>
          <table:table-cell table:number-columns-repeated="1021"/>
        </table:table-row>
        <table:table-row table:style-name="ro2">
          <table:table-cell office:value-type="float" office:value="0.766000032424926" calcext:value-type="float">
            <text:p>0.766000032424926</text:p>
          </table:table-cell>
          <table:table-cell/>
          <table:table-cell table:formula="of:=[.B44]/[.A49]" office:value-type="float" office:value="0.937336690283385" calcext:value-type="float">
            <text:p>0.937336690283385</text:p>
          </table:table-cell>
          <table:table-cell table:number-columns-repeated="1021"/>
        </table:table-row>
        <table:table-row table:style-name="ro2">
          <table:table-cell office:value-type="float" office:value="0.735999882221221" calcext:value-type="float">
            <text:p>0.735999882221221</text:p>
          </table:table-cell>
          <table:table-cell/>
          <table:table-cell table:formula="of:=[.B44]/[.A50]" office:value-type="float" office:value="0.975543546261513" calcext:value-type="float">
            <text:p>0.975543546261513</text:p>
          </table:table-cell>
          <table:table-cell table:number-columns-repeated="1021"/>
        </table:table-row>
        <table:table-row table:style-name="ro2">
          <table:table-cell office:value-type="float" office:value="0.843333423137664" calcext:value-type="float">
            <text:p>0.843333423137664</text:p>
          </table:table-cell>
          <table:table-cell/>
          <table:table-cell table:formula="of:=[.B44]/[.A51]" office:value-type="float" office:value="0.851383231650883" calcext:value-type="float">
            <text:p>0.851383231650883</text:p>
          </table:table-cell>
          <table:table-cell table:number-columns-repeated="1021"/>
        </table:table-row>
        <table:table-row table:style-name="ro2">
          <table:table-cell office:value-type="float" office:value="0.79933351278305" calcext:value-type="float">
            <text:p>0.79933351278305</text:p>
          </table:table-cell>
          <table:table-cell/>
          <table:table-cell table:formula="of:=[.B44]/[.A52]" office:value-type="float" office:value="0.898248257664409" calcext:value-type="float">
            <text:p>0.898248257664409</text:p>
          </table:table-cell>
          <table:table-cell table:number-columns-repeated="1021"/>
        </table:table-row>
        <table:table-row table:style-name="ro2">
          <table:table-cell office:value-type="float" office:value="0.757333397865295" calcext:value-type="float">
            <text:p>0.757333397865295</text:p>
          </table:table-cell>
          <table:table-cell/>
          <table:table-cell table:formula="of:=[.B44]/[.A53]" office:value-type="float" office:value="0.94806321386853" calcext:value-type="float">
            <text:p>0.94806321386853</text:p>
          </table:table-cell>
          <table:table-cell table:number-columns-repeated="1021"/>
        </table:table-row>
        <table:table-row table:style-name="ro2">
          <table:table-cell office:value-type="float" office:value="0.765333354473114" calcext:value-type="float">
            <text:p>0.765333354473114</text:p>
          </table:table-cell>
          <table:table-cell/>
          <table:table-cell table:formula="of:=[.B44]/[.A54]" office:value-type="float" office:value="0.938153199457047" calcext:value-type="float">
            <text:p>0.938153199457047</text:p>
          </table:table-cell>
          <table:table-cell table:number-columns-repeated="1021"/>
        </table:table-row>
        <table:table-row table:style-name="ro2">
          <table:table-cell office:value-type="float" office:value="0.749333500862121" calcext:value-type="float">
            <text:p>0.749333500862121</text:p>
          </table:table-cell>
          <table:table-cell/>
          <table:table-cell table:formula="of:=[.B44]/[.A55]" office:value-type="float" office:value="0.958184752615591" calcext:value-type="float">
            <text:p>0.958184752615591</text:p>
          </table:table-cell>
          <table:table-cell table:number-columns-repeated="1021"/>
        </table:table-row>
        <table:table-row table:style-name="ro2">
          <table:table-cell office:value-type="float" office:value="0.691333413124084" calcext:value-type="float">
            <text:p>0.691333413124084</text:p>
          </table:table-cell>
          <table:table-cell/>
          <table:table-cell table:formula="of:=[.B44]/[.A56]" office:value-type="float" office:value="1.03857259249999" calcext:value-type="float">
            <text:p>1.0385725924999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84666693210601" calcext:value-type="float">
            <text:p>0.684666693210601</text:p>
          </table:table-cell>
          <table:table-cell office:value-type="float" office:value="0.731333255767822" calcext:value-type="float">
            <text:p>0.731333255767822</text:p>
          </table:table-cell>
          <table:table-cell table:formula="of:=[.B58]/[.A58]" office:value-type="float" office:value="1.06815953371178" calcext:value-type="float">
            <text:p>1.06815953371178</text:p>
          </table:table-cell>
          <table:table-cell table:number-columns-repeated="1021"/>
        </table:table-row>
        <table:table-row table:style-name="ro2">
          <table:table-cell office:value-type="float" office:value="0.800000071525573" calcext:value-type="float">
            <text:p>0.800000071525573</text:p>
          </table:table-cell>
          <table:table-cell/>
          <table:table-cell table:formula="of:=[.B58]/[.A59]" office:value-type="float" office:value="0.914166487976925" calcext:value-type="float">
            <text:p>0.914166487976925</text:p>
          </table:table-cell>
          <table:table-cell table:number-columns-repeated="1021"/>
        </table:table-row>
        <table:table-row table:style-name="ro2">
          <table:table-cell office:value-type="float" office:value="0.745999991893768" calcext:value-type="float">
            <text:p>0.745999991893768</text:p>
          </table:table-cell>
          <table:table-cell/>
          <table:table-cell table:formula="of:=[.B58]/[.A60]" office:value-type="float" office:value="0.980339495596088" calcext:value-type="float">
            <text:p>0.980339495596088</text:p>
          </table:table-cell>
          <table:table-cell table:number-columns-repeated="1021"/>
        </table:table-row>
        <table:table-row table:style-name="ro2">
          <table:table-cell office:value-type="float" office:value="0.741333305835723" calcext:value-type="float">
            <text:p>0.741333305835723</text:p>
          </table:table-cell>
          <table:table-cell/>
          <table:table-cell table:formula="of:=[.B58]/[.A61]" office:value-type="float" office:value="0.986510723328924" calcext:value-type="float">
            <text:p>0.986510723328924</text:p>
          </table:table-cell>
          <table:table-cell table:number-columns-repeated="1021"/>
        </table:table-row>
        <table:table-row table:style-name="ro2">
          <table:table-cell office:value-type="float" office:value="0.748666703701019" calcext:value-type="float">
            <text:p>0.748666703701019</text:p>
          </table:table-cell>
          <table:table-cell/>
          <table:table-cell table:formula="of:=[.B58]/[.A62]" office:value-type="float" office:value="0.976847577369864" calcext:value-type="float">
            <text:p>0.976847577369864</text:p>
          </table:table-cell>
          <table:table-cell table:number-columns-repeated="1021"/>
        </table:table-row>
        <table:table-row table:style-name="ro2">
          <table:table-cell office:value-type="float" office:value="0.766000032424926" calcext:value-type="float">
            <text:p>0.766000032424926</text:p>
          </table:table-cell>
          <table:table-cell/>
          <table:table-cell table:formula="of:=[.B58]/[.A63]" office:value-type="float" office:value="0.954743113329435" calcext:value-type="float">
            <text:p>0.954743113329435</text:p>
          </table:table-cell>
          <table:table-cell table:number-columns-repeated="1021"/>
        </table:table-row>
        <table:table-row table:style-name="ro2">
          <table:table-cell office:value-type="float" office:value="0.732666730880737" calcext:value-type="float">
            <text:p>0.732666730880737</text:p>
          </table:table-cell>
          <table:table-cell/>
          <table:table-cell table:formula="of:=[.B58]/[.A64]" office:value-type="float" office:value="0.998179970433062" calcext:value-type="float">
            <text:p>0.998179970433062</text:p>
          </table:table-cell>
          <table:table-cell table:number-columns-repeated="1021"/>
        </table:table-row>
        <table:table-row table:style-name="ro2">
          <table:table-cell office:value-type="float" office:value="0.82200014591217" calcext:value-type="float">
            <text:p>0.82200014591217</text:p>
          </table:table-cell>
          <table:table-cell/>
          <table:table-cell table:formula="of:=[.B58]/[.A65]" office:value-type="float" office:value="0.889699666605612" calcext:value-type="float">
            <text:p>0.889699666605612</text:p>
          </table:table-cell>
          <table:table-cell table:number-columns-repeated="1021"/>
        </table:table-row>
        <table:table-row table:style-name="ro2">
          <table:table-cell office:value-type="float" office:value="0.814000189304351" calcext:value-type="float">
            <text:p>0.814000189304351</text:p>
          </table:table-cell>
          <table:table-cell/>
          <table:table-cell table:formula="of:=[.B58]/[.A66]" office:value-type="float" office:value="0.898443594211966" calcext:value-type="float">
            <text:p>0.898443594211966</text:p>
          </table:table-cell>
          <table:table-cell table:number-columns-repeated="1021"/>
        </table:table-row>
        <table:table-row table:style-name="ro2">
          <table:table-cell office:value-type="float" office:value="0.758000135421752" calcext:value-type="float">
            <text:p>0.758000135421752</text:p>
          </table:table-cell>
          <table:table-cell/>
          <table:table-cell table:formula="of:=[.B58]/[.A67]" office:value-type="float" office:value="0.964819426266867" calcext:value-type="float">
            <text:p>0.964819426266867</text:p>
          </table:table-cell>
          <table:table-cell table:number-columns-repeated="1021"/>
        </table:table-row>
        <table:table-row table:style-name="ro2">
          <table:table-cell office:value-type="float" office:value="0.793333292007446" calcext:value-type="float">
            <text:p>0.793333292007446</text:p>
          </table:table-cell>
          <table:table-cell/>
          <table:table-cell table:formula="of:=[.B58]/[.A68]" office:value-type="float" office:value="0.921848689744584" calcext:value-type="float">
            <text:p>0.921848689744584</text:p>
          </table:table-cell>
          <table:table-cell table:number-columns-repeated="1021"/>
        </table:table-row>
        <table:table-row table:style-name="ro2">
          <table:table-cell office:value-type="float" office:value="0.746000051498413" calcext:value-type="float">
            <text:p>0.746000051498413</text:p>
          </table:table-cell>
          <table:table-cell/>
          <table:table-cell table:formula="of:=[.B58]/[.A69]" office:value-type="float" office:value="0.980339417267959" calcext:value-type="float">
            <text:p>0.980339417267959</text:p>
          </table:table-cell>
          <table:table-cell table:number-columns-repeated="1021"/>
        </table:table-row>
        <table:table-row table:style-name="ro2">
          <table:table-cell office:value-type="float" office:value="0.65799993276596" calcext:value-type="float">
            <text:p>0.65799993276596</text:p>
          </table:table-cell>
          <table:table-cell/>
          <table:table-cell table:formula="of:=[.B58]/[.A70]" office:value-type="float" office:value="1.11144883053954" calcext:value-type="float">
            <text:p>1.11144883053954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SM.C1:FSM.C1048576">
            <calcext:condition calcext:apply-style-name="Good" calcext:value="&gt;1" calcext:base-cell-address="FSM.C1"/>
          </calcext:conditional-format>
        </calcext:conditional-formats>
      </table:table>
      <table:table table:name="MEMORY_INTERFACE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0306669473648" calcext:value-type="float">
            <text:p>0.90306669473648</text:p>
          </table:table-cell>
          <table:table-cell office:value-type="float" office:value="0.95933324098587" calcext:value-type="float">
            <text:p>0.95933324098587</text:p>
          </table:table-cell>
          <table:table-cell table:formula="of:=[.B2]/[.A2]" office:value-type="float" office:value="1.06230608057781" calcext:value-type="float">
            <text:p>1.0623060805778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3" table:formula="of:=SUM([.C2];[.C16];[.C30];[.C44];[.C58])/5" office:value-type="float" office:value="1.0745291585793" calcext:value-type="float">
            <text:p>1.0745291585793</text:p>
          </table:table-cell>
          <table:table-cell table:number-columns-repeated="1016"/>
        </table:table-row>
        <table:table-row table:style-name="ro2">
          <table:table-cell office:value-type="float" office:value="0.942799985408783" calcext:value-type="float">
            <text:p>0.942799985408783</text:p>
          </table:table-cell>
          <table:table-cell/>
          <table:table-cell table:formula="of:=[.B2]/[.A3]" office:value-type="float" office:value="1.01753633414612" calcext:value-type="float">
            <text:p>1.0175363341461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3" table:formula="of:=SUM([.C3];[.C17];[.C31];[.C45];[.C59])/5" office:value-type="float" office:value="1.01916342002746" calcext:value-type="float">
            <text:p>1.01916342002746</text:p>
          </table:table-cell>
          <table:table-cell table:number-columns-repeated="1016"/>
        </table:table-row>
        <table:table-row table:style-name="ro2">
          <table:table-cell office:value-type="float" office:value="0.948266685009002" calcext:value-type="float">
            <text:p>0.948266685009002</text:p>
          </table:table-cell>
          <table:table-cell/>
          <table:table-cell table:formula="of:=[.B2]/[.A4]" office:value-type="float" office:value="1.01167029924368" calcext:value-type="float">
            <text:p>1.01167029924368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3" table:formula="of:=SUM([.C4];[.C18];[.C32];[.C46];[.C60])/5" office:value-type="float" office:value="1.01508925685891" calcext:value-type="float">
            <text:p>1.01508925685891</text:p>
          </table:table-cell>
          <table:table-cell table:number-columns-repeated="1016"/>
        </table:table-row>
        <table:table-row table:style-name="ro2">
          <table:table-cell office:value-type="float" office:value="0.936133325099945" calcext:value-type="float">
            <text:p>0.936133325099945</text:p>
          </table:table-cell>
          <table:table-cell/>
          <table:table-cell table:formula="of:=[.B2]/[.A5]" office:value-type="float" office:value="1.02478270483902" calcext:value-type="float">
            <text:p>1.02478270483902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3" table:formula="of:=SUM([.C5];[.C19];[.C33];[.C47];[.C61])/5" office:value-type="float" office:value="1.02408981277556" calcext:value-type="float">
            <text:p>1.02408981277556</text:p>
          </table:table-cell>
          <table:table-cell table:number-columns-repeated="1016"/>
        </table:table-row>
        <table:table-row table:style-name="ro2">
          <table:table-cell office:value-type="float" office:value="0.940399944782257" calcext:value-type="float">
            <text:p>0.940399944782257</text:p>
          </table:table-cell>
          <table:table-cell/>
          <table:table-cell table:formula="of:=[.B2]/[.A6]" office:value-type="float" office:value="1.02013323831915" calcext:value-type="float">
            <text:p>1.0201332383191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3" table:formula="of:=SUM([.C6];[.C20];[.C34];[.C48];[.C62])/5" office:value-type="float" office:value="1.0212753336234" calcext:value-type="float">
            <text:p>1.0212753336234</text:p>
          </table:table-cell>
          <table:table-cell table:number-columns-repeated="1016"/>
        </table:table-row>
        <table:table-row table:style-name="ro2">
          <table:table-cell office:value-type="float" office:value="0.937333345413208" calcext:value-type="float">
            <text:p>0.937333345413208</text:p>
          </table:table-cell>
          <table:table-cell/>
          <table:table-cell table:formula="of:=[.B2]/[.A7]" office:value-type="float" office:value="1.02347072754887" calcext:value-type="float">
            <text:p>1.0234707275488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3" table:formula="of:=SUM([.C7];[.C21];[.C35];[.C49];[.C63])/5" office:value-type="float" office:value="1.02014768179473" calcext:value-type="float">
            <text:p>1.02014768179473</text:p>
          </table:table-cell>
          <table:table-cell table:number-columns-repeated="1016"/>
        </table:table-row>
        <table:table-row table:style-name="ro2">
          <table:table-cell office:value-type="float" office:value="0.94213330745697" calcext:value-type="float">
            <text:p>0.94213330745697</text:p>
          </table:table-cell>
          <table:table-cell/>
          <table:table-cell table:formula="of:=[.B2]/[.A8]" office:value-type="float" office:value="1.01825636923434" calcext:value-type="float">
            <text:p>1.0182563692343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3" table:formula="of:=SUM([.C8];[.C22];[.C36];[.C50];[.C64])/5" office:value-type="float" office:value="1.01942032486494" calcext:value-type="float">
            <text:p>1.01942032486494</text:p>
          </table:table-cell>
          <table:table-cell table:number-columns-repeated="1016"/>
        </table:table-row>
        <table:table-row table:style-name="ro2">
          <table:table-cell office:value-type="float" office:value="0.942133426666259" calcext:value-type="float">
            <text:p>0.942133426666259</text:p>
          </table:table-cell>
          <table:table-cell/>
          <table:table-cell table:formula="of:=[.B2]/[.A9]" office:value-type="float" office:value="1.01825624039312" calcext:value-type="float">
            <text:p>1.0182562403931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3" table:formula="of:=SUM([.C9];[.C23];[.C37];[.C51];[.C65])/5" office:value-type="float" office:value="1.01142065238306" calcext:value-type="float">
            <text:p>1.01142065238306</text:p>
          </table:table-cell>
          <table:table-cell table:number-columns-repeated="1016"/>
        </table:table-row>
        <table:table-row table:style-name="ro2">
          <table:table-cell office:value-type="float" office:value="0.939733445644378" calcext:value-type="float">
            <text:p>0.939733445644378</text:p>
          </table:table-cell>
          <table:table-cell/>
          <table:table-cell table:formula="of:=[.B2]/[.A10]" office:value-type="float" office:value="1.02085676042748" calcext:value-type="float">
            <text:p>1.0208567604274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3" table:formula="of:=SUM([.C10];[.C24];[.C38];[.C52];[.C66])/5" office:value-type="float" office:value="1.01976722030174" calcext:value-type="float">
            <text:p>1.01976722030174</text:p>
          </table:table-cell>
          <table:table-cell table:number-columns-repeated="1016"/>
        </table:table-row>
        <table:table-row table:style-name="ro2">
          <table:table-cell office:value-type="float" office:value="0.933466732501983" calcext:value-type="float">
            <text:p>0.933466732501983</text:p>
          </table:table-cell>
          <table:table-cell/>
          <table:table-cell table:formula="of:=[.B2]/[.A11]" office:value-type="float" office:value="1.02771015568445" calcext:value-type="float">
            <text:p>1.0277101556844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3" table:formula="of:=SUM([.C11];[.C25];[.C39];[.C53];[.C67])/5" office:value-type="float" office:value="1.02261139667814" calcext:value-type="float">
            <text:p>1.02261139667814</text:p>
          </table:table-cell>
          <table:table-cell table:number-columns-repeated="1016"/>
        </table:table-row>
        <table:table-row table:style-name="ro2">
          <table:table-cell office:value-type="float" office:value="0.942266643047332" calcext:value-type="float">
            <text:p>0.942266643047332</text:p>
          </table:table-cell>
          <table:table-cell/>
          <table:table-cell table:formula="of:=[.B2]/[.A12]" office:value-type="float" office:value="1.01811228070575" calcext:value-type="float">
            <text:p>1.0181122807057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3" table:formula="of:=SUM([.C12];[.C26];[.C40];[.C54];[.C68])/5" office:value-type="float" office:value="1.01861506444572" calcext:value-type="float">
            <text:p>1.01861506444572</text:p>
          </table:table-cell>
          <table:table-cell table:number-columns-repeated="1016"/>
        </table:table-row>
        <table:table-row table:style-name="ro2">
          <table:table-cell office:value-type="float" office:value="0.939599931240081" calcext:value-type="float">
            <text:p>0.939599931240081</text:p>
          </table:table-cell>
          <table:table-cell/>
          <table:table-cell table:formula="of:=[.B2]/[.A13]" office:value-type="float" office:value="1.02100182118973" calcext:value-type="float">
            <text:p>1.02100182118973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3" table:formula="of:=SUM([.C13];[.C27];[.C41];[.C55];[.C69])/5" office:value-type="float" office:value="1.02322160498499" calcext:value-type="float">
            <text:p>1.02322160498499</text:p>
          </table:table-cell>
          <table:table-cell table:number-columns-repeated="1016"/>
        </table:table-row>
        <table:table-row table:style-name="ro2">
          <table:table-cell office:value-type="float" office:value="0.929466605186462" calcext:value-type="float">
            <text:p>0.929466605186462</text:p>
          </table:table-cell>
          <table:table-cell/>
          <table:table-cell table:formula="of:=[.B2]/[.A14]" office:value-type="float" office:value="1.03213309185371" calcext:value-type="float">
            <text:p>1.03213309185371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3" table:formula="of:=SUM([.C14];[.C28];[.C42];[.C56];[.C70])/5" office:value-type="float" office:value="1.03177485253129" calcext:value-type="float">
            <text:p>1.0317748525312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87466609477996" calcext:value-type="float">
            <text:p>0.887466609477996</text:p>
          </table:table-cell>
          <table:table-cell office:value-type="float" office:value="0.958399951457977" calcext:value-type="float">
            <text:p>0.958399951457977</text:p>
          </table:table-cell>
          <table:table-cell table:formula="of:=[.B16]/[.A16]" office:value-type="float" office:value="1.07992789950903" calcext:value-type="float">
            <text:p>1.07992789950903</text:p>
          </table:table-cell>
          <table:table-cell table:number-columns-repeated="1021"/>
        </table:table-row>
        <table:table-row table:style-name="ro2">
          <table:table-cell office:value-type="float" office:value="0.942799985408783" calcext:value-type="float">
            <text:p>0.942799985408783</text:p>
          </table:table-cell>
          <table:table-cell/>
          <table:table-cell table:formula="of:=[.B16]/[.A17]" office:value-type="float" office:value="1.01654642160652" calcext:value-type="float">
            <text:p>1.01654642160652</text:p>
          </table:table-cell>
          <table:table-cell table:number-columns-repeated="1021"/>
        </table:table-row>
        <table:table-row table:style-name="ro2">
          <table:table-cell office:value-type="float" office:value="0.944133281707763" calcext:value-type="float">
            <text:p>0.944133281707763</text:p>
          </table:table-cell>
          <table:table-cell/>
          <table:table-cell table:formula="of:=[.B16]/[.A18]" office:value-type="float" office:value="1.01511086414029" calcext:value-type="float">
            <text:p>1.01511086414029</text:p>
          </table:table-cell>
          <table:table-cell table:number-columns-repeated="1021"/>
        </table:table-row>
        <table:table-row table:style-name="ro2">
          <table:table-cell office:value-type="float" office:value="0.934933423995971" calcext:value-type="float">
            <text:p>0.934933423995971</text:p>
          </table:table-cell>
          <table:table-cell/>
          <table:table-cell table:formula="of:=[.B16]/[.A19]" office:value-type="float" office:value="1.02509967753822" calcext:value-type="float">
            <text:p>1.02509967753822</text:p>
          </table:table-cell>
          <table:table-cell table:number-columns-repeated="1021"/>
        </table:table-row>
        <table:table-row table:style-name="ro2">
          <table:table-cell office:value-type="float" office:value="0.939999997615814" calcext:value-type="float">
            <text:p>0.939999997615814</text:p>
          </table:table-cell>
          <table:table-cell/>
          <table:table-cell table:formula="of:=[.B16]/[.A20]" office:value-type="float" office:value="1.01957441903067" calcext:value-type="float">
            <text:p>1.01957441903067</text:p>
          </table:table-cell>
          <table:table-cell table:number-columns-repeated="1021"/>
        </table:table-row>
        <table:table-row table:style-name="ro2">
          <table:table-cell office:value-type="float" office:value="0.94266664981842" calcext:value-type="float">
            <text:p>0.94266664981842</text:p>
          </table:table-cell>
          <table:table-cell/>
          <table:table-cell table:formula="of:=[.B16]/[.A21]" office:value-type="float" office:value="1.01669020712952" calcext:value-type="float">
            <text:p>1.01669020712952</text:p>
          </table:table-cell>
          <table:table-cell table:number-columns-repeated="1021"/>
        </table:table-row>
        <table:table-row table:style-name="ro2">
          <table:table-cell office:value-type="float" office:value="0.940933287143707" calcext:value-type="float">
            <text:p>0.940933287143707</text:p>
          </table:table-cell>
          <table:table-cell/>
          <table:table-cell table:formula="of:=[.B16]/[.A22]" office:value-type="float" office:value="1.01856312721946" calcext:value-type="float">
            <text:p>1.01856312721946</text:p>
          </table:table-cell>
          <table:table-cell table:number-columns-repeated="1021"/>
        </table:table-row>
        <table:table-row table:style-name="ro2">
          <table:table-cell office:value-type="float" office:value="0.953200101852417" calcext:value-type="float">
            <text:p>0.953200101852417</text:p>
          </table:table-cell>
          <table:table-cell/>
          <table:table-cell table:formula="of:=[.B16]/[.A23]" office:value-type="float" office:value="1.00545515007337" calcext:value-type="float">
            <text:p>1.00545515007337</text:p>
          </table:table-cell>
          <table:table-cell table:number-columns-repeated="1021"/>
        </table:table-row>
        <table:table-row table:style-name="ro2">
          <table:table-cell office:value-type="float" office:value="0.94213330745697" calcext:value-type="float">
            <text:p>0.94213330745697</text:p>
          </table:table-cell>
          <table:table-cell/>
          <table:table-cell table:formula="of:=[.B16]/[.A24]" office:value-type="float" office:value="1.01726575620696" calcext:value-type="float">
            <text:p>1.01726575620696</text:p>
          </table:table-cell>
          <table:table-cell table:number-columns-repeated="1021"/>
        </table:table-row>
        <table:table-row table:style-name="ro2">
          <table:table-cell office:value-type="float" office:value="0.939333438873291" calcext:value-type="float">
            <text:p>0.939333438873291</text:p>
          </table:table-cell>
          <table:table-cell/>
          <table:table-cell table:formula="of:=[.B16]/[.A25]" office:value-type="float" office:value="1.0202979174334" calcext:value-type="float">
            <text:p>1.0202979174334</text:p>
          </table:table-cell>
          <table:table-cell table:number-columns-repeated="1021"/>
        </table:table-row>
        <table:table-row table:style-name="ro2">
          <table:table-cell office:value-type="float" office:value="0.944533288478851" calcext:value-type="float">
            <text:p>0.944533288478851</text:p>
          </table:table-cell>
          <table:table-cell/>
          <table:table-cell table:formula="of:=[.B16]/[.A26]" office:value-type="float" office:value="1.0146809679958" calcext:value-type="float">
            <text:p>1.0146809679958</text:p>
          </table:table-cell>
          <table:table-cell table:number-columns-repeated="1021"/>
        </table:table-row>
        <table:table-row table:style-name="ro2">
          <table:table-cell office:value-type="float" office:value="0.941199958324432" calcext:value-type="float">
            <text:p>0.941199958324432</text:p>
          </table:table-cell>
          <table:table-cell/>
          <table:table-cell table:formula="of:=[.B16]/[.A27]" office:value-type="float" office:value="1.01827453665018" calcext:value-type="float">
            <text:p>1.01827453665018</text:p>
          </table:table-cell>
          <table:table-cell table:number-columns-repeated="1021"/>
        </table:table-row>
        <table:table-row table:style-name="ro2">
          <table:table-cell office:value-type="float" office:value="0.930533349514007" calcext:value-type="float">
            <text:p>0.930533349514007</text:p>
          </table:table-cell>
          <table:table-cell/>
          <table:table-cell table:formula="of:=[.B16]/[.A28]" office:value-type="float" office:value="1.02994691373342" calcext:value-type="float">
            <text:p>1.0299469137334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8560003042221" calcext:value-type="float">
            <text:p>0.88560003042221</text:p>
          </table:table-cell>
          <table:table-cell office:value-type="float" office:value="0.960799992084503" calcext:value-type="float">
            <text:p>0.960799992084503</text:p>
          </table:table-cell>
          <table:table-cell table:formula="of:=[.B30]/[.A30]" office:value-type="float" office:value="1.08491413626809" calcext:value-type="float">
            <text:p>1.08491413626809</text:p>
          </table:table-cell>
          <table:table-cell table:number-columns-repeated="1021"/>
        </table:table-row>
        <table:table-row table:style-name="ro2">
          <table:table-cell office:value-type="float" office:value="0.938933253288269" calcext:value-type="float">
            <text:p>0.938933253288269</text:p>
          </table:table-cell>
          <table:table-cell/>
          <table:table-cell table:formula="of:=[.B30]/[.A31]" office:value-type="float" office:value="1.02328891720434" calcext:value-type="float">
            <text:p>1.02328891720434</text:p>
          </table:table-cell>
          <table:table-cell table:number-columns-repeated="1021"/>
        </table:table-row>
        <table:table-row table:style-name="ro2">
          <table:table-cell office:value-type="float" office:value="0.941199958324432" calcext:value-type="float">
            <text:p>0.941199958324432</text:p>
          </table:table-cell>
          <table:table-cell/>
          <table:table-cell table:formula="of:=[.B30]/[.A32]" office:value-type="float" office:value="1.02082451617929" calcext:value-type="float">
            <text:p>1.02082451617929</text:p>
          </table:table-cell>
          <table:table-cell table:number-columns-repeated="1021"/>
        </table:table-row>
        <table:table-row table:style-name="ro2">
          <table:table-cell office:value-type="float" office:value="0.938133239746093" calcext:value-type="float">
            <text:p>0.938133239746093</text:p>
          </table:table-cell>
          <table:table-cell/>
          <table:table-cell table:formula="of:=[.B30]/[.A33]" office:value-type="float" office:value="1.0241615491042" calcext:value-type="float">
            <text:p>1.0241615491042</text:p>
          </table:table-cell>
          <table:table-cell table:number-columns-repeated="1021"/>
        </table:table-row>
        <table:table-row table:style-name="ro2">
          <table:table-cell office:value-type="float" office:value="0.944133400917053" calcext:value-type="float">
            <text:p>0.944133400917053</text:p>
          </table:table-cell>
          <table:table-cell/>
          <table:table-cell table:formula="of:=[.B30]/[.A34]" office:value-type="float" office:value="1.01765279265754" calcext:value-type="float">
            <text:p>1.01765279265754</text:p>
          </table:table-cell>
          <table:table-cell table:number-columns-repeated="1021"/>
        </table:table-row>
        <table:table-row table:style-name="ro2">
          <table:table-cell office:value-type="float" office:value="0.94239991903305" calcext:value-type="float">
            <text:p>0.94239991903305</text:p>
          </table:table-cell>
          <table:table-cell/>
          <table:table-cell table:formula="of:=[.B30]/[.A35]" office:value-type="float" office:value="1.01952469719048" calcext:value-type="float">
            <text:p>1.01952469719048</text:p>
          </table:table-cell>
          <table:table-cell table:number-columns-repeated="1021"/>
        </table:table-row>
        <table:table-row table:style-name="ro2">
          <table:table-cell office:value-type="float" office:value="0.94373345375061" calcext:value-type="float">
            <text:p>0.94373345375061</text:p>
          </table:table-cell>
          <table:table-cell/>
          <table:table-cell table:formula="of:=[.B30]/[.A36]" office:value-type="float" office:value="1.01808406628595" calcext:value-type="float">
            <text:p>1.01808406628595</text:p>
          </table:table-cell>
          <table:table-cell table:number-columns-repeated="1021"/>
        </table:table-row>
        <table:table-row table:style-name="ro2">
          <table:table-cell office:value-type="float" office:value="0.949999988079071" calcext:value-type="float">
            <text:p>0.949999988079071</text:p>
          </table:table-cell>
          <table:table-cell/>
          <table:table-cell table:formula="of:=[.B30]/[.A37]" office:value-type="float" office:value="1.01136842541153" calcext:value-type="float">
            <text:p>1.01136842541153</text:p>
          </table:table-cell>
          <table:table-cell table:number-columns-repeated="1021"/>
        </table:table-row>
        <table:table-row table:style-name="ro2">
          <table:table-cell office:value-type="float" office:value="0.943333446979522" calcext:value-type="float">
            <text:p>0.943333446979522</text:p>
          </table:table-cell>
          <table:table-cell/>
          <table:table-cell table:formula="of:=[.B30]/[.A38]" office:value-type="float" office:value="1.01851576996544" calcext:value-type="float">
            <text:p>1.01851576996544</text:p>
          </table:table-cell>
          <table:table-cell table:number-columns-repeated="1021"/>
        </table:table-row>
        <table:table-row table:style-name="ro2">
          <table:table-cell office:value-type="float" office:value="0.939866721630096" calcext:value-type="float">
            <text:p>0.939866721630096</text:p>
          </table:table-cell>
          <table:table-cell/>
          <table:table-cell table:formula="of:=[.B30]/[.A39]" office:value-type="float" office:value="1.02227259458458" calcext:value-type="float">
            <text:p>1.02227259458458</text:p>
          </table:table-cell>
          <table:table-cell table:number-columns-repeated="1021"/>
        </table:table-row>
        <table:table-row table:style-name="ro2">
          <table:table-cell office:value-type="float" office:value="0.943066775798797" calcext:value-type="float">
            <text:p>0.943066775798797</text:p>
          </table:table-cell>
          <table:table-cell/>
          <table:table-cell table:formula="of:=[.B30]/[.A40]" office:value-type="float" office:value="1.01880377587333" calcext:value-type="float">
            <text:p>1.01880377587333</text:p>
          </table:table-cell>
          <table:table-cell table:number-columns-repeated="1021"/>
        </table:table-row>
        <table:table-row table:style-name="ro2">
          <table:table-cell office:value-type="float" office:value="0.939466714859008" calcext:value-type="float">
            <text:p>0.939466714859008</text:p>
          </table:table-cell>
          <table:table-cell/>
          <table:table-cell table:formula="of:=[.B30]/[.A41]" office:value-type="float" office:value="1.02270785849895" calcext:value-type="float">
            <text:p>1.02270785849895</text:p>
          </table:table-cell>
          <table:table-cell table:number-columns-repeated="1021"/>
        </table:table-row>
        <table:table-row table:style-name="ro2">
          <table:table-cell office:value-type="float" office:value="0.930000066757202" calcext:value-type="float">
            <text:p>0.930000066757202</text:p>
          </table:table-cell>
          <table:table-cell/>
          <table:table-cell table:formula="of:=[.B30]/[.A42]" office:value-type="float" office:value="1.03311819689938" calcext:value-type="float">
            <text:p>1.0331181968993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4933342933654" calcext:value-type="float">
            <text:p>0.894933342933654</text:p>
          </table:table-cell>
          <table:table-cell office:value-type="float" office:value="0.961599946022033" calcext:value-type="float">
            <text:p>0.961599946022033</text:p>
          </table:table-cell>
          <table:table-cell table:formula="of:=[.B44]/[.A44]" office:value-type="float" office:value="1.07449337273527" calcext:value-type="float">
            <text:p>1.07449337273527</text:p>
          </table:table-cell>
          <table:table-cell table:number-columns-repeated="1021"/>
        </table:table-row>
        <table:table-row table:style-name="ro2">
          <table:table-cell office:value-type="float" office:value="0.943066716194152" calcext:value-type="float">
            <text:p>0.943066716194152</text:p>
          </table:table-cell>
          <table:table-cell/>
          <table:table-cell table:formula="of:=[.B44]/[.A45]" office:value-type="float" office:value="1.01965208771514" calcext:value-type="float">
            <text:p>1.01965208771514</text:p>
          </table:table-cell>
          <table:table-cell table:number-columns-repeated="1021"/>
        </table:table-row>
        <table:table-row table:style-name="ro2">
          <table:table-cell office:value-type="float" office:value="0.947999954223632" calcext:value-type="float">
            <text:p>0.947999954223632</text:p>
          </table:table-cell>
          <table:table-cell/>
          <table:table-cell table:formula="of:=[.B44]/[.A46]" office:value-type="float" office:value="1.01434598360243" calcext:value-type="float">
            <text:p>1.01434598360243</text:p>
          </table:table-cell>
          <table:table-cell table:number-columns-repeated="1021"/>
        </table:table-row>
        <table:table-row table:style-name="ro2">
          <table:table-cell office:value-type="float" office:value="0.941333472728729" calcext:value-type="float">
            <text:p>0.941333472728729</text:p>
          </table:table-cell>
          <table:table-cell/>
          <table:table-cell table:formula="of:=[.B44]/[.A47]" office:value-type="float" office:value="1.02152953642938" calcext:value-type="float">
            <text:p>1.02152953642938</text:p>
          </table:table-cell>
          <table:table-cell table:number-columns-repeated="1021"/>
        </table:table-row>
        <table:table-row table:style-name="ro2">
          <table:table-cell office:value-type="float" office:value="0.938266694545745" calcext:value-type="float">
            <text:p>0.938266694545745</text:p>
          </table:table-cell>
          <table:table-cell/>
          <table:table-cell table:formula="of:=[.B44]/[.A48]" office:value-type="float" office:value="1.02486846395798" calcext:value-type="float">
            <text:p>1.02486846395798</text:p>
          </table:table-cell>
          <table:table-cell table:number-columns-repeated="1021"/>
        </table:table-row>
        <table:table-row table:style-name="ro2">
          <table:table-cell office:value-type="float" office:value="0.939999938011169" calcext:value-type="float">
            <text:p>0.939999938011169</text:p>
          </table:table-cell>
          <table:table-cell/>
          <table:table-cell table:formula="of:=[.B44]/[.A49]" office:value-type="float" office:value="1.0229787334418" calcext:value-type="float">
            <text:p>1.0229787334418</text:p>
          </table:table-cell>
          <table:table-cell table:number-columns-repeated="1021"/>
        </table:table-row>
        <table:table-row table:style-name="ro2">
          <table:table-cell office:value-type="float" office:value="0.942133426666259" calcext:value-type="float">
            <text:p>0.942133426666259</text:p>
          </table:table-cell>
          <table:table-cell/>
          <table:table-cell table:formula="of:=[.B44]/[.A50]" office:value-type="float" office:value="1.02066216822882" calcext:value-type="float">
            <text:p>1.02066216822882</text:p>
          </table:table-cell>
          <table:table-cell table:number-columns-repeated="1021"/>
        </table:table-row>
        <table:table-row table:style-name="ro2">
          <table:table-cell office:value-type="float" office:value="0.948800027370452" calcext:value-type="float">
            <text:p>0.948800027370452</text:p>
          </table:table-cell>
          <table:table-cell/>
          <table:table-cell table:formula="of:=[.B44]/[.A51]" office:value-type="float" office:value="1.01349063899909" calcext:value-type="float">
            <text:p>1.01349063899909</text:p>
          </table:table-cell>
          <table:table-cell table:number-columns-repeated="1021"/>
        </table:table-row>
        <table:table-row table:style-name="ro2">
          <table:table-cell office:value-type="float" office:value="0.942000031471252" calcext:value-type="float">
            <text:p>0.942000031471252</text:p>
          </table:table-cell>
          <table:table-cell/>
          <table:table-cell table:formula="of:=[.B44]/[.A52]" office:value-type="float" office:value="1.02080670264965" calcext:value-type="float">
            <text:p>1.02080670264965</text:p>
          </table:table-cell>
          <table:table-cell table:number-columns-repeated="1021"/>
        </table:table-row>
        <table:table-row table:style-name="ro2">
          <table:table-cell office:value-type="float" office:value="0.94159996509552" calcext:value-type="float">
            <text:p>0.94159996509552</text:p>
          </table:table-cell>
          <table:table-cell/>
          <table:table-cell table:formula="of:=[.B44]/[.A53]" office:value-type="float" office:value="1.02124042233209" calcext:value-type="float">
            <text:p>1.02124042233209</text:p>
          </table:table-cell>
          <table:table-cell table:number-columns-repeated="1021"/>
        </table:table-row>
        <table:table-row table:style-name="ro2">
          <table:table-cell office:value-type="float" office:value="0.94319999217987" calcext:value-type="float">
            <text:p>0.94319999217987</text:p>
          </table:table-cell>
          <table:table-cell/>
          <table:table-cell table:formula="of:=[.B44]/[.A54]" office:value-type="float" office:value="1.01950800890025" calcext:value-type="float">
            <text:p>1.01950800890025</text:p>
          </table:table-cell>
          <table:table-cell table:number-columns-repeated="1021"/>
        </table:table-row>
        <table:table-row table:style-name="ro2">
          <table:table-cell office:value-type="float" office:value="0.936666667461395" calcext:value-type="float">
            <text:p>0.936666667461395</text:p>
          </table:table-cell>
          <table:table-cell/>
          <table:table-cell table:formula="of:=[.B44]/[.A55]" office:value-type="float" office:value="1.02661915858308" calcext:value-type="float">
            <text:p>1.02661915858308</text:p>
          </table:table-cell>
          <table:table-cell table:number-columns-repeated="1021"/>
        </table:table-row>
        <table:table-row table:style-name="ro2">
          <table:table-cell office:value-type="float" office:value="0.931733310222625" calcext:value-type="float">
            <text:p>0.931733310222625</text:p>
          </table:table-cell>
          <table:table-cell/>
          <table:table-cell table:formula="of:=[.B44]/[.A56]" office:value-type="float" office:value="1.0320549190114" calcext:value-type="float">
            <text:p>1.03205491901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7599935531616" calcext:value-type="float">
            <text:p>0.897599935531616</text:p>
          </table:table-cell>
          <table:table-cell office:value-type="float" office:value="0.961333394050598" calcext:value-type="float">
            <text:p>0.961333394050598</text:p>
          </table:table-cell>
          <table:table-cell table:formula="of:=[.B58]/[.A58]" office:value-type="float" office:value="1.07100430380628" calcext:value-type="float">
            <text:p>1.07100430380628</text:p>
          </table:table-cell>
          <table:table-cell table:number-columns-repeated="1021"/>
        </table:table-row>
        <table:table-row table:style-name="ro2">
          <table:table-cell office:value-type="float" office:value="0.943599998950958" calcext:value-type="float">
            <text:p>0.943599998950958</text:p>
          </table:table-cell>
          <table:table-cell/>
          <table:table-cell table:formula="of:=[.B58]/[.A59]" office:value-type="float" office:value="1.01879333946519" calcext:value-type="float">
            <text:p>1.01879333946519</text:p>
          </table:table-cell>
          <table:table-cell table:number-columns-repeated="1021"/>
        </table:table-row>
        <table:table-row table:style-name="ro2">
          <table:table-cell office:value-type="float" office:value="0.948533296585083" calcext:value-type="float">
            <text:p>0.948533296585083</text:p>
          </table:table-cell>
          <table:table-cell/>
          <table:table-cell table:formula="of:=[.B58]/[.A60]" office:value-type="float" office:value="1.01349462112885" calcext:value-type="float">
            <text:p>1.01349462112885</text:p>
          </table:table-cell>
          <table:table-cell table:number-columns-repeated="1021"/>
        </table:table-row>
        <table:table-row table:style-name="ro2">
          <table:table-cell office:value-type="float" office:value="0.938000082969665" calcext:value-type="float">
            <text:p>0.938000082969665</text:p>
          </table:table-cell>
          <table:table-cell/>
          <table:table-cell table:formula="of:=[.B58]/[.A61]" office:value-type="float" office:value="1.02487559596696" calcext:value-type="float">
            <text:p>1.02487559596696</text:p>
          </table:table-cell>
          <table:table-cell table:number-columns-repeated="1021"/>
        </table:table-row>
        <table:table-row table:style-name="ro2">
          <table:table-cell office:value-type="float" office:value="0.938666701316833" calcext:value-type="float">
            <text:p>0.938666701316833</text:p>
          </table:table-cell>
          <table:table-cell/>
          <table:table-cell table:formula="of:=[.B58]/[.A62]" office:value-type="float" office:value="1.02414775415168" calcext:value-type="float">
            <text:p>1.02414775415168</text:p>
          </table:table-cell>
          <table:table-cell table:number-columns-repeated="1021"/>
        </table:table-row>
        <table:table-row table:style-name="ro2">
          <table:table-cell office:value-type="float" office:value="0.944266676902771" calcext:value-type="float">
            <text:p>0.944266676902771</text:p>
          </table:table-cell>
          <table:table-cell/>
          <table:table-cell table:formula="of:=[.B58]/[.A63]" office:value-type="float" office:value="1.01807404366297" calcext:value-type="float">
            <text:p>1.01807404366297</text:p>
          </table:table-cell>
          <table:table-cell table:number-columns-repeated="1021"/>
        </table:table-row>
        <table:table-row table:style-name="ro2">
          <table:table-cell office:value-type="float" office:value="0.941066682338714" calcext:value-type="float">
            <text:p>0.941066682338714</text:p>
          </table:table-cell>
          <table:table-cell/>
          <table:table-cell table:formula="of:=[.B58]/[.A64]" office:value-type="float" office:value="1.02153589335616" calcext:value-type="float">
            <text:p>1.02153589335616</text:p>
          </table:table-cell>
          <table:table-cell table:number-columns-repeated="1021"/>
        </table:table-row>
        <table:table-row table:style-name="ro2">
          <table:table-cell office:value-type="float" office:value="0.953199923038482" calcext:value-type="float">
            <text:p>0.953199923038482</text:p>
          </table:table-cell>
          <table:table-cell/>
          <table:table-cell table:formula="of:=[.B58]/[.A65]" office:value-type="float" office:value="1.0085328070382" calcext:value-type="float">
            <text:p>1.0085328070382</text:p>
          </table:table-cell>
          <table:table-cell table:number-columns-repeated="1021"/>
        </table:table-row>
        <table:table-row table:style-name="ro2">
          <table:table-cell office:value-type="float" office:value="0.941200077533721" calcext:value-type="float">
            <text:p>0.941200077533721</text:p>
          </table:table-cell>
          <table:table-cell/>
          <table:table-cell table:formula="of:=[.B58]/[.A66]" office:value-type="float" office:value="1.02139111225918" calcext:value-type="float">
            <text:p>1.02139111225918</text:p>
          </table:table-cell>
          <table:table-cell table:number-columns-repeated="1021"/>
        </table:table-row>
        <table:table-row table:style-name="ro2">
          <table:table-cell office:value-type="float" office:value="0.941066682338714" calcext:value-type="float">
            <text:p>0.941066682338714</text:p>
          </table:table-cell>
          <table:table-cell/>
          <table:table-cell table:formula="of:=[.B58]/[.A67]" office:value-type="float" office:value="1.02153589335616" calcext:value-type="float">
            <text:p>1.02153589335616</text:p>
          </table:table-cell>
          <table:table-cell table:number-columns-repeated="1021"/>
        </table:table-row>
        <table:table-row table:style-name="ro2">
          <table:table-cell office:value-type="float" office:value="0.940666675567627" calcext:value-type="float">
            <text:p>0.940666675567627</text:p>
          </table:table-cell>
          <table:table-cell/>
          <table:table-cell table:formula="of:=[.B58]/[.A68]" office:value-type="float" office:value="1.02197028875345" calcext:value-type="float">
            <text:p>1.02197028875345</text:p>
          </table:table-cell>
          <table:table-cell table:number-columns-repeated="1021"/>
        </table:table-row>
        <table:table-row table:style-name="ro2">
          <table:table-cell office:value-type="float" office:value="0.935600042343139" calcext:value-type="float">
            <text:p>0.935600042343139</text:p>
          </table:table-cell>
          <table:table-cell/>
          <table:table-cell table:formula="of:=[.B58]/[.A69]" office:value-type="float" office:value="1.02750465000302" calcext:value-type="float">
            <text:p>1.02750465000302</text:p>
          </table:table-cell>
          <table:table-cell table:number-columns-repeated="1021"/>
        </table:table-row>
        <table:table-row table:style-name="ro2">
          <table:table-cell office:value-type="float" office:value="0.931866705417633" calcext:value-type="float">
            <text:p>0.931866705417633</text:p>
          </table:table-cell>
          <table:table-cell/>
          <table:table-cell table:formula="of:=[.B58]/[.A70]" office:value-type="float" office:value="1.03162114115855" calcext:value-type="float">
            <text:p>1.03162114115855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EMORY_INTERFACE.C1:MEMORY_INTERFACE.C1048576">
            <calcext:condition calcext:apply-style-name="Good" calcext:value="&gt;1" calcext:base-cell-address="MEMORY_INTERFACE.C1"/>
          </calcext:conditional-format>
          <calcext:conditional-format calcext:target-range-address="MEMORY_INTERFACE.H2:MEMORY_INTERFACE.H14">
            <calcext:condition calcext:apply-style-name="Good" calcext:value="&gt;1" calcext:base-cell-address="MEMORY_INTERFACE.H2"/>
          </calcext:conditional-format>
        </calcext:conditional-formats>
      </table:table>
      <table:table table:name="spi_axi_master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08792793750762" calcext:value-type="float">
            <text:p>0.908792793750762</text:p>
          </table:table-cell>
          <table:table-cell office:value-type="float" office:value="0.964396357536315" calcext:value-type="float">
            <text:p>0.964396357536315</text:p>
          </table:table-cell>
          <table:table-cell table:formula="of:=[.B2]/[.A2]" office:value-type="float" office:value="1.06118398403674" calcext:value-type="float">
            <text:p>1.0611839840367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5" table:formula="of:=SUM([.C2];[.C16];[.C30];[.C44];[.C58])/5" office:value-type="float" office:value="1.06918799651025" calcext:value-type="float">
            <text:p>1.06918799651025</text:p>
          </table:table-cell>
          <table:table-cell table:number-columns-repeated="1016"/>
        </table:table-row>
        <table:table-row table:style-name="ro2">
          <table:table-cell office:value-type="float" office:value="0.928324460983276" calcext:value-type="float">
            <text:p>0.928324460983276</text:p>
          </table:table-cell>
          <table:table-cell/>
          <table:table-cell table:formula="of:=[.B2]/[.A3]" office:value-type="float" office:value="1.03885699243003" calcext:value-type="float">
            <text:p>1.03885699243003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5" table:formula="of:=SUM([.C3];[.C17];[.C31];[.C45];[.C59])/5" office:value-type="float" office:value="1.04765016496323" calcext:value-type="float">
            <text:p>1.04765016496323</text:p>
          </table:table-cell>
          <table:table-cell table:number-columns-repeated="1016"/>
        </table:table-row>
        <table:table-row table:style-name="ro2">
          <table:table-cell office:value-type="float" office:value="0.949405431747436" calcext:value-type="float">
            <text:p>0.949405431747436</text:p>
          </table:table-cell>
          <table:table-cell/>
          <table:table-cell table:formula="of:=[.B2]/[.A4]" office:value-type="float" office:value="1.01578980411065" calcext:value-type="float">
            <text:p>1.0157898041106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5" table:formula="of:=SUM([.C4];[.C18];[.C32];[.C46];[.C60])/5" office:value-type="float" office:value="1.01627430783284" calcext:value-type="float">
            <text:p>1.01627430783284</text:p>
          </table:table-cell>
          <table:table-cell table:number-columns-repeated="1016"/>
        </table:table-row>
        <table:table-row table:style-name="ro2">
          <table:table-cell office:value-type="float" office:value="0.839729607105255" calcext:value-type="float">
            <text:p>0.839729607105255</text:p>
          </table:table-cell>
          <table:table-cell/>
          <table:table-cell table:formula="of:=[.B2]/[.A5]" office:value-type="float" office:value="1.14846058704637" calcext:value-type="float">
            <text:p>1.1484605870463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5" table:formula="of:=SUM([.C5];[.C19];[.C33];[.C47];[.C61])/5" office:value-type="float" office:value="1.13028708131969" calcext:value-type="float">
            <text:p>1.13028708131969</text:p>
          </table:table-cell>
          <table:table-cell table:number-columns-repeated="1016"/>
        </table:table-row>
        <table:table-row table:style-name="ro2">
          <table:table-cell office:value-type="float" office:value="0.913207232952117" calcext:value-type="float">
            <text:p>0.913207232952117</text:p>
          </table:table-cell>
          <table:table-cell/>
          <table:table-cell table:formula="of:=[.B2]/[.A6]" office:value-type="float" office:value="1.05605422595999" calcext:value-type="float">
            <text:p>1.0560542259599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5" table:formula="of:=SUM([.C6];[.C20];[.C34];[.C48];[.C62])/5" office:value-type="float" office:value="1.05608242563931" calcext:value-type="float">
            <text:p>1.05608242563931</text:p>
          </table:table-cell>
          <table:table-cell table:number-columns-repeated="1016"/>
        </table:table-row>
        <table:table-row table:style-name="ro2">
          <table:table-cell office:value-type="float" office:value="0.924072086811065" calcext:value-type="float">
            <text:p>0.924072086811065</text:p>
          </table:table-cell>
          <table:table-cell/>
          <table:table-cell table:formula="of:=[.B2]/[.A7]" office:value-type="float" office:value="1.04363758120257" calcext:value-type="float">
            <text:p>1.0436375812025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5" table:formula="of:=SUM([.C7];[.C21];[.C35];[.C49];[.C63])/5" office:value-type="float" office:value="1.04568506422993" calcext:value-type="float">
            <text:p>1.04568506422993</text:p>
          </table:table-cell>
          <table:table-cell table:number-columns-repeated="1016"/>
        </table:table-row>
        <table:table-row table:style-name="ro2">
          <table:table-cell office:value-type="float" office:value="0.907297372817993" calcext:value-type="float">
            <text:p>0.907297372817993</text:p>
          </table:table-cell>
          <table:table-cell/>
          <table:table-cell table:formula="of:=[.B2]/[.A8]" office:value-type="float" office:value="1.06293304315538" calcext:value-type="float">
            <text:p>1.06293304315538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5" table:formula="of:=SUM([.C8];[.C22];[.C36];[.C50];[.C64])/5" office:value-type="float" office:value="1.06066431652812" calcext:value-type="float">
            <text:p>1.06066431652812</text:p>
          </table:table-cell>
          <table:table-cell table:number-columns-repeated="1016"/>
        </table:table-row>
        <table:table-row table:style-name="ro2">
          <table:table-cell office:value-type="float" office:value="0.841783761978149" calcext:value-type="float">
            <text:p>0.841783761978149</text:p>
          </table:table-cell>
          <table:table-cell/>
          <table:table-cell table:formula="of:=[.B2]/[.A9]" office:value-type="float" office:value="1.14565806694825" calcext:value-type="float">
            <text:p>1.14565806694825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5" table:formula="of:=SUM([.C9];[.C23];[.C37];[.C51];[.C65])/5" office:value-type="float" office:value="1.14971427439747" calcext:value-type="float">
            <text:p>1.14971427439747</text:p>
          </table:table-cell>
          <table:table-cell table:number-columns-repeated="1016"/>
        </table:table-row>
        <table:table-row table:style-name="ro2">
          <table:table-cell office:value-type="float" office:value="0.917964041233062" calcext:value-type="float">
            <text:p>0.917964041233062</text:p>
          </table:table-cell>
          <table:table-cell/>
          <table:table-cell table:formula="of:=[.B2]/[.A10]" office:value-type="float" office:value="1.05058184658397" calcext:value-type="float">
            <text:p>1.0505818465839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5" table:formula="of:=SUM([.C10];[.C24];[.C38];[.C52];[.C66])/5" office:value-type="float" office:value="1.051453522637" calcext:value-type="float">
            <text:p>1.051453522637</text:p>
          </table:table-cell>
          <table:table-cell table:number-columns-repeated="1016"/>
        </table:table-row>
        <table:table-row table:style-name="ro2">
          <table:table-cell office:value-type="float" office:value="0.910882890224456" calcext:value-type="float">
            <text:p>0.910882890224456</text:p>
          </table:table-cell>
          <table:table-cell/>
          <table:table-cell table:formula="of:=[.B2]/[.A11]" office:value-type="float" office:value="1.0587490092153" calcext:value-type="float">
            <text:p>1.058749009215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5" table:formula="of:=SUM([.C11];[.C25];[.C39];[.C53];[.C67])/5" office:value-type="float" office:value="1.04630363974488" calcext:value-type="float">
            <text:p>1.04630363974488</text:p>
          </table:table-cell>
          <table:table-cell table:number-columns-repeated="1016"/>
        </table:table-row>
        <table:table-row table:style-name="ro2">
          <table:table-cell office:value-type="float" office:value="0.896756827831268" calcext:value-type="float">
            <text:p>0.896756827831268</text:p>
          </table:table-cell>
          <table:table-cell/>
          <table:table-cell table:formula="of:=[.B2]/[.A12]" office:value-type="float" office:value="1.07542683546511" calcext:value-type="float">
            <text:p>1.0754268354651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5" table:formula="of:=SUM([.C12];[.C26];[.C40];[.C54];[.C68])/5" office:value-type="float" office:value="1.06341645860618" calcext:value-type="float">
            <text:p>1.06341645860618</text:p>
          </table:table-cell>
          <table:table-cell table:number-columns-repeated="1016"/>
        </table:table-row>
        <table:table-row table:style-name="ro2">
          <table:table-cell office:value-type="float" office:value="0.777063071727752" calcext:value-type="float">
            <text:p>0.777063071727752</text:p>
          </table:table-cell>
          <table:table-cell/>
          <table:table-cell table:formula="of:=[.B2]/[.A13]" office:value-type="float" office:value="1.24107861076455" calcext:value-type="float">
            <text:p>1.24107861076455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5" table:formula="of:=SUM([.C13];[.C27];[.C41];[.C55];[.C69])/5" office:value-type="float" office:value="1.26259977323818" calcext:value-type="float">
            <text:p>1.26259977323818</text:p>
          </table:table-cell>
          <table:table-cell table:number-columns-repeated="1016"/>
        </table:table-row>
        <table:table-row table:style-name="ro2">
          <table:table-cell office:value-type="float" office:value="0.93405395746231" calcext:value-type="float">
            <text:p>0.93405395746231</text:p>
          </table:table-cell>
          <table:table-cell/>
          <table:table-cell table:formula="of:=[.B2]/[.A14]" office:value-type="float" office:value="1.03248463306814" calcext:value-type="float">
            <text:p>1.03248463306814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5" table:formula="of:=SUM([.C14];[.C28];[.C42];[.C56];[.C70])/5" office:value-type="float" office:value="1.03203838431826" calcext:value-type="float">
            <text:p>1.0320383843182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12342369556427" calcext:value-type="float">
            <text:p>0.912342369556427</text:p>
          </table:table-cell>
          <table:table-cell office:value-type="float" office:value="0.970756769180297" calcext:value-type="float">
            <text:p>0.970756769180297</text:p>
          </table:table-cell>
          <table:table-cell table:formula="of:=[.B16]/[.A16]" office:value-type="float" office:value="1.06402684077061" calcext:value-type="float">
            <text:p>1.06402684077061</text:p>
          </table:table-cell>
          <table:table-cell table:number-columns-repeated="1021"/>
        </table:table-row>
        <table:table-row table:style-name="ro2">
          <table:table-cell office:value-type="float" office:value="0.922612607479095" calcext:value-type="float">
            <text:p>0.922612607479095</text:p>
          </table:table-cell>
          <table:table-cell/>
          <table:table-cell table:formula="of:=[.B16]/[.A17]" office:value-type="float" office:value="1.05218242338217" calcext:value-type="float">
            <text:p>1.05218242338217</text:p>
          </table:table-cell>
          <table:table-cell table:number-columns-repeated="1021"/>
        </table:table-row>
        <table:table-row table:style-name="ro2">
          <table:table-cell office:value-type="float" office:value="0.956522524356842" calcext:value-type="float">
            <text:p>0.956522524356842</text:p>
          </table:table-cell>
          <table:table-cell/>
          <table:table-cell table:formula="of:=[.B16]/[.A18]" office:value-type="float" office:value="1.01488124373551" calcext:value-type="float">
            <text:p>1.01488124373551</text:p>
          </table:table-cell>
          <table:table-cell table:number-columns-repeated="1021"/>
        </table:table-row>
        <table:table-row table:style-name="ro2">
          <table:table-cell office:value-type="float" office:value="0.853459537029266" calcext:value-type="float">
            <text:p>0.853459537029266</text:p>
          </table:table-cell>
          <table:table-cell/>
          <table:table-cell table:formula="of:=[.B16]/[.A19]" office:value-type="float" office:value="1.13743736763353" calcext:value-type="float">
            <text:p>1.13743736763353</text:p>
          </table:table-cell>
          <table:table-cell table:number-columns-repeated="1021"/>
        </table:table-row>
        <table:table-row table:style-name="ro2">
          <table:table-cell office:value-type="float" office:value="0.922756731510162" calcext:value-type="float">
            <text:p>0.922756731510162</text:p>
          </table:table-cell>
          <table:table-cell/>
          <table:table-cell table:formula="of:=[.B16]/[.A20]" office:value-type="float" office:value="1.05201808454063" calcext:value-type="float">
            <text:p>1.05201808454063</text:p>
          </table:table-cell>
          <table:table-cell table:number-columns-repeated="1021"/>
        </table:table-row>
        <table:table-row table:style-name="ro2">
          <table:table-cell office:value-type="float" office:value="0.928864896297454" calcext:value-type="float">
            <text:p>0.928864896297454</text:p>
          </table:table-cell>
          <table:table-cell/>
          <table:table-cell table:formula="of:=[.B16]/[.A21]" office:value-type="float" office:value="1.04510007111888" calcext:value-type="float">
            <text:p>1.04510007111888</text:p>
          </table:table-cell>
          <table:table-cell table:number-columns-repeated="1021"/>
        </table:table-row>
        <table:table-row table:style-name="ro2">
          <table:table-cell office:value-type="float" office:value="0.909963965415954" calcext:value-type="float">
            <text:p>0.909963965415954</text:p>
          </table:table-cell>
          <table:table-cell/>
          <table:table-cell table:formula="of:=[.B16]/[.A22]" office:value-type="float" office:value="1.06680792435177" calcext:value-type="float">
            <text:p>1.06680792435177</text:p>
          </table:table-cell>
          <table:table-cell table:number-columns-repeated="1021"/>
        </table:table-row>
        <table:table-row table:style-name="ro2">
          <table:table-cell office:value-type="float" office:value="0.829225242137908" calcext:value-type="float">
            <text:p>0.829225242137908</text:p>
          </table:table-cell>
          <table:table-cell/>
          <table:table-cell table:formula="of:=[.B16]/[.A23]" office:value-type="float" office:value="1.17067923146851" calcext:value-type="float">
            <text:p>1.17067923146851</text:p>
          </table:table-cell>
          <table:table-cell table:number-columns-repeated="1021"/>
        </table:table-row>
        <table:table-row table:style-name="ro2">
          <table:table-cell office:value-type="float" office:value="0.922450482845306" calcext:value-type="float">
            <text:p>0.922450482845306</text:p>
          </table:table-cell>
          <table:table-cell/>
          <table:table-cell table:formula="of:=[.B16]/[.A24]" office:value-type="float" office:value="1.05236734896164" calcext:value-type="float">
            <text:p>1.05236734896164</text:p>
          </table:table-cell>
          <table:table-cell table:number-columns-repeated="1021"/>
        </table:table-row>
        <table:table-row table:style-name="ro2">
          <table:table-cell office:value-type="float" office:value="0.918270409107208" calcext:value-type="float">
            <text:p>0.918270409107208</text:p>
          </table:table-cell>
          <table:table-cell/>
          <table:table-cell table:formula="of:=[.B16]/[.A25]" office:value-type="float" office:value="1.05715784757141" calcext:value-type="float">
            <text:p>1.05715784757141</text:p>
          </table:table-cell>
          <table:table-cell table:number-columns-repeated="1021"/>
        </table:table-row>
        <table:table-row table:style-name="ro2">
          <table:table-cell office:value-type="float" office:value="0.914936959743499" calcext:value-type="float">
            <text:p>0.914936959743499</text:p>
          </table:table-cell>
          <table:table-cell/>
          <table:table-cell table:formula="of:=[.B16]/[.A26]" office:value-type="float" office:value="1.06100945955058" calcext:value-type="float">
            <text:p>1.06100945955058</text:p>
          </table:table-cell>
          <table:table-cell table:number-columns-repeated="1021"/>
        </table:table-row>
        <table:table-row table:style-name="ro2">
          <table:table-cell office:value-type="float" office:value="0.762126088142395" calcext:value-type="float">
            <text:p>0.762126088142395</text:p>
          </table:table-cell>
          <table:table-cell/>
          <table:table-cell table:formula="of:=[.B16]/[.A27]" office:value-type="float" office:value="1.27374824754578" calcext:value-type="float">
            <text:p>1.27374824754578</text:p>
          </table:table-cell>
          <table:table-cell table:number-columns-repeated="1021"/>
        </table:table-row>
        <table:table-row table:style-name="ro2">
          <table:table-cell office:value-type="float" office:value="0.942234277725219" calcext:value-type="float">
            <text:p>0.942234277725219</text:p>
          </table:table-cell>
          <table:table-cell/>
          <table:table-cell table:formula="of:=[.B16]/[.A28]" office:value-type="float" office:value="1.03027112484587" calcext:value-type="float">
            <text:p>1.0302711248458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06828761100769" calcext:value-type="float">
            <text:p>0.906828761100769</text:p>
          </table:table-cell>
          <table:table-cell office:value-type="float" office:value="0.966630637645721" calcext:value-type="float">
            <text:p>0.966630637645721</text:p>
          </table:table-cell>
          <table:table-cell table:formula="of:=[.B30]/[.A30]" office:value-type="float" office:value="1.06594616217549" calcext:value-type="float">
            <text:p>1.06594616217549</text:p>
          </table:table-cell>
          <table:table-cell table:number-columns-repeated="1021"/>
        </table:table-row>
        <table:table-row table:style-name="ro2">
          <table:table-cell office:value-type="float" office:value="0.921801805496215" calcext:value-type="float">
            <text:p>0.921801805496215</text:p>
          </table:table-cell>
          <table:table-cell/>
          <table:table-cell table:formula="of:=[.B30]/[.A31]" office:value-type="float" office:value="1.04863174695712" calcext:value-type="float">
            <text:p>1.04863174695712</text:p>
          </table:table-cell>
          <table:table-cell table:number-columns-repeated="1021"/>
        </table:table-row>
        <table:table-row table:style-name="ro2">
          <table:table-cell office:value-type="float" office:value="0.949549555778503" calcext:value-type="float">
            <text:p>0.949549555778503</text:p>
          </table:table-cell>
          <table:table-cell/>
          <table:table-cell table:formula="of:=[.B30]/[.A32]" office:value-type="float" office:value="1.01798861551066" calcext:value-type="float">
            <text:p>1.01798861551066</text:p>
          </table:table-cell>
          <table:table-cell table:number-columns-repeated="1021"/>
        </table:table-row>
        <table:table-row table:style-name="ro2">
          <table:table-cell office:value-type="float" office:value="0.863729774951934" calcext:value-type="float">
            <text:p>0.863729774951934</text:p>
          </table:table-cell>
          <table:table-cell/>
          <table:table-cell table:formula="of:=[.B30]/[.A33]" office:value-type="float" office:value="1.11913548157989" calcext:value-type="float">
            <text:p>1.11913548157989</text:p>
          </table:table-cell>
          <table:table-cell table:number-columns-repeated="1021"/>
        </table:table-row>
        <table:table-row table:style-name="ro2">
          <table:table-cell office:value-type="float" office:value="0.912973046302795" calcext:value-type="float">
            <text:p>0.912973046302795</text:p>
          </table:table-cell>
          <table:table-cell/>
          <table:table-cell table:formula="of:=[.B30]/[.A34]" office:value-type="float" office:value="1.05877237182436" calcext:value-type="float">
            <text:p>1.05877237182436</text:p>
          </table:table-cell>
          <table:table-cell table:number-columns-repeated="1021"/>
        </table:table-row>
        <table:table-row table:style-name="ro2">
          <table:table-cell office:value-type="float" office:value="0.909855902194976" calcext:value-type="float">
            <text:p>0.909855902194976</text:p>
          </table:table-cell>
          <table:table-cell/>
          <table:table-cell table:formula="of:=[.B30]/[.A35]" office:value-type="float" office:value="1.0623997001215" calcext:value-type="float">
            <text:p>1.0623997001215</text:p>
          </table:table-cell>
          <table:table-cell table:number-columns-repeated="1021"/>
        </table:table-row>
        <table:table-row table:style-name="ro2">
          <table:table-cell office:value-type="float" office:value="0.919855892658233" calcext:value-type="float">
            <text:p>0.919855892658233</text:p>
          </table:table-cell>
          <table:table-cell/>
          <table:table-cell table:formula="of:=[.B30]/[.A36]" office:value-type="float" office:value="1.05085007919264" calcext:value-type="float">
            <text:p>1.05085007919264</text:p>
          </table:table-cell>
          <table:table-cell table:number-columns-repeated="1021"/>
        </table:table-row>
        <table:table-row table:style-name="ro2">
          <table:table-cell office:value-type="float" office:value="0.842576622962951" calcext:value-type="float">
            <text:p>0.842576622962951</text:p>
          </table:table-cell>
          <table:table-cell/>
          <table:table-cell table:formula="of:=[.B30]/[.A37]" office:value-type="float" office:value="1.14723173098077" calcext:value-type="float">
            <text:p>1.14723173098077</text:p>
          </table:table-cell>
          <table:table-cell table:number-columns-repeated="1021"/>
        </table:table-row>
        <table:table-row table:style-name="ro2">
          <table:table-cell office:value-type="float" office:value="0.92500901222229" calcext:value-type="float">
            <text:p>0.92500901222229</text:p>
          </table:table-cell>
          <table:table-cell/>
          <table:table-cell table:formula="of:=[.B30]/[.A38]" office:value-type="float" office:value="1.04499591341649" calcext:value-type="float">
            <text:p>1.04499591341649</text:p>
          </table:table-cell>
          <table:table-cell table:number-columns-repeated="1021"/>
        </table:table-row>
        <table:table-row table:style-name="ro2">
          <table:table-cell office:value-type="float" office:value="0.931693792343139" calcext:value-type="float">
            <text:p>0.931693792343139</text:p>
          </table:table-cell>
          <table:table-cell/>
          <table:table-cell table:formula="of:=[.B30]/[.A39]" office:value-type="float" office:value="1.03749820551527" calcext:value-type="float">
            <text:p>1.03749820551527</text:p>
          </table:table-cell>
          <table:table-cell table:number-columns-repeated="1021"/>
        </table:table-row>
        <table:table-row table:style-name="ro2">
          <table:table-cell office:value-type="float" office:value="0.921459376811981" calcext:value-type="float">
            <text:p>0.921459376811981</text:p>
          </table:table-cell>
          <table:table-cell/>
          <table:table-cell table:formula="of:=[.B30]/[.A40]" office:value-type="float" office:value="1.04902143487868" calcext:value-type="float">
            <text:p>1.04902143487868</text:p>
          </table:table-cell>
          <table:table-cell table:number-columns-repeated="1021"/>
        </table:table-row>
        <table:table-row table:style-name="ro2">
          <table:table-cell office:value-type="float" office:value="0.737026989459991" calcext:value-type="float">
            <text:p>0.737026989459991</text:p>
          </table:table-cell>
          <table:table-cell/>
          <table:table-cell table:formula="of:=[.B30]/[.A41]" office:value-type="float" office:value="1.31152678459436" calcext:value-type="float">
            <text:p>1.31152678459436</text:p>
          </table:table-cell>
          <table:table-cell table:number-columns-repeated="1021"/>
        </table:table-row>
        <table:table-row table:style-name="ro2">
          <table:table-cell office:value-type="float" office:value="0.929747760295867" calcext:value-type="float">
            <text:p>0.929747760295867</text:p>
          </table:table-cell>
          <table:table-cell/>
          <table:table-cell table:formula="of:=[.B30]/[.A42]" office:value-type="float" office:value="1.03966976735509" calcext:value-type="float">
            <text:p>1.039669767355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1891837120056" calcext:value-type="float">
            <text:p>0.891891837120056</text:p>
          </table:table-cell>
          <table:table-cell office:value-type="float" office:value="0.965855836868286" calcext:value-type="float">
            <text:p>0.965855836868286</text:p>
          </table:table-cell>
          <table:table-cell table:formula="of:=[.B44]/[.A44]" office:value-type="float" office:value="1.08292933814381" calcext:value-type="float">
            <text:p>1.08292933814381</text:p>
          </table:table-cell>
          <table:table-cell table:number-columns-repeated="1021"/>
        </table:table-row>
        <table:table-row table:style-name="ro2">
          <table:table-cell office:value-type="float" office:value="0.917855858802795" calcext:value-type="float">
            <text:p>0.917855858802795</text:p>
          </table:table-cell>
          <table:table-cell/>
          <table:table-cell table:formula="of:=[.B44]/[.A45]" office:value-type="float" office:value="1.05229576910704" calcext:value-type="float">
            <text:p>1.05229576910704</text:p>
          </table:table-cell>
          <table:table-cell table:number-columns-repeated="1021"/>
        </table:table-row>
        <table:table-row table:style-name="ro2">
          <table:table-cell office:value-type="float" office:value="0.942342281341552" calcext:value-type="float">
            <text:p>0.942342281341552</text:p>
          </table:table-cell>
          <table:table-cell/>
          <table:table-cell table:formula="of:=[.B44]/[.A46]" office:value-type="float" office:value="1.02495224505183" calcext:value-type="float">
            <text:p>1.02495224505183</text:p>
          </table:table-cell>
          <table:table-cell table:number-columns-repeated="1021"/>
        </table:table-row>
        <table:table-row table:style-name="ro2">
          <table:table-cell office:value-type="float" office:value="0.856810808181762" calcext:value-type="float">
            <text:p>0.856810808181762</text:p>
          </table:table-cell>
          <table:table-cell/>
          <table:table-cell table:formula="of:=[.B44]/[.A47]" office:value-type="float" office:value="1.12726850273741" calcext:value-type="float">
            <text:p>1.12726850273741</text:p>
          </table:table-cell>
          <table:table-cell table:number-columns-repeated="1021"/>
        </table:table-row>
        <table:table-row table:style-name="ro2">
          <table:table-cell office:value-type="float" office:value="0.915531516075134" calcext:value-type="float">
            <text:p>0.915531516075134</text:p>
          </table:table-cell>
          <table:table-cell/>
          <table:table-cell table:formula="of:=[.B44]/[.A48]" office:value-type="float" office:value="1.05496732762286" calcext:value-type="float">
            <text:p>1.05496732762286</text:p>
          </table:table-cell>
          <table:table-cell table:number-columns-repeated="1021"/>
        </table:table-row>
        <table:table-row table:style-name="ro2">
          <table:table-cell office:value-type="float" office:value="0.933891892433166" calcext:value-type="float">
            <text:p>0.933891892433166</text:p>
          </table:table-cell>
          <table:table-cell/>
          <table:table-cell table:formula="of:=[.B44]/[.A49]" office:value-type="float" office:value="1.03422660020299" calcext:value-type="float">
            <text:p>1.03422660020299</text:p>
          </table:table-cell>
          <table:table-cell table:number-columns-repeated="1021"/>
        </table:table-row>
        <table:table-row table:style-name="ro2">
          <table:table-cell office:value-type="float" office:value="0.909441471099853" calcext:value-type="float">
            <text:p>0.909441471099853</text:p>
          </table:table-cell>
          <table:table-cell/>
          <table:table-cell table:formula="of:=[.B44]/[.A50]" office:value-type="float" office:value="1.06203188172209" calcext:value-type="float">
            <text:p>1.06203188172209</text:p>
          </table:table-cell>
          <table:table-cell table:number-columns-repeated="1021"/>
        </table:table-row>
        <table:table-row table:style-name="ro2">
          <table:table-cell office:value-type="float" office:value="0.842342376708984" calcext:value-type="float">
            <text:p>0.842342376708984</text:p>
          </table:table-cell>
          <table:table-cell/>
          <table:table-cell table:formula="of:=[.B44]/[.A51]" office:value-type="float" office:value="1.14663094672011" calcext:value-type="float">
            <text:p>1.14663094672011</text:p>
          </table:table-cell>
          <table:table-cell table:number-columns-repeated="1021"/>
        </table:table-row>
        <table:table-row table:style-name="ro2">
          <table:table-cell office:value-type="float" office:value="0.913369297981262" calcext:value-type="float">
            <text:p>0.913369297981262</text:p>
          </table:table-cell>
          <table:table-cell/>
          <table:table-cell table:formula="of:=[.B44]/[.A52]" office:value-type="float" office:value="1.05746475057026" calcext:value-type="float">
            <text:p>1.05746475057026</text:p>
          </table:table-cell>
          <table:table-cell table:number-columns-repeated="1021"/>
        </table:table-row>
        <table:table-row table:style-name="ro2">
          <table:table-cell office:value-type="float" office:value="0.927729725837707" calcext:value-type="float">
            <text:p>0.927729725837707</text:p>
          </table:table-cell>
          <table:table-cell/>
          <table:table-cell table:formula="of:=[.B44]/[.A53]" office:value-type="float" office:value="1.04109614036152" calcext:value-type="float">
            <text:p>1.04109614036152</text:p>
          </table:table-cell>
          <table:table-cell table:number-columns-repeated="1021"/>
        </table:table-row>
        <table:table-row table:style-name="ro2">
          <table:table-cell office:value-type="float" office:value="0.916252195835113" calcext:value-type="float">
            <text:p>0.916252195835113</text:p>
          </table:table-cell>
          <table:table-cell/>
          <table:table-cell table:formula="of:=[.B44]/[.A54]" office:value-type="float" office:value="1.05413754123444" calcext:value-type="float">
            <text:p>1.05413754123444</text:p>
          </table:table-cell>
          <table:table-cell table:number-columns-repeated="1021"/>
        </table:table-row>
        <table:table-row table:style-name="ro2">
          <table:table-cell office:value-type="float" office:value="0.792306303977966" calcext:value-type="float">
            <text:p>0.792306303977966</text:p>
          </table:table-cell>
          <table:table-cell/>
          <table:table-cell table:formula="of:=[.B44]/[.A55]" office:value-type="float" office:value="1.2190434835858" calcext:value-type="float">
            <text:p>1.2190434835858</text:p>
          </table:table-cell>
          <table:table-cell table:number-columns-repeated="1021"/>
        </table:table-row>
        <table:table-row table:style-name="ro2">
          <table:table-cell office:value-type="float" office:value="0.935513615608215" calcext:value-type="float">
            <text:p>0.935513615608215</text:p>
          </table:table-cell>
          <table:table-cell/>
          <table:table-cell table:formula="of:=[.B44]/[.A56]" office:value-type="float" office:value="1.03243375697995" calcext:value-type="float">
            <text:p>1.0324337569799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99477481842041" calcext:value-type="float">
            <text:p>0.899477481842041</text:p>
          </table:table-cell>
          <table:table-cell office:value-type="float" office:value="0.964108228683471" calcext:value-type="float">
            <text:p>0.964108228683471</text:p>
          </table:table-cell>
          <table:table-cell table:formula="of:=[.B58]/[.A58]" office:value-type="float" office:value="1.07185365742461" calcext:value-type="float">
            <text:p>1.07185365742461</text:p>
          </table:table-cell>
          <table:table-cell table:number-columns-repeated="1021"/>
        </table:table-row>
        <table:table-row table:style-name="ro2">
          <table:table-cell office:value-type="float" office:value="0.92145949602127" calcext:value-type="float">
            <text:p>0.92145949602127</text:p>
          </table:table-cell>
          <table:table-cell/>
          <table:table-cell table:formula="of:=[.B58]/[.A59]" office:value-type="float" office:value="1.04628389293979" calcext:value-type="float">
            <text:p>1.04628389293979</text:p>
          </table:table-cell>
          <table:table-cell table:number-columns-repeated="1021"/>
        </table:table-row>
        <table:table-row table:style-name="ro2">
          <table:table-cell office:value-type="float" office:value="0.956684708595275" calcext:value-type="float">
            <text:p>0.956684708595275</text:p>
          </table:table-cell>
          <table:table-cell/>
          <table:table-cell table:formula="of:=[.B58]/[.A60]" office:value-type="float" office:value="1.00775963075557" calcext:value-type="float">
            <text:p>1.00775963075557</text:p>
          </table:table-cell>
          <table:table-cell table:number-columns-repeated="1021"/>
        </table:table-row>
        <table:table-row table:style-name="ro2">
          <table:table-cell office:value-type="float" office:value="0.861477434635162" calcext:value-type="float">
            <text:p>0.861477434635162</text:p>
          </table:table-cell>
          <table:table-cell/>
          <table:table-cell table:formula="of:=[.B58]/[.A61]" office:value-type="float" office:value="1.11913346760124" calcext:value-type="float">
            <text:p>1.11913346760124</text:p>
          </table:table-cell>
          <table:table-cell table:number-columns-repeated="1021"/>
        </table:table-row>
        <table:table-row table:style-name="ro2">
          <table:table-cell office:value-type="float" office:value="0.910738825798034" calcext:value-type="float">
            <text:p>0.910738825798034</text:p>
          </table:table-cell>
          <table:table-cell/>
          <table:table-cell table:formula="of:=[.B58]/[.A62]" office:value-type="float" office:value="1.05860011824869" calcext:value-type="float">
            <text:p>1.05860011824869</text:p>
          </table:table-cell>
          <table:table-cell table:number-columns-repeated="1021"/>
        </table:table-row>
        <table:table-row table:style-name="ro2">
          <table:table-cell office:value-type="float" office:value="0.924306333065033" calcext:value-type="float">
            <text:p>0.924306333065033</text:p>
          </table:table-cell>
          <table:table-cell/>
          <table:table-cell table:formula="of:=[.B58]/[.A63]" office:value-type="float" office:value="1.04306136850372" calcext:value-type="float">
            <text:p>1.04306136850372</text:p>
          </table:table-cell>
          <table:table-cell table:number-columns-repeated="1021"/>
        </table:table-row>
        <table:table-row table:style-name="ro2">
          <table:table-cell office:value-type="float" office:value="0.908936977386474" calcext:value-type="float">
            <text:p>0.908936977386474</text:p>
          </table:table-cell>
          <table:table-cell/>
          <table:table-cell table:formula="of:=[.B58]/[.A64]" office:value-type="float" office:value="1.06069865421873" calcext:value-type="float">
            <text:p>1.06069865421873</text:p>
          </table:table-cell>
          <table:table-cell table:number-columns-repeated="1021"/>
        </table:table-row>
        <table:table-row table:style-name="ro2">
          <table:table-cell office:value-type="float" office:value="0.846918880939483" calcext:value-type="float">
            <text:p>0.846918880939483</text:p>
          </table:table-cell>
          <table:table-cell/>
          <table:table-cell table:formula="of:=[.B58]/[.A65]" office:value-type="float" office:value="1.13837139586969" calcext:value-type="float">
            <text:p>1.13837139586969</text:p>
          </table:table-cell>
          <table:table-cell table:number-columns-repeated="1021"/>
        </table:table-row>
        <table:table-row table:style-name="ro2">
          <table:table-cell office:value-type="float" office:value="0.916576623916626" calcext:value-type="float">
            <text:p>0.916576623916626</text:p>
          </table:table-cell>
          <table:table-cell/>
          <table:table-cell table:formula="of:=[.B58]/[.A66]" office:value-type="float" office:value="1.05185775365265" calcext:value-type="float">
            <text:p>1.05185775365265</text:p>
          </table:table-cell>
          <table:table-cell table:number-columns-repeated="1021"/>
        </table:table-row>
        <table:table-row table:style-name="ro2">
          <table:table-cell office:value-type="float" office:value="0.929693758487701" calcext:value-type="float">
            <text:p>0.929693758487701</text:p>
          </table:table-cell>
          <table:table-cell/>
          <table:table-cell table:formula="of:=[.B58]/[.A67]" office:value-type="float" office:value="1.03701699606089" calcext:value-type="float">
            <text:p>1.03701699606089</text:p>
          </table:table-cell>
          <table:table-cell table:number-columns-repeated="1021"/>
        </table:table-row>
        <table:table-row table:style-name="ro2">
          <table:table-cell office:value-type="float" office:value="0.894774794578552" calcext:value-type="float">
            <text:p>0.894774794578552</text:p>
          </table:table-cell>
          <table:table-cell/>
          <table:table-cell table:formula="of:=[.B58]/[.A68]" office:value-type="float" office:value="1.07748702190206" calcext:value-type="float">
            <text:p>1.07748702190206</text:p>
          </table:table-cell>
          <table:table-cell table:number-columns-repeated="1021"/>
        </table:table-row>
        <table:table-row table:style-name="ro2">
          <table:table-cell office:value-type="float" office:value="0.760576605796814" calcext:value-type="float">
            <text:p>0.760576605796814</text:p>
          </table:table-cell>
          <table:table-cell/>
          <table:table-cell table:formula="of:=[.B58]/[.A69]" office:value-type="float" office:value="1.26760173970041" calcext:value-type="float">
            <text:p>1.26760173970041</text:p>
          </table:table-cell>
          <table:table-cell table:number-columns-repeated="1021"/>
        </table:table-row>
        <table:table-row table:style-name="ro2">
          <table:table-cell office:value-type="float" office:value="0.940288245677948" calcext:value-type="float">
            <text:p>0.940288245677948</text:p>
          </table:table-cell>
          <table:table-cell/>
          <table:table-cell table:formula="of:=[.B58]/[.A70]" office:value-type="float" office:value="1.02533263934226" calcext:value-type="float">
            <text:p>1.02533263934226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i_axi_master.C1:spi_axi_master.C1048576">
            <calcext:condition calcext:apply-style-name="Good" calcext:value="&gt;1" calcext:base-cell-address="spi_axi_master.C1"/>
          </calcext:conditional-format>
          <calcext:conditional-format calcext:target-range-address="spi_axi_master.H2:spi_axi_master.H14">
            <calcext:condition calcext:apply-style-name="Good" calcext:value="&gt;1" calcext:base-cell-address="spi_axi_master.H2"/>
          </calcext:conditional-format>
        </calcext:conditional-formats>
      </table:table>
      <table:table table:name="UART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346249997615814" calcext:value-type="float">
            <text:p>0.346249997615814</text:p>
          </table:table-cell>
          <table:table-cell office:value-type="float" office:value="0.552031278610229" calcext:value-type="float">
            <text:p>0.552031278610229</text:p>
          </table:table-cell>
          <table:table-cell table:formula="of:=[.B2]/[.A2]" office:value-type="float" office:value="1.59431417302923" calcext:value-type="float">
            <text:p>1.59431417302923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7" table:formula="of:=SUM([.C2];[.C16];[.C30];[.C44];[.C58])/5" office:value-type="float" office:value="1.51395424102703" calcext:value-type="float">
            <text:p>1.51395424102703</text:p>
          </table:table-cell>
          <table:table-cell table:number-columns-repeated="1016"/>
        </table:table-row>
        <table:table-row table:style-name="ro2">
          <table:table-cell office:value-type="float" office:value="0.512187480926513" calcext:value-type="float">
            <text:p>0.512187480926513</text:p>
          </table:table-cell>
          <table:table-cell/>
          <table:table-cell table:formula="of:=[.B2]/[.A3]" office:value-type="float" office:value="1.07779143217566" calcext:value-type="float">
            <text:p>1.0777914321756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7" table:formula="of:=SUM([.C3];[.C17];[.C31];[.C45];[.C59])/5" office:value-type="float" office:value="1.04268187930627" calcext:value-type="float">
            <text:p>1.04268187930627</text:p>
          </table:table-cell>
          <table:table-cell table:number-columns-repeated="1016"/>
        </table:table-row>
        <table:table-row table:style-name="ro2">
          <table:table-cell office:value-type="float" office:value="0.624531269073486" calcext:value-type="float">
            <text:p>0.624531269073486</text:p>
          </table:table-cell>
          <table:table-cell/>
          <table:table-cell table:formula="of:=[.B2]/[.A4]" office:value-type="float" office:value="0.883912953516622" calcext:value-type="float">
            <text:p>0.883912953516622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7" table:formula="of:=SUM([.C4];[.C18];[.C32];[.C46];[.C60])/5" office:value-type="float" office:value="0.850821802531889" calcext:value-type="float">
            <text:p>0.850821802531889</text:p>
          </table:table-cell>
          <table:table-cell table:number-columns-repeated="1016"/>
        </table:table-row>
        <table:table-row table:style-name="ro2">
          <table:table-cell office:value-type="float" office:value="0.509062528610229" calcext:value-type="float">
            <text:p>0.509062528610229</text:p>
          </table:table-cell>
          <table:table-cell/>
          <table:table-cell table:formula="of:=[.B2]/[.A5]" office:value-type="float" office:value="1.08440760728806" calcext:value-type="float">
            <text:p>1.0844076072880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7" table:formula="of:=SUM([.C5];[.C19];[.C33];[.C47];[.C61])/5" office:value-type="float" office:value="1.06516872570541" calcext:value-type="float">
            <text:p>1.06516872570541</text:p>
          </table:table-cell>
          <table:table-cell table:number-columns-repeated="1016"/>
        </table:table-row>
        <table:table-row table:style-name="ro2">
          <table:table-cell office:value-type="float" office:value="0.520624995231628" calcext:value-type="float">
            <text:p>0.520624995231628</text:p>
          </table:table-cell>
          <table:table-cell/>
          <table:table-cell table:formula="of:=[.B2]/[.A6]" office:value-type="float" office:value="1.06032419431693" calcext:value-type="float">
            <text:p>1.0603241943169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7" table:formula="of:=SUM([.C6];[.C20];[.C34];[.C48];[.C62])/5" office:value-type="float" office:value="1.02107495605086" calcext:value-type="float">
            <text:p>1.02107495605086</text:p>
          </table:table-cell>
          <table:table-cell table:number-columns-repeated="1016"/>
        </table:table-row>
        <table:table-row table:style-name="ro2">
          <table:table-cell office:value-type="float" office:value="0.534531235694885" calcext:value-type="float">
            <text:p>0.534531235694885</text:p>
          </table:table-cell>
          <table:table-cell/>
          <table:table-cell table:formula="of:=[.B2]/[.A7]" office:value-type="float" office:value="1.03273904637695" calcext:value-type="float">
            <text:p>1.03273904637695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7" table:formula="of:=SUM([.C7];[.C21];[.C35];[.C49];[.C63])/5" office:value-type="float" office:value="1.00637358854791" calcext:value-type="float">
            <text:p>1.00637358854791</text:p>
          </table:table-cell>
          <table:table-cell table:number-columns-repeated="1016"/>
        </table:table-row>
        <table:table-row table:style-name="ro2">
          <table:table-cell office:value-type="float" office:value="0.490000009536743" calcext:value-type="float">
            <text:p>0.490000009536743</text:p>
          </table:table-cell>
          <table:table-cell/>
          <table:table-cell table:formula="of:=[.B2]/[.A8]" office:value-type="float" office:value="1.12659442421671" calcext:value-type="float">
            <text:p>1.1265944242167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7" table:formula="of:=SUM([.C8];[.C22];[.C36];[.C50];[.C64])/5" office:value-type="float" office:value="1.079527236407" calcext:value-type="float">
            <text:p>1.079527236407</text:p>
          </table:table-cell>
          <table:table-cell table:number-columns-repeated="1016"/>
        </table:table-row>
        <table:table-row table:style-name="ro2">
          <table:table-cell office:value-type="float" office:value="0.340000003576278" calcext:value-type="float">
            <text:p>0.340000003576278</text:p>
          </table:table-cell>
          <table:table-cell/>
          <table:table-cell table:formula="of:=[.B2]/[.A9]" office:value-type="float" office:value="1.62362139059914" calcext:value-type="float">
            <text:p>1.62362139059914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7" table:formula="of:=SUM([.C9];[.C23];[.C37];[.C51];[.C65])/5" office:value-type="float" office:value="1.55766556967269" calcext:value-type="float">
            <text:p>1.55766556967269</text:p>
          </table:table-cell>
          <table:table-cell table:number-columns-repeated="1016"/>
        </table:table-row>
        <table:table-row table:style-name="ro2">
          <table:table-cell office:value-type="float" office:value="0.517499983310699" calcext:value-type="float">
            <text:p>0.517499983310699</text:p>
          </table:table-cell>
          <table:table-cell/>
          <table:table-cell table:formula="of:=[.B2]/[.A10]" office:value-type="float" office:value="1.06672714282736" calcext:value-type="float">
            <text:p>1.06672714282736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7" table:formula="of:=SUM([.C10];[.C24];[.C38];[.C52];[.C66])/5" office:value-type="float" office:value="1.04468313429453" calcext:value-type="float">
            <text:p>1.04468313429453</text:p>
          </table:table-cell>
          <table:table-cell table:number-columns-repeated="1016"/>
        </table:table-row>
        <table:table-row table:style-name="ro2">
          <table:table-cell office:value-type="float" office:value="0.535312473773956" calcext:value-type="float">
            <text:p>0.535312473773956</text:p>
          </table:table-cell>
          <table:table-cell/>
          <table:table-cell table:formula="of:=[.B2]/[.A11]" office:value-type="float" office:value="1.03123186111918" calcext:value-type="float">
            <text:p>1.0312318611191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7" table:formula="of:=SUM([.C11];[.C25];[.C39];[.C53];[.C67])/5" office:value-type="float" office:value="1.01796894813553" calcext:value-type="float">
            <text:p>1.01796894813553</text:p>
          </table:table-cell>
          <table:table-cell table:number-columns-repeated="1016"/>
        </table:table-row>
        <table:table-row table:style-name="ro2">
          <table:table-cell office:value-type="float" office:value="0.536718726158142" calcext:value-type="float">
            <text:p>0.536718726158142</text:p>
          </table:table-cell>
          <table:table-cell/>
          <table:table-cell table:formula="of:=[.B2]/[.A12]" office:value-type="float" office:value="1.02852993887822" calcext:value-type="float">
            <text:p>1.0285299388782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7" table:formula="of:=SUM([.C12];[.C26];[.C40];[.C54];[.C68])/5" office:value-type="float" office:value="1.00325632315348" calcext:value-type="float">
            <text:p>1.00325632315348</text:p>
          </table:table-cell>
          <table:table-cell table:number-columns-repeated="1016"/>
        </table:table-row>
        <table:table-row table:style-name="ro2">
          <table:table-cell office:value-type="float" office:value="0.404687494039535" calcext:value-type="float">
            <text:p>0.404687494039535</text:p>
          </table:table-cell>
          <table:table-cell/>
          <table:table-cell table:formula="of:=[.B2]/[.A13]" office:value-type="float" office:value="1.36409275488088" calcext:value-type="float">
            <text:p>1.36409275488088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7" table:formula="of:=SUM([.C13];[.C27];[.C41];[.C55];[.C69])/5" office:value-type="float" office:value="1.3147800709227" calcext:value-type="float">
            <text:p>1.3147800709227</text:p>
          </table:table-cell>
          <table:table-cell table:number-columns-repeated="1016"/>
        </table:table-row>
        <table:table-row table:style-name="ro2">
          <table:table-cell office:value-type="float" office:value="0.524999976158142" calcext:value-type="float">
            <text:p>0.524999976158142</text:p>
          </table:table-cell>
          <table:table-cell/>
          <table:table-cell table:formula="of:=[.B2]/[.A14]" office:value-type="float" office:value="1.05148819748507" calcext:value-type="float">
            <text:p>1.05148819748507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7" table:formula="of:=SUM([.C14];[.C28];[.C42];[.C56];[.C70])/5" office:value-type="float" office:value="1.01320346494668" calcext:value-type="float">
            <text:p>1.0132034649466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63124996423721" calcext:value-type="float">
            <text:p>0.363124996423721</text:p>
          </table:table-cell>
          <table:table-cell office:value-type="float" office:value="0.543906271457672" calcext:value-type="float">
            <text:p>0.543906271457672</text:p>
          </table:table-cell>
          <table:table-cell table:formula="of:=[.B16]/[.A16]" office:value-type="float" office:value="1.4978486108486" calcext:value-type="float">
            <text:p>1.4978486108486</text:p>
          </table:table-cell>
          <table:table-cell table:number-columns-repeated="1021"/>
        </table:table-row>
        <table:table-row table:style-name="ro2">
          <table:table-cell office:value-type="float" office:value="0.515937507152557" calcext:value-type="float">
            <text:p>0.515937507152557</text:p>
          </table:table-cell>
          <table:table-cell/>
          <table:table-cell table:formula="of:=[.B16]/[.A17]" office:value-type="float" office:value="1.05420959693253" calcext:value-type="float">
            <text:p>1.05420959693253</text:p>
          </table:table-cell>
          <table:table-cell table:number-columns-repeated="1021"/>
        </table:table-row>
        <table:table-row table:style-name="ro2">
          <table:table-cell office:value-type="float" office:value="0.647812485694885" calcext:value-type="float">
            <text:p>0.647812485694885</text:p>
          </table:table-cell>
          <table:table-cell/>
          <table:table-cell table:formula="of:=[.B16]/[.A18]" office:value-type="float" office:value="0.839604489676119" calcext:value-type="float">
            <text:p>0.839604489676119</text:p>
          </table:table-cell>
          <table:table-cell table:number-columns-repeated="1021"/>
        </table:table-row>
        <table:table-row table:style-name="ro2">
          <table:table-cell office:value-type="float" office:value="0.508593738079071" calcext:value-type="float">
            <text:p>0.508593738079071</text:p>
          </table:table-cell>
          <table:table-cell/>
          <table:table-cell table:formula="of:=[.B16]/[.A19]" office:value-type="float" office:value="1.0694317108818" calcext:value-type="float">
            <text:p>1.0694317108818</text:p>
          </table:table-cell>
          <table:table-cell table:number-columns-repeated="1021"/>
        </table:table-row>
        <table:table-row table:style-name="ro2">
          <table:table-cell office:value-type="float" office:value="0.517031252384185" calcext:value-type="float">
            <text:p>0.517031252384185</text:p>
          </table:table-cell>
          <table:table-cell/>
          <table:table-cell table:formula="of:=[.B16]/[.A20]" office:value-type="float" office:value="1.05197948663559" calcext:value-type="float">
            <text:p>1.05197948663559</text:p>
          </table:table-cell>
          <table:table-cell table:number-columns-repeated="1021"/>
        </table:table-row>
        <table:table-row table:style-name="ro2">
          <table:table-cell office:value-type="float" office:value="0.544687509536743" calcext:value-type="float">
            <text:p>0.544687509536743</text:p>
          </table:table-cell>
          <table:table-cell/>
          <table:table-cell table:formula="of:=[.B16]/[.A21]" office:value-type="float" office:value="0.998565713247701" calcext:value-type="float">
            <text:p>0.998565713247701</text:p>
          </table:table-cell>
          <table:table-cell table:number-columns-repeated="1021"/>
        </table:table-row>
        <table:table-row table:style-name="ro2">
          <table:table-cell office:value-type="float" office:value="0.502968728542327" calcext:value-type="float">
            <text:p>0.502968728542327</text:p>
          </table:table-cell>
          <table:table-cell/>
          <table:table-cell table:formula="of:=[.B16]/[.A22]" office:value-type="float" office:value="1.08139182536057" calcext:value-type="float">
            <text:p>1.08139182536057</text:p>
          </table:table-cell>
          <table:table-cell table:number-columns-repeated="1021"/>
        </table:table-row>
        <table:table-row table:style-name="ro2">
          <table:table-cell office:value-type="float" office:value="0.352656245231628" calcext:value-type="float">
            <text:p>0.352656245231628</text:p>
          </table:table-cell>
          <table:table-cell/>
          <table:table-cell table:formula="of:=[.B16]/[.A23]" office:value-type="float" office:value="1.54231288630782" calcext:value-type="float">
            <text:p>1.54231288630782</text:p>
          </table:table-cell>
          <table:table-cell table:number-columns-repeated="1021"/>
        </table:table-row>
        <table:table-row table:style-name="ro2">
          <table:table-cell office:value-type="float" office:value="0.515625" calcext:value-type="float">
            <text:p>0.515625</text:p>
          </table:table-cell>
          <table:table-cell/>
          <table:table-cell table:formula="of:=[.B16]/[.A24]" office:value-type="float" office:value="1.05484852646336" calcext:value-type="float">
            <text:p>1.05484852646336</text:p>
          </table:table-cell>
          <table:table-cell table:number-columns-repeated="1021"/>
        </table:table-row>
        <table:table-row table:style-name="ro2">
          <table:table-cell office:value-type="float" office:value="0.524687528610229" calcext:value-type="float">
            <text:p>0.524687528610229</text:p>
          </table:table-cell>
          <table:table-cell/>
          <table:table-cell table:formula="of:=[.B16]/[.A25]" office:value-type="float" office:value="1.03662893017173" calcext:value-type="float">
            <text:p>1.03662893017173</text:p>
          </table:table-cell>
          <table:table-cell table:number-columns-repeated="1021"/>
        </table:table-row>
        <table:table-row table:style-name="ro2">
          <table:table-cell office:value-type="float" office:value="0.534375011920929" calcext:value-type="float">
            <text:p>0.534375011920929</text:p>
          </table:table-cell>
          <table:table-cell/>
          <table:table-cell table:formula="of:=[.B16]/[.A26]" office:value-type="float" office:value="1.01783627475858" calcext:value-type="float">
            <text:p>1.01783627475858</text:p>
          </table:table-cell>
          <table:table-cell table:number-columns-repeated="1021"/>
        </table:table-row>
        <table:table-row table:style-name="ro2">
          <table:table-cell office:value-type="float" office:value="0.419218748807907" calcext:value-type="float">
            <text:p>0.419218748807907</text:p>
          </table:table-cell>
          <table:table-cell/>
          <table:table-cell table:formula="of:=[.B16]/[.A27]" office:value-type="float" office:value="1.29742830683105" calcext:value-type="float">
            <text:p>1.29742830683105</text:p>
          </table:table-cell>
          <table:table-cell table:number-columns-repeated="1021"/>
        </table:table-row>
        <table:table-row table:style-name="ro2">
          <table:table-cell office:value-type="float" office:value="0.526562511920929" calcext:value-type="float">
            <text:p>0.526562511920929</text:p>
          </table:table-cell>
          <table:table-cell/>
          <table:table-cell table:formula="of:=[.B16]/[.A28]" office:value-type="float" office:value="1.03293770282558" calcext:value-type="float">
            <text:p>1.0329377028255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63437503576278" calcext:value-type="float">
            <text:p>0.363437503576278</text:p>
          </table:table-cell>
          <table:table-cell office:value-type="float" office:value="0.525312483310699" calcext:value-type="float">
            <text:p>0.525312483310699</text:p>
          </table:table-cell>
          <table:table-cell table:formula="of:=[.B30]/[.A30]" office:value-type="float" office:value="1.44539976788732" calcext:value-type="float">
            <text:p>1.44539976788732</text:p>
          </table:table-cell>
          <table:table-cell table:number-columns-repeated="1021"/>
        </table:table-row>
        <table:table-row table:style-name="ro2">
          <table:table-cell office:value-type="float" office:value="0.514218747615814" calcext:value-type="float">
            <text:p>0.514218747615814</text:p>
          </table:table-cell>
          <table:table-cell/>
          <table:table-cell table:formula="of:=[.B30]/[.A31]" office:value-type="float" office:value="1.0215739619497" calcext:value-type="float">
            <text:p>1.0215739619497</text:p>
          </table:table-cell>
          <table:table-cell table:number-columns-repeated="1021"/>
        </table:table-row>
        <table:table-row table:style-name="ro2">
          <table:table-cell office:value-type="float" office:value="0.632187485694885" calcext:value-type="float">
            <text:p>0.632187485694885</text:p>
          </table:table-cell>
          <table:table-cell/>
          <table:table-cell table:formula="of:=[.B30]/[.A32]" office:value-type="float" office:value="0.83094413476611" calcext:value-type="float">
            <text:p>0.83094413476611</text:p>
          </table:table-cell>
          <table:table-cell table:number-columns-repeated="1021"/>
        </table:table-row>
        <table:table-row table:style-name="ro2">
          <table:table-cell office:value-type="float" office:value="0.520624995231628" calcext:value-type="float">
            <text:p>0.520624995231628</text:p>
          </table:table-cell>
          <table:table-cell/>
          <table:table-cell table:formula="of:=[.B30]/[.A33]" office:value-type="float" office:value="1.0090035786257" calcext:value-type="float">
            <text:p>1.0090035786257</text:p>
          </table:table-cell>
          <table:table-cell table:number-columns-repeated="1021"/>
        </table:table-row>
        <table:table-row table:style-name="ro2">
          <table:table-cell office:value-type="float" office:value="0.528437495231628" calcext:value-type="float">
            <text:p>0.528437495231628</text:p>
          </table:table-cell>
          <table:table-cell/>
          <table:table-cell table:formula="of:=[.B30]/[.A34]" office:value-type="float" office:value="0.994086316831929" calcext:value-type="float">
            <text:p>0.994086316831929</text:p>
          </table:table-cell>
          <table:table-cell table:number-columns-repeated="1021"/>
        </table:table-row>
        <table:table-row table:style-name="ro2">
          <table:table-cell office:value-type="float" office:value="0.514843761920929" calcext:value-type="float">
            <text:p>0.514843761920929</text:p>
          </table:table-cell>
          <table:table-cell/>
          <table:table-cell table:formula="of:=[.B30]/[.A35]" office:value-type="float" office:value="1.02033378310871" calcext:value-type="float">
            <text:p>1.02033378310871</text:p>
          </table:table-cell>
          <table:table-cell table:number-columns-repeated="1021"/>
        </table:table-row>
        <table:table-row table:style-name="ro2">
          <table:table-cell office:value-type="float" office:value="0.509062528610229" calcext:value-type="float">
            <text:p>0.509062528610229</text:p>
          </table:table-cell>
          <table:table-cell/>
          <table:table-cell table:formula="of:=[.B30]/[.A36]" office:value-type="float" office:value="1.0319213334064" calcext:value-type="float">
            <text:p>1.0319213334064</text:p>
          </table:table-cell>
          <table:table-cell table:number-columns-repeated="1021"/>
        </table:table-row>
        <table:table-row table:style-name="ro2">
          <table:table-cell office:value-type="float" office:value="0.342500001192092" calcext:value-type="float">
            <text:p>0.342500001192092</text:p>
          </table:table-cell>
          <table:table-cell/>
          <table:table-cell table:formula="of:=[.B30]/[.A37]" office:value-type="float" office:value="1.53375907002136" calcext:value-type="float">
            <text:p>1.53375907002136</text:p>
          </table:table-cell>
          <table:table-cell table:number-columns-repeated="1021"/>
        </table:table-row>
        <table:table-row table:style-name="ro2">
          <table:table-cell office:value-type="float" office:value="0.523124992847442" calcext:value-type="float">
            <text:p>0.523124992847442</text:p>
          </table:table-cell>
          <table:table-cell/>
          <table:table-cell table:formula="of:=[.B30]/[.A38]" office:value-type="float" office:value="1.00418158278264" calcext:value-type="float">
            <text:p>1.00418158278264</text:p>
          </table:table-cell>
          <table:table-cell table:number-columns-repeated="1021"/>
        </table:table-row>
        <table:table-row table:style-name="ro2">
          <table:table-cell office:value-type="float" office:value="0.527031242847442" calcext:value-type="float">
            <text:p>0.527031242847442</text:p>
          </table:table-cell>
          <table:table-cell/>
          <table:table-cell table:formula="of:=[.B30]/[.A39]" office:value-type="float" office:value="0.996738790043154" calcext:value-type="float">
            <text:p>0.996738790043154</text:p>
          </table:table-cell>
          <table:table-cell table:number-columns-repeated="1021"/>
        </table:table-row>
        <table:table-row table:style-name="ro2">
          <table:table-cell office:value-type="float" office:value="0.538749992847442" calcext:value-type="float">
            <text:p>0.538749992847442</text:p>
          </table:table-cell>
          <table:table-cell/>
          <table:table-cell table:formula="of:=[.B30]/[.A40]" office:value-type="float" office:value="0.975057986607625" calcext:value-type="float">
            <text:p>0.975057986607625</text:p>
          </table:table-cell>
          <table:table-cell table:number-columns-repeated="1021"/>
        </table:table-row>
        <table:table-row table:style-name="ro2">
          <table:table-cell office:value-type="float" office:value="0.411562502384185" calcext:value-type="float">
            <text:p>0.411562502384185</text:p>
          </table:table-cell>
          <table:table-cell/>
          <table:table-cell table:formula="of:=[.B30]/[.A41]" office:value-type="float" office:value="1.27638567718769" calcext:value-type="float">
            <text:p>1.27638567718769</text:p>
          </table:table-cell>
          <table:table-cell table:number-columns-repeated="1021"/>
        </table:table-row>
        <table:table-row table:style-name="ro2">
          <table:table-cell office:value-type="float" office:value="0.535312473773956" calcext:value-type="float">
            <text:p>0.535312473773956</text:p>
          </table:table-cell>
          <table:table-cell/>
          <table:table-cell table:formula="of:=[.B30]/[.A42]" office:value-type="float" office:value="0.981319339725531" calcext:value-type="float">
            <text:p>0.9813193397255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49999994039535" calcext:value-type="float">
            <text:p>0.349999994039535</text:p>
          </table:table-cell>
          <table:table-cell office:value-type="float" office:value="0.539375007152557" calcext:value-type="float">
            <text:p>0.539375007152557</text:p>
          </table:table-cell>
          <table:table-cell table:formula="of:=[.B44]/[.A44]" office:value-type="float" office:value="1.5410714752516" calcext:value-type="float">
            <text:p>1.5410714752516</text:p>
          </table:table-cell>
          <table:table-cell table:number-columns-repeated="1021"/>
        </table:table-row>
        <table:table-row table:style-name="ro2">
          <table:table-cell office:value-type="float" office:value="0.5137500166893" calcext:value-type="float">
            <text:p>0.5137500166893</text:p>
          </table:table-cell>
          <table:table-cell/>
          <table:table-cell table:formula="of:=[.B44]/[.A45]" office:value-type="float" office:value="1.04987832531547" calcext:value-type="float">
            <text:p>1.04987832531547</text:p>
          </table:table-cell>
          <table:table-cell table:number-columns-repeated="1021"/>
        </table:table-row>
        <table:table-row table:style-name="ro2">
          <table:table-cell office:value-type="float" office:value="0.639531254768371" calcext:value-type="float">
            <text:p>0.639531254768371</text:p>
          </table:table-cell>
          <table:table-cell/>
          <table:table-cell table:formula="of:=[.B44]/[.A46]" office:value-type="float" office:value="0.843391160527269" calcext:value-type="float">
            <text:p>0.843391160527269</text:p>
          </table:table-cell>
          <table:table-cell table:number-columns-repeated="1021"/>
        </table:table-row>
        <table:table-row table:style-name="ro2">
          <table:table-cell office:value-type="float" office:value="0.489843755960464" calcext:value-type="float">
            <text:p>0.489843755960464</text:p>
          </table:table-cell>
          <table:table-cell/>
          <table:table-cell table:formula="of:=[.B44]/[.A47]" office:value-type="float" office:value="1.10111642863544" calcext:value-type="float">
            <text:p>1.10111642863544</text:p>
          </table:table-cell>
          <table:table-cell table:number-columns-repeated="1021"/>
        </table:table-row>
        <table:table-row table:style-name="ro2">
          <table:table-cell office:value-type="float" office:value="0.535000026226043" calcext:value-type="float">
            <text:p>0.535000026226043</text:p>
          </table:table-cell>
          <table:table-cell/>
          <table:table-cell table:formula="of:=[.B44]/[.A48]" office:value-type="float" office:value="1.00817753404121" calcext:value-type="float">
            <text:p>1.00817753404121</text:p>
          </table:table-cell>
          <table:table-cell table:number-columns-repeated="1021"/>
        </table:table-row>
        <table:table-row table:style-name="ro2">
          <table:table-cell office:value-type="float" office:value="0.546718776226043" calcext:value-type="float">
            <text:p>0.546718776226043</text:p>
          </table:table-cell>
          <table:table-cell/>
          <table:table-cell table:formula="of:=[.B44]/[.A49]" office:value-type="float" office:value="0.986567556497365" calcext:value-type="float">
            <text:p>0.986567556497365</text:p>
          </table:table-cell>
          <table:table-cell table:number-columns-repeated="1021"/>
        </table:table-row>
        <table:table-row table:style-name="ro2">
          <table:table-cell office:value-type="float" office:value="0.507499992847442" calcext:value-type="float">
            <text:p>0.507499992847442</text:p>
          </table:table-cell>
          <table:table-cell/>
          <table:table-cell table:formula="of:=[.B44]/[.A50]" office:value-type="float" office:value="1.06280791084601" calcext:value-type="float">
            <text:p>1.06280791084601</text:p>
          </table:table-cell>
          <table:table-cell table:number-columns-repeated="1021"/>
        </table:table-row>
        <table:table-row table:style-name="ro2">
          <table:table-cell office:value-type="float" office:value="0.352343738079071" calcext:value-type="float">
            <text:p>0.352343738079071</text:p>
          </table:table-cell>
          <table:table-cell/>
          <table:table-cell table:formula="of:=[.B44]/[.A51]" office:value-type="float" office:value="1.53082047120563" calcext:value-type="float">
            <text:p>1.53082047120563</text:p>
          </table:table-cell>
          <table:table-cell table:number-columns-repeated="1021"/>
        </table:table-row>
        <table:table-row table:style-name="ro2">
          <table:table-cell office:value-type="float" office:value="0.523906230926513" calcext:value-type="float">
            <text:p>0.523906230926513</text:p>
          </table:table-cell>
          <table:table-cell/>
          <table:table-cell table:formula="of:=[.B44]/[.A52]" office:value-type="float" office:value="1.02952584892661" calcext:value-type="float">
            <text:p>1.02952584892661</text:p>
          </table:table-cell>
          <table:table-cell table:number-columns-repeated="1021"/>
        </table:table-row>
        <table:table-row table:style-name="ro2">
          <table:table-cell office:value-type="float" office:value="0.531562507152557" calcext:value-type="float">
            <text:p>0.531562507152557</text:p>
          </table:table-cell>
          <table:table-cell/>
          <table:table-cell table:formula="of:=[.B44]/[.A53]" office:value-type="float" office:value="1.0146972367217" calcext:value-type="float">
            <text:p>1.0146972367217</text:p>
          </table:table-cell>
          <table:table-cell table:number-columns-repeated="1021"/>
        </table:table-row>
        <table:table-row table:style-name="ro2">
          <table:table-cell office:value-type="float" office:value="0.533593773841857" calcext:value-type="float">
            <text:p>0.533593773841857</text:p>
          </table:table-cell>
          <table:table-cell/>
          <table:table-cell table:formula="of:=[.B44]/[.A54]" office:value-type="float" office:value="1.01083452167943" calcext:value-type="float">
            <text:p>1.01083452167943</text:p>
          </table:table-cell>
          <table:table-cell table:number-columns-repeated="1021"/>
        </table:table-row>
        <table:table-row table:style-name="ro2">
          <table:table-cell office:value-type="float" office:value="0.408281236886978" calcext:value-type="float">
            <text:p>0.408281236886978</text:p>
          </table:table-cell>
          <table:table-cell/>
          <table:table-cell table:formula="of:=[.B44]/[.A55]" office:value-type="float" office:value="1.32108693327455" calcext:value-type="float">
            <text:p>1.32108693327455</text:p>
          </table:table-cell>
          <table:table-cell table:number-columns-repeated="1021"/>
        </table:table-row>
        <table:table-row table:style-name="ro2">
          <table:table-cell office:value-type="float" office:value="0.532968759536743" calcext:value-type="float">
            <text:p>0.532968759536743</text:p>
          </table:table-cell>
          <table:table-cell/>
          <table:table-cell table:formula="of:=[.B44]/[.A56]" office:value-type="float" office:value="1.0120199308143" calcext:value-type="float">
            <text:p>1.01201993081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61406236886978" calcext:value-type="float">
            <text:p>0.361406236886978</text:p>
          </table:table-cell>
          <table:table-cell office:value-type="float" office:value="0.538906276226043" calcext:value-type="float">
            <text:p>0.538906276226043</text:p>
          </table:table-cell>
          <table:table-cell table:formula="of:=[.B58]/[.A58]" office:value-type="float" office:value="1.49113717811841" calcext:value-type="float">
            <text:p>1.49113717811841</text:p>
          </table:table-cell>
          <table:table-cell table:number-columns-repeated="1021"/>
        </table:table-row>
        <table:table-row table:style-name="ro2">
          <table:table-cell office:value-type="float" office:value="0.533593773841857" calcext:value-type="float">
            <text:p>0.533593773841857</text:p>
          </table:table-cell>
          <table:table-cell/>
          <table:table-cell table:formula="of:=[.B58]/[.A59]" office:value-type="float" office:value="1.00995608015801" calcext:value-type="float">
            <text:p>1.00995608015801</text:p>
          </table:table-cell>
          <table:table-cell table:number-columns-repeated="1021"/>
        </table:table-row>
        <table:table-row table:style-name="ro2">
          <table:table-cell office:value-type="float" office:value="0.629374980926513" calcext:value-type="float">
            <text:p>0.629374980926513</text:p>
          </table:table-cell>
          <table:table-cell/>
          <table:table-cell table:formula="of:=[.B58]/[.A60]" office:value-type="float" office:value="0.856256274173324" calcext:value-type="float">
            <text:p>0.856256274173324</text:p>
          </table:table-cell>
          <table:table-cell table:number-columns-repeated="1021"/>
        </table:table-row>
        <table:table-row table:style-name="ro2">
          <table:table-cell office:value-type="float" office:value="0.507499992847442" calcext:value-type="float">
            <text:p>0.507499992847442</text:p>
          </table:table-cell>
          <table:table-cell/>
          <table:table-cell table:formula="of:=[.B58]/[.A61]" office:value-type="float" office:value="1.06188430309602" calcext:value-type="float">
            <text:p>1.06188430309602</text:p>
          </table:table-cell>
          <table:table-cell table:number-columns-repeated="1021"/>
        </table:table-row>
        <table:table-row table:style-name="ro2">
          <table:table-cell office:value-type="float" office:value="0.543906271457672" calcext:value-type="float">
            <text:p>0.543906271457672</text:p>
          </table:table-cell>
          <table:table-cell/>
          <table:table-cell table:formula="of:=[.B58]/[.A62]" office:value-type="float" office:value="0.990807248428614" calcext:value-type="float">
            <text:p>0.990807248428614</text:p>
          </table:table-cell>
          <table:table-cell table:number-columns-repeated="1021"/>
        </table:table-row>
        <table:table-row table:style-name="ro2">
          <table:table-cell office:value-type="float" office:value="0.542343735694885" calcext:value-type="float">
            <text:p>0.542343735694885</text:p>
          </table:table-cell>
          <table:table-cell/>
          <table:table-cell table:formula="of:=[.B58]/[.A63]" office:value-type="float" office:value="0.993661843508826" calcext:value-type="float">
            <text:p>0.993661843508826</text:p>
          </table:table-cell>
          <table:table-cell table:number-columns-repeated="1021"/>
        </table:table-row>
        <table:table-row table:style-name="ro2">
          <table:table-cell office:value-type="float" office:value="0.4921875" calcext:value-type="float">
            <text:p>0.4921875</text:p>
          </table:table-cell>
          <table:table-cell/>
          <table:table-cell table:formula="of:=[.B58]/[.A64]" office:value-type="float" office:value="1.09492068820529" calcext:value-type="float">
            <text:p>1.09492068820529</text:p>
          </table:table-cell>
          <table:table-cell table:number-columns-repeated="1021"/>
        </table:table-row>
        <table:table-row table:style-name="ro2">
          <table:table-cell office:value-type="float" office:value="0.345937490463256" calcext:value-type="float">
            <text:p>0.345937490463256</text:p>
          </table:table-cell>
          <table:table-cell/>
          <table:table-cell table:formula="of:=[.B58]/[.A65]" office:value-type="float" office:value="1.5578140302295" calcext:value-type="float">
            <text:p>1.5578140302295</text:p>
          </table:table-cell>
          <table:table-cell table:number-columns-repeated="1021"/>
        </table:table-row>
        <table:table-row table:style-name="ro2">
          <table:table-cell office:value-type="float" office:value="0.504531264305114" calcext:value-type="float">
            <text:p>0.504531264305114</text:p>
          </table:table-cell>
          <table:table-cell/>
          <table:table-cell table:formula="of:=[.B58]/[.A66]" office:value-type="float" office:value="1.06813257047266" calcext:value-type="float">
            <text:p>1.06813257047266</text:p>
          </table:table-cell>
          <table:table-cell table:number-columns-repeated="1021"/>
        </table:table-row>
        <table:table-row table:style-name="ro2">
          <table:table-cell office:value-type="float" office:value="0.5332812666893" calcext:value-type="float">
            <text:p>0.5332812666893</text:p>
          </table:table-cell>
          <table:table-cell/>
          <table:table-cell table:formula="of:=[.B58]/[.A67]" office:value-type="float" office:value="1.01054792262189" calcext:value-type="float">
            <text:p>1.01054792262189</text:p>
          </table:table-cell>
          <table:table-cell table:number-columns-repeated="1021"/>
        </table:table-row>
        <table:table-row table:style-name="ro2">
          <table:table-cell office:value-type="float" office:value="0.547656238079071" calcext:value-type="float">
            <text:p>0.547656238079071</text:p>
          </table:table-cell>
          <table:table-cell/>
          <table:table-cell table:formula="of:=[.B58]/[.A68]" office:value-type="float" office:value="0.984022893843556" calcext:value-type="float">
            <text:p>0.984022893843556</text:p>
          </table:table-cell>
          <table:table-cell table:number-columns-repeated="1021"/>
        </table:table-row>
        <table:table-row table:style-name="ro2">
          <table:table-cell office:value-type="float" office:value="0.409843742847442" calcext:value-type="float">
            <text:p>0.409843742847442</text:p>
          </table:table-cell>
          <table:table-cell/>
          <table:table-cell table:formula="of:=[.B58]/[.A69]" office:value-type="float" office:value="1.31490668243932" calcext:value-type="float">
            <text:p>1.31490668243932</text:p>
          </table:table-cell>
          <table:table-cell table:number-columns-repeated="1021"/>
        </table:table-row>
        <table:table-row table:style-name="ro2">
          <table:table-cell office:value-type="float" office:value="0.545312523841857" calcext:value-type="float">
            <text:p>0.545312523841857</text:p>
          </table:table-cell>
          <table:table-cell/>
          <table:table-cell table:formula="of:=[.B58]/[.A70]" office:value-type="float" office:value="0.988252153882914" calcext:value-type="float">
            <text:p>0.988252153882914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ART.C1:UART.C1048576">
            <calcext:condition calcext:apply-style-name="Good" calcext:value="&gt;1" calcext:base-cell-address="UART.C1"/>
          </calcext:conditional-format>
          <calcext:conditional-format calcext:target-range-address="UART.H2:UART.H14">
            <calcext:condition calcext:apply-style-name="Good" calcext:value="&gt;1" calcext:base-cell-address="UART.H2"/>
          </calcext:conditional-format>
        </calcext:conditional-formats>
      </table:table>
      <table:table table:name="Sheet14" table:style-name="ta14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verage_neighbour_degree</text:p>
          </table:table-cell>
          <table:table-cell table:formula="of:=SUM([$b01_reset.H2:$UART.H2])/13" office:value-type="float" office:value="1.15160805926239" calcext:value-type="float">
            <text:p>1.15160805926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ness_centrality</text:p>
          </table:table-cell>
          <table:table-cell table:formula="of:=SUM([$b01_reset.H3:$UART.H3])/13" office:value-type="float" office:value="1.11669470519574" calcext:value-type="float">
            <text:p>1.11669470519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ness_centrality</text:p>
          </table:table-cell>
          <table:table-cell table:formula="of:=SUM([$b01_reset.H4:$UART.H4])/13" office:value-type="float" office:value="1.10347581855339" calcext:value-type="float">
            <text:p>1.103475818553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ing</text:p>
          </table:table-cell>
          <table:table-cell table:formula="of:=SUM([$b01_reset.H5:$UART.H5])/13" office:value-type="float" office:value="1.11977487478303" calcext:value-type="float">
            <text:p>1.119774874783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</text:p>
          </table:table-cell>
          <table:table-cell table:formula="of:=SUM([$b01_reset.H6:$UART.H6])/13" office:value-type="float" office:value="1.10449395845264" calcext:value-type="float">
            <text:p>1.10449395845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_centrality</text:p>
          </table:table-cell>
          <table:table-cell table:formula="of:=SUM([$b01_reset.H7:$UART.H7])/13" office:value-type="float" office:value="1.13730372510954" calcext:value-type="float">
            <text:p>1.137303725109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_feedback_path</text:p>
          </table:table-cell>
          <table:table-cell table:formula="of:=SUM([$b01_reset.H8:$UART.H8])/13" office:value-type="float" office:value="1.11196044519243" calcext:value-type="float">
            <text:p>1.111960445192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</text:p>
          </table:table-cell>
          <table:table-cell table:formula="of:=SUM([$b01_reset.H9:$UART.H9])/13" office:value-type="float" office:value="1.14275093868342" calcext:value-type="float">
            <text:p>1.142750938683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_centrality</text:p>
          </table:table-cell>
          <table:table-cell table:formula="of:=SUM([$b01_reset.H10:$UART.H10])/13" office:value-type="float" office:value="1.11092974284048" calcext:value-type="float">
            <text:p>1.11092974284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degree</text:p>
          </table:table-cell>
          <table:table-cell table:formula="of:=SUM([$b01_reset.H11:$UART.H11])/13" office:value-type="float" office:value="1.11487824107901" calcext:value-type="float">
            <text:p>1.11487824107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rank</text:p>
          </table:table-cell>
          <table:table-cell table:formula="of:=SUM([$b01_reset.H12:$UART.H12])/13" office:value-type="float" office:value="1.10462970989683" calcext:value-type="float">
            <text:p>1.10462970989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clidean</text:p>
          </table:table-cell>
          <table:table-cell table:style-name="ce14" table:formula="of:=SUM([$b01_reset.H13:$UART.H13])/13" office:value-type="float" office:value="1.15930869719406" calcext:value-type="float">
            <text:p>1.159308697194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RELIC</text:p>
          </table:table-cell>
          <table:table-cell table:formula="of:=SUM([$b01_reset.H14:$UART.H14])/13" office:value-type="float" office:value="1.12083311995834" calcext:value-type="float">
            <text:p>1.1208331199583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5:16:18.16019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02_5f_reset" style:display-name="PageStyle_b02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1_5f_reset" style:display-name="PageStyle_b01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8_5f_reset" style:display-name="PageStyle_b08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9_5f_reset" style:display-name="PageStyle_b9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4_5f_reset" style:display-name="PageStyle_b0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reset" style:display-name="PageStyle_b10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4_5f_reset" style:display-name="PageStyle_b1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ogpio" style:display-name="PageStyle_completogp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M" style:display-name="PageStyle_F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5f_INTERFACE" style:display-name="PageStyle_MEMORY_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i_5f_axi_5f_master" style:display-name="PageStyle_spi_axi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RT" style:display-name="PageStyle_U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6_5f_reset" style:display-name="PageStyle_b06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g Hwee Lee</meta:initial-creator>
    <meta:creation-date>2020-06-06T12:12:54</meta:creation-date>
    <dc:date>2020-06-08T15:19:54.578083551</dc:date>
    <meta:generator>LibreOffice/6.0.7.3$Linux_X86_64 LibreOffice_project/00m0$Build-3</meta:generator>
    <meta:editing-duration>PT5M14S</meta:editing-duration>
    <meta:editing-cycles>2</meta:editing-cycles>
    <meta:document-statistic meta:table-count="14" meta:cell-count="21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